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Object 6" manifest:media-type="application/vnd.sun.star.oleobject"/>
  <manifest:file-entry manifest:full-path="Configurations2/" manifest:media-type="application/vnd.sun.xml.ui.configuration"/>
  <manifest:file-entry manifest:full-path="styles.xml" manifest:media-type="text/xml"/>
  <manifest:file-entry manifest:full-path="Object 2" manifest:media-type="application/vnd.sun.star.oleobject"/>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Greek" svg:font-family="'Arial Greek'"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svg:font-family="Courier" style:font-family-generic="modern"/>
    <style:font-face style:name="Courier New" svg:font-family="'Courier New'" style:font-family-generic="modern"/>
    <style:font-face style:name="Courier New Greek" svg:font-family="'Courier New Greek'" style:font-family-generic="modern"/>
    <style:font-face style:name="HellasArial" svg:font-family="HellasArial" style:font-family-generic="swiss" style:font-pitch="variable"/>
    <style:font-face style:name="HellasSouv" svg:font-family="HellasSouv"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gCourier" svg:font-family="MgCourier"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Times New Roman Greek" svg:font-family="'Times New Roman Greek'" style:font-family-generic="roman" style:font-pitch="variable"/>
  </office:font-face-decls>
  <office:automatic-styles>
    <style:style style:name="Table1" style:family="table">
      <style:table-properties style:width="4.1528in" table:align="center" style:writing-mode="lr-tb"/>
    </style:style>
    <style:style style:name="Table1.A" style:family="table-column">
      <style:table-column-properties style:column-width="0.8097in"/>
    </style:style>
    <style:style style:name="Table1.B" style:family="table-column">
      <style:table-column-properties style:column-width="0.9083in"/>
    </style:style>
    <style:style style:name="Table1.C" style:family="table-column">
      <style:table-column-properties style:column-width="1.0132in"/>
    </style:style>
    <style:style style:name="Table1.D" style:family="table-column">
      <style:table-column-properties style:column-width="0.5132in"/>
    </style:style>
    <style:style style:name="Table1.1" style:family="table-row">
      <style:table-row-properties fo:keep-together="auto"/>
    </style:style>
    <style:style style:name="Table1.A1" style:family="table-cell">
      <style:table-cell-properties style:vertical-align="top" fo:padding-left="0.059in" fo:padding-right="0.059in" fo:padding-top="0in" fo:padding-bottom="0in" fo:border="none" style:writing-mode="lr-tb"/>
    </style:style>
    <style:style style:name="Table2" style:family="table">
      <style:table-properties style:width="3.2389in" table:align="center" style:writing-mode="lr-tb"/>
    </style:style>
    <style:style style:name="Table2.A" style:family="table-column">
      <style:table-column-properties style:column-width="0.8097in"/>
    </style:style>
    <style:style style:name="Table2.1" style:family="table-row">
      <style:table-row-properties fo:keep-together="auto"/>
    </style:style>
    <style:style style:name="Table2.A1" style:family="table-cell">
      <style:table-cell-properties style:vertical-align="top" fo:padding-left="0.059in" fo:padding-right="0.059in" fo:padding-top="0in" fo:padding-bottom="0in" fo:border="none" style:writing-mode="lr-tb"/>
    </style:style>
    <style:style style:name="Table3" style:family="table">
      <style:table-properties style:width="5.1188in" fo:margin-left="0.3938in" table:align="left" style:writing-mode="lr-tb"/>
    </style:style>
    <style:style style:name="Table3.A" style:family="table-column">
      <style:table-column-properties style:column-width="1.016in"/>
    </style:style>
    <style:style style:name="Table3.B" style:family="table-column">
      <style:table-column-properties style:column-width="4.102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5pt solid #000000" fo:border-right="0.75pt solid #000000" fo:border-top="1.5pt solid #000000" fo:border-bottom="1.5pt solid #000000" style:writing-mode="lr-tb"/>
    </style:style>
    <style:style style:name="Table3.B1" style:family="table-cell">
      <style:table-cell-properties style:vertical-align="top" fo:padding-left="0.075in" fo:padding-right="0.075in" fo:padding-top="0in" fo:padding-bottom="0in" fo:border-left="0.75pt solid #000000" fo:border-right="1.5pt solid #000000" fo:border-top="1.5pt solid #000000" fo:border-bottom="1.5pt solid #000000" style:writing-mode="lr-tb"/>
    </style:style>
    <style:style style:name="Table3.A2" style:family="table-cell">
      <style:table-cell-properties style:vertical-align="top" fo:padding-left="0.075in" fo:padding-right="0.075in" fo:padding-top="0in" fo:padding-bottom="0in" fo:border-left="1.5pt solid #000000" fo:border-right="0.75pt solid #000000" fo:border-top="0.75pt dashed #ffffff"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1.5pt solid #000000" fo:border-top="0.75pt dashed #ffffff" fo:border-bottom="0.75pt solid #000000" style:writing-mode="lr-tb"/>
    </style:style>
    <style:style style:name="Table3.A3"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3.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4" style:family="table">
      <style:table-properties style:width="3.8889in" table:align="center" style:writing-mode="lr-tb"/>
    </style:style>
    <style:style style:name="Table4.A" style:family="table-column">
      <style:table-column-properties style:column-width="1.0826in"/>
    </style:style>
    <style:style style:name="Table4.B" style:family="table-column">
      <style:table-column-properties style:column-width="2.806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1.5pt solid #000000" fo:border-right="0.75pt solid #000000" fo:border-top="1.5pt solid #000000" fo:border-bottom="1.5pt solid #000000" style:writing-mode="lr-tb"/>
    </style:style>
    <style:style style:name="Table4.B1" style:family="table-cell">
      <style:table-cell-properties style:vertical-align="top" fo:padding-left="0.075in" fo:padding-right="0.075in" fo:padding-top="0in" fo:padding-bottom="0in" fo:border-left="0.75pt solid #000000" fo:border-right="1.5pt solid #000000" fo:border-top="1.5pt solid #000000" fo:border-bottom="1.5pt solid #000000" style:writing-mode="lr-tb"/>
    </style:style>
    <style:style style:name="Table4.A2" style:family="table-cell">
      <style:table-cell-properties style:vertical-align="top" fo:padding-left="0.075in" fo:padding-right="0.075in" fo:padding-top="0in" fo:padding-bottom="0in" fo:border-left="1.5pt solid #000000" fo:border-right="0.75pt solid #000000" fo:border-top="0.75pt dashed #ffffff" fo:border-bottom="0.75pt solid #000000" style:writing-mode="lr-tb"/>
    </style:style>
    <style:style style:name="Table4.B2" style:family="table-cell">
      <style:table-cell-properties style:vertical-align="top" fo:padding-left="0.075in" fo:padding-right="0.075in" fo:padding-top="0in" fo:padding-bottom="0in" fo:border-left="0.75pt solid #000000" fo:border-right="1.5pt solid #000000" fo:border-top="0.75pt dashed #ffffff" fo:border-bottom="0.75pt solid #000000" style:writing-mode="lr-tb"/>
    </style:style>
    <style:style style:name="Table4.A3"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4.B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4.A7"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4.B7"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5" style:family="table">
      <style:table-properties style:width="5.6146in" table:align="center" style:writing-mode="lr-tb"/>
    </style:style>
    <style:style style:name="Table5.A" style:family="table-column">
      <style:table-column-properties style:column-width="1.5542in"/>
    </style:style>
    <style:style style:name="Table5.B" style:family="table-column">
      <style:table-column-properties style:column-width="0.9132in"/>
    </style:style>
    <style:style style:name="Table5.C" style:family="table-column">
      <style:table-column-properties style:column-width="1.0292in"/>
    </style:style>
    <style:style style:name="Table5.D" style:family="table-column">
      <style:table-column-properties style:column-width="2.1181in"/>
    </style:style>
    <style:style style:name="Table5.1" style:family="table-row">
      <style:table-row-properties fo:keep-together="auto"/>
    </style:style>
    <style:style style:name="Table5.A1" style:family="table-cell">
      <style:table-cell-properties style:vertical-align="top" fo:padding-left="0.059in" fo:padding-right="0.059in" fo:padding-top="0in" fo:padding-bottom="0in" fo:border-left="1.5pt solid #000000" fo:border-right="0.75pt solid #000000" fo:border-top="1.5pt solid #000000" fo:border-bottom="1.5pt solid #000000" style:writing-mode="lr-tb"/>
    </style:style>
    <style:style style:name="Table5.B1" style:family="table-cell">
      <style:table-cell-properties style:vertical-align="top" fo:padding-left="0.059in" fo:padding-right="0.059in" fo:padding-top="0in" fo:padding-bottom="0in" fo:border-left="0.75pt solid #000000" fo:border-right="0.75pt solid #000000" fo:border-top="1.5pt solid #000000" fo:border-bottom="1.5pt solid #000000" style:writing-mode="lr-tb"/>
    </style:style>
    <style:style style:name="Table5.D1" style:family="table-cell">
      <style:table-cell-properties style:vertical-align="top" fo:padding-left="0.059in" fo:padding-right="0.059in" fo:padding-top="0in" fo:padding-bottom="0in" fo:border-left="0.75pt solid #000000" fo:border-right="1.5pt solid #000000" fo:border-top="1.5pt solid #000000" fo:border-bottom="1.5pt solid #000000" style:writing-mode="lr-tb"/>
    </style:style>
    <style:style style:name="Table5.A2" style:family="table-cell">
      <style:table-cell-properties style:vertical-align="top" fo:padding-left="0.059in" fo:padding-right="0.059in" fo:padding-top="0in" fo:padding-bottom="0in" fo:border-left="1.5pt solid #000000" fo:border-right="0.75pt solid #000000" fo:border-top="0.75pt dashed #ffffff" fo:border-bottom="0.75pt solid #000000" style:writing-mode="lr-tb"/>
    </style:style>
    <style:style style:name="Table5.B2" style:family="table-cell">
      <style:table-cell-properties style:vertical-align="top" fo:padding-left="0.059in" fo:padding-right="0.059in" fo:padding-top="0in" fo:padding-bottom="0in" fo:border-left="0.75pt solid #000000" fo:border-right="0.75pt solid #000000" fo:border-top="0.75pt dashed #ffffff" fo:border-bottom="0.75pt solid #000000" style:writing-mode="lr-tb"/>
    </style:style>
    <style:style style:name="Table5.D2" style:family="table-cell">
      <style:table-cell-properties style:vertical-align="top" fo:padding-left="0.059in" fo:padding-right="0.059in" fo:padding-top="0in" fo:padding-bottom="0in" fo:border-left="0.75pt solid #000000" fo:border-right="1.5pt solid #000000" fo:border-top="0.75pt dashed #ffffff" fo:border-bottom="0.75pt solid #000000" style:writing-mode="lr-tb"/>
    </style:style>
    <style:style style:name="Table5.A4" style:family="table-cell">
      <style:table-cell-properties style:vertical-align="top" fo:padding-left="0.059in" fo:padding-right="0.059in" fo:padding-top="0in" fo:padding-bottom="0in" fo:border-left="1.5pt solid #000000" fo:border-right="0.75pt solid #000000" fo:border-top="0.75pt solid #000000" fo:border-bottom="0.75pt solid #000000" style:writing-mode="lr-tb"/>
    </style:style>
    <style:style style:name="Table5.B4" style:family="table-cell">
      <style:table-cell-properties style:vertical-align="top" fo:padding-left="0.059in" fo:padding-right="0.059in" fo:padding-top="0in" fo:padding-bottom="0in" fo:border="0.75pt solid #000000" style:writing-mode="lr-tb"/>
    </style:style>
    <style:style style:name="Table5.D4" style:family="table-cell">
      <style:table-cell-properties style:vertical-align="top" fo:padding-left="0.059in" fo:padding-right="0.059in" fo:padding-top="0in" fo:padding-bottom="0in" fo:border-left="0.75pt solid #000000" fo:border-right="1.5pt solid #000000" fo:border-top="0.75pt solid #000000" fo:border-bottom="0.75pt solid #000000" style:writing-mode="lr-tb"/>
    </style:style>
    <style:style style:name="Table5.A9" style:family="table-cell">
      <style:table-cell-properties style:vertical-align="top" fo:padding-left="0.059in" fo:padding-right="0.059in" fo:padding-top="0in" fo:padding-bottom="0in" fo:border-left="1.5pt solid #000000" fo:border-right="0.75pt solid #000000" fo:border-top="0.75pt solid #000000" fo:border-bottom="1.5pt solid #000000" style:writing-mode="lr-tb"/>
    </style:style>
    <style:style style:name="Table5.B9" style:family="table-cell">
      <style:table-cell-properties style:vertical-align="top" fo:padding-left="0.059in" fo:padding-right="0.059in" fo:padding-top="0in" fo:padding-bottom="0in" fo:border-left="0.75pt solid #000000" fo:border-right="0.75pt solid #000000" fo:border-top="0.75pt solid #000000" fo:border-bottom="1.5pt solid #000000" style:writing-mode="lr-tb"/>
    </style:style>
    <style:style style:name="Table5.D9" style:family="table-cell">
      <style:table-cell-properties style:vertical-align="top" fo:padding-left="0.059in" fo:padding-right="0.059in" fo:padding-top="0in" fo:padding-bottom="0in" fo:border-left="0.75pt solid #000000" fo:border-right="1.5pt solid #000000" fo:border-top="0.75pt solid #000000" fo:border-bottom="1.5pt solid #000000" style:writing-mode="lr-tb"/>
    </style:style>
    <style:style style:name="Table6" style:family="table">
      <style:table-properties style:width="4.1347in" fo:margin-left="0.7285in" table:align="left" style:writing-mode="lr-tb"/>
    </style:style>
    <style:style style:name="Table6.A" style:family="table-column">
      <style:table-column-properties style:column-width="0.9847in"/>
    </style:style>
    <style:style style:name="Table6.B" style:family="table-column">
      <style:table-column-properties style:column-width="3.15in"/>
    </style:style>
    <style:style style:name="Table6.1" style:family="table-row">
      <style:table-row-properties fo:keep-together="auto"/>
    </style:style>
    <style:style style:name="Table6.A1" style:family="table-cell">
      <style:table-cell-properties style:vertical-align="top" fo:padding-left="0.059in" fo:padding-right="0.059in" fo:padding-top="0in" fo:padding-bottom="0in" fo:border-left="1.5pt solid #000000" fo:border-right="0.75pt solid #000000" fo:border-top="1.5pt solid #000000" fo:border-bottom="1.5pt solid #000000" style:writing-mode="lr-tb"/>
    </style:style>
    <style:style style:name="Table6.B1" style:family="table-cell">
      <style:table-cell-properties style:vertical-align="top" fo:padding-left="0.059in" fo:padding-right="0.059in" fo:padding-top="0in" fo:padding-bottom="0in" fo:border-left="0.75pt solid #000000" fo:border-right="1.5pt solid #000000" fo:border-top="1.5pt solid #000000" fo:border-bottom="1.5pt solid #000000" style:writing-mode="lr-tb"/>
    </style:style>
    <style:style style:name="Table6.A2" style:family="table-cell">
      <style:table-cell-properties style:vertical-align="top" fo:padding-left="0.059in" fo:padding-right="0.059in" fo:padding-top="0in" fo:padding-bottom="0in" fo:border-left="1.5pt solid #000000" fo:border-right="0.75pt solid #000000" fo:border-top="none" fo:border-bottom="none" style:writing-mode="lr-tb"/>
    </style:style>
    <style:style style:name="Table6.B2" style:family="table-cell">
      <style:table-cell-properties style:vertical-align="top" fo:padding-left="0.059in" fo:padding-right="0.059in" fo:padding-top="0in" fo:padding-bottom="0in" fo:border-left="0.75pt solid #000000" fo:border-right="1.5pt solid #000000" fo:border-top="none" fo:border-bottom="none" style:writing-mode="lr-tb"/>
    </style:style>
    <style:style style:name="Table6.A3" style:family="table-cell">
      <style:table-cell-properties style:vertical-align="top" fo:padding-left="0.059in" fo:padding-right="0.059in" fo:padding-top="0in" fo:padding-bottom="0in" fo:border-left="1.5pt solid #000000" fo:border-right="0.75pt solid #000000" fo:border-top="0.75pt solid #000000" fo:border-bottom="1.5pt solid #000000" style:writing-mode="lr-tb"/>
    </style:style>
    <style:style style:name="Table6.B3" style:family="table-cell">
      <style:table-cell-properties style:vertical-align="top" fo:padding-left="0.059in" fo:padding-right="0.059in" fo:padding-top="0in" fo:padding-bottom="0in" fo:border-left="0.75pt solid #000000" fo:border-right="1.5pt solid #000000" fo:border-top="0.75pt solid #000000" fo:border-bottom="1.5pt solid #000000" style:writing-mode="lr-tb"/>
    </style:style>
    <style:style style:name="Table7" style:family="table">
      <style:table-properties style:width="4.1347in" fo:margin-left="0.7285in" table:align="left" style:writing-mode="lr-tb"/>
    </style:style>
    <style:style style:name="Table7.A" style:family="table-column">
      <style:table-column-properties style:column-width="0.9847in"/>
    </style:style>
    <style:style style:name="Table7.B" style:family="table-column">
      <style:table-column-properties style:column-width="3.15in"/>
    </style:style>
    <style:style style:name="Table7.1" style:family="table-row">
      <style:table-row-properties fo:keep-together="auto"/>
    </style:style>
    <style:style style:name="Table7.A1" style:family="table-cell">
      <style:table-cell-properties style:vertical-align="top" fo:padding-left="0.059in" fo:padding-right="0.059in" fo:padding-top="0in" fo:padding-bottom="0in" fo:border-left="1.5pt solid #000000" fo:border-right="0.75pt solid #000000" fo:border-top="1.5pt solid #000000" fo:border-bottom="1.5pt solid #000000" style:writing-mode="lr-tb"/>
    </style:style>
    <style:style style:name="Table7.B1" style:family="table-cell">
      <style:table-cell-properties style:vertical-align="top" fo:padding-left="0.059in" fo:padding-right="0.059in" fo:padding-top="0in" fo:padding-bottom="0in" fo:border-left="0.75pt solid #000000" fo:border-right="1.5pt solid #000000" fo:border-top="1.5pt solid #000000" fo:border-bottom="1.5pt solid #000000" style:writing-mode="lr-tb"/>
    </style:style>
    <style:style style:name="Table7.A2" style:family="table-cell">
      <style:table-cell-properties style:vertical-align="top" fo:padding-left="0.059in" fo:padding-right="0.059in" fo:padding-top="0in" fo:padding-bottom="0in" fo:border-left="1.5pt solid #000000" fo:border-right="0.75pt solid #000000" fo:border-top="none" fo:border-bottom="0.75pt solid #000000" style:writing-mode="lr-tb"/>
    </style:style>
    <style:style style:name="Table7.B2" style:family="table-cell">
      <style:table-cell-properties style:vertical-align="top" fo:padding-left="0.059in" fo:padding-right="0.059in" fo:padding-top="0in" fo:padding-bottom="0in" fo:border-left="0.75pt solid #000000" fo:border-right="1.5pt solid #000000" fo:border-top="none" fo:border-bottom="0.75pt solid #000000" style:writing-mode="lr-tb"/>
    </style:style>
    <style:style style:name="Table7.A3" style:family="table-cell">
      <style:table-cell-properties style:vertical-align="top" fo:padding-left="0.059in" fo:padding-right="0.059in" fo:padding-top="0in" fo:padding-bottom="0in" fo:border-left="1.5pt solid #000000" fo:border-right="0.75pt solid #000000" fo:border-top="0.75pt solid #000000" fo:border-bottom="0.75pt solid #000000" style:writing-mode="lr-tb"/>
    </style:style>
    <style:style style:name="Table7.B3" style:family="table-cell">
      <style:table-cell-properties style:vertical-align="top" fo:padding-left="0.059in" fo:padding-right="0.059in" fo:padding-top="0in" fo:padding-bottom="0in" fo:border-left="0.75pt solid #000000" fo:border-right="1.5pt solid #000000" fo:border-top="0.75pt solid #000000" fo:border-bottom="0.75pt solid #000000" style:writing-mode="lr-tb"/>
    </style:style>
    <style:style style:name="Table7.A6" style:family="table-cell">
      <style:table-cell-properties style:vertical-align="top" fo:padding-left="0.059in" fo:padding-right="0.059in" fo:padding-top="0in" fo:padding-bottom="0in" fo:border-left="1.5pt solid #000000" fo:border-right="0.75pt solid #000000" fo:border-top="0.75pt solid #000000" fo:border-bottom="1.5pt solid #000000" style:writing-mode="lr-tb"/>
    </style:style>
    <style:style style:name="Table7.B6" style:family="table-cell">
      <style:table-cell-properties style:vertical-align="top" fo:padding-left="0.059in" fo:padding-right="0.059in" fo:padding-top="0in" fo:padding-bottom="0in" fo:border-left="0.75pt solid #000000" fo:border-right="1.5pt solid #000000" fo:border-top="0.75pt solid #000000" fo:border-bottom="1.5pt solid #000000" style:writing-mode="lr-tb"/>
    </style:style>
    <style:style style:name="Table8" style:family="table">
      <style:table-properties style:width="4.1347in" fo:margin-left="0.7285in" table:align="left" style:writing-mode="lr-tb"/>
    </style:style>
    <style:style style:name="Table8.A" style:family="table-column">
      <style:table-column-properties style:column-width="0.9847in"/>
    </style:style>
    <style:style style:name="Table8.B" style:family="table-column">
      <style:table-column-properties style:column-width="3.15in"/>
    </style:style>
    <style:style style:name="Table8.1" style:family="table-row">
      <style:table-row-properties fo:keep-together="auto"/>
    </style:style>
    <style:style style:name="Table8.A1" style:family="table-cell">
      <style:table-cell-properties style:vertical-align="top" fo:padding-left="0.059in" fo:padding-right="0.059in" fo:padding-top="0in" fo:padding-bottom="0in" fo:border-left="1.5pt solid #000000" fo:border-right="0.75pt solid #000000" fo:border-top="1.5pt solid #000000" fo:border-bottom="1.5pt solid #000000" style:writing-mode="lr-tb"/>
    </style:style>
    <style:style style:name="Table8.B1" style:family="table-cell">
      <style:table-cell-properties style:vertical-align="top" fo:padding-left="0.059in" fo:padding-right="0.059in" fo:padding-top="0in" fo:padding-bottom="0in" fo:border-left="0.75pt solid #000000" fo:border-right="1.5pt solid #000000" fo:border-top="1.5pt solid #000000" fo:border-bottom="1.5pt solid #000000" style:writing-mode="lr-tb"/>
    </style:style>
    <style:style style:name="Table8.A2" style:family="table-cell">
      <style:table-cell-properties style:vertical-align="top" fo:padding-left="0.059in" fo:padding-right="0.059in" fo:padding-top="0in" fo:padding-bottom="0in" fo:border-left="1.5pt solid #000000" fo:border-right="0.75pt solid #000000" fo:border-top="none" fo:border-bottom="0.75pt solid #000000" style:writing-mode="lr-tb"/>
    </style:style>
    <style:style style:name="Table8.B2" style:family="table-cell">
      <style:table-cell-properties style:vertical-align="top" fo:padding-left="0.059in" fo:padding-right="0.059in" fo:padding-top="0in" fo:padding-bottom="0in" fo:border-left="0.75pt solid #000000" fo:border-right="1.5pt solid #000000" fo:border-top="none" fo:border-bottom="0.75pt solid #000000" style:writing-mode="lr-tb"/>
    </style:style>
    <style:style style:name="Table8.A3" style:family="table-cell">
      <style:table-cell-properties style:vertical-align="top" fo:padding-left="0.059in" fo:padding-right="0.059in" fo:padding-top="0in" fo:padding-bottom="0in" fo:border-left="1.5pt solid #000000" fo:border-right="0.75pt solid #000000" fo:border-top="0.75pt solid #000000" fo:border-bottom="0.75pt solid #000000" style:writing-mode="lr-tb"/>
    </style:style>
    <style:style style:name="Table8.B3" style:family="table-cell">
      <style:table-cell-properties style:vertical-align="top" fo:padding-left="0.059in" fo:padding-right="0.059in" fo:padding-top="0in" fo:padding-bottom="0in" fo:border-left="0.75pt solid #000000" fo:border-right="1.5pt solid #000000" fo:border-top="0.75pt solid #000000" fo:border-bottom="0.75pt solid #000000" style:writing-mode="lr-tb"/>
    </style:style>
    <style:style style:name="Table8.A7" style:family="table-cell">
      <style:table-cell-properties style:vertical-align="top" fo:padding-left="0.059in" fo:padding-right="0.059in" fo:padding-top="0in" fo:padding-bottom="0in" fo:border-left="1.5pt solid #000000" fo:border-right="0.75pt solid #000000" fo:border-top="0.75pt solid #000000" fo:border-bottom="1.5pt solid #000000" style:writing-mode="lr-tb"/>
    </style:style>
    <style:style style:name="Table8.B7" style:family="table-cell">
      <style:table-cell-properties style:vertical-align="top" fo:padding-left="0.059in" fo:padding-right="0.059in" fo:padding-top="0in" fo:padding-bottom="0in" fo:border-left="0.75pt solid #000000" fo:border-right="1.5pt solid #000000" fo:border-top="0.75pt solid #000000" fo:border-bottom="1.5pt solid #000000" style:writing-mode="lr-tb"/>
    </style:style>
    <style:style style:name="Table9" style:family="table">
      <style:table-properties style:width="4.1347in" fo:margin-left="0.7285in" table:align="left" style:writing-mode="lr-tb"/>
    </style:style>
    <style:style style:name="Table9.A" style:family="table-column">
      <style:table-column-properties style:column-width="0.9847in"/>
    </style:style>
    <style:style style:name="Table9.B" style:family="table-column">
      <style:table-column-properties style:column-width="3.15in"/>
    </style:style>
    <style:style style:name="Table9.1" style:family="table-row">
      <style:table-row-properties fo:keep-together="auto"/>
    </style:style>
    <style:style style:name="Table9.A1" style:family="table-cell">
      <style:table-cell-properties style:vertical-align="top" fo:padding-left="0.059in" fo:padding-right="0.059in" fo:padding-top="0in" fo:padding-bottom="0in" fo:border-left="1.5pt solid #000000" fo:border-right="0.75pt solid #000000" fo:border-top="1.5pt solid #000000" fo:border-bottom="1.5pt solid #000000" style:writing-mode="lr-tb"/>
    </style:style>
    <style:style style:name="Table9.B1" style:family="table-cell">
      <style:table-cell-properties style:vertical-align="top" fo:padding-left="0.059in" fo:padding-right="0.059in" fo:padding-top="0in" fo:padding-bottom="0in" fo:border-left="0.75pt solid #000000" fo:border-right="1.5pt solid #000000" fo:border-top="1.5pt solid #000000" fo:border-bottom="1.5pt solid #000000" style:writing-mode="lr-tb"/>
    </style:style>
    <style:style style:name="Table9.A2" style:family="table-cell">
      <style:table-cell-properties style:vertical-align="top" fo:padding-left="0.059in" fo:padding-right="0.059in" fo:padding-top="0in" fo:padding-bottom="0in" fo:border-left="1.5pt solid #000000" fo:border-right="0.75pt solid #000000" fo:border-top="none" fo:border-bottom="0.75pt solid #000000" style:writing-mode="lr-tb"/>
    </style:style>
    <style:style style:name="Table9.B2" style:family="table-cell">
      <style:table-cell-properties style:vertical-align="top" fo:padding-left="0.059in" fo:padding-right="0.059in" fo:padding-top="0in" fo:padding-bottom="0in" fo:border-left="0.75pt solid #000000" fo:border-right="1.5pt solid #000000" fo:border-top="none" fo:border-bottom="0.75pt solid #000000" style:writing-mode="lr-tb"/>
    </style:style>
    <style:style style:name="Table9.A3" style:family="table-cell">
      <style:table-cell-properties style:vertical-align="top" fo:padding-left="0.059in" fo:padding-right="0.059in" fo:padding-top="0in" fo:padding-bottom="0in" fo:border-left="1.5pt solid #000000" fo:border-right="0.75pt solid #000000" fo:border-top="0.75pt solid #000000" fo:border-bottom="0.75pt solid #000000" style:writing-mode="lr-tb"/>
    </style:style>
    <style:style style:name="Table9.B3" style:family="table-cell">
      <style:table-cell-properties style:vertical-align="top" fo:padding-left="0.059in" fo:padding-right="0.059in" fo:padding-top="0in" fo:padding-bottom="0in" fo:border-left="0.75pt solid #000000" fo:border-right="1.5pt solid #000000" fo:border-top="0.75pt solid #000000" fo:border-bottom="0.75pt solid #000000" style:writing-mode="lr-tb"/>
    </style:style>
    <style:style style:name="Table9.A4" style:family="table-cell">
      <style:table-cell-properties style:vertical-align="top" fo:padding-left="0.059in" fo:padding-right="0.059in" fo:padding-top="0in" fo:padding-bottom="0in" fo:border-left="1.5pt solid #000000" fo:border-right="0.75pt solid #000000" fo:border-top="0.75pt solid #000000" fo:border-bottom="1.5pt solid #000000" style:writing-mode="lr-tb"/>
    </style:style>
    <style:style style:name="Table9.B4" style:family="table-cell">
      <style:table-cell-properties style:vertical-align="top" fo:padding-left="0.059in" fo:padding-right="0.059in" fo:padding-top="0in" fo:padding-bottom="0in" fo:border-left="0.75pt solid #000000" fo:border-right="1.5pt solid #000000" fo:border-top="0.75pt solid #000000" fo:border-bottom="1.5pt solid #000000" style:writing-mode="lr-tb"/>
    </style:style>
    <style:style style:name="Table10" style:family="table">
      <style:table-properties style:width="5.2174in" fo:margin-left="0.3938in" table:align="left" style:writing-mode="lr-tb"/>
    </style:style>
    <style:style style:name="Table10.A" style:family="table-column">
      <style:table-column-properties style:column-width="2.166in"/>
    </style:style>
    <style:style style:name="Table10.B" style:family="table-column">
      <style:table-column-properties style:column-width="3.051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75pt solid #000000" style:writing-mode="lr-tb"/>
    </style:style>
    <style:style style:name="Table10.B1" style:family="table-cell">
      <style:table-cell-properties style:vertical-align="top" fo:padding-left="0.075in" fo:padding-right="0.075in" fo:padding-top="0in" fo:padding-bottom="0in" fo:border-left="0.75pt dashed #ffffff" fo:border-right="0.75pt solid #000000" fo:border-top="0.75pt solid #000000" fo:border-bottom="0.75pt solid #000000" style:writing-mode="lr-tb"/>
    </style:style>
    <style:style style:name="Table10.A2" style:family="table-cell">
      <style:table-cell-properties style:vertical-align="top" fo:padding-left="0.075in" fo:padding-right="0.075in" fo:padding-top="0in" fo:padding-bottom="0in" fo:border-left="0.75pt solid #000000" fo:border-right="0.75pt solid #000000" fo:border-top="0.75pt dashed #ffffff" fo:border-bottom="none" style:writing-mode="lr-tb"/>
    </style:style>
    <style:style style:name="Table10.B2" style:family="table-cell">
      <style:table-cell-properties style:vertical-align="top" fo:padding-left="0.075in" fo:padding-right="0.075in" fo:padding-top="0in" fo:padding-bottom="0in" fo:border-left="0.75pt dashed #ffffff" fo:border-right="0.75pt solid #000000" fo:border-top="0.75pt dashed #ffffff" fo:border-bottom="none" style:writing-mode="lr-tb"/>
    </style:style>
    <style:style style:name="Table10.A3" style:family="table-cell">
      <style:table-cell-properties style:vertical-align="top" fo:padding-left="0.075in" fo:padding-right="0.075in" fo:padding-top="0in" fo:padding-bottom="0in" fo:border-left="0.75pt solid #000000" fo:border-right="0.75pt solid #000000" fo:border-top="none" fo:border-bottom="none" style:writing-mode="lr-tb"/>
    </style:style>
    <style:style style:name="Table10.B3" style:family="table-cell">
      <style:table-cell-properties style:vertical-align="top" fo:padding-left="0.075in" fo:padding-right="0.075in" fo:padding-top="0in" fo:padding-bottom="0in" fo:border-left="0.75pt dashed #ffffff" fo:border-right="0.75pt solid #000000" fo:border-top="none" fo:border-bottom="none" style:writing-mode="lr-tb"/>
    </style:style>
    <style:style style:name="Table10.A8"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10.B8" style:family="table-cell">
      <style:table-cell-properties style:vertical-align="top" fo:padding-left="0.075in" fo:padding-right="0.075in" fo:padding-top="0in" fo:padding-bottom="0in" fo:border-left="0.75pt dashed #ffffff" fo:border-right="0.75pt solid #000000" fo:border-top="none" fo:border-bottom="0.75pt solid #000000" style:writing-mode="lr-tb"/>
    </style:style>
    <style:style style:name="Table11" style:family="table">
      <style:table-properties style:width="5.1188in" table:align="center" style:writing-mode="lr-tb"/>
    </style:style>
    <style:style style:name="Table11.A" style:family="table-column">
      <style:table-column-properties style:column-width="1.3785in"/>
    </style:style>
    <style:style style:name="Table11.B" style:family="table-column">
      <style:table-column-properties style:column-width="1.3431in"/>
    </style:style>
    <style:style style:name="Table11.C" style:family="table-column">
      <style:table-column-properties style:column-width="2.3972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1.B1" style:family="table-cell">
      <style:table-cell-properties style:vertical-align="top" fo:padding-left="0.075in" fo:padding-right="0.075in" fo:padding-top="0in" fo:padding-bottom="0in" fo:border-left="0.75pt solid #000000" fo:border-right="0.75pt solid #000000" fo:border-top="1.5pt solid #000000" fo:border-bottom="0.75pt solid #000000" style:writing-mode="lr-tb"/>
    </style:style>
    <style:style style:name="Table11.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1.A2"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1.B2"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11.C2"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2" style:family="table">
      <style:table-properties style:width="5.1188in" table:align="center" style:writing-mode="lr-tb"/>
    </style:style>
    <style:style style:name="Table12.A" style:family="table-column">
      <style:table-column-properties style:column-width="1.2799in"/>
    </style:style>
    <style:style style:name="Table12.B" style:family="table-column">
      <style:table-column-properties style:column-width="1.3785in"/>
    </style:style>
    <style:style style:name="Table12.C" style:family="table-column">
      <style:table-column-properties style:column-width="2.460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2.B1" style:family="table-cell">
      <style:table-cell-properties style:vertical-align="top" fo:padding-left="0.075in" fo:padding-right="0.075in" fo:padding-top="0in" fo:padding-bottom="0in" fo:border-left="0.75pt solid #000000" fo:border-right="0.75pt solid #000000" fo:border-top="1.5pt solid #000000" fo:border-bottom="0.75pt solid #000000" style:writing-mode="lr-tb"/>
    </style:style>
    <style:style style:name="Table12.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2.A2" style:family="table-cell">
      <style:table-cell-properties style:vertical-align="top" fo:padding-left="0.075in" fo:padding-right="0.075in" fo:padding-top="0in" fo:padding-bottom="0in" fo:border-left="1.5pt solid #000000" fo:border-right="0.75pt solid #000000" fo:border-top="0.75pt dashed #ffffff" fo:border-bottom="0.75pt solid #000000" style:writing-mode="lr-tb"/>
    </style:style>
    <style:style style:name="Table12.B2" style:family="table-cell">
      <style:table-cell-properties style:vertical-align="top" fo:padding-left="0.075in" fo:padding-right="0.075in" fo:padding-top="0in" fo:padding-bottom="0in" fo:border-left="0.75pt solid #000000" fo:border-right="0.75pt solid #000000" fo:border-top="0.75pt dashed #ffffff" fo:border-bottom="0.75pt solid #000000" style:writing-mode="lr-tb"/>
    </style:style>
    <style:style style:name="Table12.C2" style:family="table-cell">
      <style:table-cell-properties style:vertical-align="top" fo:padding-left="0.075in" fo:padding-right="0.075in" fo:padding-top="0in" fo:padding-bottom="0in" fo:border-left="0.75pt solid #000000" fo:border-right="1.5pt solid #000000" fo:border-top="0.75pt dashed #ffffff" fo:border-bottom="0.75pt solid #000000" style:writing-mode="lr-tb"/>
    </style:style>
    <style:style style:name="Table12.A3" style:family="table-cell">
      <style:table-cell-properties style:vertical-align="top" fo:padding-left="0.075in" fo:padding-right="0.075in" fo:padding-top="0in" fo:padding-bottom="0in" fo:border-left="1.5pt solid #000000" fo:border-right="0.75pt solid #000000" fo:border-top="0.75pt solid #000000" fo:border-bottom="0.75pt dashed #ffffff" style:writing-mode="lr-tb"/>
    </style:style>
    <style:style style:name="Table12.B3" style:family="table-cell">
      <style:table-cell-properties style:vertical-align="top" fo:padding-left="0.075in" fo:padding-right="0.075in" fo:padding-top="0in" fo:padding-bottom="0in" fo:border="0.75pt solid #000000" style:writing-mode="lr-tb"/>
    </style:style>
    <style:style style:name="Table12.C3"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2.A4" style:family="table-cell">
      <style:table-cell-properties style:vertical-align="top" fo:padding-left="0.075in" fo:padding-right="0.075in" fo:padding-top="0in" fo:padding-bottom="0in" fo:border-left="1.5pt solid #000000" fo:border-right="0.75pt solid #000000" fo:border-top="0.75pt dashed #ffffff" fo:border-bottom="0.75pt dashed #ffffff" style:writing-mode="lr-tb"/>
    </style:style>
    <style:style style:name="Table12.A6" style:family="table-cell">
      <style:table-cell-properties style:vertical-align="top" fo:padding-left="0.075in" fo:padding-right="0.075in" fo:padding-top="0in" fo:padding-bottom="0in" fo:border-left="1.5pt solid #000000" fo:border-right="0.75pt solid #000000" fo:border-top="0.75pt dashed #ffffff" fo:border-bottom="1.5pt solid #000000" style:writing-mode="lr-tb"/>
    </style:style>
    <style:style style:name="Table12.B6"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12.C6"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3" style:family="table">
      <style:table-properties style:width="5.1188in" table:align="center" style:writing-mode="lr-tb"/>
    </style:style>
    <style:style style:name="Table13.A" style:family="table-column">
      <style:table-column-properties style:column-width="1.2799in"/>
    </style:style>
    <style:style style:name="Table13.B" style:family="table-column">
      <style:table-column-properties style:column-width="1.3785in"/>
    </style:style>
    <style:style style:name="Table13.C" style:family="table-column">
      <style:table-column-properties style:column-width="2.4604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3.B1" style:family="table-cell">
      <style:table-cell-properties style:vertical-align="top" fo:padding-left="0.075in" fo:padding-right="0.075in" fo:padding-top="0in" fo:padding-bottom="0in" fo:border-left="0.75pt solid #000000" fo:border-right="0.75pt solid #000000" fo:border-top="1.5pt solid #000000" fo:border-bottom="0.75pt solid #000000" style:writing-mode="lr-tb"/>
    </style:style>
    <style:style style:name="Table13.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3.A2"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3.B2"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13.C2"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4" style:family="table">
      <style:table-properties style:width="5.1188in" table:align="center" style:writing-mode="lr-tb"/>
    </style:style>
    <style:style style:name="Table14.A" style:family="table-column">
      <style:table-column-properties style:column-width="2.6583in"/>
    </style:style>
    <style:style style:name="Table14.B" style:family="table-column">
      <style:table-column-properties style:column-width="2.4604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4.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4.A2"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14.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4.A3"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4.B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5" style:family="table">
      <style:table-properties style:width="5.1188in" table:align="center" style:writing-mode="lr-tb"/>
    </style:style>
    <style:style style:name="Table15.A" style:family="table-column">
      <style:table-column-properties style:column-width="2.6583in"/>
    </style:style>
    <style:style style:name="Table15.B" style:family="table-column">
      <style:table-column-properties style:column-width="2.4604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1.5pt solid #000000" fo:border-right="0.75pt solid #000000" fo:border-top="1.5pt solid #000000" fo:border-bottom="0.75pt solid #000000" style:writing-mode="lr-tb"/>
    </style:style>
    <style:style style:name="Table15.B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15.A2" style:family="table-cell">
      <style:table-cell-properties style:vertical-align="top" fo:padding-left="0.075in" fo:padding-right="0.075in" fo:padding-top="0in" fo:padding-bottom="0in" fo:border-left="1.5pt solid #000000" fo:border-right="0.75pt solid #000000" fo:border-top="0.75pt solid #000000" fo:border-bottom="0.75pt solid #000000" style:writing-mode="lr-tb"/>
    </style:style>
    <style:style style:name="Table15.B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15.A4"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15.B4"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Code">
      <style:text-properties style:font-name="Courier New" style:font-name-asian="Courier New" style:font-name-complex="Courier New"/>
    </style:style>
    <style:style style:name="P2" style:family="paragraph" style:parent-style-name="Example_20_Code">
      <style:paragraph-properties>
        <style:tab-stops>
          <style:tab-stop style:position="1.1811in" style:type="center"/>
          <style:tab-stop style:position="1.9689in" style:type="center"/>
          <style:tab-stop style:position="2.7563in" style:type="center"/>
          <style:tab-stop style:position="3.5437in" style:type="center"/>
        </style:tab-stops>
      </style:paragraph-properties>
      <style:text-properties fo:font-size="11pt" style:font-size-asian="11pt" style:font-size-complex="11pt"/>
    </style:style>
    <style:style style:name="P3" style:family="paragraph" style:parent-style-name="Example_20_Code">
      <style:paragraph-properties>
        <style:tab-stops>
          <style:tab-stop style:position="1.1811in" style:type="center"/>
          <style:tab-stop style:position="1.9689in" style:type="center"/>
          <style:tab-stop style:position="2.7563in" style:type="center"/>
          <style:tab-stop style:position="3.5437in" style:type="center"/>
          <style:tab-stop style:position="4.3311in" style:type="center"/>
        </style:tab-stops>
      </style:paragraph-properties>
    </style:style>
    <style:style style:name="P4" style:family="paragraph" style:parent-style-name="Example_20_Code" style:list-style-name="L1">
      <style:paragraph-properties fo:margin-left="0.6437in" fo:margin-right="0in" fo:text-indent="-0.25in" style:auto-text-indent="false"/>
    </style:style>
    <style:style style:name="P5" style:family="paragraph" style:parent-style-name="Example_20_Code">
      <style:paragraph-properties fo:margin-top="0in" fo:margin-bottom="0in" style:contextual-spacing="false"/>
    </style:style>
    <style:style style:name="P6" style:family="paragraph" style:parent-style-name="Example_20_Code">
      <style:paragraph-properties fo:margin-top="0in" fo:margin-bottom="0in" style:contextual-spacing="false"/>
      <style:text-properties style:font-name="Courier New" style:font-name-asian="Courier New" style:font-name-complex="Courier New"/>
    </style:style>
    <style:style style:name="P7" style:family="paragraph" style:parent-style-name="Example_20_Code">
      <style:text-properties style:font-name="Courier New" style:font-name-asian="Courier New" style:font-name-complex="Courier New"/>
    </style:style>
    <style:style style:name="P8" style:family="paragraph" style:parent-style-name="Example_20_Code">
      <style:paragraph-properties fo:margin-top="0in" fo:margin-bottom="0in" style:contextual-spacing="false">
        <style:tab-stops>
          <style:tab-stop style:position="0.7874in"/>
        </style:tab-stops>
      </style:paragraph-properties>
    </style:style>
    <style:style style:name="P9" style:family="paragraph" style:parent-style-name="Figure">
      <style:paragraph-properties fo:margin-top="0in" fo:margin-bottom="0in" style:contextual-spacing="false" fo:keep-with-next="auto"/>
    </style:style>
    <style:style style:name="P10" style:family="paragraph" style:parent-style-name="FinalCode">
      <style:paragraph-properties fo:margin-left="0.7874in" fo:margin-right="0in" fo:text-indent="0in" style:auto-text-indent="false"/>
      <style:text-properties style:font-name="MgCourier" fo:font-size="10pt" style:font-name-asian="MgCourier" style:font-size-asian="10pt" style:font-name-complex="MgCourier" style:font-size-complex="10pt"/>
    </style:style>
    <style:style style:name="P11" style:family="paragraph" style:parent-style-name="FinalCode">
      <style:paragraph-properties fo:margin-left="0.0236in" fo:margin-right="0in" fo:margin-top="0.028in" fo:margin-bottom="0.028in" style:contextual-spacing="false" fo:text-indent="0in" style:auto-text-indent="false">
        <style:tab-stops>
          <style:tab-stop style:position="0.4173in"/>
          <style:tab-stop style:position="0.9091in"/>
          <style:tab-stop style:position="1.3028in"/>
          <style:tab-stop style:position="1.4016in"/>
        </style:tab-stops>
      </style:paragraph-properties>
      <style:text-properties style:font-name="MgCourier" fo:font-size="10pt" style:font-name-asian="MgCourier" style:font-size-asian="10pt" style:font-name-complex="MgCourier" style:font-size-complex="10pt"/>
    </style:style>
    <style:style style:name="P12" style:family="paragraph" style:parent-style-name="FinalCode">
      <style:paragraph-properties fo:margin-top="0.028in" fo:margin-bottom="0.028in" style:contextual-spacing="false"/>
      <style:text-properties style:font-name="MgCourier" fo:font-size="10pt" style:font-name-asian="MgCourier" style:font-size-asian="10pt" style:font-name-complex="MgCourier" style:font-size-complex="10pt"/>
    </style:style>
    <style:style style:name="P13" style:family="paragraph" style:parent-style-name="FinalCode">
      <style:paragraph-properties fo:margin-left="0.0236in" fo:margin-right="0in" fo:margin-top="0.028in" fo:margin-bottom="0.028in" style:contextual-spacing="false" fo:text-indent="0in" style:auto-text-indent="false">
        <style:tab-stops>
          <style:tab-stop style:position="0.4173in"/>
          <style:tab-stop style:position="0.9091in"/>
          <style:tab-stop style:position="1.3028in"/>
          <style:tab-stop style:position="1.4016in"/>
        </style:tab-stops>
      </style:paragraph-properties>
    </style:style>
    <style:style style:name="P14" style:family="paragraph" style:parent-style-name="FinalCode">
      <style:paragraph-properties fo:margin-top="0.028in" fo:margin-bottom="0.028in" style:contextual-spacing="false"/>
    </style:style>
    <style:style style:name="P15" style:family="paragraph" style:parent-style-name="FinalCode">
      <style:paragraph-properties fo:margin-top="0.028in" fo:margin-bottom="0.028in" style:contextual-spacing="false"/>
      <style:text-properties style:font-name="Courier" fo:font-size="10pt" style:font-name-asian="Courier" style:font-size-asian="10pt" style:font-name-complex="Courier" style:font-size-complex="10pt"/>
    </style:style>
    <style:style style:name="P16" style:family="paragraph" style:parent-style-name="FinalCode">
      <style:text-properties style:font-name="Courier New" style:font-name-asian="Courier New" style:font-name-complex="Courier New"/>
    </style:style>
    <style:style style:name="P17" style:family="paragraph" style:parent-style-name="FirstTitle">
      <style:text-properties fo:font-size="14pt" style:font-size-asian="14pt" style:font-size-complex="14pt"/>
    </style:style>
    <style:style style:name="P18" style:family="paragraph" style:parent-style-name="FirstTitle">
      <style:paragraph-properties fo:break-before="page"/>
      <style:text-properties fo:font-size="14pt" style:font-size-asian="14pt" style:font-size-complex="14pt"/>
    </style:style>
    <style:style style:name="P19" style:family="paragraph" style:parent-style-name="FirstTitle" style:master-page-name="Standard">
      <style:paragraph-properties style:page-number="1"/>
      <style:text-properties fo:font-size="14pt" style:font-size-asian="14pt" style:font-size-complex="14pt"/>
    </style:style>
    <style:style style:name="P20" style:family="paragraph" style:parent-style-name="FirstTitle">
      <style:text-properties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FirstTitle">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FirstTitle">
      <style:paragraph-properties fo:text-align="start" style:justify-single-word="false"/>
    </style:style>
    <style:style style:name="P23" style:family="paragraph" style:parent-style-name="Footer">
      <style:paragraph-properties fo:margin-left="0in" fo:margin-right="0.25in" fo:text-indent="0in" style:auto-text-indent="false"/>
      <style:text-properties fo:font-weight="normal" style:font-weight-asian="normal" style:font-weight-complex="normal"/>
    </style:style>
    <style:style style:name="P24" style:family="paragraph" style:parent-style-name="Grammar">
      <style:paragraph-properties fo:break-before="page"/>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el" fo:country="GR"/>
    </style:style>
    <style:style style:name="P27" style:family="paragraph" style:parent-style-name="Heading_20_2">
      <style:paragraph-properties fo:break-before="page"/>
    </style:style>
    <style:style style:name="P28" style:family="paragraph" style:parent-style-name="Heading_20_2">
      <style:text-properties fo:language="el" fo:country="GR"/>
    </style:style>
    <style:style style:name="P29" style:family="paragraph" style:parent-style-name="Heading_20_3">
      <style:text-properties fo:language="el" fo:country="GR"/>
    </style:style>
    <style:style style:name="P30" style:family="paragraph" style:parent-style-name="Heading_20_3">
      <style:paragraph-properties fo:margin-top="0.3335in" fo:margin-bottom="0in" style:contextual-spacing="false"/>
      <style:text-properties fo:language="el" fo:country="GR"/>
    </style:style>
    <style:style style:name="P31" style:family="paragraph" style:parent-style-name="IntermCode">
      <style:text-properties style:font-name="Courier New" style:font-name-asian="Courier New" style:font-name-complex="Courier New"/>
    </style:style>
    <style:style style:name="P32" style:family="paragraph" style:parent-style-name="IntermCode">
      <style:paragraph-properties fo:text-align="start" style:justify-single-word="false"/>
      <style:text-properties style:font-name="Courier New" style:font-name-asian="Courier New" style:font-name-complex="Courier New"/>
    </style:style>
    <style:style style:name="P33" style:family="paragraph" style:parent-style-name="IntermCode">
      <style:paragraph-properties fo:margin-top="0in" fo:margin-bottom="0.0835in" style:contextual-spacing="false"/>
    </style:style>
    <style:style style:name="P34" style:family="paragraph" style:parent-style-name="IntermCode">
      <style:paragraph-properties fo:margin-left="0.0236in" fo:margin-right="0in" fo:margin-top="0.028in" fo:margin-bottom="0.028in" style:contextual-spacing="false" fo:text-indent="0in" style:auto-text-indent="false">
        <style:tab-stops>
          <style:tab-stop style:position="0.3937in"/>
          <style:tab-stop style:position="0.4173in"/>
        </style:tab-stops>
      </style:paragraph-properties>
      <style:text-properties style:font-name="MgCourier" style:font-name-asian="MgCourier" style:font-name-complex="MgCourier"/>
    </style:style>
    <style:style style:name="P35" style:family="paragraph" style:parent-style-name="IntermCode" style:list-style-name="" style:master-page-name="Convert_20_1">
      <style:paragraph-properties style:page-number="auto"/>
      <style:text-properties fo:font-size="11pt" style:font-size-asian="11pt" style:font-size-complex="11pt"/>
    </style:style>
    <style:style style:name="P36" style:family="paragraph" style:parent-style-name="IntermCode">
      <style:paragraph-properties fo:break-before="page"/>
      <style:text-properties style:font-name="Courier" style:font-name-asian="Courier" style:font-name-complex="Courier"/>
    </style:style>
    <style:style style:name="P37" style:family="paragraph" style:parent-style-name="IntermCode">
      <style:text-properties style:font-name="Courier" style:font-name-asian="Courier" style:font-name-complex="Courier"/>
    </style:style>
    <style:style style:name="P38" style:family="paragraph" style:parent-style-name="IntermCode">
      <style:text-properties style:font-name="Courier" fo:font-size="10pt" style:font-name-asian="Courier" style:font-size-asian="10pt" style:font-name-complex="Courier" style:font-size-complex="10pt"/>
    </style:style>
    <style:style style:name="P39" style:family="paragraph" style:parent-style-name="IntermCode">
      <style:paragraph-properties fo:margin-top="0in" fo:margin-bottom="0.3335in" style:contextual-spacing="false"/>
    </style:style>
    <style:style style:name="P40" style:family="paragraph" style:parent-style-name="Points">
      <style:text-properties fo:font-size="11pt" style:font-size-asian="11pt" style:font-size-complex="11pt"/>
    </style:style>
    <style:style style:name="P41" style:family="paragraph" style:parent-style-name="PseudoÔitle">
      <style:paragraph-properties fo:break-before="page"/>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fo:font-size="16pt" style:font-size-asian="16pt" style:font-size-complex="16pt"/>
    </style:style>
    <style:style style:name="P44" style:family="paragraph" style:parent-style-name="Standard">
      <style:paragraph-properties fo:text-align="center" style:justify-single-word="false"/>
      <style:text-properties fo:font-size="16pt" style:font-size-asian="16pt" style:font-size-complex="16pt"/>
    </style:style>
    <style:style style:name="P4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Standard">
      <style:paragraph-properties fo:margin-top="0.0835in" fo:margin-bottom="0.0835in" style:contextual-spacing="false"/>
    </style:style>
    <style:style style:name="P47" style:family="paragraph" style:parent-style-name="Standard">
      <style:text-properties fo:font-size="11pt" style:font-size-asian="11pt" style:font-size-complex="11pt"/>
    </style:style>
    <style:style style:name="P48" style:family="paragraph" style:parent-style-name="Standard">
      <style:paragraph-properties fo:margin-top="0.0835in" fo:margin-bottom="0.1665in" style:contextual-spacing="false"/>
      <style:text-properties fo:font-size="11pt" style:font-size-asian="11pt" style:font-size-complex="11pt"/>
    </style:style>
    <style:style style:name="P49" style:family="paragraph" style:parent-style-name="Standard">
      <style:paragraph-properties fo:margin-top="0.1665in" fo:margin-bottom="0in" style:contextual-spacing="false"/>
      <style:text-properties fo:font-size="11pt" style:font-size-asian="11pt" style:font-size-complex="11pt"/>
    </style:style>
    <style:style style:name="P50" style:family="paragraph" style:parent-style-name="Standard">
      <style:paragraph-properties fo:margin-top="0.1665in" fo:margin-bottom="0.1665in" style:contextual-spacing="false"/>
      <style:text-properties fo:font-size="11pt" style:font-size-asian="11pt" style:font-size-complex="11pt"/>
    </style:style>
    <style:style style:name="P51" style:family="paragraph" style:parent-style-name="Standard">
      <style:paragraph-properties fo:margin-top="0.2083in" fo:margin-bottom="0.2083in" style:contextual-spacing="false"/>
      <style:text-properties fo:font-size="11pt" style:font-size-asian="11pt" style:font-size-complex="11pt"/>
    </style:style>
    <style:style style:name="P52" style:family="paragraph" style:parent-style-name="Standard">
      <style:paragraph-properties fo:margin-top="0.0835in" fo:margin-bottom="0.0835in" style:contextual-spacing="false"/>
      <style:text-properties fo:font-size="11pt" style:font-size-asian="11pt" style:font-size-complex="11pt"/>
    </style:style>
    <style:style style:name="P53" style:family="paragraph" style:parent-style-name="Standard">
      <style:paragraph-properties fo:margin-top="0.25in" fo:margin-bottom="0.25in" style:contextual-spacing="false"/>
      <style:text-properties fo:font-size="11pt" style:font-size-asian="11pt" style:font-size-complex="11pt"/>
    </style:style>
    <style:style style:name="P54" style:family="paragraph" style:parent-style-name="Standard">
      <style:paragraph-properties fo:text-align="center" style:justify-single-word="false"/>
      <style:text-properties fo:font-size="11pt" style:font-size-asian="11pt" style:font-size-complex="11pt"/>
    </style:style>
    <style:style style:name="P55" style:family="paragraph" style:parent-style-name="Standard" style:list-style-name="L7">
      <style:paragraph-properties fo:margin-left="0.1965in" fo:margin-right="0in" fo:text-indent="-0.1965in" style:auto-text-indent="false"/>
      <style:text-properties fo:font-size="11pt" style:font-size-asian="11pt" style:font-size-complex="11pt"/>
    </style:style>
    <style:style style:name="P56" style:family="paragraph" style:parent-style-name="Standard" style:list-style-name="L7">
      <style:paragraph-properties fo:margin-left="0in" fo:margin-right="0in" fo:text-indent="0in" style:auto-text-indent="false"/>
      <style:text-properties fo:font-size="11pt" style:font-size-asian="11pt" style:font-size-complex="11pt"/>
    </style:style>
    <style:style style:name="P57" style:family="paragraph" style:parent-style-name="Standard" style:list-style-name="L8">
      <style:paragraph-properties fo:margin-left="0.1965in" fo:margin-right="0in" fo:text-indent="-0.1965in" style:auto-text-indent="false"/>
      <style:text-properties fo:font-size="11pt" style:font-size-asian="11pt" style:font-size-complex="11pt"/>
    </style:style>
    <style:style style:name="P58" style:family="paragraph" style:parent-style-name="Standard" style:list-style-name="L8">
      <style:paragraph-properties fo:margin-left="0in" fo:margin-right="0in" fo:text-indent="0in" style:auto-text-indent="false"/>
      <style:text-properties fo:font-size="11pt" style:font-size-asian="11pt" style:font-size-complex="11pt"/>
    </style:style>
    <style:style style:name="P59" style:family="paragraph" style:parent-style-name="Standard">
      <style:paragraph-properties fo:margin-top="0.0835in" fo:margin-bottom="0.1665in" style:contextual-spacing="false"/>
      <style:text-properties fo:font-size="11pt" fo:language="el" fo:country="GR" style:font-size-asian="11pt" style:font-size-complex="11pt"/>
    </style:style>
    <style:style style:name="P60" style:family="paragraph" style:parent-style-name="Standard">
      <style:paragraph-properties fo:margin-top="0.1665in" fo:margin-bottom="0in" style:contextual-spacing="false"/>
      <style:text-properties fo:font-size="11pt" fo:language="el" fo:country="GR" style:font-size-asian="11pt" style:font-size-complex="11pt"/>
    </style:style>
    <style:style style:name="P61" style:family="paragraph" style:parent-style-name="Standard">
      <style:paragraph-properties fo:margin-left="0.3937in" fo:margin-right="0in" fo:margin-top="0in" fo:margin-bottom="0.25in" style:contextual-spacing="false" fo:text-indent="0in" style:auto-text-indent="false"/>
      <style:text-properties fo:font-size="11pt" fo:language="el" fo:country="GR" style:font-size-asian="11pt" style:font-size-complex="11pt"/>
    </style:style>
    <style:style style:name="P62" style:family="paragraph" style:parent-style-name="Standard">
      <style:paragraph-properties fo:margin-top="0.1665in" fo:margin-bottom="0.1665in" style:contextual-spacing="false"/>
    </style:style>
    <style:style style:name="P63" style:family="paragraph" style:parent-style-name="Standard">
      <style:paragraph-properties fo:margin-top="0.0835in" fo:margin-bottom="0.1665in" style:contextual-spacing="false"/>
    </style:style>
    <style:style style:name="P64" style:family="paragraph" style:parent-style-name="Standard">
      <style:paragraph-properties fo:margin-top="0.1665in" fo:margin-bottom="0in" style:contextual-spacing="false"/>
    </style:style>
    <style:style style:name="P65" style:family="paragraph" style:parent-style-name="Standard" style:list-style-name="L1">
      <style:paragraph-properties fo:margin-left="0.25in" fo:margin-right="0in" fo:text-indent="-0.25in" style:auto-text-indent="false"/>
    </style:style>
    <style:style style:name="P66" style:family="paragraph" style:parent-style-name="Standard">
      <style:paragraph-properties fo:margin-left="0.3937in" fo:margin-right="0in" fo:margin-top="0in" fo:margin-bottom="0.25in" style:contextual-spacing="false" fo:text-indent="0in" style:auto-text-indent="false"/>
    </style:style>
    <style:style style:name="P67" style:family="paragraph" style:parent-style-name="Standard">
      <style:paragraph-properties fo:margin-left="0.3937in" fo:margin-right="0in" fo:margin-top="0.25in" fo:margin-bottom="0in" style:contextual-spacing="false" fo:text-indent="0in" style:auto-text-indent="false"/>
    </style:style>
    <style:style style:name="P68" style:family="paragraph" style:parent-style-name="Standard">
      <style:paragraph-properties fo:margin-left="0.3937in" fo:margin-right="0in" fo:text-indent="0in" style:auto-text-indent="false">
        <style:tab-stops>
          <style:tab-stop style:position="1.9689in"/>
          <style:tab-stop style:position="2.0673in"/>
        </style:tab-stops>
      </style:paragraph-properties>
    </style:style>
    <style:style style:name="P69" style:family="paragraph" style:parent-style-name="Standard">
      <style:paragraph-properties fo:margin-left="0.3937in" fo:margin-right="0in" fo:margin-top="0in" fo:margin-bottom="0in" style:contextual-spacing="false" fo:text-indent="0in" style:auto-text-indent="false">
        <style:tab-stops>
          <style:tab-stop style:position="1.9689in"/>
          <style:tab-stop style:position="2.0673in"/>
        </style:tab-stops>
      </style:paragraph-properties>
    </style:style>
    <style:style style:name="P70" style:family="paragraph" style:parent-style-name="Standard">
      <style:paragraph-properties fo:margin-left="0.7874in" fo:margin-right="0in" fo:margin-top="0in" fo:margin-bottom="0in" style:contextual-spacing="false" fo:line-height="100%" fo:text-indent="0in" style:auto-text-indent="false"/>
    </style:style>
    <style:style style:name="P71" style:family="paragraph" style:parent-style-name="Standard">
      <style:paragraph-properties fo:margin-left="0.7874in" fo:margin-right="0in" fo:margin-top="0in" fo:margin-bottom="0in" style:contextual-spacing="false" fo:line-height="100%" fo:text-indent="0in" style:auto-text-indent="false"/>
      <style:text-properties style:font-name="MgCourier" fo:font-size="10pt" style:font-name-asian="MgCourier" style:font-size-asian="10pt" style:font-name-complex="MgCourier" style:font-size-complex="10pt"/>
    </style:style>
    <style:style style:name="P72" style:family="paragraph" style:parent-style-name="Standard">
      <style:paragraph-properties fo:margin-top="0.1665in" fo:margin-bottom="0.25in" style:contextual-spacing="false"/>
    </style:style>
    <style:style style:name="P73" style:family="paragraph" style:parent-style-name="Standard" style:list-style-name="L2">
      <style:paragraph-properties fo:margin-left="0.3945in" fo:margin-right="0in" fo:margin-top="0.1665in" fo:margin-bottom="0.0835in" style:contextual-spacing="false" fo:text-indent="-0.1972in" style:auto-text-indent="false" fo:keep-with-next="always"/>
    </style:style>
    <style:style style:name="P74" style:family="paragraph" style:parent-style-name="Standard" style:list-style-name="L3">
      <style:paragraph-properties fo:margin-left="0.3945in" fo:margin-right="0in" fo:margin-top="0.25in" fo:margin-bottom="0.0835in" style:contextual-spacing="false" fo:text-indent="-0.1972in" style:auto-text-indent="false" fo:keep-with-next="always"/>
    </style:style>
    <style:style style:name="P75" style:family="paragraph" style:parent-style-name="Standard" style:list-style-name="L4">
      <style:paragraph-properties fo:margin-left="0.3945in" fo:margin-right="0in" fo:margin-top="0.25in" fo:margin-bottom="0.0835in" style:contextual-spacing="false" fo:text-indent="-0.1972in" style:auto-text-indent="false" fo:keep-with-next="always"/>
    </style:style>
    <style:style style:name="P76" style:family="paragraph" style:parent-style-name="Standard" style:list-style-name="L5">
      <style:paragraph-properties fo:margin-left="0.1972in" fo:margin-right="0in" fo:margin-top="0.25in" fo:margin-bottom="0.0835in" style:contextual-spacing="false" fo:text-indent="0in" style:auto-text-indent="false" fo:keep-with-next="always"/>
    </style:style>
    <style:style style:name="P77" style:family="paragraph" style:parent-style-name="Standard" style:list-style-name="L6">
      <style:paragraph-properties fo:margin-left="0.1972in" fo:margin-right="0in" fo:margin-top="0.25in" fo:margin-bottom="0.0835in" style:contextual-spacing="false" fo:text-indent="0in" style:auto-text-indent="false" fo:keep-with-next="always"/>
    </style:style>
    <style:style style:name="P78" style:family="paragraph" style:parent-style-name="Standard">
      <style:paragraph-properties fo:margin-top="0.0835in" fo:margin-bottom="0.2083in" style:contextual-spacing="false"/>
    </style:style>
    <style:style style:name="P79" style:family="paragraph" style:parent-style-name="Standard">
      <style:paragraph-properties fo:margin-top="0.2083in" fo:margin-bottom="0.2083in" style:contextual-spacing="false"/>
    </style:style>
    <style:style style:name="P80" style:family="paragraph" style:parent-style-name="Standard">
      <style:paragraph-properties fo:margin-top="0.0835in" fo:margin-bottom="0.25in" style:contextual-spacing="false"/>
    </style:style>
    <style:style style:name="P81" style:family="paragraph" style:parent-style-name="Standard">
      <style:paragraph-properties fo:margin-top="0.25in" fo:margin-bottom="0.25in" style:contextual-spacing="false"/>
    </style:style>
    <style:style style:name="P82" style:family="paragraph" style:parent-style-name="Standard">
      <style:paragraph-properties fo:text-align="start" style:justify-single-word="false" fo:break-before="page"/>
    </style:style>
    <style:style style:name="P83" style:family="paragraph" style:parent-style-name="Standard">
      <style:paragraph-properties fo:text-align="start" style:justify-single-word="false"/>
    </style:style>
    <style:style style:name="P84" style:family="paragraph" style:parent-style-name="Standard">
      <style:paragraph-properties fo:margin-left="0in" fo:margin-right="0in" fo:text-align="start" style:justify-single-word="false" fo:text-indent="0in" style:auto-text-indent="false"/>
    </style:style>
    <style:style style:name="P85" style:family="paragraph" style:parent-style-name="Standard">
      <style:paragraph-properties fo:text-align="start" style:justify-single-word="false" fo:break-before="page"/>
      <style:text-properties style:font-name="Courier" style:font-name-asian="Courier" style:font-name-complex="Courier"/>
    </style:style>
    <style:style style:name="P86" style:family="paragraph" style:parent-style-name="Standard">
      <style:paragraph-properties fo:text-align="start" style:justify-single-word="false"/>
      <style:text-properties style:font-name="Courier" style:font-name-asian="Courier" style:font-name-complex="Courier"/>
    </style:style>
    <style:style style:name="P87" style:family="paragraph" style:parent-style-name="Standard">
      <style:text-properties style:font-name="Courier" style:font-name-asian="Courier" style:font-name-complex="Courier"/>
    </style:style>
    <style:style style:name="P88" style:family="paragraph" style:parent-style-name="Standard">
      <style:paragraph-properties fo:text-align="start" style:justify-single-word="false"/>
      <style:text-properties style:font-name="Courier" fo:font-size="16pt" style:font-name-asian="Courier" style:font-size-asian="16pt" style:font-name-complex="Courier" style:font-size-complex="16pt"/>
    </style:style>
    <style:style style:name="P89" style:family="paragraph" style:parent-style-name="Standard">
      <style:paragraph-properties fo:text-align="center" style:justify-single-word="false"/>
      <style:text-properties style:font-name="Courier" fo:font-size="16pt" style:font-name-asian="Courier" style:font-size-asian="16pt" style:font-name-complex="Courier" style:font-size-complex="16pt"/>
    </style:style>
    <style:style style:name="P90" style:family="paragraph" style:parent-style-name="Standard">
      <style:paragraph-properties fo:text-align="start" style:justify-single-word="false" fo:break-before="page"/>
      <style:text-properties style:font-name="Courier" fo:font-size="10pt" style:font-name-asian="Courier" style:font-size-asian="10pt" style:font-name-complex="Courier" style:font-size-complex="10pt"/>
    </style:style>
    <style:style style:name="P91" style:family="paragraph" style:parent-style-name="Standard">
      <style:paragraph-properties fo:text-align="start" style:justify-single-word="false"/>
      <style:text-properties style:font-name="Courier" fo:font-size="10pt" style:font-name-asian="Courier" style:font-size-asian="10pt" style:font-name-complex="Courier" style:font-size-complex="10pt"/>
    </style:style>
    <style:style style:name="P92" style:family="paragraph" style:parent-style-name="Standard">
      <style:paragraph-properties fo:text-align="start" style:justify-single-word="false"/>
      <style:text-properties style:font-name="Courier" fo:font-size="11pt" style:font-name-asian="Courier" style:font-size-asian="11pt" style:font-name-complex="Courier" style:font-size-complex="11pt"/>
    </style:style>
    <style:style style:name="P93" style:family="paragraph" style:parent-style-name="Standard">
      <style:paragraph-properties fo:text-align="start" style:justify-single-word="false"/>
      <style:text-properties style:font-name="Courier New" style:font-name-asian="Courier New" style:font-name-complex="Courier New"/>
    </style:style>
    <style:style style:name="P94" style:family="paragraph" style:parent-style-name="Standard">
      <style:paragraph-properties fo:margin-left="0in" fo:margin-right="0in" fo:text-align="start" style:justify-single-word="false" fo:text-indent="0in" style:auto-text-indent="false"/>
      <style:text-properties style:font-name="Courier New" style:font-name-asian="Courier New" style:font-name-complex="Courier New"/>
    </style:style>
    <style:style style:name="P95" style:family="paragraph" style:parent-style-name="Standard">
      <style:paragraph-properties fo:text-align="center" style:justify-single-word="false"/>
      <style:text-properties style:font-name="Courier New" fo:font-size="16pt" style:font-name-asian="Courier New" style:font-size-asian="16pt" style:font-name-complex="Courier New" style:font-size-complex="16pt"/>
    </style:style>
    <style:style style:name="P96" style:family="paragraph" style:parent-style-name="Table">
      <style:paragraph-properties fo:margin-top="0in" fo:margin-bottom="0.0835in" style:contextual-spacing="false"/>
      <style:text-properties fo:font-weight="bold" style:font-weight-asian="bold" style:font-weight-complex="bold"/>
    </style:style>
    <style:style style:name="P97" style:family="paragraph" style:parent-style-name="Table">
      <style:paragraph-properties fo:margin-top="0in" fo:margin-bottom="0.0835in" style:contextual-spacing="false" fo:text-align="center" style:justify-single-word="false"/>
      <style:text-properties fo:font-weight="bold" style:font-weight-asian="bold" style:font-weight-complex="bold"/>
    </style:style>
    <style:style style:name="P98" style:family="paragraph" style:parent-style-name="Table">
      <style:paragraph-properties fo:margin-top="0in" fo:margin-bottom="0.0835in" style:contextual-spacing="false" fo:text-align="center" style:justify-single-word="false" fo:keep-together="always"/>
      <style:text-properties fo:font-weight="bold" style:font-weight-asian="bold" style:font-weight-complex="bold"/>
    </style:style>
    <style:style style:name="P99" style:family="paragraph" style:parent-style-name="Table">
      <style:paragraph-properties fo:margin-top="0.0835in" fo:margin-bottom="0.0835in" style:contextual-spacing="false" fo:line-height="100%" fo:text-align="center" style:justify-single-word="false"/>
      <style:text-properties fo:font-weight="bold" style:font-weight-asian="bold" style:font-weight-complex="bold"/>
    </style:style>
    <style:style style:name="P100" style:family="paragraph" style:parent-style-name="Table">
      <style:paragraph-properties fo:margin-top="0.0417in" fo:margin-bottom="0.0417in" style:contextual-spacing="false" fo:line-height="100%" fo:text-align="center" style:justify-single-word="false"/>
      <style:text-properties fo:font-weight="bold" style:font-weight-asian="bold" style:font-weight-complex="bold"/>
    </style:style>
    <style:style style:name="P101" style:family="paragraph" style:parent-style-name="Table">
      <style:paragraph-properties fo:margin-top="0in" fo:margin-bottom="0.0835in" style:contextual-spacing="false" fo:keep-together="always"/>
      <style:text-properties fo:font-weight="bold" style:font-weight-asian="bold" style:font-weight-complex="bold"/>
    </style:style>
    <style:style style:name="P102" style:family="paragraph" style:parent-style-name="Table">
      <style:text-properties style:font-name="Courier New" fo:font-weight="bold" style:font-name-asian="Courier New" style:font-weight-asian="bold" style:font-name-complex="Courier New" style:font-weight-complex="bold"/>
    </style:style>
    <style:style style:name="P103" style:family="paragraph" style:parent-style-name="Table">
      <style:paragraph-properties style:snap-to-layout-grid="false"/>
      <style:text-properties style:font-name="Courier New" fo:font-weight="bold" style:font-name-asian="Courier New" style:font-weight-asian="bold" style:font-name-complex="Courier New" style:font-weight-complex="bold"/>
    </style:style>
    <style:style style:name="P104" style:family="paragraph" style:parent-style-name="Table">
      <style:paragraph-properties fo:text-align="center" style:justify-single-word="false"/>
    </style:style>
    <style:style style:name="P105" style:family="paragraph" style:parent-style-name="Table">
      <style:paragraph-properties fo:text-align="center" style:justify-single-word="false" fo:keep-together="always"/>
    </style:style>
    <style:style style:name="P106" style:family="paragraph" style:parent-style-name="Table">
      <style:paragraph-properties fo:text-align="center" style:justify-single-word="false" fo:keep-together="always" fo:keep-with-next="auto"/>
    </style:style>
    <style:style style:name="P107" style:family="paragraph" style:parent-style-name="Table">
      <style:paragraph-properties fo:margin-top="0.028in" fo:margin-bottom="0.028in" style:contextual-spacing="false" fo:line-height="100%"/>
    </style:style>
    <style:style style:name="P108" style:family="paragraph" style:parent-style-name="Table">
      <style:paragraph-properties fo:margin-top="0.028in" fo:margin-bottom="0.028in" style:contextual-spacing="false" fo:line-height="100%" fo:padding="0in" fo:border="none" style:shadow="none"/>
    </style:style>
    <style:style style:name="P109" style:family="paragraph" style:parent-style-name="Table">
      <style:paragraph-properties fo:margin-top="0.028in" fo:margin-bottom="0.028in" style:contextual-spacing="false" fo:line-height="100%" fo:text-align="center" style:justify-single-word="false"/>
    </style:style>
    <style:style style:name="P110" style:family="paragraph" style:parent-style-name="Table">
      <style:paragraph-properties fo:margin-top="0.028in" fo:margin-bottom="0.028in" style:contextual-spacing="false" fo:line-height="100%" fo:text-align="center" style:justify-single-word="false" fo:keep-with-next="auto"/>
    </style:style>
    <style:style style:name="P111" style:family="paragraph" style:parent-style-name="Table">
      <style:paragraph-properties fo:margin-top="0.0417in" fo:margin-bottom="0.0417in" style:contextual-spacing="false" fo:line-height="100%" fo:text-align="center" style:justify-single-word="false"/>
    </style:style>
    <style:style style:name="P112" style:family="paragraph" style:parent-style-name="Table">
      <style:paragraph-properties fo:margin-top="0.028in" fo:margin-bottom="0.028in" style:contextual-spacing="false" fo:line-height="100%">
        <style:tab-stops>
          <style:tab-stop style:position="0.3189in"/>
        </style:tab-stops>
      </style:paragraph-properties>
    </style:style>
    <style:style style:name="P113" style:family="paragraph" style:parent-style-name="Table">
      <style:paragraph-properties fo:margin-top="0.028in" fo:margin-bottom="0.028in" style:contextual-spacing="false" fo:line-height="100%" fo:text-align="justify" style:justify-single-word="false"/>
    </style:style>
    <style:style style:name="P114" style:family="paragraph" style:parent-style-name="Table">
      <style:paragraph-properties fo:margin-top="0.028in" fo:margin-bottom="0.028in" style:contextual-spacing="false" fo:line-height="100%"/>
      <style:text-properties fo:font-size="11pt" style:font-size-asian="11pt" style:font-size-complex="11pt"/>
    </style:style>
    <style:style style:name="P115" style:family="paragraph" style:parent-style-name="Table">
      <style:text-properties fo:font-size="11pt" style:font-size-asian="11pt" style:font-size-complex="11pt"/>
    </style:style>
    <style:style style:name="P116" style:family="paragraph" style:parent-style-name="Table">
      <style:paragraph-properties fo:keep-together="always" fo:keep-with-next="auto"/>
      <style:text-properties fo:font-size="11pt" style:font-size-asian="11pt" style:font-size-complex="11pt"/>
    </style:style>
    <style:style style:name="P117" style:family="paragraph" style:parent-style-name="Table">
      <style:paragraph-properties fo:margin-top="0.028in" fo:margin-bottom="0.028in" style:contextual-spacing="false" fo:line-height="100%"/>
      <style:text-properties fo:font-size="11pt" fo:language="el" fo:country="GR" style:font-size-asian="11pt" style:font-size-complex="11pt"/>
    </style:style>
    <style:style style:name="P118" style:family="paragraph" style:parent-style-name="Table">
      <style:text-properties fo:font-size="11pt" fo:language="el" fo:country="GR" style:font-size-asian="11pt" style:font-size-complex="11pt"/>
    </style:style>
    <style:style style:name="P119" style:family="paragraph" style:parent-style-name="Table">
      <style:paragraph-properties fo:margin-top="0in" fo:margin-bottom="0.0835in" style:contextual-spacing="false" fo:text-align="center" style:justify-single-word="false"/>
      <style:text-properties fo:language="el" fo:country="GR" fo:font-weight="bold" style:font-weight-asian="bold" style:font-weight-complex="bold"/>
    </style:style>
    <style:style style:name="P120" style:family="paragraph" style:parent-style-name="Table">
      <style:paragraph-properties fo:text-align="center" style:justify-single-word="false" fo:keep-together="always" fo:keep-with-next="auto"/>
      <style:text-properties fo:language="el" fo:country="GR"/>
    </style:style>
    <style:style style:name="P121" style:family="paragraph" style:parent-style-name="Table">
      <style:paragraph-properties fo:text-align="center" style:justify-single-word="false"/>
      <style:text-properties style:font-name="Symbol1" style:font-name-asian="Symbol1" style:font-name-complex="Symbol1"/>
    </style:style>
    <style:style style:name="P122" style:family="paragraph" style:parent-style-name="Table">
      <style:paragraph-properties fo:keep-together="always"/>
    </style:style>
    <style:style style:name="P123" style:family="paragraph" style:parent-style-name="Table">
      <style:paragraph-properties fo:keep-together="always" fo:keep-with-next="auto"/>
    </style:style>
    <style:style style:name="P124" style:family="paragraph" style:parent-style-name="Table">
      <style:paragraph-properties fo:margin-top="0in" fo:margin-bottom="0.0835in" style:contextual-spacing="false" fo:keep-together="always"/>
    </style:style>
    <style:style style:name="P125" style:family="paragraph" style:parent-style-name="Table">
      <style:paragraph-properties fo:margin-top="0.028in" fo:margin-bottom="0.028in" style:contextual-spacing="false" fo:line-height="100%" fo:text-align="center" style:justify-single-word="false"/>
      <style:text-properties style:font-name="MgCourier" style:font-name-asian="MgCourier" style:font-name-complex="MgCourier"/>
    </style:style>
    <style:style style:name="P126" style:family="paragraph" style:parent-style-name="Table">
      <style:paragraph-properties fo:margin-top="0.028in" fo:margin-bottom="0.028in" style:contextual-spacing="false" fo:line-height="100%" fo:text-align="center" style:justify-single-word="false">
        <style:tab-stops>
          <style:tab-stop style:position="0.3189in"/>
        </style:tab-stops>
      </style:paragraph-properties>
      <style:text-properties style:font-name="MgCourier" style:font-name-asian="MgCourier" style:font-name-complex="MgCourier"/>
    </style:style>
    <style:style style:name="P127" style:family="paragraph" style:parent-style-name="Table">
      <style:paragraph-properties fo:margin-top="0.028in" fo:margin-bottom="0.028in" style:contextual-spacing="false" fo:line-height="100%" fo:text-align="center" style:justify-single-word="false" style:snap-to-layout-grid="false"/>
      <style:text-properties style:font-name="MgCourier" fo:font-size="10pt" style:font-name-asian="MgCourier" style:font-size-asian="10pt" style:font-name-complex="MgCourier" style:font-size-complex="10pt"/>
    </style:style>
    <style:style style:name="P128" style:family="paragraph" style:parent-style-name="Table">
      <style:paragraph-properties fo:margin-top="0.0417in" fo:margin-bottom="0.0417in" style:contextual-spacing="false" fo:line-height="100%" fo:text-align="center" style:justify-single-word="false"/>
      <style:text-properties style:font-name="MgCourier" fo:font-weight="bold" style:font-name-asian="MgCourier" style:font-weight-asian="bold" style:font-name-complex="MgCourier" style:font-weight-complex="bold"/>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language="el" fo:country="GR" style:font-size-asian="11pt" style:font-size-complex="11pt"/>
    </style:style>
    <style:style style:name="T10" style:family="text">
      <style:text-properties fo:font-size="11pt" fo:language="el" fo:country="GR"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language="el" fo:country="GR"/>
    </style:style>
    <style:style style:name="T14" style:family="text">
      <style:text-properties fo:language="el" fo:country="GR" fo:font-weight="bold" style:font-weight-asian="bold" style:font-weight-complex="bold"/>
    </style:style>
    <style:style style:name="T15" style:family="text">
      <style:text-properties style:font-name="Courier New" fo:font-weight="bold" style:font-name-asian="Courier New" style:font-weight-asian="bold" style:font-name-complex="Courier New" style:font-weight-complex="bold"/>
    </style:style>
    <style:style style:name="T16" style:family="text">
      <style:text-properties style:font-name="Courier New" style:font-name-asian="Courier New" style:font-name-complex="Courier New"/>
    </style:style>
    <style:style style:name="T17" style:family="text">
      <style:text-properties style:font-name="Courier New" fo:language="en" fo:country="US" style:font-name-asian="Courier New" style:font-name-complex="Courier New"/>
    </style:style>
    <style:style style:name="T18" style:family="text">
      <style:text-properties style:font-name="Courier New" fo:language="en" fo:country="US" fo:font-weight="bold" style:font-name-asian="Courier New" style:font-weight-asian="bold" style:font-name-complex="Courier New" style:font-weight-complex="bold"/>
    </style:style>
    <style:style style:name="T19" style:family="text">
      <style:text-properties style:font-name="Courier New" fo:font-size="11pt" fo:language="en" fo:country="US" style:font-name-asian="Courier New" style:font-size-asian="11pt" style:font-name-complex="Courier New" style:font-size-complex="11pt"/>
    </style:style>
    <style:style style:name="T20" style:family="text">
      <style:text-properties style:font-name="Courier New" fo:font-size="11pt" style:font-name-asian="Courier New" style:font-size-asian="11pt" style:font-name-complex="Courier New" style:font-size-complex="11pt"/>
    </style:style>
    <style:style style:name="T21" style:family="text">
      <style:text-properties style:font-name="Courier New" fo:font-weight="normal" style:font-name-asian="Courier New" style:font-weight-asian="normal" style:font-name-complex="Courier New" style:font-weight-complex="normal"/>
    </style:style>
    <style:style style:name="T22"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style:font-name="Times New Roman" fo:language="en" fo:country="US" style:font-name-asian="Times New Roman" style:font-name-complex="Times New Roman"/>
    </style:style>
    <style:style style:name="T24" style:family="text">
      <style:text-properties style:font-name="Times New Roman" fo:font-size="11pt" fo:language="en" fo:country="US" style:font-name-asian="Times New Roman" style:font-size-asian="11pt" style:font-name-complex="Times New Roman" style:font-size-complex="11pt"/>
    </style:style>
    <style:style style:name="T25" style:family="text">
      <style:text-properties style:font-name="Times New Roman" fo:font-size="11pt" fo:language="en" fo:country="US" fo:font-weight="bold" style:font-name-asian="Times New Roman" style:font-size-asian="11pt" style:font-weight-asian="bold" style:font-name-complex="Times New Roman" style:font-size-complex="11pt" style:font-weight-complex="bold"/>
    </style:style>
    <style:style style:name="T26" style:family="text">
      <style:text-properties style:font-name="Times New Roman Greek" fo:font-weight="bold" style:font-name-asian="Times New Roman Greek" style:font-weight-asian="bold" style:font-name-complex="Times New Roman Greek" style:font-weight-complex="bold"/>
    </style:style>
    <style:style style:name="T27" style:family="text">
      <style:text-properties style:font-name="Times New Roman Greek" style:font-name-asian="Times New Roman Greek" style:font-name-complex="Times New Roman Greek"/>
    </style:style>
    <style:style style:name="T28" style:family="text">
      <style:text-properties style:font-name="Times New Roman Greek" fo:language="el" fo:country="GR" fo:font-weight="bold" style:font-name-asian="Times New Roman Greek" style:font-weight-asian="bold" style:font-name-complex="Times New Roman Greek" style:font-weight-complex="bold"/>
    </style:style>
    <style:style style:name="T29" style:family="text">
      <style:text-properties style:font-name="Times New Roman Greek" fo:language="el" fo:country="GR" style:font-name-asian="Times New Roman Greek" style:font-name-complex="Times New Roman Greek"/>
    </style:style>
    <style:style style:name="T30" style:family="text">
      <style:text-properties style:font-name="Times New Roman Greek" fo:language="en" fo:country="US" style:font-name-asian="Times New Roman Greek" style:font-name-complex="Times New Roman Greek"/>
    </style:style>
    <style:style style:name="T31" style:family="text">
      <style:text-properties style:font-name="Times New Roman Greek" fo:language="en" fo:country="US" fo:font-weight="bold" style:font-name-asian="Times New Roman Greek" style:font-weight-asian="bold" style:font-name-complex="Times New Roman Greek" style:font-weight-complex="bold"/>
    </style:style>
    <style:style style:name="T32" style:family="text">
      <style:text-properties style:font-name="Times New Roman Greek" fo:font-size="11pt" fo:font-weight="normal" style:font-name-asian="Times New Roman Greek" style:font-size-asian="11pt" style:font-weight-asian="normal" style:font-name-complex="Times New Roman Greek" style:font-size-complex="11pt" style:font-weight-complex="normal"/>
    </style:style>
    <style:style style:name="T33" style:family="text">
      <style:text-properties fo:font-size="10pt" style:font-size-asian="10pt" style:font-size-complex="10pt"/>
    </style:style>
    <style:style style:name="T34" style:family="text">
      <style:text-properties style:font-name="Symbol1" style:font-name-asian="Symbol1" style:font-name-complex="Symbol1"/>
    </style:style>
    <style:style style:name="T35" style:family="text">
      <style:text-properties style:font-name="MgCourier" style:font-name-asian="MgCourier" style:font-name-complex="MgCourier"/>
    </style:style>
    <style:style style:name="T36" style:family="text">
      <style:text-properties style:font-name="MgCourier" fo:font-size="10pt" style:font-name-asian="MgCourier" style:font-size-asian="10pt" style:font-name-complex="MgCourier" style:font-size-complex="10pt"/>
    </style:style>
    <style:style style:name="T37" style:family="text">
      <style:text-properties style:font-name="MgCourier" fo:font-size="10pt" fo:language="el" fo:country="GR" style:font-name-asian="MgCourier" style:font-size-asian="10pt" style:font-name-complex="MgCourier" style:font-size-complex="10pt"/>
    </style:style>
    <style:style style:name="T38" style:family="text">
      <style:text-properties style:font-name="MgCourier" fo:font-size="10pt" fo:language="en" fo:country="US" style:font-name-asian="MgCourier" style:font-size-asian="10pt" style:font-name-complex="MgCourier" style:font-size-complex="10pt"/>
    </style:style>
    <style:style style:name="T39" style:family="text">
      <style:text-properties style:font-name="MgCourier" fo:language="en" fo:country="US" style:font-name-asian="MgCourier" style:font-name-complex="MgCourier"/>
    </style:style>
    <style:style style:name="T40" style:family="text">
      <style:text-properties style:font-name="MgCourier" fo:font-size="11pt" style:font-name-asian="MgCourier" style:font-size-asian="11pt" style:font-name-complex="MgCourier" style:font-size-complex="11pt"/>
    </style:style>
    <style:style style:name="T41" style:family="text">
      <style:text-properties style:font-name="MgCourier" fo:font-weight="bold" style:font-name-asian="MgCourier" style:font-weight-asian="bold" style:font-name-complex="MgCourier" style:font-weight-complex="bold"/>
    </style:style>
    <style:style style:name="T42" style:family="text">
      <style:text-properties style:font-name="Courier" style:font-name-asian="Courier" style:font-name-complex="Courier"/>
    </style:style>
    <style:style style:name="T43" style:family="text">
      <style:text-properties style:font-name="Courier" fo:font-size="10pt" style:font-name-asian="Courier" style:font-size-asian="10pt" style:font-name-complex="Courier" style:font-size-complex="10pt"/>
    </style:style>
    <style:style style:name="T44" style:family="text">
      <style:text-properties style:font-name="Courier" fo:font-size="10pt" fo:language="en" fo:country="US" style:font-name-asian="Courier" style:font-size-asian="10pt" style:font-name-complex="Courier" style:font-size-complex="10pt"/>
    </style:style>
    <style:style style:name="T45" style:family="text">
      <style:text-properties style:font-name="Courier" fo:font-size="10pt" fo:language="el" fo:country="GR" style:font-name-asian="Courier" style:font-size-asian="10pt" style:font-name-complex="Courier" style:font-size-complex="10pt"/>
    </style:style>
    <style:style style:name="T46" style:family="text">
      <style:text-properties style:font-name="Courier" fo:language="en" fo:country="US" style:font-name-asian="Courier" style:font-name-complex="Courier"/>
    </style:style>
    <style:style style:name="T47" style:family="text">
      <style:text-properties style:font-name="HellasArial" fo:font-size="11pt" style:font-name-asian="HellasArial" style:font-size-asian="11pt" style:font-name-complex="HellasArial" style:font-size-complex="11pt"/>
    </style:style>
    <style:style style:name="T48"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in" fo:margin-right="0in" fo:margin-top="0in" fo:margin-bottom="0.3937in" style:wrap="none" style:vertical-pos="top" style:vertical-rel="page-content"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OLE">
      <style:graphic-properties fo:margin-left="0in" fo:margin-right="0in" fo:margin-top="0in" fo:margin-bottom="0in" style:vertical-pos="top" style:vertical-rel="baseline" fo:padding="0in" fo:border="none" draw:visible-area-left="0in" draw:visible-area-top="0in" draw:visible-area-width="3.1799in" draw:visible-area-height="4.3535in" draw:ole-draw-aspect="1"/>
    </style:style>
    <style:style style:name="fr4" style:family="graphic" style:parent-style-name="OLE">
      <style:graphic-properties fo:margin-left="0in" fo:margin-right="0in" fo:margin-top="0in" fo:margin-bottom="0in" style:vertical-pos="top" style:vertical-rel="baseline" fo:padding="0in" fo:border="none" draw:visible-area-left="0in" draw:visible-area-top="0in" draw:visible-area-width="4.9319in" draw:visible-area-height="2.4752in" draw:ole-draw-aspect="1"/>
    </style:style>
    <style:style style:name="fr5" style:family="graphic" style:parent-style-name="OLE">
      <style:graphic-properties fo:margin-left="0in" fo:margin-right="0in" fo:margin-top="0in" fo:margin-bottom="0in" style:vertical-pos="top" style:vertical-rel="baseline" fo:padding="0in" fo:border="none" draw:visible-area-left="0in" draw:visible-area-top="0in" draw:visible-area-width="3.8516in" draw:visible-area-height="2.0063in" draw:ole-draw-aspect="1"/>
    </style:style>
    <style:style style:name="Sect1" style:family="section">
      <style:section-properties style:writing-mode="lr-tb" style:editable="false">
        <style:columns fo:column-count="2">
          <style:column-sep style:width="0.0008in" style:color="#000000" style:height="100%" style:style="none"/>
          <style:column style:rel-width="4565*" fo:start-indent="0in" fo:end-indent="0.0984in"/>
          <style:column style:rel-width="3940*" fo:start-indent="0.0984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style:column-sep style:width="0.0008in" style:color="#000000" style:height="100%" style:style="none"/>
          <style:column style:rel-width="4564*" fo:start-indent="0in" fo:end-indent="0.098in"/>
          <style:column style:rel-width="3940*" fo:start-indent="0.098in" fo:end-indent="0in"/>
        </style:columns>
      </style:section-properties>
    </style:style>
    <style:style style:name="Sect4" style:family="section">
      <style:section-properties style:writing-mode="lr-tb" style:editable="false">
        <style:columns fo:column-count="2">
          <style:column-sep style:width="0.0008in" style:color="#000000" style:height="100%" style:style="none"/>
          <style:column style:rel-width="4791*" fo:start-indent="0in" fo:end-indent="0.0984in"/>
          <style:column style:rel-width="3714*" fo:start-indent="0.0984in" fo:end-indent="0in"/>
        </style:columns>
      </style:section-properties>
    </style:style>
    <style:style style:name="Sect5" style:family="section">
      <style:section-properties text:dont-balance-text-columns="true" style:writing-mode="lr-tb" style:editable="false">
        <style:columns fo:column-count="1" fo:column-gap="0in"/>
      </style:section-properties>
    </style:style>
    <text:list-style style:name="L1">
      <text:list-level-style-bullet text:level="1" loext:num-list-format="·%1%" style:num-prefix="·"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7"/>
      <text:p text:style-name="P17">ΠΕΡΙΕΧΟΜΕΝΑ</text:p>
      <text:p text:style-name="P17"/>
      <text:p text:style-name="FirstTitle"><text:span text:style-name="T4">ΘΕΜΑ..............................................................................<text:tab/>σελ<text:tab/>2</text:span></text:p>
      <text:p text:style-name="P20"/>
      <text:p text:style-name="P22"><text:span text:style-name="T4">ΜΕΡΟΣ Α: Η γλώσσα Russel...............................................<text:tab/><text:tab/>3</text:span></text:p>
      <text:p text:style-name="P21"/>
      <text:p text:style-name="P21">MEΡΟΣ Β: Ο λεκτικός αναλυτής............................................<text:tab/>26</text:p>
      <text:p text:style-name="P21"/>
      <text:p text:style-name="P21">ΜΕΡΟΣ Γ: Ο συντακτικός αναλυτής.......................................<text:tab/>31</text:p>
      <text:p text:style-name="P21"/>
      <text:p text:style-name="P21">ΜΕΡΟΣ Δ: Ο γεννήτορας ενδιάμεσου και τελικού κώδικα......<text:tab/>36</text:p>
      <text:p text:style-name="P21"/>
      <text:p text:style-name="P21">ΜΕΡΟΣ Ε: Ο πίνακας συμβόλων..........................................<text:tab/>71</text:p>
      <text:p text:style-name="P21"/>
      <text:p text:style-name="P21">ΠΑΡΑΡΤΗΜΑ: Makefile.........................................................<text:tab/>95<text:tab/></text:p>
      <text:p text:style-name="P18">ΘΕΜΑ:</text:p>
      <text:p text:style-name="Standard">Να σχεδιαστεί και να υλοποιηθεί από κάθε ομάδα δυο σπουδαστών ένας μεταγλωττιστής για τη γλώσσα <text:span text:style-name="T5">Russel</text:span>. Γλώσσα υλοποίησης μπορεί να είναι είτε η C++ (που συνιστάται) είτε η C. Επιτρέπεται να χρησιμοποιηθούν και επίσης συνιστάται η χρήση εργαλείων, π.χ. <text:span text:style-name="T6">lex</text:span> και <text:span text:style-name="T6">yacc</text:span>, <text:span text:style-name="T6">flex</text:span> και <text:span text:style-name="T6">bison</text:span>, <text:span text:style-name="T6">flex++</text:span> και <text:span text:style-name="T6">bison++</text:span>, <text:span text:style-name="T6">ELI</text:span>, κ.λπ.</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ΜΕΡΟΣ Α</text:p>
      <text:p text:style-name="P45"/>
      <text:p text:style-name="P45">Η ΓΛΩΣΣΑ RUSSEL</text:p>
      <text:h text:style-name="P25" text:outline-level="1">Περιγραφή της γλώσσας Russel</text:h>
      <text:p text:style-name="P46"><text:span text:style-name="T7">Η γλώσσα </text:span><text:span text:style-name="T8">Russel</text:span><text:span text:style-name="T7"> είναι </text:span><text:span text:style-name="T9">μια απλή διαδικασιακή γλώσσα προγραμματισμού γραμμένη από τον Νίκο Παπασπύρου</text:span><text:span text:style-name="T7">. Τα </text:span><text:span text:style-name="T9">κυριό­τερα </text:span><text:span text:style-name="T7">χαρακτηριστικά της εν συντομία είναι τα εξής:</text:span></text:p>
      <text:list xml:id="list102882688" text:style-name="WW8StyleNum">
        <text:list-item>
          <text:p text:style-name="Points"><text:span text:style-name="T9">απλή </text:span><text:span text:style-name="T7">δομή και σύνταξη εντολών</text:span><text:span text:style-name="T7"/></text:p>
        </text:list-item>
        <text:list-item>
          <text:p text:style-name="P40">εμβέλεια μεταβλητών όπως στην Pascal<text:span text:style-name="T7"/></text:p>
        </text:list-item>
        <text:list-item>
          <text:p text:style-name="Points"><text:span text:style-name="T9">λίγοι </text:span><text:span text:style-name="T7">βασικοί τύποι δεδομένων</text:span><text:span text:style-name="T7"/></text:p>
        </text:list-item>
      </text:list>
      <text:p text:style-name="P47">Περισσότερες λεπτομέρειες της γλώσσας δίνονται στις παραγράφους που ακολουθούν.<text:span text:style-name="T7"/></text:p>
      <text:h text:style-name="Heading_20_2" text:outline-level="2">Αναγνωριστικά<text:span text:style-name="T7"/></text:h>
      <text:p text:style-name="Standard"><text:span text:style-name="T7">Τα αναγνωριστικά (identifiers) της γλώσσας </text:span><text:span text:style-name="T8">Russel</text:span><text:span text:style-name="T7"> απαρτίζονται από γράμματα (</text:span><text:span text:style-name="Inserted_20_Code"><text:span text:style-name="T7">A</text:span></text:span><text:span text:style-name="T7">..</text:span><text:span text:style-name="Inserted_20_Code"><text:span text:style-name="T7">Z</text:span></text:span><text:span text:style-name="T7">, </text:span><text:span text:style-name="Inserted_20_Code"><text:span text:style-name="T7">a</text:span></text:span><text:span text:style-name="T7">..</text:span><text:span text:style-name="Inserted_20_Code"><text:span text:style-name="T7">z</text:span></text:span><text:span text:style-name="T7">) και ψηφία (</text:span><text:span text:style-name="Inserted_20_Code"><text:span text:style-name="T7">0</text:span></text:span><text:span text:style-name="T7">..</text:span><text:span text:style-name="Inserted_20_Code"><text:span text:style-name="T7">9</text:span></text:span><text:span text:style-name="T7">). Ενα αναγνωριστικό δεν μπορεί να αρχίζει από ψηφίο. Τα πεζά και τα αντίστοιχα κεφαλαία γράμματα θεωρούνται </text:span><text:span text:style-name="T9">διαφορετικά</text:span><text:span text:style-name="T7">.</text:span><text:span text:style-name="T7"/></text:p>
      <text:p text:style-name="P59">Τα παρακάτω αναγνωριστικά που αντιστοιχούν σε λέξεις κλειδιά είναι δεσμευμένα και δεν επιτρέπεται να χρησιμοποιούνται ως κοινά αναγνωριστικά. Η σημασία τους εξηγείται σε επόμενες παραγράφους.<text:span text:style-name="T7"/></text:p>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102">and</text:p>
          </table:table-cell>
          <table:table-cell table:style-name="Table1.A1" office:value-type="string">
            <text:p text:style-name="P102">boolean</text:p>
          </table:table-cell>
          <table:table-cell table:style-name="Table1.A1" office:value-type="string">
            <text:p text:style-name="P102">char</text:p>
          </table:table-cell>
          <table:table-cell table:style-name="Table1.A1" office:value-type="string">
            <text:p text:style-name="P102">div</text:p>
          </table:table-cell>
          <table:table-cell table:style-name="Table1.A1" office:value-type="string">
            <text:p text:style-name="P102">do</text:p>
          </table:table-cell>
        </table:table-row>
        <table:table-row table:style-name="Table1.1">
          <table:table-cell table:style-name="Table1.A1" office:value-type="string">
            <text:p text:style-name="P102">end</text:p>
          </table:table-cell>
          <table:table-cell table:style-name="Table1.A1" office:value-type="string">
            <text:p text:style-name="P102">false</text:p>
          </table:table-cell>
          <table:table-cell table:style-name="Table1.A1" office:value-type="string">
            <text:p text:style-name="P102">function</text:p>
          </table:table-cell>
          <table:table-cell table:style-name="Table1.A1" office:value-type="string">
            <text:p text:style-name="P102">if</text:p>
          </table:table-cell>
          <table:table-cell table:style-name="Table1.A1" office:value-type="string">
            <text:p text:style-name="P102">integer</text:p>
          </table:table-cell>
        </table:table-row>
        <table:table-row table:style-name="Table1.1">
          <table:table-cell table:style-name="Table1.A1" office:value-type="string">
            <text:p text:style-name="P102">is</text:p>
          </table:table-cell>
          <table:table-cell table:style-name="Table1.A1" office:value-type="string">
            <text:p text:style-name="P102">mod</text:p>
          </table:table-cell>
          <table:table-cell table:style-name="Table1.A1" office:value-type="string">
            <text:p text:style-name="P102">not</text:p>
          </table:table-cell>
          <table:table-cell table:style-name="Table1.A1" office:value-type="string">
            <text:p text:style-name="P102">or</text:p>
          </table:table-cell>
          <table:table-cell table:style-name="Table1.A1" office:value-type="string">
            <text:p text:style-name="P102">ref</text:p>
          </table:table-cell>
        </table:table-row>
        <table:table-row table:style-name="Table1.1">
          <table:table-cell table:style-name="Table1.A1" office:value-type="string">
            <text:p text:style-name="P102">return</text:p>
          </table:table-cell>
          <table:table-cell table:style-name="Table1.A1" office:value-type="string">
            <text:p text:style-name="P102">string</text:p>
          </table:table-cell>
          <table:table-cell table:style-name="Table1.A1" office:value-type="string">
            <text:p text:style-name="P102">true</text:p>
          </table:table-cell>
          <table:table-cell table:style-name="Table1.A1" office:value-type="string">
            <text:p text:style-name="P102">var</text:p>
          </table:table-cell>
          <table:table-cell table:style-name="Table1.A1" office:value-type="string">
            <text:p text:style-name="P103"/>
          </table:table-cell>
        </table:table-row>
      </table:table>
      <text:p text:style-name="P62">Επίσης, τα παρακάτω αναγνωριστικά αντιστοιχούν σε προκαθορισμένες διαδικασίες και συναρτήσεις. Είναι προκαθορισμένα αλλά επιτρέπεται να χρησιμοποιηθούν ως κοινά αναγνωριστικά, χάνοντας την ειδική σημασία τους που περιγράφεται σε επόμενες παραγράφους.<text:span text:style-name="T7"/></text:p>
      <table:table table:name="Table2" table:style-name="Table2">
        <table:table-column table:style-name="Table2.A" table:number-columns-repeated="4"/>
        <table:table-row table:style-name="Table2.1">
          <table:table-cell table:style-name="Table2.A1" office:value-type="string">
            <text:p text:style-name="P102">printi</text:p>
          </table:table-cell>
          <table:table-cell table:style-name="Table2.A1" office:value-type="string">
            <text:p text:style-name="P102">printb</text:p>
          </table:table-cell>
          <table:table-cell table:style-name="Table2.A1" office:value-type="string">
            <text:p text:style-name="P102">printc</text:p>
          </table:table-cell>
          <table:table-cell table:style-name="Table2.A1" office:value-type="string">
            <text:p text:style-name="P102">prints</text:p>
          </table:table-cell>
        </table:table-row>
        <table:table-row table:style-name="Table2.1">
          <table:table-cell table:style-name="Table2.A1" office:value-type="string">
            <text:p text:style-name="P102">readi</text:p>
          </table:table-cell>
          <table:table-cell table:style-name="Table2.A1" office:value-type="string">
            <text:p text:style-name="P102">readb</text:p>
          </table:table-cell>
          <table:table-cell table:style-name="Table2.A1" office:value-type="string">
            <text:p text:style-name="P102">readc</text:p>
          </table:table-cell>
          <table:table-cell table:style-name="Table2.A1" office:value-type="string">
            <text:p text:style-name="P102">reads</text:p>
          </table:table-cell>
        </table:table-row>
      </table:table>
      <text:h text:style-name="P27" text:outline-level="2">Βασικοί τύποι δεδομένων<text:span text:style-name="T7"/></text:h>
      <text:p text:style-name="P63"><text:span text:style-name="T7">Οι βασικοί τύποι δεδομένων που υποστηρίζει η γλώσσα </text:span><text:span text:style-name="T8">Russel</text:span> είναι οι εξής:<text:span text:style-name="T7"/></text:p>
      <table:table table:name="Table3" table:style-name="Table3">
        <table:table-column table:style-name="Table3.A"/>
        <table:table-column table:style-name="Table3.B"/>
        <table:table-row table:style-name="Table3.1">
          <table:table-cell table:style-name="Table3.A1" office:value-type="string">
            <text:p text:style-name="P96">Τύπος</text:p>
          </table:table-cell>
          <table:table-cell table:style-name="Table3.B1" office:value-type="string">
            <text:p text:style-name="P97">Περιγραφή</text:p>
          </table:table-cell>
        </table:table-row>
        <table:table-row table:style-name="Table3.1">
          <table:table-cell table:style-name="Table3.A2" office:value-type="string">
            <text:p text:style-name="P107"><text:span text:style-name="Inserted_20_Code"><text:span text:style-name="T16">integer</text:span></text:span></text:p>
          </table:table-cell>
          <table:table-cell table:style-name="Table3.B2" office:value-type="string">
            <text:p text:style-name="P114">ακέραιοι αριθμοί των 16 bit σε παράσταση συμπληρώματος ως προς δύο (-32768 ως 32767)</text:p>
          </table:table-cell>
        </table:table-row>
        <table:table-row table:style-name="Table3.1">
          <table:table-cell table:style-name="Table3.A3" office:value-type="string">
            <text:p text:style-name="P107"><text:span text:style-name="Inserted_20_Code"><text:span text:style-name="T16">boolean</text:span></text:span><text:span text:style-name="T16"/></text:p>
          </table:table-cell>
          <table:table-cell table:style-name="Table3.B3" office:value-type="string">
            <text:p text:style-name="P114">λογικές μεταβλητές, σε παράσταση 8 bit (0=false, 1=true)</text:p>
          </table:table-cell>
        </table:table-row>
        <table:table-row table:style-name="Table3.1">
          <table:table-cell table:style-name="Table3.A2" office:value-type="string">
            <text:p text:style-name="P107"><text:span text:style-name="Inserted_20_Code"><text:span text:style-name="T16">char</text:span></text:span><text:span text:style-name="T16"/></text:p>
          </table:table-cell>
          <table:table-cell table:style-name="Table3.B2" office:value-type="string">
            <text:p text:style-name="P107"><text:span text:style-name="T9">χαρακτήρες</text:span><text:span text:style-name="T24"> </text:span><text:span text:style-name="T9">των 8 </text:span><text:span text:style-name="T24">bit</text:span><text:span text:style-name="T9"> σε αναπαράσταση </text:span><text:span text:style-name="T24">ASCII</text:span></text:p>
          </table:table-cell>
        </table:table-row>
        <table:table-row table:style-name="Table3.1">
          <table:table-cell table:style-name="Table3.A5" office:value-type="string">
            <text:p text:style-name="P107"><text:span text:style-name="Inserted_20_Code"><text:span text:style-name="T16">string</text:span></text:span><text:span text:style-name="T16"/></text:p>
          </table:table-cell>
          <table:table-cell table:style-name="Table3.B5" office:value-type="string">
            <text:p text:style-name="P117">συμβολοσειρές χαρακτήρων μέγιστου μήκους 16</text:p>
          </table:table-cell>
        </table:table-row>
      </table:table>
      <text:p text:style-name="P49">Οι ακέραιες σταθερές αποτελούνται από ένα προαιρετικό πρόσημο ακολουθούμενο από ένα ή περισσότερα δεκαδικά ψηφία. Παραδείγματα ακέραιων σταθερών είναι τα εξής:<text:span text:style-name="T7"/></text:p>
      <text:p text:style-name="P2">0<text:tab/>5<text:tab/>-10<text:tab/>7483<text:tab/>-25983<text:span text:style-name="T7"/></text:p>
      <text:p text:style-name="Standard"><text:span text:style-name="T7">Οι σταθερές λογικού τύπου είναι δυο:</text:span> <text:span text:style-name="Inserted_20_Code">false</text:span><text:span text:style-name="T7"> και </text:span><text:span text:style-name="Inserted_20_Code">true</text:span>.<text:span text:style-name="T7"/></text:p>
      <text:p text:style-name="P63"><text:span text:style-name="T7">Οι σταθερές τύπου χαρακτήρα αποτελούνται από έναν απλό ή ειδικό χαρακτήρα που περικλείεται από απλά εισαγωγικά. Ως απλοί χαρακτήρες θεωρούνται όλοι οι εκτυπώσιμοι χαρακτήρες πλήν των εισαγωγικών (απλών και διπλών) και της ανάστροφης καθέτου </text:span><text:span text:style-name="Inserted_20_Code"><text:span text:style-name="T7">\</text:span></text:span> (backslash). Οι ειδικοί χαρακτήρες χρησιμοποιούνται όπως στη γλώσσα C. Παριστάνονται ως ζεύγη χαρακτήρων, με πρώτο την ανάστροφη κάθετο. Οι επιτρεπόμενοι ειδικοί χαρακτήρες είναι οι εξής:<text:span text:style-name="T7"/></text:p>
      <table:table table:name="Table4" table:style-name="Table4">
        <table:table-column table:style-name="Table4.A"/>
        <table:table-column table:style-name="Table4.B"/>
        <table:table-row table:style-name="Table4.1">
          <table:table-cell table:style-name="Table4.A1" office:value-type="string">
            <text:p text:style-name="P99">Χαρακτήρας</text:p>
          </table:table-cell>
          <table:table-cell table:style-name="Table4.B1" office:value-type="string">
            <text:p text:style-name="P99">Περιγραφή</text:p>
          </table:table-cell>
        </table:table-row>
        <table:table-row table:style-name="Table4.1">
          <table:table-cell table:style-name="Table4.A2" office:value-type="string">
            <text:p text:style-name="P109"><text:span text:style-name="Inserted_20_Code">\n</text:span></text:p>
          </table:table-cell>
          <table:table-cell table:style-name="Table4.B2" office:value-type="string">
            <text:p text:style-name="P114">χαρακτήρας νέας γραμμής (new line)</text:p>
          </table:table-cell>
        </table:table-row>
        <table:table-row table:style-name="Table4.1">
          <table:table-cell table:style-name="Table4.A3" office:value-type="string">
            <text:p text:style-name="P109"><text:span text:style-name="Inserted_20_Code">\"</text:span></text:p>
          </table:table-cell>
          <table:table-cell table:style-name="Table4.B3" office:value-type="string">
            <text:p text:style-name="P107"><text:span text:style-name="T7">χαρακτήρας </text:span><text:span text:style-name="Inserted_20_Code"><text:span text:style-name="T7">"</text:span></text:span><text:span text:style-name="T7"> (διπλό εισαγωγικό)</text:span></text:p>
          </table:table-cell>
        </table:table-row>
        <table:table-row table:style-name="Table4.1">
          <table:table-cell table:style-name="Table4.A3" office:value-type="string">
            <text:p text:style-name="P109"><text:span text:style-name="Inserted_20_Code">\'</text:span></text:p>
          </table:table-cell>
          <table:table-cell table:style-name="Table4.B3" office:value-type="string">
            <text:p text:style-name="P108"><text:span text:style-name="T7">χαρακτήρας </text:span><text:span text:style-name="Inserted_20_Code"><text:span text:style-name="T7">'</text:span></text:span><text:span text:style-name="T7"> (απλό εισαγωγικό)</text:span></text:p>
          </table:table-cell>
        </table:table-row>
        <table:table-row table:style-name="Table4.1">
          <table:table-cell table:style-name="Table4.A3" office:value-type="string">
            <text:p text:style-name="P109"><text:span text:style-name="Inserted_20_Code">\0</text:span></text:p>
          </table:table-cell>
          <table:table-cell table:style-name="Table4.B3" office:value-type="string">
            <text:p text:style-name="P107"><text:span text:style-name="T7">χαρακτήρας με ASCII κωδικό </text:span><text:span text:style-name="Inserted_20_Code"><text:span text:style-name="T7">0</text:span></text:span></text:p>
          </table:table-cell>
        </table:table-row>
        <table:table-row table:style-name="Table4.1">
          <table:table-cell table:style-name="Table4.A3" office:value-type="string">
            <text:p text:style-name="P109"><text:span text:style-name="Inserted_20_Code">\t</text:span></text:p>
          </table:table-cell>
          <table:table-cell table:style-name="Table4.B3" office:value-type="string">
            <text:p text:style-name="P114">χαρακτήρας αλλαγής στήλης (TAB)</text:p>
          </table:table-cell>
        </table:table-row>
        <table:table-row table:style-name="Table4.1">
          <table:table-cell table:style-name="Table4.A7" office:value-type="string">
            <text:p text:style-name="P109"><text:span text:style-name="Inserted_20_Code">\\</text:span></text:p>
          </table:table-cell>
          <table:table-cell table:style-name="Table4.B7" office:value-type="string">
            <text:p text:style-name="P107"><text:span text:style-name="T7">χαρακτήρας </text:span><text:span text:style-name="Inserted_20_Code"><text:span text:style-name="T7">\</text:span></text:span><text:span text:style-name="T7"> (backslash)</text:span></text:p>
          </table:table-cell>
        </table:table-row>
      </table:table>
      <text:p text:style-name="P60">Παραδείγματα σταθερών τύπου χαρακτήρα είναι τα ακόλουθα:<text:span text:style-name="T7"/></text:p>
      <text:p text:style-name="P3"><text:span text:style-name="T17">'a'</text:span><text:tab/>'9'<text:tab/>'\0'<text:tab/>'\n'<text:tab/>'\''<text:tab/>'\"'<text:span text:style-name="T7"/></text:p>
      <text:p text:style-name="Standard"><text:span text:style-name="T7">Οι σταθερές τύπου συμβολοσειράς αποτελούνται από μια ακολουθία μηδέν ή περισσότερων απλών ή ειδικών χαρακτήρων που περικλείονται από διπλά εισαγωγικά.</text:span><text:span text:style-name="T9">Το μέγιστο επιτρεπόμενο μήκος χαρακτήρων μιας συμβολοσειράς είναι 16. Αν δοθούν λιγότεροι, οι υπόλοιποι συμπληρώνονται με το χαρακτήρα </text:span><text:span text:style-name="Inserted_20_Code"><text:span text:style-name="T7">\0</text:span></text:span><text:span text:style-name="T9">. Σημειώνεται ότι οι συναρτήσεις βιβλιοθήκης θεωρούν ότι μια συμβολοσειρά πάντοτε τερματίζεται με το χαρακτήρα </text:span><text:span text:style-name="Inserted_20_Code"><text:span text:style-name="T7">\0</text:span></text:span><text:span text:style-name="T9">, οπότε το μέγιστο μήκος συμβολοσειράς περιορίζεται έμμεσα σε 15. Αν όμως δεν πρόκειται να κληθούν οι συναρτήσεις βιβλιοθήκης και ο προγραμματιστής γνωρίζει τί κανει, και οι 16 χαρακτήρες είναι δυνατό να χρησιμοποιηθούν.</text:span><text:span text:style-name="T7">Παραδείγματα σταθερών τύπου </text:span><text:span text:style-name="T9">συμβολοσειράς </text:span><text:span text:style-name="T7">είναι τα ακόλουθα:</text:span><text:span text:style-name="T7"/></text:p>
      <text:p text:style-name="Example_20_Code">"This is a string!" <text:s text:c="2"/>"Hello!\n" <text:s text:c="2"/>"<text:span text:style-name="T17">Say \"cheese\"</text:span>"<text:span text:style-name="T7"/></text:p>
      <text:h text:style-name="Heading_20_2" text:outline-level="2"><text:soft-page-break/>Μονάδες προγράμματος<text:span text:style-name="T7"/></text:h>
      <text:p text:style-name="Standard"><text:span text:style-name="T7">Η </text:span><text:span text:style-name="T8">Russel</text:span><text:span text:style-name="T7"> είναι μια δομημένη (block structured) γλώσσα. Οι διαδικασίες και οι συναρτήσεις μπορούν να είναι φωλιασμένες (nested) η μια μέσα στην άλλη. Οι κανόνες εμβέλειας είναι ίδιοι με αυτούς της Pascal. Ενα πρόγραμμα της γλώσσας </text:span><text:span text:style-name="T8">Russel</text:span><text:span text:style-name="T7"> έχει </text:span><text:span text:style-name="T9">χοντρικά </text:span><text:span text:style-name="T7">τη δομή ενός προγράμματος Pascal</text:span><text:span text:style-name="T9">, με τη διαφορά ότι η </text:span><text:span text:style-name="T7">πλέον εξωτερική δομική μονάδα </text:span><text:span text:style-name="T9">(</text:span><text:span text:style-name="T7">το πρόγραμμα</text:span><text:span text:style-name="T9">) δεν ονομάζεται.</text:span><text:span text:style-name="T7"> </text:span><text:span text:style-name="T9">Κάθε δομική μονάδα </text:span><text:span text:style-name="T7">μπορεί να περιέχει </text:span><text:span text:style-name="T9">ορισμούς μεταβλητών </text:span><text:span text:style-name="T24">(variables) </text:span><text:span text:style-name="T9">και </text:span><text:span text:style-name="T7">συναρτήσε</text:span><text:span text:style-name="T9">ων</text:span><text:span text:style-name="T7"> (functions). Οι παράμετροι των συναρτήσεων περνούν </text:span><text:span text:style-name="T11">κατ’ αξία</text:span><text:span text:style-name="T9"> (</text:span><text:span text:style-name="T24">by value) </text:span><text:span text:style-name="T9">ή </text:span><text:span text:style-name="T10">κατ’ αναφορά</text:span><text:span text:style-name="T9"> (</text:span><text:span text:style-name="T24">by reference).</text:span><text:span text:style-name="T7"/></text:p>
      <text:h text:style-name="Heading_20_2" text:outline-level="2">Εντολές<text:span text:style-name="T7"/></text:h>
      <text:p text:style-name="Standard"><text:span text:style-name="T7">H γλώσσα </text:span><text:span text:style-name="T8">Russel</text:span><text:span text:style-name="T7"> </text:span><text:span text:style-name="T9">υποστηρίζει τις ακόλουθες εντολές:</text:span><text:span text:style-name="T7"/></text:p>
      <text:list xml:id="list3404970640" text:style-name="L1">
        <text:list-item>
          <text:p text:style-name="P65"><text:span text:style-name="T7">Η εντολή εκχώρησης έχει την ίδια σύνταξη και σημασιολογία με την αντίστοιχη εντολή της Pascal. </text:span><text:span text:style-name="T9">Επιτρέπονται εκχωρήσεις για όλους τους τύπους δεδομένων.</text:span><text:span text:style-name="T7"/></text:p>
        </text:list-item>
        <text:list-item>
          <text:p text:style-name="P65"><text:span text:style-name="T9">Η εντολή </text:span><text:span text:style-name="Inserted_20_Code"><text:span text:style-name="T7">if</text:span></text:span><text:span text:style-name="T24"> </text:span><text:span text:style-name="T9">έχει την ακόλουθη σύνταξη:</text:span><text:span text:style-name="T7"/></text:p>
          <text:p text:style-name="P4"><text:span text:style-name="T26">if</text:span><text:span text:style-name="T27"> λογική-έκφραση </text:span><text:span text:style-name="T28">-&gt;</text:span><text:span text:style-name="T27"> εντολ</text:span><text:span text:style-name="T29">ές</text:span><text:span text:style-name="T30"><text:line-break/> </text:span><text:span text:style-name="T26">|</text:span><text:span text:style-name="T27"> λογική-έκφραση </text:span><text:span text:style-name="T28">-&gt;</text:span><text:span text:style-name="T27"> εντολ</text:span><text:span text:style-name="T29">ές</text:span><text:span text:style-name="T30"><text:line-break/> </text:span><text:span text:style-name="T26">|</text:span><text:span text:style-name="T27"> ...</text:span><text:span text:style-name="T26"><text:line-break/>e</text:span><text:span text:style-name="T31">nd</text:span><text:span text:style-name="T7"/></text:p>
          <text:p text:style-name="P65"><text:span text:style-name="T9">Κατά την εκτέλεση της εντολής </text:span><text:span text:style-name="Inserted_20_Code"><text:span text:style-name="T7">if</text:span></text:span><text:span text:style-name="T24">, </text:span><text:span text:style-name="T9">οι συνθήκες αποτιμώνται διαδοχικά. Μόλις βρεθεί κάποια αληθής συνθήκη, οι αντίστοιχες εντολές εκτελούνται και η εκτέλεση της εντολής </text:span><text:span text:style-name="Inserted_20_Code"><text:span text:style-name="T7">if</text:span></text:span><text:span text:style-name="T24"> </text:span><text:span text:style-name="T9">τερματίζεται. Αν καμιά από τις συνθήκες δεν είναι αληθής, ό έλεγχος συνεχίζεται μετά την εκτολή </text:span><text:span text:style-name="Inserted_20_Code"><text:span text:style-name="T7">if</text:span></text:span><text:span text:style-name="T24">.</text:span><text:span text:style-name="T7"/></text:p>
        </text:list-item>
        <text:list-item>
          <text:p text:style-name="P65"><text:span text:style-name="T9">Η εντολή </text:span><text:span text:style-name="Inserted_20_Code"><text:span text:style-name="T19">do</text:span></text:span><text:span text:style-name="T24"> </text:span><text:span text:style-name="T9">έχει παρόμοια σύνταξη με την εντολή </text:span><text:span text:style-name="Inserted_20_Code"><text:span text:style-name="T7">if</text:span></text:span><text:span text:style-name="T24">:</text:span><text:span text:style-name="T7"/></text:p>
          <text:p text:style-name="P4"><text:span text:style-name="T18">do</text:span> ëïãéêÞ-Ýêöñáóç <text:span text:style-name="T14">-&gt;</text:span> åíôïë<text:span text:style-name="T13">ές</text:span><text:span text:style-name="T17"><text:line-break/> </text:span><text:span text:style-name="T5">|</text:span> ëïãéêÞ-Ýêöñáóç <text:span text:style-name="T14">-&gt;</text:span> åíôïë<text:span text:style-name="T13">ές</text:span><text:span text:style-name="T17"><text:line-break/> </text:span><text:span text:style-name="T5">|</text:span> ...<text:span text:style-name="T5"><text:line-break/>e</text:span><text:span text:style-name="T18">nd</text:span><text:span text:style-name="T7"/></text:p>
          <text:p text:style-name="P65"><text:span text:style-name="T9">Κατά την εκτέλεση της εντολής </text:span><text:span text:style-name="Inserted_20_Code"><text:span text:style-name="T7">do</text:span></text:span><text:span text:style-name="T24">, </text:span><text:span text:style-name="T9">οι συνθήκες αποτιμώνται διαδοχικά. Μόλις βρεθεί κάποια αληθής συνθήκη, οι αντίστοιχες εντολές εκτελούνται και η εκτέλεση της εντολής </text:span><text:span text:style-name="Inserted_20_Code"><text:span text:style-name="T7">do</text:span></text:span><text:span text:style-name="T24"> </text:span><text:span text:style-name="T9">ξαναρχίζει από την αρχή. Αν καμιά από τις συνθήκες δεν είναι αληθής, ό έλεγχος συνεχίζεται μετά την εκτολή </text:span><text:span text:style-name="Inserted_20_Code"><text:span text:style-name="T7">do</text:span></text:span><text:span text:style-name="T24">.</text:span><text:span text:style-name="T7"/></text:p>
        </text:list-item>
        <text:list-item>
          <text:p text:style-name="P65"><text:span text:style-name="T7">Η εντολή κλήσης διαδικασίας έχει την ίδια σύνταξη και σημασιολογία με την αντίστοιχη εντολή της γλώσσας Pascal, </text:span><text:span text:style-name="T9">με τη διαφορά ότι οι παρενθέσεις είναι απαραίτητες ακόμα και όταν δεν υπάρχουν ορίσματα.</text:span><text:span text:style-name="T7"/></text:p>
        </text:list-item>
        <text:list-item>
          <text:p text:style-name="P65"><text:span text:style-name="T7">Η επιστροφή από συνάρτηση γίνεται </text:span><text:span text:style-name="T9">μέσω της </text:span><text:span text:style-name="T7">εντολή</text:span><text:span text:style-name="T9">ς</text:span><text:span text:style-name="T7"> </text:span><text:span text:style-name="Inserted_20_Code"><text:span text:style-name="T7">return</text:span></text:span><text:span text:style-name="T9">, όπως στη </text:span><text:span text:style-name="T24">C</text:span><text:span text:style-name="T7">.</text:span><text:span text:style-name="T7"/></text:p>
        </text:list-item>
      </text:list>
      <text:h text:style-name="P27" text:outline-level="2">Τελεστές<text:span text:style-name="T7"/></text:h>
      <text:p text:style-name="P63"><text:span text:style-name="T7">Οι τελεστές της γλώσσας </text:span><text:span text:style-name="T8">Russel</text:span><text:span text:style-name="T7"> δίνονται παρακάτω. Η </text:span><text:span text:style-name="T11">προτεραιότητα</text:span><text:span text:style-name="T7"> (precedence) και η </text:span><text:span text:style-name="T11">προσεταιριστικότητα</text:span> (associativity) δίνεται στον παρακάτω πίνακα (από μεγαλύτερη προς μικρότερη προτεραιότητα). Τελεστές που βρίσκονται στην ίδια γραμμή έχουν την ίδια προτεραιότητα και είναι αριστερά προσεταιριστικοί.<text:span text:style-name="T7"/></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7">Τελεστές</text:p>
          </table:table-cell>
          <table:table-cell table:style-name="Table5.B1" office:value-type="string">
            <text:p text:style-name="P119">Αριθμός ορισμάτων</text:p>
          </table:table-cell>
          <table:table-cell table:style-name="Table5.B1" office:value-type="string">
            <text:p text:style-name="P119">Προσεταιρι­στικότητα<text:span text:style-name="T5"/></text:p>
          </table:table-cell>
          <table:table-cell table:style-name="Table5.D1" office:value-type="string">
            <text:p text:style-name="P97">Περιγραφή</text:p>
          </table:table-cell>
        </table:table-row>
        <table:table-row table:style-name="Table5.1">
          <table:table-cell table:style-name="Table5.A2" office:value-type="string">
            <text:p text:style-name="P104"><text:span text:style-name="Inserted_20_Code"><text:span text:style-name="T17">[]</text:span></text:span></text:p>
          </table:table-cell>
          <table:table-cell table:style-name="Table5.B2" office:value-type="string">
            <text:p text:style-name="P104">2</text:p>
          </table:table-cell>
          <table:table-cell table:style-name="Table5.B2" office:value-type="string">
            <text:p text:style-name="P121">¬</text:p>
          </table:table-cell>
          <table:table-cell table:style-name="Table5.D2" office:value-type="string">
            <text:p text:style-name="P118">Στοιχείο συμβολοσειράς<text:span text:style-name="T7"/></text:p>
          </table:table-cell>
        </table:table-row>
        <table:table-row table:style-name="Table5.1">
          <table:table-cell table:style-name="Table5.A2" office:value-type="string">
            <text:p text:style-name="P104"><text:span text:style-name="Inserted_20_Code"><text:span text:style-name="T13">+ -</text:span></text:span></text:p>
          </table:table-cell>
          <table:table-cell table:style-name="Table5.B2" office:value-type="string">
            <text:p text:style-name="P104"><text:span text:style-name="T13">1</text:span></text:p>
          </table:table-cell>
          <table:table-cell table:style-name="Table5.B2" office:value-type="string">
            <text:p text:style-name="P121">®</text:p>
          </table:table-cell>
          <table:table-cell table:style-name="Table5.D2" office:value-type="string">
            <text:p text:style-name="P118">Πρόσημα<text:span text:style-name="T7"/></text:p>
          </table:table-cell>
        </table:table-row>
        <table:table-row table:style-name="Table5.1">
          <table:table-cell table:style-name="Table5.A4" office:value-type="string">
            <text:p text:style-name="P104"><text:span text:style-name="Inserted_20_Code"><text:span text:style-name="T16">* div mod</text:span></text:span></text:p>
          </table:table-cell>
          <table:table-cell table:style-name="Table5.B4" office:value-type="string">
            <text:p text:style-name="P104"><text:span text:style-name="T13">2</text:span></text:p>
          </table:table-cell>
          <table:table-cell table:style-name="Table5.B4" office:value-type="string">
            <text:p text:style-name="P121">¬</text:p>
          </table:table-cell>
          <table:table-cell table:style-name="Table5.D4" office:value-type="string">
            <text:p text:style-name="P115">Πολλαπλασιαστικοί τελεστές</text:p>
          </table:table-cell>
        </table:table-row>
        <table:table-row table:style-name="Table5.1">
          <table:table-cell table:style-name="Table5.A4" office:value-type="string">
            <text:p text:style-name="P104"><text:span text:style-name="Inserted_20_Code"><text:span text:style-name="T16">+ -</text:span></text:span></text:p>
          </table:table-cell>
          <table:table-cell table:style-name="Table5.B4" office:value-type="string">
            <text:p text:style-name="P104"><text:span text:style-name="T13">2</text:span></text:p>
          </table:table-cell>
          <table:table-cell table:style-name="Table5.B4" office:value-type="string">
            <text:p text:style-name="P121">¬</text:p>
          </table:table-cell>
          <table:table-cell table:style-name="Table5.D4" office:value-type="string">
            <text:p text:style-name="P115">Προσθετικοί τελεστές</text:p>
          </table:table-cell>
        </table:table-row>
        <table:table-row table:style-name="Table5.1">
          <table:table-cell table:style-name="Table5.A4" office:value-type="string">
            <text:p text:style-name="P106"><text:span text:style-name="Inserted_20_Code"><text:span text:style-name="T16">= &lt;&gt; &gt; &lt; &gt;= &lt;=</text:span></text:span></text:p>
          </table:table-cell>
          <table:table-cell table:style-name="Table5.B4" office:value-type="string">
            <text:p text:style-name="P106"><text:span text:style-name="T13">2</text:span></text:p>
          </table:table-cell>
          <table:table-cell table:style-name="Table5.B4" office:value-type="string">
            <text:p text:style-name="P120">όχι</text:p>
          </table:table-cell>
          <table:table-cell table:style-name="Table5.D4" office:value-type="string">
            <text:p text:style-name="P116">Σχεσιακοί τελεστές</text:p>
          </table:table-cell>
        </table:table-row>
        <table:table-row table:style-name="Table5.1">
          <table:table-cell table:style-name="Table5.A4" office:value-type="string">
            <text:p text:style-name="P104"><text:span text:style-name="Inserted_20_Code"><text:span text:style-name="T16">not</text:span></text:span></text:p>
          </table:table-cell>
          <table:table-cell table:style-name="Table5.B4" office:value-type="string">
            <text:p text:style-name="P104"><text:span text:style-name="T13">1</text:span></text:p>
          </table:table-cell>
          <table:table-cell table:style-name="Table5.B4" office:value-type="string">
            <text:p text:style-name="P121">®</text:p>
          </table:table-cell>
          <table:table-cell table:style-name="Table5.D4" office:value-type="string">
            <text:p text:style-name="P115">Τελεστής λογικής άρνησης</text:p>
          </table:table-cell>
        </table:table-row>
        <table:table-row table:style-name="Table5.1">
          <table:table-cell table:style-name="Table5.A4" office:value-type="string">
            <text:p text:style-name="P104"><text:span text:style-name="Inserted_20_Code"><text:span text:style-name="T17">and</text:span></text:span></text:p>
          </table:table-cell>
          <table:table-cell table:style-name="Table5.B4" office:value-type="string">
            <text:p text:style-name="P104"><text:span text:style-name="T13">2</text:span></text:p>
          </table:table-cell>
          <table:table-cell table:style-name="Table5.B4" office:value-type="string">
            <text:p text:style-name="P121">¬</text:p>
          </table:table-cell>
          <table:table-cell table:style-name="Table5.D4" office:value-type="string">
            <text:p text:style-name="Table"><text:span text:style-name="T7">Τελεστής λογικής </text:span><text:span text:style-name="T9">σύζευξης</text:span></text:p>
          </table:table-cell>
        </table:table-row>
        <table:table-row table:style-name="Table5.1">
          <table:table-cell table:style-name="Table5.A9" office:value-type="string">
            <text:p text:style-name="P104"><text:span text:style-name="Inserted_20_Code"><text:span text:style-name="T16">or</text:span></text:span></text:p>
          </table:table-cell>
          <table:table-cell table:style-name="Table5.B9" office:value-type="string">
            <text:p text:style-name="P104"><text:span text:style-name="T13">2</text:span></text:p>
          </table:table-cell>
          <table:table-cell table:style-name="Table5.B9" office:value-type="string">
            <text:p text:style-name="P121">¬</text:p>
          </table:table-cell>
          <table:table-cell table:style-name="Table5.D9" office:value-type="string">
            <text:p text:style-name="Table"><text:span text:style-name="T7">Τελεστής λογικής </text:span><text:span text:style-name="T9">διάζευξης</text:span></text:p>
          </table:table-cell>
        </table:table-row>
      </table:table>
      <text:h text:style-name="Heading_20_3" text:outline-level="3">Αριθμητικοί τελεστές<text:span text:style-name="T7"/></text:h>
      <text:p text:style-name="P63"><text:span text:style-name="T7">Οι αριθμητικοί τελεστές με ένα τελούμενο της γλώσσας </text:span><text:span text:style-name="T8">Russel</text:span> είναι οι εξής:<text:span text:style-name="T7"/></text:p>
      <table:table table:name="Table6" table:style-name="Table6">
        <table:table-column table:style-name="Table6.A"/>
        <table:table-column table:style-name="Table6.B"/>
        <table:table-row table:style-name="Table6.1">
          <table:table-cell table:style-name="Table6.A1" office:value-type="string">
            <text:p text:style-name="P97">Τελεστής</text:p>
          </table:table-cell>
          <table:table-cell table:style-name="Table6.B1" office:value-type="string">
            <text:p text:style-name="P96">Σημασία</text:p>
          </table:table-cell>
        </table:table-row>
        <table:table-row table:style-name="Table6.1">
          <table:table-cell table:style-name="Table6.A2" office:value-type="string">
            <text:p text:style-name="P104"><text:span text:style-name="Inserted_20_Code"><text:span text:style-name="T16">+</text:span></text:span></text:p>
          </table:table-cell>
          <table:table-cell table:style-name="Table6.B2" office:value-type="string">
            <text:p text:style-name="Table"><text:span text:style-name="T7">Θετικό πρόσημο (ταυτότητα)</text:span></text:p>
          </table:table-cell>
        </table:table-row>
        <table:table-row table:style-name="Table6.1">
          <table:table-cell table:style-name="Table6.A3" office:value-type="string">
            <text:p text:style-name="P106"><text:span text:style-name="Inserted_20_Code"><text:span text:style-name="T16">-</text:span></text:span></text:p>
          </table:table-cell>
          <table:table-cell table:style-name="Table6.B3" office:value-type="string">
            <text:p text:style-name="P123"><text:span text:style-name="T7">Αρνητικό πρόσημο (αντίθετος)</text:span></text:p>
          </table:table-cell>
        </table:table-row>
      </table:table>
      <text:p text:style-name="P50">Οι δυαδικοί αριθμητικοί τελεστές της γλώσσας είναι οι εξής:<text:span text:style-name="T7"/></text:p>
      <table:table table:name="Table7" table:style-name="Table7">
        <table:table-column table:style-name="Table7.A"/>
        <table:table-column table:style-name="Table7.B"/>
        <table:table-row table:style-name="Table7.1">
          <table:table-cell table:style-name="Table7.A1" office:value-type="string">
            <text:p text:style-name="P98">Τελεστής</text:p>
          </table:table-cell>
          <table:table-cell table:style-name="Table7.B1" office:value-type="string">
            <text:p text:style-name="P101">Σημασία</text:p>
          </table:table-cell>
        </table:table-row>
        <table:table-row table:style-name="Table7.1">
          <table:table-cell table:style-name="Table7.A2" office:value-type="string">
            <text:p text:style-name="P105"><text:span text:style-name="Inserted_20_Code"><text:span text:style-name="T16">+</text:span></text:span></text:p>
          </table:table-cell>
          <table:table-cell table:style-name="Table7.B2" office:value-type="string">
            <text:p text:style-name="P122"><text:span text:style-name="T7">Πρόσθεση ακεραίων</text:span></text:p>
          </table:table-cell>
        </table:table-row>
        <table:table-row table:style-name="Table7.1">
          <table:table-cell table:style-name="Table7.A3" office:value-type="string">
            <text:p text:style-name="P105"><text:span text:style-name="Inserted_20_Code"><text:span text:style-name="T16">-</text:span></text:span></text:p>
          </table:table-cell>
          <table:table-cell table:style-name="Table7.B3" office:value-type="string">
            <text:p text:style-name="P122"><text:span text:style-name="T7">Αφαίρεση ακεραίων</text:span></text:p>
          </table:table-cell>
        </table:table-row>
        <table:table-row table:style-name="Table7.1">
          <table:table-cell table:style-name="Table7.A3" office:value-type="string">
            <text:p text:style-name="P105"><text:span text:style-name="Inserted_20_Code"><text:span text:style-name="T16">*</text:span></text:span></text:p>
          </table:table-cell>
          <table:table-cell table:style-name="Table7.B3" office:value-type="string">
            <text:p text:style-name="P122"><text:span text:style-name="T7">Πολλαπλασιασμός ακεραίων</text:span></text:p>
          </table:table-cell>
        </table:table-row>
        <table:table-row table:style-name="Table7.1">
          <table:table-cell table:style-name="Table7.A3" office:value-type="string">
            <text:p text:style-name="P105"><text:span text:style-name="Inserted_20_Code"><text:span text:style-name="T16">div</text:span></text:span></text:p>
          </table:table-cell>
          <table:table-cell table:style-name="Table7.B3" office:value-type="string">
            <text:p text:style-name="P122"><text:span text:style-name="T7">Πηλίκο ακέραιας διαίρεσης</text:span></text:p>
          </table:table-cell>
        </table:table-row>
        <table:table-row table:style-name="Table7.1">
          <table:table-cell table:style-name="Table7.A6" office:value-type="string">
            <text:p text:style-name="P105"><text:span text:style-name="Inserted_20_Code"><text:span text:style-name="T16">mod</text:span></text:span></text:p>
          </table:table-cell>
          <table:table-cell table:style-name="Table7.B6" office:value-type="string">
            <text:p text:style-name="P122"><text:span text:style-name="T7">Υπόλοιπο ακέραιας διαίρεσης</text:span></text:p>
          </table:table-cell>
        </table:table-row>
      </table:table>
      <text:p text:style-name="P49">Τα τελούμενα των αριθμητικών τελεστών πρέπει να είναι έγκυρες ακέραιες εκφράσεις. Το αποτέλεσμά τους είναι ακέραιου τύπου.<text:span text:style-name="T7"/></text:p>
      <text:h text:style-name="Heading_20_3" text:outline-level="3">Σχεσιακοί τελεστές<text:span text:style-name="T7"/></text:h>
      <text:p text:style-name="P63"><text:span text:style-name="T7">Οι σχεσιακοί τελεστές της γλώσσας </text:span><text:span text:style-name="T8">Russel </text:span>φαίνονται στον παρακάτω πίνακα.<text:span text:style-name="T7"/></text:p>
      <table:table table:name="Table8" table:style-name="Table8">
        <table:table-column table:style-name="Table8.A"/>
        <table:table-column table:style-name="Table8.B"/>
        <text:soft-page-break/>
        <table:table-row table:style-name="Table8.1">
          <table:table-cell table:style-name="Table8.A1" office:value-type="string">
            <text:p text:style-name="P98">Τελεστής</text:p>
          </table:table-cell>
          <table:table-cell table:style-name="Table8.B1" office:value-type="string">
            <text:p text:style-name="P124"><text:span text:style-name="T5">Σημασία</text:span></text:p>
          </table:table-cell>
        </table:table-row>
        <table:table-row table:style-name="Table8.1">
          <table:table-cell table:style-name="Table8.A2" office:value-type="string">
            <text:p text:style-name="P105"><text:span text:style-name="Inserted_20_Code">=</text:span></text:p>
          </table:table-cell>
          <table:table-cell table:style-name="Table8.B2" office:value-type="string">
            <text:p text:style-name="P122"><text:span text:style-name="T7">ίσο</text:span></text:p>
          </table:table-cell>
        </table:table-row>
        <table:table-row table:style-name="Table8.1">
          <table:table-cell table:style-name="Table8.A3" office:value-type="string">
            <text:p text:style-name="P105"><text:span text:style-name="Inserted_20_Code">&lt;&gt;</text:span></text:p>
          </table:table-cell>
          <table:table-cell table:style-name="Table8.B3" office:value-type="string">
            <text:p text:style-name="P122"><text:span text:style-name="T7">διάφορο</text:span></text:p>
          </table:table-cell>
        </table:table-row>
        <table:table-row table:style-name="Table8.1">
          <table:table-cell table:style-name="Table8.A3" office:value-type="string">
            <text:p text:style-name="P105"><text:span text:style-name="Inserted_20_Code">&gt;</text:span></text:p>
          </table:table-cell>
          <table:table-cell table:style-name="Table8.B3" office:value-type="string">
            <text:p text:style-name="P122"><text:span text:style-name="T7">μεγαλύτερο</text:span></text:p>
          </table:table-cell>
        </table:table-row>
        <table:table-row table:style-name="Table8.1">
          <table:table-cell table:style-name="Table8.A3" office:value-type="string">
            <text:p text:style-name="P105"><text:span text:style-name="Inserted_20_Code">&lt;</text:span></text:p>
          </table:table-cell>
          <table:table-cell table:style-name="Table8.B3" office:value-type="string">
            <text:p text:style-name="P122"><text:span text:style-name="T7">μικρότερο</text:span></text:p>
          </table:table-cell>
        </table:table-row>
        <table:table-row table:style-name="Table8.1">
          <table:table-cell table:style-name="Table8.A3" office:value-type="string">
            <text:p text:style-name="P105"><text:span text:style-name="Inserted_20_Code">&gt;=</text:span></text:p>
          </table:table-cell>
          <table:table-cell table:style-name="Table8.B3" office:value-type="string">
            <text:p text:style-name="P122"><text:span text:style-name="T7">μεγαλύτερο ή ίσο</text:span></text:p>
          </table:table-cell>
        </table:table-row>
        <table:table-row table:style-name="Table8.1">
          <table:table-cell table:style-name="Table8.A7" office:value-type="string">
            <text:p text:style-name="P105"><text:span text:style-name="Inserted_20_Code">&lt;=</text:span></text:p>
          </table:table-cell>
          <table:table-cell table:style-name="Table8.B7" office:value-type="string">
            <text:p text:style-name="P122"><text:span text:style-name="T7">μικρότερο ή ίσο</text:span></text:p>
          </table:table-cell>
        </table:table-row>
      </table:table>
      <text:p text:style-name="P64"><text:span text:style-name="T7">Τα τελούμενα των σχεσιακών τελεστών πρέπει να είναι του ίδιου τύπου. Απαγορε</text:span><text:span text:style-name="T9">ύονται οι συγκρίσεις συμβολοσειρών. </text:span><text:span text:style-name="T7">Για τελούμενα λογικού τύπου επιτρέπεται μόνο η σύγκριση ισότητας ή ανισότητας. </text:span><text:span text:style-name="T9">Για τελούμενα τύπου χαρακτήρα, οι συγκρίσεις γίνονται βάσει της αναπαράστασης </text:span><text:span text:style-name="T24">ASCII. </text:span><text:span text:style-name="T7">Τα αποτελέσματα των σχεσιακών τελεστών είναι λογικές εκφράσεις.</text:span><text:span text:style-name="T7"/></text:p>
      <text:h text:style-name="Heading_20_3" text:outline-level="3">Λογικοί τελεστές<text:span text:style-name="T7"/></text:h>
      <text:p text:style-name="P63"><text:span text:style-name="T7">Οι λογικοί τελεστές της γλώσσας </text:span><text:span text:style-name="T8">Russel</text:span> είναι τρεις:<text:span text:style-name="T7"/></text:p>
      <table:table table:name="Table9" table:style-name="Table9">
        <table:table-column table:style-name="Table9.A"/>
        <table:table-column table:style-name="Table9.B"/>
        <table:table-row table:style-name="Table9.1">
          <table:table-cell table:style-name="Table9.A1" office:value-type="string">
            <text:p text:style-name="P98">Τελεστής<text:span text:style-name="T27"/></text:p>
          </table:table-cell>
          <table:table-cell table:style-name="Table9.B1" office:value-type="string">
            <text:p text:style-name="P124"><text:span text:style-name="T5">Σημασία</text:span></text:p>
          </table:table-cell>
        </table:table-row>
        <table:table-row table:style-name="Table9.1">
          <table:table-cell table:style-name="Table9.A2" office:value-type="string">
            <text:p text:style-name="P105"><text:span text:style-name="Inserted_20_Code"><text:span text:style-name="T27">or</text:span></text:span></text:p>
          </table:table-cell>
          <table:table-cell table:style-name="Table9.B2" office:value-type="string">
            <text:p text:style-name="P122"><text:span text:style-name="T7">Λογική διάζευξη (ή)</text:span></text:p>
          </table:table-cell>
        </table:table-row>
        <table:table-row table:style-name="Table9.1">
          <table:table-cell table:style-name="Table9.A3" office:value-type="string">
            <text:p text:style-name="P105"><text:span text:style-name="Inserted_20_Code"><text:span text:style-name="T27">and</text:span></text:span></text:p>
          </table:table-cell>
          <table:table-cell table:style-name="Table9.B3" office:value-type="string">
            <text:p text:style-name="P122"><text:span text:style-name="T7">Λογική σύζευξη (και)</text:span></text:p>
          </table:table-cell>
        </table:table-row>
        <table:table-row table:style-name="Table9.1">
          <table:table-cell table:style-name="Table9.A4" office:value-type="string">
            <text:p text:style-name="P106"><text:span text:style-name="Inserted_20_Code"><text:span text:style-name="T27">not</text:span></text:span></text:p>
          </table:table-cell>
          <table:table-cell table:style-name="Table9.B4" office:value-type="string">
            <text:p text:style-name="P123"><text:span text:style-name="T7">Λογική άρνηση (όχι)</text:span></text:p>
          </table:table-cell>
        </table:table-row>
      </table:table>
      <text:p text:style-name="P64"><text:span text:style-name="T7">Οι τελεστές </text:span><text:span text:style-name="Inserted_20_Code"><text:span text:style-name="T7">or</text:span></text:span><text:span text:style-name="T7"> και </text:span><text:span text:style-name="Inserted_20_Code"><text:span text:style-name="T7">and</text:span></text:span><text:span text:style-name="T7"> είναι δυαδικοί, ενώ ο τελεστής </text:span><text:span text:style-name="Inserted_20_Code"><text:span text:style-name="T7">not</text:span></text:span><text:span text:style-name="T7"> δέχεται ένα τελούμενο. Τα τελούμενα πρέπει να είναι έγκυρες λογικές εκφράσεις. Το αποτέλεσμα είναι επίσης λογική έκφραση.</text:span><text:span text:style-name="T7"/></text:p>
      <text:h text:style-name="P29" text:outline-level="3">Τελεστής στοιχείου συμβολοσειράς<text:span text:style-name="T7"/></text:h>
      <text:p text:style-name="Standard"><text:span text:style-name="T9">Για την προσπέλαση των επιμέρους χαρακτήρων που αποτελούν μια συμβολοσειρά, η γλώσσα </text:span><text:span text:style-name="T25">Russel</text:span><text:span text:style-name="T24"> </text:span><text:span text:style-name="T9">υποστηρίζει εκφράσεις της μορφής </text:span><text:span text:style-name="Inserted_20_Code"><text:span text:style-name="T19">s</text:span></text:span><text:span text:style-name="Inserted_20_Code"><text:span text:style-name="T9">[</text:span></text:span><text:span text:style-name="Inserted_20_Code"><text:span text:style-name="T19">n</text:span></text:span><text:span text:style-name="Inserted_20_Code"><text:span text:style-name="T7">]</text:span></text:span><text:span text:style-name="T9">. Το πρώτο όρισμα </text:span><text:span text:style-name="Inserted_20_Code"><text:span text:style-name="T7">s</text:span></text:span><text:span text:style-name="T24"> </text:span><text:span text:style-name="T9">του τελεστή </text:span><text:span text:style-name="Inserted_20_Code"><text:span text:style-name="T7">[]</text:span></text:span><text:span text:style-name="T9">, που βρίσκεται αμέσως πριν τις αγκύλες, είναι μια έκφραση με τύπο συμβολοσειράς. Το δεύτερο όρισμα </text:span><text:span text:style-name="Inserted_20_Code"><text:span text:style-name="T7">n</text:span></text:span><text:span text:style-name="T9">, που βρίσκεται στο εσωτερικό των αγκυλών, είναι μια έκφραση ακέραιου τύπου. Το αποτέλεσμα της έκφρασης είναι ο χαρακτήρας που βρίσκεται στη θέση </text:span><text:span text:style-name="Inserted_20_Code"><text:span text:style-name="T7">n</text:span></text:span><text:span text:style-name="T24"> </text:span><text:span text:style-name="T9">της συμβολοσειράς </text:span><text:span text:style-name="Inserted_20_Code"><text:span text:style-name="T7">s</text:span></text:span><text:span text:style-name="T24">. </text:span><text:span text:style-name="T9">Τέτοιες εκφράσεις μπορούν να χρησιμοποιηθούν και στο αριστερό μέλος εκχωρήσεων.</text:span><text:span text:style-name="T7"/></text:p>
      <text:h text:style-name="Heading_20_2" text:outline-level="2">Σχόλια<text:span text:style-name="T7"/></text:h>
      <text:p text:style-name="Standard"><text:span text:style-name="T7">Τα σχόλια στη γλώσσα </text:span><text:span text:style-name="T8">Russel</text:span><text:span text:style-name="T7"> περικλείονται από τ</text:span><text:span text:style-name="T9">ους</text:span><text:span text:style-name="T7"> χαρακτήρ</text:span><text:span text:style-name="T9">ες</text:span><text:span text:style-name="T7"> </text:span><text:span text:style-name="Inserted_20_Code"><text:span text:style-name="T7">{</text:span></text:span><text:span text:style-name="T7"> και </text:span><text:span text:style-name="Inserted_20_Code"><text:span text:style-name="T7">}</text:span></text:span><text:span text:style-name="T7"> και δεν μπορούν να είναι φωλιασμένα (nested).</text:span><text:span text:style-name="T7"/></text:p>
      <text:h text:style-name="P27" text:outline-level="2">Προκαθορισμένες διαδικασίες και συναρτήσεις<text:span text:style-name="T7"/></text:h>
      <text:p text:style-name="P63"><text:span text:style-name="T7">Οι προκαθορισμένες διαδικασίες </text:span><text:span text:style-name="Inserted_20_Code">printi</text:span><text:span text:style-name="T7">,</text:span><text:span text:style-name="Inserted_20_Code"><text:span text:style-name="T32"> </text:span></text:span><text:span text:style-name="Inserted_20_Code">printb</text:span><text:span text:style-name="T7">,</text:span><text:span text:style-name="Inserted_20_Code"><text:span text:style-name="T32"> </text:span></text:span><text:span text:style-name="Inserted_20_Code">printc</text:span><text:span text:style-name="Inserted_20_Code"><text:span text:style-name="T32"> </text:span></text:span><text:span text:style-name="T7">και</text:span><text:span text:style-name="Inserted_20_Code"><text:span text:style-name="T32"> </text:span></text:span><text:span text:style-name="Inserted_20_Code">prints</text:span><text:span text:style-name="T7"> χρησιμοποιού­νται για την εκτύπωση ακεραίων, λογικών τιμών, </text:span><text:span text:style-name="T9">χαρακτήρων και συμβολοσειρών</text:span><text:span text:style-name="T7"> αντίστοιχα. Δέχονται μια παράμετρο </text:span><text:span text:style-name="T9">του κατάλληλου </text:span><text:span text:style-name="T7">τύπου. Οι υποθετικές επικεφαλίδες τους είναι:</text:span><text:span text:style-name="T7"/></text:p>
      <text:p text:style-name="P5"><text:span text:style-name="T17">function </text:span><text:span text:style-name="T16">printi (i : integer)</text:span><text:span text:style-name="T7"/></text:p>
      <text:p text:style-name="P6">function printb (b : boolean)<text:span text:style-name="T7"/></text:p>
      <text:p text:style-name="P6">function printc (c : char)<text:span text:style-name="T7"/></text:p>
      <text:p text:style-name="P6">function prints (s : string)<text:span text:style-name="T7"/></text:p>
      <text:p text:style-name="P64"><text:span text:style-name="T7">Οι προκαθορισμένες συναρτήσεις </text:span><text:span text:style-name="Inserted_20_Code">readi</text:span>, <text:span text:style-name="Inserted_20_Code">readb</text:span>, <text:span text:style-name="Inserted_20_Code">readc</text:span> <text:span text:style-name="T9">και</text:span> <text:span text:style-name="Inserted_20_Code">reads</text:span> <text:span text:style-name="T7">χρησιμοποιούνται για την είσοδο ακεραίων, λογικών τιμών, </text:span><text:span text:style-name="T9">χαρακτήρων και συμβολοσειρών</text:span><text:span text:style-name="T7"> αντίστοιχα. Δε δέχονται παραμέτρους</text:span><text:span text:style-name="T9"> και, εκτός από την </text:span><text:span text:style-name="Inserted_20_Code"><text:span text:style-name="T7">readc</text:span></text:span><text:span text:style-name="T24">, </text:span><text:span text:style-name="T7">διαβάζουν </text:span><text:span text:style-name="T9">μια </text:span><text:span text:style-name="T7">ολόκληρη γραμμή από το αρχείο εισόδου ή το πληκτρολόγιο. Στη συνέχεια</text:span><text:span text:style-name="T9">, οι δυο πρώτες</text:span><text:span text:style-name="T7"> αγνοούν τους λευκούς χαρακτήρες που πιθανώς βρίσκονται στην αρχή της γραμμής που διαβάστηκε.</text:span><text:span text:style-name="T7"/></text:p>
      <text:p text:style-name="P63"><text:span text:style-name="T7">Η συνάρτηση </text:span><text:span text:style-name="Inserted_20_Code">readi</text:span> <text:span text:style-name="T7">επιστρέφει ακέραια τιμή, που είναι </text:span><text:span text:style-name="Inserted_20_Code"><text:span text:style-name="T7">0</text:span></text:span><text:span text:style-name="T7"> στην περίπτωση που η δοθείσα γραμμή δεν περιγράφει έγκυρο ακέραιο αριθμό. Η συνάρτηση </text:span><text:span text:style-name="Inserted_20_Code">readb</text:span> <text:span text:style-name="T7">επιστρέφει λογική τιμή, που είναι </text:span><text:span text:style-name="Inserted_20_Code">true</text:span><text:span text:style-name="T7"> αν ο πρώτος μη λευκός χαρακτήρας της γραμμής είναι το γράμμα </text:span>‘<text:span text:style-name="Inserted_20_Code">t</text:span>’ <text:span text:style-name="T7">(πεζό ή κεφαλαίο), διαφορετικά </text:span><text:span text:style-name="Inserted_20_Code">false</text:span>.<text:span text:style-name="T13"> </text:span><text:span text:style-name="T9">Η συνάρτηση</text:span><text:span text:style-name="T7"> </text:span><text:span text:style-name="Inserted_20_Code">readc</text:span><text:span text:style-name="T23"> </text:span><text:span text:style-name="T9">επιστρέφει ένα χαρακτήρα και αγνοεί το διαχωρισμό σε γραμμές. </text:span><text:span text:style-name="T7">Οι υποθετικές επικεφαλίδες τους είναι:</text:span><text:span text:style-name="T7"/></text:p>
      <text:p text:style-name="P5"><text:span text:style-name="T16">function readi </text:span><text:span text:style-name="T13">() </text:span><text:span text:style-name="T16">: integer</text:span><text:span text:style-name="T7"/></text:p>
      <text:p text:style-name="P5"><text:span text:style-name="T16">function readb </text:span><text:span text:style-name="T13">() </text:span><text:span text:style-name="T16">: boolean</text:span><text:span text:style-name="T7"/></text:p>
      <text:p text:style-name="P5"><text:span text:style-name="T16">function read</text:span><text:span text:style-name="T17">c</text:span><text:span text:style-name="T16"> </text:span><text:span text:style-name="T13">() </text:span><text:span text:style-name="T16">: char</text:span><text:span text:style-name="T7"/></text:p>
      <text:p text:style-name="P5"><text:span text:style-name="T16">function reads </text:span><text:span text:style-name="T13">() </text:span><text:span text:style-name="T16">: string</text:span><text:span text:style-name="T7"/></text:p>
      <text:h text:style-name="Heading_20_1" text:outline-level="1">Η γραμματική της γλώσσας Russel<text:span text:style-name="T7"/></text:h>
      <text:p text:style-name="P46"><text:span text:style-name="T7">Παρακάτω δίνεται η γραμματική της γλώσσας </text:span><text:span text:style-name="T8">Russel</text:span><text:span text:style-name="T7"> σε μορφή extended BNF. Τα τερματικά σύμβολα αναγράφονται με έντονους χαρακτήρες και μέσα σε διπλά εισαγωγικά. Μέσα σε γωνιακές αγκύλες αναγράφονται τα μη τερματικά σύμβολα και κατ’ εξαίρεση οι λεκτικές μονάδες:</text:span><text:span text:style-name="T7"/></text:p>
      <text:p text:style-name="P68"><text:span text:style-name="Inserted_20_Code"><text:span text:style-name="T22">&lt;integer-constant&gt;</text:span></text:span><text:span text:style-name="T16"><text:tab/>:<text:tab/></text:span>ακέραια σταθερά (χωρίς πρόσημο)<text:span text:style-name="T7"/></text:p>
      <text:p text:style-name="P69"><text:span text:style-name="Inserted_20_Code"><text:span text:style-name="T22">&lt;char-constant&gt;</text:span></text:span><text:span text:style-name="T16"><text:tab/>:<text:tab/></text:span><text:span text:style-name="T13">σταθερά χαρακτήρα</text:span><text:span text:style-name="T7"/></text:p>
      <text:p text:style-name="P69"><text:span text:style-name="Inserted_20_Code"><text:span text:style-name="T22">&lt;string-constant&gt;</text:span></text:span><text:span text:style-name="T16"><text:tab/>:<text:tab/></text:span><text:span text:style-name="T13">σταθερά τύπου συμβολοσειράς</text:span><text:span text:style-name="T7"/></text:p>
      <text:p text:style-name="P69"><text:span text:style-name="Inserted_20_Code"><text:span text:style-name="T22">&lt;id&gt;</text:span></text:span><text:span text:style-name="T16"><text:tab/>:<text:tab/></text:span>αναγνωριστικό<text:span text:style-name="T7"/></text:p>
      <text:p text:style-name="P62"><text:span text:style-name="T7">Σημειώνεται ότι η γραμματική της γλώσσας, στη μορφή που δίνεται, δεν ανήκει στον τύπο </text:span><text:span text:style-name="Inserted_20_Code"><text:span text:style-name="T7">LL(1)</text:span></text:span><text:span text:style-name="T7">. Κατά συνέπεια δεν μπορεί να χρησιμοποιηθεί άμεσα για κατασκευή συντακτικού αναλυτή αναδρομικής κατάβασης, αλλά πρέπει να τροποποιηθεί κατάλληλα.</text:span><text:span text:style-name="T7"/></text:p>
      <text:p text:style-name="P24">&lt;<text:span text:style-name="T16">program&gt;<text:tab/>::=<text:tab/>&lt;function-body&gt;</text:span><text:span text:style-name="T7"/></text:p>
      <text:p text:style-name="Grammar"><text:span text:style-name="T16">&lt;function-body&gt;<text:tab/>::=<text:tab/>(&lt;variable-def&gt; | &lt;function-def&gt;)*</text:span><text:span text:style-name="T13"><text:line-break/><text:tab/><text:tab/><text:tab/><text:tab/></text:span><text:span text:style-name="T16">(&lt;statement&gt;)*</text:span><text:span text:style-name="T7"/></text:p>
      <text:p text:style-name="Grammar"><text:span text:style-name="T16">&lt;variable-def&gt;<text:tab/>::=<text:tab/>“</text:span><text:span text:style-name="T15">var</text:span><text:span text:style-name="T16">” &lt;id-list&gt; “</text:span><text:span text:style-name="T15">:”</text:span><text:span text:style-name="T16"> &lt;type-name&gt;</text:span><text:span text:style-name="T7"/></text:p>
      <text:p text:style-name="Grammar"><text:span text:style-name="T16">&lt;function-def&gt;<text:tab/>::=<text:tab/>“</text:span><text:span text:style-name="T15">function</text:span><text:span text:style-name="T16">” &lt;id&gt; “</text:span><text:span text:style-name="T15">(”</text:span><text:span text:style-name="T16"> &lt;parameter-list&gt; “</text:span><text:span text:style-name="T15">)”<text:line-break/><text:tab/><text:tab/><text:tab/><text:tab/></text:span><text:span text:style-name="T16">[ “</text:span><text:span text:style-name="T15">:”</text:span><text:span text:style-name="T16"> &lt;type-name&gt; ]<text:line-break/><text:tab/><text:tab/><text:tab/><text:tab/>“</text:span><text:span text:style-name="T15">is”</text:span><text:span text:style-name="T16"> &lt;function-body&gt; “</text:span><text:span text:style-name="T15">end”</text:span><text:span text:style-name="T7"/></text:p>
      <text:p text:style-name="Grammar"><text:span text:style-name="T16">&lt;id-list&gt;<text:tab/>::=<text:tab/>&lt;id&gt; (“</text:span><text:span text:style-name="T15">,</text:span><text:span text:style-name="T16">” &lt;id&gt;)*</text:span><text:span text:style-name="T7"/></text:p>
      <text:p text:style-name="Grammar"><text:span text:style-name="T16">&lt;type-name&gt;<text:tab/>::=<text:tab/>“</text:span><text:span text:style-name="T15">integer</text:span><text:span text:style-name="T16">”</text:span><text:span text:style-name="T15"> </text:span><text:span text:style-name="T16">| “</text:span><text:span text:style-name="T15">boolean</text:span><text:span text:style-name="T16">” | “</text:span><text:span text:style-name="T15">char</text:span><text:span text:style-name="T16">”</text:span><text:span text:style-name="T15"> </text:span><text:span text:style-name="T16">| “</text:span><text:span text:style-name="T15">string</text:span><text:span text:style-name="T16">”</text:span><text:span text:style-name="T7"/></text:p>
      <text:p text:style-name="Grammar"><text:span text:style-name="T16">&lt;parameter-list&gt;<text:tab/>::=<text:tab/></text:span><text:span text:style-name="T34">Î</text:span><text:span text:style-name="T16"> | &lt;parameter&gt; (“</text:span><text:span text:style-name="T15">,</text:span><text:span text:style-name="T16">” &lt;parameter&gt;)*</text:span><text:span text:style-name="T7"/></text:p>
      <text:p text:style-name="Grammar"><text:span text:style-name="T16">&lt;parameter&gt;<text:tab/>::=<text:tab/>&lt;id&gt; “</text:span><text:span text:style-name="T15">:</text:span><text:span text:style-name="T16">” [ “</text:span><text:span text:style-name="T15">ref</text:span><text:span text:style-name="T16">” ] &lt;type-name&gt;</text:span><text:span text:style-name="T7"/></text:p>
      <text:p text:style-name="Grammar"><text:span text:style-name="T16">&lt;statement&gt;<text:tab/>::=<text:tab/>&lt;l-value&gt; “:</text:span><text:span text:style-name="T15">=</text:span><text:span text:style-name="T16">” &lt;expression&gt;<text:line-break/><text:tab/><text:tab/>|<text:tab/>“</text:span><text:span text:style-name="T15">if</text:span><text:span text:style-name="T16">” &lt;condition-list&gt; “</text:span><text:span text:style-name="T15">end</text:span><text:span text:style-name="T16">”<text:line-break/><text:tab/><text:tab/>|<text:tab/>“</text:span><text:span text:style-name="T15">do</text:span><text:span text:style-name="T16">” &lt;condition-list&gt; “</text:span><text:span text:style-name="T15">end</text:span><text:span text:style-name="T16">”<text:line-break/><text:tab/><text:tab/>|<text:tab/>&lt;function-call&gt;<text:line-break/><text:tab/><text:tab/>|<text:tab/>“</text:span><text:span text:style-name="T15">return</text:span><text:span text:style-name="T16">” [ &lt;expression&gt; ]</text:span><text:span text:style-name="T7"/></text:p>
      <text:p text:style-name="Grammar"><text:span text:style-name="T16">&lt;condition-list&gt;<text:tab/>::=<text:tab/>&lt;condition&gt; (“</text:span><text:span text:style-name="T15">|</text:span><text:span text:style-name="T16">” &lt;condition&gt;)*</text:span><text:span text:style-name="T7"/></text:p>
      <text:p text:style-name="Grammar"><text:span text:style-name="T16">&lt;condition&gt;<text:tab/>::=<text:tab/>&lt;expression&gt; “</text:span><text:span text:style-name="T15">-&gt;</text:span><text:span text:style-name="T16">” (&lt;statement&gt;)*</text:span><text:span text:style-name="T7"/></text:p>
      <text:p text:style-name="Grammar"><text:span text:style-name="T16">&lt;expression&gt;<text:tab/>::=<text:tab/>&lt;expression&gt; &lt;binary-operator&gt; &lt;expression&gt;<text:line-break/><text:tab/><text:tab/>|<text:tab/>&lt;unary-operator&gt; &lt;expression&gt; | &lt;l-value&gt;<text:line-break/><text:tab/><text:tab/>|<text:tab/>&lt;function-call&gt; | “</text:span><text:span text:style-name="T15">(</text:span><text:span text:style-name="T16">” &lt;expression&gt; “</text:span><text:span text:style-name="T15">)</text:span><text:span text:style-name="T16">”<text:line-break/><text:tab/><text:tab/>|<text:tab/>&lt;integer-constant&gt; |<text:tab/>&lt;char-constant&gt;<text:line-break/><text:tab/><text:tab/>|<text:tab/>&lt;string-constant&gt; | “</text:span><text:span text:style-name="T15">true</text:span><text:span text:style-name="T16">” | “</text:span><text:span text:style-name="T15">false</text:span><text:span text:style-name="T16">”</text:span><text:span text:style-name="T7"/></text:p>
      <text:p text:style-name="Grammar"><text:span text:style-name="T16">&lt;l-value&gt;<text:tab/>::=<text:tab/>&lt;id&gt; </text:span><text:span text:style-name="T13">|</text:span><text:span text:style-name="T17"> &lt;expression&gt; “</text:span><text:span text:style-name="T18">[</text:span><text:span text:style-name="T17">” &lt;expression&gt; “</text:span><text:span text:style-name="T18">]</text:span><text:span text:style-name="T17">”</text:span><text:span text:style-name="T7"/></text:p>
      <text:p text:style-name="Grammar"><text:span text:style-name="T16">&lt;binary-operator&gt;<text:tab/>::=<text:tab/>“</text:span><text:span text:style-name="T15">=</text:span><text:span text:style-name="T16">” | “</text:span><text:span text:style-name="T15">&lt;&gt;</text:span><text:span text:style-name="T16">” | “</text:span><text:span text:style-name="T15">&lt;</text:span><text:span text:style-name="T16">” | “</text:span><text:span text:style-name="T15">&gt;</text:span><text:span text:style-name="T16">” | “</text:span><text:span text:style-name="T15">+</text:span><text:span text:style-name="T16">” | “</text:span><text:span text:style-name="T15">-</text:span><text:span text:style-name="T16">” | “</text:span><text:span text:style-name="T15">*</text:span><text:span text:style-name="T16">”<text:line-break/><text:tab/><text:tab/>|<text:tab/>“</text:span><text:span text:style-name="T15">&gt;=</text:span><text:span text:style-name="T16">” | “</text:span><text:span text:style-name="T15">&lt;=</text:span><text:span text:style-name="T16">” | “</text:span><text:span text:style-name="T15">div</text:span><text:span text:style-name="T16">” | “</text:span><text:span text:style-name="T15">mod</text:span><text:span text:style-name="T16">” | “</text:span><text:span text:style-name="T15">or</text:span><text:span text:style-name="T16">” | “</text:span><text:span text:style-name="T15">and</text:span><text:span text:style-name="T16">”</text:span><text:span text:style-name="T7"/></text:p>
      <text:p text:style-name="Grammar"><text:span text:style-name="T16">&lt;unary-operator&gt;<text:tab/>::=<text:tab/>“</text:span><text:span text:style-name="T15">+</text:span><text:span text:style-name="T16">” | “</text:span><text:span text:style-name="T15">-</text:span><text:span text:style-name="T16">” <text:s/>| “</text:span><text:span text:style-name="T15">not</text:span><text:span text:style-name="T16">”</text:span><text:span text:style-name="T7"/></text:p>
      <text:p text:style-name="Grammar"><text:span text:style-name="T16">&lt;function-call&gt;<text:tab/>::=<text:tab/>&lt;id&gt; “</text:span><text:span text:style-name="T15">(</text:span><text:span text:style-name="T16">” &lt;argument-list&gt; “</text:span><text:span text:style-name="T15">)</text:span><text:span text:style-name="T16">”</text:span><text:span text:style-name="T7"/></text:p>
      <text:p text:style-name="Grammar"><text:span text:style-name="T16">&lt;argument-list&gt;<text:tab/>::=<text:tab/>&lt;expression&gt; (“</text:span><text:span text:style-name="T15">,</text:span><text:span text:style-name="T16">” &lt;expression&gt;)*</text:span><text:span text:style-name="T7"/></text:p>
      <text:h text:style-name="P26" text:outline-level="1">Θέματα υλοποίησης<text:span text:style-name="T7"/></text:h>
      <text:p text:style-name="Standard"><text:span text:style-name="T9">Τα χαρακτηριστικά της γλώσσας </text:span><text:span text:style-name="T24">Russel</text:span><text:span text:style-name="T9">,</text:span><text:span text:style-name="T24"> </text:span><text:span text:style-name="T9">των οποίων η υλοποίηση αποκλίνει από την περιγραφή του βιβλίου και απαιτεί ιδιαίτερη μνεία, είναι η ύπαρξη συμβολοσειρών ως τιμών πρώτης τάξης και η μορφή των εντολών </text:span><text:span text:style-name="Inserted_20_Code">if</text:span><text:span text:style-name="T23"> </text:span><text:span text:style-name="T9">και </text:span><text:span text:style-name="Inserted_20_Code">do</text:span><text:span text:style-name="T24">.</text:span><text:span text:style-name="T9"> Στις επόμενες παραγράφους δίνονται υποδείξεις για την κατασκευή ενδιάμεσου και τελικού κώδικα σε αυτές τις περιπτώσεις.</text:span><text:span text:style-name="T7"/></text:p>
      <text:h text:style-name="P28" text:outline-level="2">Αλλαγές στην κατασκευή ενδιάμεσου κώδικα<text:span text:style-name="T7"/></text:h>
      <text:h text:style-name="P29" text:outline-level="3">Νέες δομές ελέγχου<text:span text:style-name="T7"/></text:h>
      <text:p text:style-name="Standard"><text:span text:style-name="T9">Η παραγωγή ενδιάμεσου κώδικα για τις νέες δομές ελέγχου </text:span><text:span text:style-name="Inserted_20_Code">if</text:span><text:span text:style-name="T23"> </text:span><text:span text:style-name="T9">και </text:span><text:span text:style-name="Inserted_20_Code">do</text:span><text:span text:style-name="T23"> </text:span><text:span text:style-name="T9">θα γίνει με τρόπο παρόμοιο με αυτόν που περιγράφεται στο βιβλίο, για τις εντολές </text:span><text:span text:style-name="Inserted_20_Code">if</text:span><text:span text:style-name="T23"> </text:span><text:span text:style-name="T9">και </text:span><text:span text:style-name="Inserted_20_Code">while</text:span><text:span text:style-name="T24">.</text:span><text:span text:style-name="T9"> Η μόνη ουσιαστική διαφορά είναι η ύπαρξη περισσότερων ζευγών συνθήκης-εντολής. Σχήματα για την παραγωγή ενδιάμεσου κώδικα για αυτές τις δύο δομές φαίνονται έμμεσα στα παραδείγματα και θα προταθούν στο μάθημα.</text:span><text:span text:style-name="T7"/></text:p>
      <text:h text:style-name="P29" text:outline-level="3">Στοιχεία συμβολοσειρών<text:span text:style-name="T7"/></text:h>
      <text:p text:style-name="P46"><text:span text:style-name="T7">Η βασική πράξη που καθίσταται αναγκαία από την ύπαρξη των </text:span><text:span text:style-name="T9">συμβολοσειρών </text:span><text:span text:style-name="T7">είναι η αναφορά σ</text:span><text:span text:style-name="T9">τα περιεχόμενα της συμβολοσειράς με τον τελεστή </text:span><text:span text:style-name="Inserted_20_Code"><text:span text:style-name="T16">[]</text:span></text:span><text:span text:style-name="T7">. Προκειμένου να μην αλλάξει σημαντικά ο τρόπος δημιουργίας ενδιάμεσου κώδικα, δε θα προστεθούν νέες τετράδες.</text:span><text:span text:style-name="Footnote_20_Symbol"><text:span text:style-name="T20"><text:note text:id="ftn1" text:note-class="footnote"><text:note-citation>1</text:note-citation><text:note-body><text:p text:style-name="Footnote">Θα ήταν δυνατή η υλοποίηση της αναφοράς σε στοιχείο πίνακα μέσω της προσθήκης δυο νέων τετράδων, για παράδειγμα <text:span text:style-name="T16">“</text:span><text:span text:style-name="Inserted_20_Code"><text:span text:style-name="T21">:=[], a, i, t</text:span></text:span><text:span text:style-name="T16">”</text:span> με σημασιολογία <text:span text:style-name="T16">“</text:span><text:span text:style-name="Inserted_20_Code"><text:span text:style-name="T21">t:=a[i]</text:span></text:span><text:span text:style-name="T16">”</text:span> και <text:span text:style-name="T16">“</text:span><text:span text:style-name="Inserted_20_Code"><text:span text:style-name="T21">[]:=, t, i, a</text:span></text:span><text:span text:style-name="T16">”</text:span> με σημασιολογία <text:span text:style-name="T16">“</text:span><text:span text:style-name="Inserted_20_Code"><text:span text:style-name="T21">a[i]:=t</text:span></text:span><text:span text:style-name="T16">”</text:span></text:p></text:note-body></text:note></text:span></text:span><text:span text:style-name="T7"> <text:s/>Αντίθετα, αναφορές σε στοιχεία </text:span><text:span text:style-name="T9">συμβολοσειρών </text:span><text:span text:style-name="T7">θα τοποθετούνται άμεσα ως στοιχεία των τετράδων, αφού πρώτα αποτιμηθούν </text:span><text:span text:style-name="T9">τα ορίσματα του τελεστή </text:span><text:span text:style-name="Inserted_20_Code"><text:span text:style-name="T16">[]</text:span></text:span><text:span text:style-name="T9"> </text:span><text:span text:style-name="T7">ως κοινές εκφράσεις. Για παράδειγμα, ο κώδικας:</text:span><text:span text:style-name="T7"/></text:p>
      <text:p text:style-name="P7">function f (c : char) : char is ... end<text:line-break/>var s : string<text:line-break/>var i : integer<text:line-break/>...<text:line-break/>s[(i+1) mod 4] := f(s[i])<text:span text:style-name="T7"/></text:p>
      <text:p text:style-name="P50">μεταφράζεται σε ενδιάμεσο κώδικα ως:<text:span text:style-name="T7"/></text:p>
      <text:p text:style-name="P31">1:<text:tab/>par, s[i], V, -<text:span text:style-name="T7"/></text:p>
      <text:p text:style-name="P31">2:<text:tab/>par, $1, RET, -<text:span text:style-name="T7"/></text:p>
      <text:p text:style-name="P31">3:<text:tab/>call, -, -, f<text:span text:style-name="T7"/></text:p>
      <text:p text:style-name="P31">4:<text:tab/>+, i, 1, $2<text:span text:style-name="T7"/></text:p>
      <text:p text:style-name="P31">5:<text:tab/>%, $2, 4, $3<text:span text:style-name="T7"/></text:p>
      <text:p text:style-name="P31">6:<text:tab/>:=, $1, -, s[$3]<text:span text:style-name="T7"/></text:p>
      <text:h text:style-name="P28" text:outline-level="2"><text:soft-page-break/>Αλλαγές στην κατασκευή τελικού κώδικα<text:span text:style-name="T7"/></text:h>
      <text:h text:style-name="Heading_20_3" text:outline-level="3"><text:span text:style-name="T13">Δεδομένα των </text:span><text:span text:style-name="T23">8 bit</text:span><text:span text:style-name="T7"/></text:h>
      <text:p text:style-name="Standard"><text:span text:style-name="T9">Η</text:span><text:span text:style-name="T7"> ύπαρξη δεδομένων λογικού τύπου ή τύπου χαρακτήρα των 8 bit απαιτεί ειδική μεταχείριση. Για τη σωστή αναφορά σε χαρακτήρες απαιτείται η αλλαγή του “</text:span><text:span text:style-name="Inserted_20_Code">word ptr</text:span><text:span text:style-name="T7">” σε “</text:span><text:span text:style-name="Inserted_20_Code">byte ptr</text:span><text:span text:style-name="T7">” σε όλες τις βοηθητικές ρουτίνες και τετράδες. Επίσης, το πρώτο όρισμα των βοηθητικών ρουτινών </text:span><text:span text:style-name="Inserted_20_Code">load</text:span> <text:span text:style-name="T7">και </text:span><text:span text:style-name="Inserted_20_Code">store</text:span><text:span text:style-name="T7">, όταν το δεύτερο όρισμα είναι χαρακτήρας, πρέπει να είναι καταχωρητής των 8 bit, π.χ. </text:span><text:span text:style-name="Inserted_20_Code">ah</text:span><text:span text:style-name="T7">, </text:span><text:span text:style-name="Inserted_20_Code">al</text:span><text:span text:style-name="T7">, κ.λπ.</text:span><text:span text:style-name="T7"/></text:p>
      <text:p text:style-name="P48">Προκειμένου να γίνεται σωστά η σύγκριση των κωδικών ASCII, ο κώδικας για τις τετράδες σύγκρισης στην περίπτωση των χαρακτήρων πρέπει να γίνει:<text:span text:style-name="T7"/></text:p>
      <text:p text:style-name="P33"><text:span text:style-name="T26">=</text:span><text:span text:style-name="T27"> ή </text:span><text:span text:style-name="T26">&lt;&gt;</text:span><text:span text:style-name="T27"> ή </text:span><text:span text:style-name="T26">&gt;</text:span><text:span text:style-name="T27"> ή </text:span><text:span text:style-name="T26">&lt;</text:span><text:span text:style-name="T27"> ή </text:span><text:span text:style-name="T26">&gt;=</text:span><text:span text:style-name="T27"> ή </text:span><text:span text:style-name="T26">&lt;=</text:span><text:span text:style-name="T27">, </text:span><text:span text:style-name="T26">x</text:span><text:span text:style-name="T27">, </text:span><text:span text:style-name="T26">y</text:span><text:span text:style-name="T27">, </text:span><text:span text:style-name="T26">z</text:span><text:span text:style-name="T7"/></text:p>
      <text:p text:style-name="P10">load(al, x)<text:span text:style-name="T7"/></text:p>
      <text:p text:style-name="P10">load(dl, y)<text:span text:style-name="T7"/></text:p>
      <text:p text:style-name="P10">cmp al, dl<text:span text:style-name="T7"/></text:p>
      <text:p text:style-name="P10">je Þ jne Þ ja Þ jb Þ jnb Þ jna label[z]<text:span text:style-name="T7"/></text:p>
      <text:p text:style-name="P62"><text:span text:style-name="T7">Τέλος, καθώς είναι αδύνατο με την εντολή </text:span><text:span text:style-name="Inserted_20_Code">push</text:span> <text:span text:style-name="T7">να αποθηκευθεί τελούμενο των 8 bit στη στοίβα, η τετράδα “</text:span><text:span text:style-name="Inserted_20_Code"><text:span text:style-name="T12">par, x, m, -</text:span></text:span><text:span text:style-name="T7">”, στην περίπτωση που το </text:span><text:span text:style-name="Inserted_20_Code">x</text:span> <text:span text:style-name="T7">είναι τύπου χαρακτήρα και </text:span><text:span text:style-name="Inserted_20_Code">m = V</text:span>, <text:span text:style-name="T7">θα πρέπει να παράγει τον εξής τελικό κώδικα:</text:span><text:span text:style-name="T7"/></text:p>
      <text:p text:style-name="P71">load(al, x)<text:span text:style-name="T7"/></text:p>
      <text:p text:style-name="P71">sub sp, 1<text:span text:style-name="T7"/></text:p>
      <text:p text:style-name="P71">mov si, sp<text:span text:style-name="T7"/></text:p>
      <text:p text:style-name="P70"><text:span text:style-name="T36">mov byte ptr </text:span><text:span text:style-name="T37"><text:s/></text:span><text:span text:style-name="T36">si], al</text:span><text:span text:style-name="T7"/></text:p>
      <text:p text:style-name="P50">Για παράδειγμα, ο παρακάτω κώδικας:<text:span text:style-name="T7"/></text:p>
      <text:p text:style-name="P8"><text:span text:style-name="T39">var ch : </text:span><text:span text:style-name="T35">char<text:line-break/>function f (ch : char) char is ... end<text:line-break/>...<text:line-break/>if ch &lt; ' ' -&gt;<text:line-break/><text:tab/>ch </text:span><text:span text:style-name="T39">:</text:span><text:span text:style-name="T35">= f(ch)<text:line-break/>end</text:span><text:span text:style-name="T7"/></text:p>
      <text:p text:style-name="P72">πρέπει να μεταφράσθεί ως εξής:<text:span text:style-name="T7"/></text:p>
      <table:table table:name="Table10" table:style-name="Table10">
        <table:table-column table:style-name="Table10.A"/>
        <table:table-column table:style-name="Table10.B"/>
        <table:table-row table:style-name="Table10.1">
          <table:table-cell table:style-name="Table10.A1" office:value-type="string">
            <text:p text:style-name="P100">Ενδιάμεσος κώδικας</text:p>
          </table:table-cell>
          <table:table-cell table:style-name="Table10.B1" office:value-type="string">
            <text:p text:style-name="P100">Τελικός κώδικας</text:p>
          </table:table-cell>
        </table:table-row>
        <table:table-row table:style-name="Table10.1">
          <table:table-cell table:style-name="Table10.A2" office:value-type="string">
            <text:p text:style-name="P34">1:<text:tab/>&lt;, ch, ' ', 3</text:p>
          </table:table-cell>
          <table:table-cell table:style-name="Table10.B2" office:value-type="string">
            <text:p text:style-name="P11">@1:<text:tab/>mov<text:tab/>al, byte ptr [bp-1]<text:line-break/><text:tab/>mov<text:tab/>dl, 32<text:line-break/><text:tab/>cmp<text:tab/>al, dl<text:line-break/><text:tab/>jb<text:tab/>@3</text:p>
          </table:table-cell>
        </table:table-row>
        <table:table-row table:style-name="Table10.1">
          <table:table-cell table:style-name="Table10.A3" office:value-type="string">
            <text:p text:style-name="P34">2:<text:tab/>jump, -, -, 7</text:p>
          </table:table-cell>
          <table:table-cell table:style-name="Table10.B3" office:value-type="string">
            <text:p text:style-name="P11">@2:<text:tab/>jmp<text:tab/>@7</text:p>
          </table:table-cell>
        </table:table-row>
        <table:table-row table:style-name="Table10.1">
          <table:table-cell table:style-name="Table10.A3" office:value-type="string">
            <text:p text:style-name="P34">3:<text:tab/>par, ch, V, -</text:p>
          </table:table-cell>
          <table:table-cell table:style-name="Table10.B3" office:value-type="string">
            <text:p text:style-name="P13"><text:span text:style-name="T36">@3:<text:tab/>mov<text:tab/>al, byte ptr [bp-1]<text:line-break/><text:tab/>sub<text:tab/>sp, 1<text:line-break/><text:tab/></text:span><text:span text:style-name="T38">mov<text:tab/>si, sp<text:line-break/></text:span><text:span text:style-name="T36"><text:tab/>mov<text:tab/>byte ptr [si], al</text:span></text:p>
          </table:table-cell>
        </table:table-row>
        <text:soft-page-break/>
        <table:table-row table:style-name="Table10.1">
          <table:table-cell table:style-name="Table10.A3" office:value-type="string">
            <text:p text:style-name="P34">4:<text:tab/>par, $1, RET, -</text:p>
          </table:table-cell>
          <table:table-cell table:style-name="Table10.B3" office:value-type="string">
            <text:p text:style-name="P11">@4:<text:tab/>lea<text:tab/>si, byte ptr [bp-2]<text:line-break/><text:tab/>push<text:tab/>si</text:p>
          </table:table-cell>
        </table:table-row>
        <table:table-row table:style-name="Table10.1">
          <table:table-cell table:style-name="Table10.A3" office:value-type="string">
            <text:p text:style-name="P34">5:<text:tab/>call, -, -, f</text:p>
          </table:table-cell>
          <table:table-cell table:style-name="Table10.B3" office:value-type="string">
            <text:p text:style-name="P11">@5:<text:tab/>push<text:tab/>bp<text:line-break/><text:tab/>call<text:tab/>near ptr _f_1<text:line-break/><text:tab/>add<text:tab/>sp, 5</text:p>
          </table:table-cell>
        </table:table-row>
        <table:table-row table:style-name="Table10.1">
          <table:table-cell table:style-name="Table10.A3" office:value-type="string">
            <text:p text:style-name="P34">6:<text:tab/>:=, $1, -, ch</text:p>
          </table:table-cell>
          <table:table-cell table:style-name="Table10.B3" office:value-type="string">
            <text:p text:style-name="P11">@6:<text:tab/>mov<text:tab/>al, byte ptr [bp-2]<text:line-break/><text:tab/>mov<text:tab/>byte ptr [bp-1], al</text:p>
          </table:table-cell>
        </table:table-row>
        <table:table-row table:style-name="Table10.1">
          <table:table-cell table:style-name="Table10.A8" office:value-type="string">
            <text:p text:style-name="P34">7:</text:p>
          </table:table-cell>
          <table:table-cell table:style-name="Table10.B8" office:value-type="string">
            <text:p text:style-name="P11">@7:</text:p>
          </table:table-cell>
        </table:table-row>
      </table:table>
      <text:h text:style-name="P30" text:outline-level="3">Δεδομένα τύπου συμβολοσειράς<text:span text:style-name="T7"/></text:h>
      <text:p text:style-name="Standard"><text:span text:style-name="T7">Η εισαγωγή </text:span><text:span text:style-name="T9">συμβολοσειρών </text:span><text:span text:style-name="T7">καθιστά απαραίτητη την αλλαγή του τρόπου παραγωγής τελικού κώδικα. Οι τετράδες και οι βοηθητικές ρουτίνες για τις οποίες απαιτούνται αλλαγές είναι οι εξής:</text:span><text:span text:style-name="T7"/></text:p>
      <text:list text:style-name="L2">
        <text:list-item>
          <text:p text:style-name="P73"><text:span text:style-name="T7">Βοηθητική ρουτίνα </text:span><text:span text:style-name="Inserted_20_Code">load(R, a)</text:span><text:span text:style-name="T7"/></text:p>
        </text:list-item>
      </text:list>
      <text:p text:style-name="P66"><text:span text:style-name="Inserted_20_Code"><text:span text:style-name="T12">Στις υπάρχουσες περιπτώσεις (σελ. 194 του βιβλίου) προστίθενται οι εξής:</text:span></text:span><text:span text:style-name="T7"/></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1"><text:span text:style-name="Inserted_20_Code"><text:span text:style-name="T35">a</text:span></text:span><text:span text:style-name="T41"/></text:p>
          </table:table-cell>
          <table:table-cell table:style-name="Table11.B1" office:value-type="string">
            <text:p text:style-name="P128">περίπτωση</text:p>
          </table:table-cell>
          <table:table-cell table:style-name="Table11.C1" office:value-type="string">
            <text:p text:style-name="P128">τελικός κώδικας</text:p>
          </table:table-cell>
        </table:table-row>
        <table:table-row table:style-name="Table11.1">
          <table:table-cell table:style-name="Table11.A2" office:value-type="string">
            <text:p text:style-name="P109"><text:span text:style-name="Inserted_20_Code"><text:span text:style-name="T35">str[index]</text:span></text:span></text:p>
          </table:table-cell>
          <table:table-cell table:style-name="Table11.B2" office:value-type="string">
            <text:p text:style-name="P125">(γ)</text:p>
          </table:table-cell>
          <table:table-cell table:style-name="Table11.C2" office:value-type="string">
            <text:p text:style-name="P14"><text:span text:style-name="T36">loadAddr(si, str)<text:line-break/>load(di, index)<text:line-break/>add si, di<text:line-break/>mov R, </text:span><text:span text:style-name="T38">byte</text:span><text:span text:style-name="T36"> ptr [si]</text:span></text:p>
          </table:table-cell>
        </table:table-row>
      </table:table>
      <text:p text:style-name="P67"><text:span text:style-name="T9">υπό την προϋπόθεση ότι ο καταχωρητής </text:span><text:span text:style-name="T24">R </text:span><text:span text:style-name="T9">είναι μήκους 8 </text:span><text:span text:style-name="T24">bit.</text:span><text:span text:style-name="T7"/></text:p>
      <text:list text:style-name="L3">
        <text:list-item>
          <text:p text:style-name="P74"><text:span text:style-name="T7">Βοηθητική ρουτίνα </text:span><text:span text:style-name="Inserted_20_Code">loadAddr(R, a)</text:span><text:span text:style-name="T7"/></text:p>
        </text:list-item>
      </text:list>
      <text:p text:style-name="P66"><text:span text:style-name="Inserted_20_Code"><text:span text:style-name="T2">Στις υπάρχουσες περιπτώσεις (σελ. 195 του βιβλίου) προστίθενται οι εξής:</text:span></text:span><text:span text:style-name="T7"/></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1"><text:span text:style-name="Inserted_20_Code"><text:span text:style-name="T35">a</text:span></text:span><text:span text:style-name="T41"/></text:p>
          </table:table-cell>
          <table:table-cell table:style-name="Table12.B1" office:value-type="string">
            <text:p text:style-name="P128">περίπτωση</text:p>
          </table:table-cell>
          <table:table-cell table:style-name="Table12.C1" office:value-type="string">
            <text:p text:style-name="P128">τελικός κώδικας</text:p>
          </table:table-cell>
        </table:table-row>
        <table:table-row table:style-name="Table12.1">
          <table:table-cell table:style-name="Table12.A2" office:value-type="string">
            <text:p text:style-name="P109"><text:span text:style-name="Inserted_20_Code"><text:span text:style-name="T35">str[index]</text:span></text:span></text:p>
          </table:table-cell>
          <table:table-cell table:style-name="Table12.B2" office:value-type="string">
            <text:p text:style-name="P126">(γ)</text:p>
          </table:table-cell>
          <table:table-cell table:style-name="Table12.C2" office:value-type="string">
            <text:p text:style-name="P12">loadAddr(R, str)<text:line-break/>load(di, index)<text:line-break/>add R, di</text:p>
          </table:table-cell>
        </table:table-row>
        <table:table-row table:style-name="Table12.1">
          <table:table-cell table:style-name="Table12.A3" office:value-type="string">
            <text:p text:style-name="P109"><text:span text:style-name="Inserted_20_Code"><text:span text:style-name="T35">str</text:span></text:span><text:span text:style-name="T35">, </text:span><text:span text:style-name="T40">τοπικό</text:span></text:p>
          </table:table-cell>
          <table:table-cell table:style-name="Table12.B3" office:value-type="string">
            <text:p text:style-name="P112"><text:span text:style-name="T35">(δ1)</text:span><text:span text:style-name="T40"><text:tab/>μεταβλητή</text:span></text:p>
          </table:table-cell>
          <table:table-cell table:style-name="Table12.C3" office:value-type="string">
            <text:p text:style-name="P12">lea R, word ptr [bp+offset]</text:p>
          </table:table-cell>
        </table:table-row>
        <table:table-row table:style-name="Table12.1">
          <table:table-cell table:style-name="Table12.A4" office:value-type="string">
            <text:p text:style-name="P127"/>
          </table:table-cell>
          <table:table-cell table:style-name="Table12.B3" office:value-type="string">
            <text:p text:style-name="P112"><text:span text:style-name="T35">(δ2)<text:tab/></text:span><text:span text:style-name="T40">παράμετρος</text:span></text:p>
          </table:table-cell>
          <table:table-cell table:style-name="Table12.C3" office:value-type="string">
            <text:p text:style-name="P12">mov R, word ptr [bp+offset]</text:p>
          </table:table-cell>
        </table:table-row>
        <table:table-row table:style-name="Table12.1">
          <table:table-cell table:style-name="Table12.A3" office:value-type="string">
            <text:p text:style-name="P109"><text:span text:style-name="Inserted_20_Code"><text:span text:style-name="T35">str</text:span></text:span><text:span text:style-name="T35">, </text:span><text:span text:style-name="T40">μή τοπικό</text:span></text:p>
          </table:table-cell>
          <table:table-cell table:style-name="Table12.B3" office:value-type="string">
            <text:p text:style-name="P112"><text:span text:style-name="T35">(ε1)</text:span><text:span text:style-name="T40"><text:tab/>μεταβλητή</text:span></text:p>
          </table:table-cell>
          <table:table-cell table:style-name="Table12.C3" office:value-type="string">
            <text:p text:style-name="P12">getAR(str)<text:line-break/>lea R, word ptr [si+offset]</text:p>
          </table:table-cell>
        </table:table-row>
        <table:table-row table:style-name="Table12.1">
          <table:table-cell table:style-name="Table12.A6" office:value-type="string">
            <text:p text:style-name="P127"/>
          </table:table-cell>
          <table:table-cell table:style-name="Table12.B6" office:value-type="string">
            <text:p text:style-name="P112"><text:span text:style-name="T35">(ε2)<text:tab/></text:span><text:span text:style-name="T40">παράμετρος</text:span></text:p>
          </table:table-cell>
          <table:table-cell table:style-name="Table12.C6" office:value-type="string">
            <text:p text:style-name="P12">getAR(str)<text:line-break/>mov R, word ptr [si+offset]</text:p>
          </table:table-cell>
        </table:table-row>
      </table:table>
      <text:list text:style-name="L4">
        <text:list-item>
          <text:p text:style-name="P75"><text:soft-page-break/><text:span text:style-name="T7">Βοηθητική ρουτίνα </text:span><text:span text:style-name="Inserted_20_Code">store(R, a)</text:span><text:span text:style-name="T7"/></text:p>
        </text:list-item>
      </text:list>
      <text:p text:style-name="P66"><text:span text:style-name="Inserted_20_Code"><text:span text:style-name="T2">Στις υπάρχουσες περιπτώσεις (σελ. 196 του βιβλίου) προστίθενται οι εξής:</text:span></text:span><text:span text:style-name="T7"/></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1"><text:span text:style-name="Inserted_20_Code"><text:span text:style-name="T35">a</text:span></text:span><text:span text:style-name="T41"/></text:p>
          </table:table-cell>
          <table:table-cell table:style-name="Table13.B1" office:value-type="string">
            <text:p text:style-name="P128">περίπτωση</text:p>
          </table:table-cell>
          <table:table-cell table:style-name="Table13.C1" office:value-type="string">
            <text:p text:style-name="P128">τελικός κώδικας</text:p>
          </table:table-cell>
        </table:table-row>
        <table:table-row table:style-name="Table13.1">
          <table:table-cell table:style-name="Table13.A2" office:value-type="string">
            <text:p text:style-name="P109"><text:span text:style-name="Inserted_20_Code"><text:span text:style-name="T35">str[index]</text:span></text:span></text:p>
          </table:table-cell>
          <table:table-cell table:style-name="Table13.B2" office:value-type="string">
            <text:p text:style-name="P125">(γ)</text:p>
          </table:table-cell>
          <table:table-cell table:style-name="Table13.C2" office:value-type="string">
            <text:p text:style-name="P12">loadAddr(si, str)<text:line-break/>load(di, index)<text:line-break/>add si, di<text:line-break/>mov byte ptr [si], R</text:p>
          </table:table-cell>
        </table:table-row>
      </table:table>
      <text:p text:style-name="P67"><text:span text:style-name="T9">υπό την προϋπόθεση ότι ο καταχωρητής </text:span><text:span text:style-name="T24">R </text:span><text:span text:style-name="T9">είναι μήκους 8 </text:span><text:span text:style-name="T24">bit.</text:span><text:span text:style-name="T7"/></text:p>
      <text:list text:style-name="L5">
        <text:list-item>
          <text:p text:style-name="P76"><text:span text:style-name="T7">Τετράδα</text:span> “<text:span text:style-name="Inserted_20_Code"><text:span text:style-name="T13">:=</text:span></text:span><text:span text:style-name="Inserted_20_Code">, x, </text:span><text:span text:style-name="Inserted_20_Code"><text:span text:style-name="T13">-</text:span></text:span><text:span text:style-name="Inserted_20_Code">, </text:span><text:span text:style-name="Inserted_20_Code"><text:span text:style-name="T17">y</text:span></text:span>”<text:span text:style-name="T7"/></text:p>
        </text:list-item>
      </text:list>
      <text:p text:style-name="P61">Στις υπάρχουσα περιγραφή (σελ. 198 του βιβλίου) προστίθεται ο εξής έλεγχος:<text:span text:style-name="T7"/></text:p>
      <table:table table:name="Table14" table:style-name="Table14">
        <table:table-column table:style-name="Table14.A"/>
        <table:table-column table:style-name="Table14.B"/>
        <table:table-row table:style-name="Table14.1">
          <table:table-cell table:style-name="Table14.A1" office:value-type="string">
            <text:p text:style-name="P100">περίπτωση</text:p>
          </table:table-cell>
          <table:table-cell table:style-name="Table14.B1" office:value-type="string">
            <text:p text:style-name="P100">τελικός κώδικας</text:p>
          </table:table-cell>
        </table:table-row>
        <table:table-row table:style-name="Table14.1">
          <table:table-cell table:style-name="Table14.A2" office:value-type="string">
            <text:p text:style-name="P109"><text:span text:style-name="T7">αν </text:span><text:span text:style-name="Inserted_20_Code">x</text:span> <text:span text:style-name="T7">είναι </text:span><text:span text:style-name="T9">σταθερή συμβολοσειρά<text:line-break/>και </text:span><text:span text:style-name="Inserted_20_Code">m</text:span><text:span text:style-name="T23"> = </text:span><text:span text:style-name="Inserted_20_Code">V</text:span></text:p>
            <text:p text:style-name="P113"><text:span text:style-name="Inserted_20_Code"><text:span text:style-name="T13"/></text:span></text:p>
            <text:p text:style-name="P113"><text:span text:style-name="T9">Οι δεκαεξαδικοί αριθμοί που αντι­γράφονται είναι ζεύγη </text:span><text:span text:style-name="T24">ASCII</text:span><text:span text:style-name="T9"> κωδι­κών των χαρακτήρων της συμβολο­σειράς </text:span><text:span text:style-name="Inserted_20_Code">y</text:span><text:span text:style-name="T13">, </text:span><text:span text:style-name="T9">σε ανάποδη σειρά από αυτή της εμφάνισής τους (βλ. παραδείγματα).</text:span></text:p>
          </table:table-cell>
          <table:table-cell table:style-name="Table14.B2" office:value-type="string">
            <text:p text:style-name="P14"><text:span text:style-name="T43">loadAddr(</text:span><text:span text:style-name="T44">d</text:span><text:span text:style-name="T43">i, y)<text:line-break/>mov ax, NNNNh<text:line-break/>mov word ptr [di+14], ax<text:line-break/>mov ax, NNNNh<text:line-break/>mov word ptr [di+12], ax<text:line-break/>...<text:line-break/>mov ax, NNNNh<text:line-break/>mov word ptr [di+2], ax<text:line-break/>mov ax, NNNNh<text:line-break/>mov word ptr [di], ax</text:span></text:p>
          </table:table-cell>
        </table:table-row>
        <table:table-row table:style-name="Table14.1">
          <table:table-cell table:style-name="Table14.A3" office:value-type="string">
            <text:p text:style-name="P109"><text:span text:style-name="T7">αν</text:span> <text:span text:style-name="Inserted_20_Code">x</text:span> <text:span text:style-name="T9">και </text:span><text:span text:style-name="Inserted_20_Code">y</text:span><text:span text:style-name="T23"> </text:span><text:span text:style-name="T9">είναι συμβολοσειρές</text:span><text:span text:style-name="T13"><text:line-break/></text:span><text:span text:style-name="T9">και η </text:span><text:span text:style-name="Inserted_20_Code">x</text:span><text:span text:style-name="T23"> </text:span><text:span text:style-name="T9">δεν είναι σταθερή</text:span></text:p>
          </table:table-cell>
          <table:table-cell table:style-name="Table14.B3" office:value-type="string">
            <text:p text:style-name="P14"><text:span text:style-name="T43">loadAddr(si, x)</text:span><text:span text:style-name="T45"><text:line-break/></text:span><text:span text:style-name="T43">loadAddr(</text:span><text:span text:style-name="T44">d</text:span><text:span text:style-name="T43">i, y)<text:line-break/>mov ax, word ptr [si+14]<text:line-break/>mov word ptr [di+14], ax<text:line-break/>mov ax, word ptr [si+12]<text:line-break/>mov word ptr [di+12], ax<text:line-break/>...<text:line-break/>mov ax, word ptr [si+2]<text:line-break/>mov word ptr [di+2], ax<text:line-break/>mov ax, word ptr [si]<text:line-break/>mov word ptr [di], ax</text:span></text:p>
          </table:table-cell>
        </table:table-row>
      </table:table>
      <text:list text:style-name="L6">
        <text:list-item>
          <text:p text:style-name="P77"><text:span text:style-name="T7">Τετράδα </text:span>“<text:span text:style-name="Inserted_20_Code">par, x, m, -</text:span>”<text:span text:style-name="T7"/></text:p>
        </text:list-item>
      </text:list>
      <text:p text:style-name="P66">Στις υπάρχουσες περιπτώσεις (σελ. 199 του βιβλίου) προστίθενται οι εξής:<text:span text:style-name="T7"/></text:p>
      <table:table table:name="Table15" table:style-name="Table15">
        <table:table-column table:style-name="Table15.A"/>
        <table:table-column table:style-name="Table15.B"/>
        <text:soft-page-break/>
        <table:table-row table:style-name="Table15.1">
          <table:table-cell table:style-name="Table15.A1" office:value-type="string">
            <text:p text:style-name="P100">περίπτωση</text:p>
          </table:table-cell>
          <table:table-cell table:style-name="Table15.B1" office:value-type="string">
            <text:p text:style-name="P100">τελικός κώδικας</text:p>
          </table:table-cell>
        </table:table-row>
        <table:table-row table:style-name="Table15.1">
          <table:table-cell table:style-name="Table15.A2" office:value-type="string">
            <text:p text:style-name="P109"><text:span text:style-name="T7">αν</text:span> <text:span text:style-name="Inserted_20_Code">x</text:span> <text:span text:style-name="T7">είναι </text:span><text:span text:style-name="T9">σταθερή συμβολοσειρά<text:line-break/>και </text:span><text:span text:style-name="Inserted_20_Code">m</text:span><text:span text:style-name="T23"> = </text:span><text:span text:style-name="Inserted_20_Code">V</text:span></text:p>
            <text:p text:style-name="P113"><text:span text:style-name="Inserted_20_Code"><text:span text:style-name="T13"/></text:span></text:p>
            <text:p text:style-name="P113"><text:span text:style-name="T9">Οι δεκαεξαδικοί αριθμοί που τοπο­θετούνται στη στοίβα είναι ζεύγη </text:span><text:span text:style-name="T24">ASCII</text:span><text:span text:style-name="T9"> κωδικών των χαρακτήρων της συμβολοσειράς, σε ανάποδη σειρά από αυτή της εμφάνισής τους (βλ. Παραδείγματα).</text:span></text:p>
          </table:table-cell>
          <table:table-cell table:style-name="Table15.B2" office:value-type="string">
            <text:p text:style-name="P14"><text:span text:style-name="T43">loadAddr(si, x)<text:line-break/>mov <text:s/>ax, </text:span><text:span text:style-name="T44">NNNNh</text:span><text:span text:style-name="T43"><text:line-break/>push ax<text:line-break/>mov <text:s/>ax, NNNNh<text:line-break/>push ax<text:line-break/>...<text:line-break/>mov <text:s/>ax, NNNNh<text:line-break/>push ax<text:line-break/>mov <text:s/>ax, NNNNh<text:line-break/>push ax</text:span></text:p>
          </table:table-cell>
        </table:table-row>
        <table:table-row table:style-name="Table15.1">
          <table:table-cell table:style-name="Table15.A2" office:value-type="string">
            <text:p text:style-name="P109"><text:span text:style-name="T7">αν </text:span><text:span text:style-name="Inserted_20_Code">x</text:span><text:span text:style-name="T7"> είναι </text:span><text:span text:style-name="T9">συμβολοσειρά<text:line-break/>και </text:span><text:span text:style-name="Inserted_20_Code">m</text:span><text:span text:style-name="T23"> = </text:span><text:span text:style-name="Inserted_20_Code">V</text:span></text:p>
          </table:table-cell>
          <table:table-cell table:style-name="Table15.B2" office:value-type="string">
            <text:p text:style-name="P15">loadAddr(si, x)<text:line-break/>mov <text:s/>ax, word ptr [si+14]<text:line-break/>push ax<text:line-break/>mov <text:s/>ax, word ptr [si+12]<text:line-break/>push ax<text:line-break/>...<text:line-break/>mov <text:s/>ax, word ptr [si+2]<text:line-break/>push ax<text:line-break/>mov <text:s/>ax, word ptr [si]<text:line-break/>push ax</text:p>
          </table:table-cell>
        </table:table-row>
        <table:table-row table:style-name="Table15.1">
          <table:table-cell table:style-name="Table15.A4" office:value-type="string">
            <text:p text:style-name="P110"><text:span text:style-name="T7">αν</text:span> <text:span text:style-name="Inserted_20_Code">x</text:span> <text:span text:style-name="T7">είναι </text:span><text:span text:style-name="T9">συμβολοσειρά<text:line-break/>και </text:span><text:span text:style-name="Inserted_20_Code">m</text:span><text:span text:style-name="T23"> = </text:span><text:span text:style-name="Inserted_20_Code">R</text:span><text:span text:style-name="T23"> </text:span><text:span text:style-name="T13">ή </text:span><text:span text:style-name="Inserted_20_Code">RET</text:span></text:p>
          </table:table-cell>
          <table:table-cell table:style-name="Table15.B4" office:value-type="string">
            <text:p text:style-name="P15">loadAddr(si, x)<text:line-break/>push si</text:p>
          </table:table-cell>
        </table:table-row>
      </table:table>
      <text:h text:style-name="Heading_20_1" text:outline-level="1">Η βιβλιοθήκη έτοιμων συναρτήσεων<text:span text:style-name="T7"/></text:h>
      <text:p text:style-name="Standard"><text:span text:style-name="T9">Οι </text:span><text:span text:style-name="T7">προκαθορισμένες συναρτήσεις της γλώσσας </text:span><text:span text:style-name="T8">Russel</text:span><text:span text:style-name="T7"> έχ</text:span><text:span text:style-name="T9">ουν</text:span><text:span text:style-name="T7"> υλοποιηθεί </text:span><text:span text:style-name="T9">με τη μορφή </text:span><text:span text:style-name="T7">μια</text:span><text:span text:style-name="T9">ς</text:span><text:span text:style-name="T7"> βιβλιοθήκη</text:span><text:span text:style-name="T9">ς</text:span><text:span text:style-name="T7"> έτοιμων συναρτήσεων (run-time library). Η βιβλιοθήκη αυτή έχει γραφεί σε 8086 assembly και πρέπει να χρησιμοποιηθεί κατά τη συνένωση (linking) του τελικού κώδικα των προγραμμάτων σε γλώσσα </text:span><text:span text:style-name="T25">Russel</text:span><text:span text:style-name="T7">.</text:span><text:span text:style-name="T7"/></text:p>
      <text:p text:style-name="P47">Κατά τη δημιουργία του τελικού κώδικα, οι εξωτερικές συναρτήσεις, για τις οποίες δε γράφεται κώδικας, θα πρέπει να δηλώνονται ώστε να συμπεριληφθούν αργότερα από το συνδέτη (linker). Για κάθε εξωτερική συνάρτηση απαιτείται στο αρχείο του τελικού κώδικα η προσθήκη μιας γραμμής της μορφής:<text:span text:style-name="T7"/></text:p>
      <text:p text:style-name="Example_20_Code"><text:span text:style-name="T5">extrn</text:span> üíïìá-óõíÜñôçóçò <text:span text:style-name="T5">: proc</text:span><text:span text:style-name="T7"/></text:p>
      <text:p text:style-name="Standard"><text:span text:style-name="T7">Στη γραμμή αυτή, το όνομα κάθε εξωτερικής συνάρτησης αποτελείται από το χαρακτήρα </text:span><text:span text:style-name="Inserted_20_Code"><text:span text:style-name="T7">_</text:span></text:span><text:span text:style-name="T7"> (underscore) ακολουθούμενο από το πραγματικό όνομα της εξωτερικής συνάρτησης. Δηλαδή, δεν επιδιώκεται να γίνουν μοναδικά τα ονόματα με την προσθήκη ακεραίων στο τέλος, όπως περιγράφεται στη σελίδα 197 του βιβλίου.</text:span><text:span text:style-name="T7"/></text:p>
      <text:p text:style-name="Standard"><text:span text:style-name="T7">Οι γραμμές αυτές μπορούν να τοποθετηθούν (σχεδόν) οπουδήποτε αλλά κατά προτίμηση στο τέλος του αρχείου με τον τελικο κώδικα, πριν τη λήξη του τμήματος </text:span><text:span text:style-name="Inserted_20_Code">xseg</text:span>.<text:span text:style-name="T7"/></text:p>
      <text:h text:style-name="Heading_20_1" text:outline-level="1">Παραδείγματα<text:span text:style-name="T7"/></text:h>
      <text:p text:style-name="Standard">Στην παράγραφο αυτή δίνονται τρία παραδείγματα προγραμμάτων στη γλώσσα <text:span text:style-name="T5">Russel</text:span>. Δίνεται επίσης ο ενδιάμεσος και ο τελικός κωδικας, που πρέπει να παράγεται από το <text:soft-page-break/>μεταγλωττιστή της <text:span text:style-name="T5">Russel</text:span>. Σημειώνεται ότι σε καμιά φάση της μεταγλώττισης δεν έχουν γίνει βελτιστοποιήσεις.<text:span text:style-name="T7"/></text:p>
      <text:h text:style-name="Heading_20_2" text:outline-level="2">Πες γειά!<text:span text:style-name="T7"/></text:h>
      <text:p text:style-name="P78"><text:span text:style-name="T7">Το παρακάτω παράδειγμα είναι το απλούστερο πρόγραμμα στη γλώσσα </text:span><text:span text:style-name="T8">Russel</text:span><text:span text:style-name="T7">, που παράγει κάποιο αποτέλεσμα ορατό στο χρήστη. Το πρόγραμμα αυτό τυπώνει </text:span><text:span text:style-name="T9">το </text:span><text:span text:style-name="T7">μήνυμα “Hello world!”</text:span><text:span text:style-name="T9">.</text:span><text:span text:style-name="T7"/></text:p>
      <text:p text:style-name="Code"><text:span text:style-name="T46">prints</text:span><text:span text:style-name="T42">("Hello world!\n")</text:span><text:span text:style-name="T7"/></text:p>
      <text:p text:style-name="P79"><text:span text:style-name="T7">Το εγγράφημα δραστηριοποίησης του προγράμματος είναι εξαιρετικά απλό και δε θα δοθεί. Ο ενδιάμεσος κώδικας, που πρέπει να παράγεται από τον μεταγλωττιστή της </text:span><text:span text:style-name="T8">Russel</text:span><text:span text:style-name="T7"> είναι ο εξής:</text:span><text:span text:style-name="T7"/></text:p>
      <text:section text:style-name="Sect1" text:name="Section1">
        <text:p text:style-name="P35"/>
        <text:p text:style-name="P36">1:<text:tab/>unit, main, -, -<text:span text:style-name="T7"/></text:p>
        <text:p text:style-name="P37">2:<text:tab/>par, "Hello world!\n", V, -<text:span text:style-name="T7"/></text:p>
        <text:p text:style-name="P37">3:<text:tab/>call, -, -, prints<text:span text:style-name="T7"/></text:p>
        <text:p text:style-name="P37">4:<text:tab/>endu, main, -, -<text:span text:style-name="T7"/></text:p>
      </text:section>
      <text:section text:style-name="Sect2" text:name="Section2">
        <text:p text:style-name="P51">Ο τελικός κώδικας είναι ο εξής:<text:span text:style-name="T7"/></text:p>
      </text:section>
      <text:section text:style-name="Sect1" text:name="Section3">
        <text:p text:style-name="P16">xseg<text:tab/>segment public 'code'<text:span text:style-name="T7"/></text:p>
        <text:p text:style-name="P16"><text:tab/>assume cs:xseg, ds:xseg, ss:xseg<text:span text:style-name="T7"/></text:p>
        <text:p text:style-name="P16"><text:tab/>org<text:tab/>100h<text:span text:style-name="T7"/></text:p>
        <text:p text:style-name="P16"/>
        <text:p text:style-name="P16">main<text:tab/>proc<text:tab/>near<text:span text:style-name="T7"/></text:p>
        <text:p text:style-name="P16"><text:tab/>call<text:tab/>near ptr _main_1<text:span text:style-name="T7"/></text:p>
        <text:p text:style-name="P16"><text:tab/>mov<text:tab/>ax, 4C00h<text:span text:style-name="T7"/></text:p>
        <text:p text:style-name="P16"><text:tab/>int<text:tab/>21h<text:span text:style-name="T7"/></text:p>
        <text:p text:style-name="P16">main<text:tab/>endp<text:span text:style-name="T7"/></text:p>
        <text:p text:style-name="P16"/>
        <text:p text:style-name="P16">@1:<text:tab/>; unit, main, -, -<text:span text:style-name="T7"/></text:p>
        <text:p text:style-name="P16"/>
        <text:p text:style-name="P16">_main_1<text:tab/>proc<text:tab/>near<text:span text:style-name="T7"/></text:p>
        <text:p text:style-name="P16"><text:tab/>push<text:tab/>bp<text:span text:style-name="T7"/></text:p>
        <text:p text:style-name="P16"><text:tab/>mov<text:tab/>bp, sp<text:span text:style-name="T7"/></text:p>
        <text:p text:style-name="P16"><text:tab/>sub<text:tab/>sp, 0<text:span text:style-name="T7"/></text:p>
        <text:p text:style-name="P16"/>
        <text:p text:style-name="P16">@2:<text:tab/>; par, "Hello world!\n", V, -<text:span text:style-name="T7"/></text:p>
        <text:p text:style-name="P16"/>
        <text:p text:style-name="P16"><text:tab/>mov<text:tab/>ax, 0000h<text:span text:style-name="T7"/></text:p>
        <text:p text:style-name="P16"><text:tab/>push<text:tab/>ax<text:span text:style-name="T7"/></text:p>
        <text:p text:style-name="P16"><text:tab/>mov<text:tab/>ax, 000Ah<text:span text:style-name="T7"/></text:p>
        <text:p text:style-name="P16"><text:tab/>push<text:tab/>ax<text:span text:style-name="T7"/></text:p>
        <text:p text:style-name="P16"><text:tab/>mov<text:tab/>ax, 2164h<text:span text:style-name="T7"/></text:p>
        <text:p text:style-name="P16"><text:tab/>push<text:tab/>ax<text:span text:style-name="T7"/></text:p>
        <text:p text:style-name="P16"><text:tab/>mov<text:tab/>ax, 6C72h<text:span text:style-name="T7"/></text:p>
        <text:p text:style-name="P16"><text:tab/>push<text:tab/>ax<text:span text:style-name="T7"/></text:p>
        <text:p text:style-name="P16"><text:tab/>mov<text:tab/>ax, 6F77h<text:span text:style-name="T7"/></text:p>
        <text:p text:style-name="P16"><text:tab/>push<text:tab/>ax<text:span text:style-name="T7"/></text:p>
        <text:p text:style-name="P16"><text:tab/>mov<text:tab/>ax, 206Fh<text:span text:style-name="T7"/></text:p>
        <text:p text:style-name="P16"><text:tab/>push<text:tab/>ax<text:span text:style-name="T7"/></text:p>
        <text:p text:style-name="P16"><text:tab/>mov<text:tab/>ax, 6C6Ch<text:span text:style-name="T7"/></text:p>
        <text:p text:style-name="P16"><text:tab/>push<text:tab/>ax<text:span text:style-name="T7"/></text:p>
        <text:p text:style-name="P16"><text:tab/>mov<text:tab/>ax, 6548h<text:span text:style-name="T7"/></text:p>
        <text:p text:style-name="P16"><text:tab/>push<text:tab/>ax<text:span text:style-name="T7"/></text:p>
        <text:p text:style-name="P16"/>
        <text:p text:style-name="P16">@3:<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4:<text:tab/>; endu, main, -, -<text:span text:style-name="T7"/></text:p>
        <text:p text:style-name="P16"/>
        <text:p text:style-name="P16">@main_1:<text:tab/>mov<text:tab/>sp, bp<text:span text:style-name="T7"/></text:p>
        <text:p text:style-name="P16"><text:tab/>pop<text:tab/>bp<text:span text:style-name="T7"/></text:p>
        <text:p text:style-name="P16"><text:tab/>ret<text:span text:style-name="T7"/></text:p>
        <text:p text:style-name="P16">_main_1<text:tab/>endp<text:span text:style-name="T7"/></text:p>
        <text:p text:style-name="P16"/>
        <text:p text:style-name="P16"><text:tab/>extrn<text:tab/>_prints : proc<text:span text:style-name="T7"/></text:p>
        <text:p text:style-name="P16"/>
        <text:p text:style-name="P16">xseg<text:tab/>ends<text:span text:style-name="T7"/></text:p>
        <text:p text:style-name="P16"><text:tab/>end <text:tab/>main<text:span text:style-name="T7"/></text:p>
      </text:section>
      <text:section text:style-name="Sect2" text:name="Section4">
        <text:h text:style-name="Heading_20_2" text:outline-level="2">Οι πύργοι του Hanoi<text:span text:style-name="T7"/></text:h>
        <text:p text:style-name="P47">Το πρόγραμμα που ακολουθεί λύνει το πρόβλημα των πύργων του Hanoi. Μια σύντομη περιγραφή του προβλήματος δίνεται παρακάτω.<text:span text:style-name="T7"/></text:p>
        <text:p text:style-name="P52">Υπάρχουν τρεις στύλοι, στον πρώτο από τους οποίους είναι περασμένοι n το πλήθος δακτύλιοι. Οι εξωτερικές διάμετροι των δακτυλίων είναι διαφορετικές και αυτοί είναι περασμένοι από κάτω προς τα πάνω σε αύξουσα σειρά εξωτερικής διαμέτρου, όπως φαίνεται στο Σχ.1. Ζητείται να μεταφερθούν οι δακτύλιοι από τον πρώτο στον τρίτο στύλο (χρησιμοποιώντας το δεύτερο ως βοηθητικό χώρο), ακολουθώντας όμως τους εξής κανόνες:<text:span text:style-name="T7"/></text:p>
        <text:list xml:id="list175548522025508" text:continue-list="list102882688" text:style-name="WW8StyleNum">
          <text:list-item>
            <text:p text:style-name="P40">Κάθε φορά επιτρέπεται να μεταφερθεί ένας μόνο δακτύλιος, από κάποιο στύλο σε κάποιον άλλο στύλο.<text:span text:style-name="T7"/></text:p>
          </text:list-item>
          <text:list-item>
            <text:p text:style-name="P40">Απαγορεύεται να τοποθετηθεί δακτύλιος με μεγαλύτερη διάμετρο πάνω από δακτύλιο με μικρότερη διάμετρο.<text:span text:style-name="T7"/></text:p>
          </text:list-item>
        </text:list>
        <text:p text:style-name="P80"><text:span text:style-name="T7">Το πρόγραμμα στη γλώσσα </text:span><text:span text:style-name="T8">Russel</text:span><text:span text:style-name="T7"> που λύνει αυτό το πρόβλημα δίνεται </text:span>παρακάτω. Η <text:span text:style-name="T7">συνάρτηση</text:span> <text:span text:style-name="Inserted_20_Code">hanoi</text:span><text:span text:style-name="T7"> είναι αναδρομική.</text:span><text:span text:style-name="T7"/></text:p>
        <text:p text:style-name="P1"><draw:frame draw:style-name="fr2" draw:name="Frame1" text:anchor-type="paragraph" svg:width="3.8516in" draw:z-index="0"><draw:text-box fo:min-height="0.0228in"><text:p text:style-name="Figure"><draw:frame draw:style-name="fr5" draw:name="Object1" text:anchor-type="as-char" svg:width="3.8516in" svg:height="2.0063in" draw:z-index="17"><draw:object-ole xlink:href="./Object 2" xlink:type="simple" xlink:show="embed" xlink:actuate="onLoad"/><draw:image xlink:href="./ObjectReplacements/Object 2" xlink:type="simple" xlink:show="embed" xlink:actuate="onLoad"/></draw:frame></text:p><text:p text:style-name="Legend">Σχ.1. Οι πύργοι του Hanoi.</text:p></draw:text-box></draw:frame><text:soft-page-break/>function hanoi (rings : integer, source : string,<text:span text:style-name="T7"/></text:p>
        <text:p text:style-name="P1"><text:s text:c="16"/>target : string, auxiliary : string) is<text:span text:style-name="T7"/></text:p>
        <text:p text:style-name="P1"/>
        <text:p text:style-name="P1"><text:s text:c="4"/>function move (source : string, target : string) is<text:span text:style-name="T7"/></text:p>
        <text:p text:style-name="P1"><text:s text:c="8"/>prints("Moving from ")<text:span text:style-name="T7"/></text:p>
        <text:p text:style-name="P1"><text:s text:c="8"/>prints(source)<text:span text:style-name="T7"/></text:p>
        <text:p text:style-name="P1"><text:s text:c="8"/>prints(" to ")<text:span text:style-name="T7"/></text:p>
        <text:p text:style-name="P1"><text:s text:c="8"/>prints(target)<text:span text:style-name="T7"/></text:p>
        <text:p text:style-name="P1"><text:s text:c="8"/>prints(".\n")<text:span text:style-name="T7"/></text:p>
        <text:p text:style-name="P1"><text:s text:c="4"/>end<text:span text:style-name="T7"/></text:p>
        <text:p text:style-name="P1"/>
        <text:p text:style-name="P1"><text:s text:c="4"/>if rings &gt;= 1 -&gt;<text:span text:style-name="T7"/></text:p>
        <text:p text:style-name="P1"><text:s text:c="8"/>hanoi(rings-1, source, auxiliary, target)<text:span text:style-name="T7"/></text:p>
        <text:p text:style-name="P1"><text:s text:c="8"/>move(source, target)<text:span text:style-name="T7"/></text:p>
        <text:p text:style-name="P1"><text:s text:c="8"/>hanoi(rings-1, auxiliary, target, source)<text:span text:style-name="T7"/></text:p>
        <text:p text:style-name="P1"><text:s text:c="4"/>end<text:span text:style-name="T7"/></text:p>
        <text:p text:style-name="P1">end<text:span text:style-name="T7"/></text:p>
        <text:p text:style-name="P1"/>
        <text:p text:style-name="P1">var NumberOfRings : integer<text:span text:style-name="T7"/></text:p>
        <text:p text:style-name="P1"/>
        <text:p text:style-name="P1">prints("Rings: ")<text:span text:style-name="T7"/></text:p>
        <text:p text:style-name="P1">NumberOfRings := readi()<text:span text:style-name="T7"/></text:p>
        <text:p text:style-name="P1">hanoi(NumberOfRings, "left", "right", "middle")<text:span text:style-name="T7"/></text:p>
        <text:p text:style-name="P53">Τα εγγραφήματα δραστηριοποίησης για το παραπάνω πρόγραμμα είναι τα εξής:<text:span text:style-name="T7"/></text:p>
        <text:p text:style-name="P9"><draw:frame draw:style-name="fr4" draw:name="Object2" text:anchor-type="as-char" svg:width="4.9319in" svg:height="2.4752in" draw:z-index="18"><draw:object-ole xlink:href="./Object 4" xlink:type="simple" xlink:show="embed" xlink:actuate="onLoad"/><draw:image xlink:href="./ObjectReplacements/Object 4" xlink:type="simple" xlink:show="embed" xlink:actuate="onLoad"/></draw:frame><text:span text:style-name="T7"/></text:p>
        <text:p text:style-name="P80"><text:soft-page-break/><text:span text:style-name="T7">Ο ενδιάμεσος κώδικας, που πρέπει να παράγεται από το μεταγλωττιστή της </text:span><text:span text:style-name="T8">Russel</text:span><text:span text:style-name="T7"> είναι ο εξής:</text:span><text:span text:style-name="T7"/></text:p>
      </text:section>
      <text:section text:style-name="Sect1" text:name="Section5">
        <text:p text:style-name="P31">1:<text:tab/>unit, move, -, -<text:span text:style-name="T7"/></text:p>
        <text:p text:style-name="P31">2:<text:tab/>par, "Moving from ", V, -<text:span text:style-name="T7"/></text:p>
        <text:p text:style-name="P31">3:<text:tab/>call, -, -, prints<text:span text:style-name="T7"/></text:p>
        <text:p text:style-name="P31">4:<text:tab/>par, source, V, -<text:span text:style-name="T7"/></text:p>
        <text:p text:style-name="P31">5:<text:tab/>call, -, -, prints<text:span text:style-name="T7"/></text:p>
        <text:p text:style-name="P31">6:<text:tab/>par, " to ", V, -<text:span text:style-name="T7"/></text:p>
        <text:p text:style-name="P31">7:<text:tab/>call, -, -, prints<text:span text:style-name="T7"/></text:p>
        <text:p text:style-name="P31">8:<text:tab/>par, target, V, -<text:span text:style-name="T7"/></text:p>
        <text:p text:style-name="P31">9:<text:tab/>call, -, -, prints<text:span text:style-name="T7"/></text:p>
        <text:p text:style-name="P31">10:<text:tab/>par, ".\n", V, -<text:span text:style-name="T7"/></text:p>
        <text:p text:style-name="P31">11:<text:tab/>call, -, -, prints<text:span text:style-name="T7"/></text:p>
        <text:p text:style-name="P31">12:<text:tab/>endu, move, -, -<text:span text:style-name="T7"/></text:p>
        <text:p text:style-name="P31"/>
        <text:p text:style-name="P31">13:<text:tab/>unit, hanoi, -, -<text:span text:style-name="T7"/></text:p>
        <text:p text:style-name="P31">14:<text:tab/>&gt;=, rings, 1, 16<text:span text:style-name="T7"/></text:p>
        <text:p text:style-name="P31">15:<text:tab/>jump, -, -, 32<text:span text:style-name="T7"/></text:p>
        <text:p text:style-name="P31">16:<text:tab/>-, rings, 1, $1<text:span text:style-name="T7"/></text:p>
        <text:p text:style-name="P31">17:<text:tab/>par, $1, V, -<text:span text:style-name="T7"/></text:p>
        <text:p text:style-name="P31">18:<text:tab/>par, source, V, -<text:span text:style-name="T7"/></text:p>
        <text:p text:style-name="P31">19:<text:tab/>par, auxiliary, V, -<text:span text:style-name="T7"/></text:p>
        <text:p text:style-name="P31">20:<text:tab/>par, target, V, -<text:span text:style-name="T7"/></text:p>
        <text:p text:style-name="P31">21:<text:tab/>call, -, -, hanoi<text:span text:style-name="T7"/></text:p>
        <text:p text:style-name="P31">22:<text:tab/>par, source, V, -<text:span text:style-name="T7"/></text:p>
        <text:p text:style-name="P31">23:<text:tab/>par, target, V, -<text:span text:style-name="T7"/></text:p>
        <text:p text:style-name="P31">24:<text:tab/>call, -, -, move<text:span text:style-name="T7"/></text:p>
        <text:p text:style-name="P31">25:<text:tab/>-, rings, 1, $2<text:span text:style-name="T7"/></text:p>
        <text:p text:style-name="P31">26:<text:tab/>par, $2, V, -<text:span text:style-name="T7"/></text:p>
        <text:p text:style-name="P31">27:<text:tab/>par, auxiliary, V, -<text:span text:style-name="T7"/></text:p>
        <text:p text:style-name="P31">28:<text:tab/>par, target, V, -<text:span text:style-name="T7"/></text:p>
        <text:p text:style-name="P31">29:<text:tab/>par, source, V, -<text:span text:style-name="T7"/></text:p>
        <text:p text:style-name="P31">30:<text:tab/>call, -, -, hanoi<text:span text:style-name="T7"/></text:p>
        <text:p text:style-name="P31">31:<text:tab/>jump, -, -, 32<text:span text:style-name="T7"/></text:p>
        <text:p text:style-name="P31">32:<text:tab/>endu, hanoi, -, -<text:span text:style-name="T7"/></text:p>
        <text:p text:style-name="P31"/>
        <text:p text:style-name="P31">33:<text:tab/>unit, main, -, -<text:span text:style-name="T7"/></text:p>
        <text:p text:style-name="P31">34:<text:tab/>par, "Rings: ", V, -<text:span text:style-name="T7"/></text:p>
        <text:p text:style-name="P31">35:<text:tab/>call, -, -, prints<text:span text:style-name="T7"/></text:p>
        <text:p text:style-name="P31">36:<text:tab/>par, $3, RET, -<text:span text:style-name="T7"/></text:p>
        <text:p text:style-name="P31">37:<text:tab/>call, -, -, readi<text:span text:style-name="T7"/></text:p>
        <text:p text:style-name="P31">38:<text:tab/>:=, $3, -, NumberOfRings<text:span text:style-name="T7"/></text:p>
        <text:p text:style-name="P31">39:<text:tab/>par, NumberOfRings, V, -<text:span text:style-name="T7"/></text:p>
        <text:p text:style-name="P31">40:<text:tab/>par, 1, V, -<text:span text:style-name="T7"/></text:p>
        <text:p text:style-name="P31">41:<text:tab/>par, 3, V, -<text:span text:style-name="T7"/></text:p>
        <text:p text:style-name="P31">42:<text:tab/>par, 2, V, -<text:span text:style-name="T7"/></text:p>
        <text:p text:style-name="P31">43:<text:tab/>call, -, -, hanoi<text:span text:style-name="T7"/></text:p>
        <text:p text:style-name="P31">44:<text:tab/>endu, main, -, -<text:span text:style-name="T7"/></text:p>
      </text:section>
      <text:section text:style-name="Sect2" text:name="Section6">
        <text:p text:style-name="P53">Ο τελικός κώδικας δίνεται παρακάτω.<text:span text:style-name="T7"/></text:p>
      </text:section>
      <text:section text:style-name="Sect3" text:name="Section7">
        <text:p text:style-name="P16">xseg<text:tab/>segment public 'code'<text:span text:style-name="T7"/></text:p>
        <text:p text:style-name="P16"><text:tab/>assume cs:xseg, ds:xseg, ss:xseg<text:span text:style-name="T7"/></text:p>
        <text:p text:style-name="P16"><text:tab/>org<text:tab/>100h<text:span text:style-name="T7"/></text:p>
        <text:p text:style-name="P16"/>
        <text:p text:style-name="P16">main<text:tab/>proc<text:tab/>near<text:span text:style-name="T7"/></text:p>
        <text:p text:style-name="P16"><text:tab/>call<text:tab/>near ptr _main_3<text:span text:style-name="T7"/></text:p>
        <text:p text:style-name="P16"><text:tab/>mov<text:tab/>ax, 4C00h<text:span text:style-name="T7"/></text:p>
        <text:p text:style-name="P16"><text:tab/>int<text:tab/>21h<text:span text:style-name="T7"/></text:p>
        <text:p text:style-name="P16">main<text:tab/>endp<text:span text:style-name="T7"/></text:p>
        <text:p text:style-name="P16"/>
        <text:p text:style-name="P16">@1:<text:tab/>; unit, move, -, -<text:span text:style-name="T7"/></text:p>
        <text:p text:style-name="P16"/>
        <text:p text:style-name="P16">_move_1<text:tab/>proc<text:tab/>near<text:span text:style-name="T7"/></text:p>
        <text:p text:style-name="P16"><text:tab/>push<text:tab/>bp<text:span text:style-name="T7"/></text:p>
        <text:p text:style-name="P16"><text:tab/>mov<text:tab/>bp, sp<text:span text:style-name="T7"/></text:p>
        <text:p text:style-name="P16"><text:tab/>sub<text:tab/>sp, 0<text:span text:style-name="T7"/></text:p>
        <text:p text:style-name="P16"/>
        <text:p text:style-name="P16">@2:<text:tab/>; par, "Moving from ",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206Dh<text:span text:style-name="T7"/></text:p>
        <text:p text:style-name="P16"><text:tab/>push<text:tab/>ax<text:span text:style-name="T7"/></text:p>
        <text:p text:style-name="P16"><text:tab/>mov<text:tab/>ax, 6F72h<text:span text:style-name="T7"/></text:p>
        <text:p text:style-name="P16"><text:tab/>push<text:tab/>ax<text:span text:style-name="T7"/></text:p>
        <text:p text:style-name="P16"><text:tab/>mov<text:tab/>ax, 6620h<text:span text:style-name="T7"/></text:p>
        <text:p text:style-name="P16"><text:tab/>push<text:tab/>ax<text:span text:style-name="T7"/></text:p>
        <text:p text:style-name="P16"><text:tab/>mov<text:tab/>ax, 676Eh<text:span text:style-name="T7"/></text:p>
        <text:p text:style-name="P16"><text:tab/>push<text:tab/>ax<text:span text:style-name="T7"/></text:p>
        <text:p text:style-name="P16"><text:tab/>mov<text:tab/>ax, 6976h<text:span text:style-name="T7"/></text:p>
        <text:p text:style-name="P16"><text:tab/>push<text:tab/>ax<text:span text:style-name="T7"/></text:p>
        <text:p text:style-name="P16"><text:tab/>mov<text:tab/>ax, 6F4Dh<text:span text:style-name="T7"/></text:p>
        <text:p text:style-name="P16"><text:tab/>push<text:tab/>ax<text:span text:style-name="T7"/></text:p>
        <text:p text:style-name="P16"/>
        <text:p text:style-name="P16">@3:<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4:<text:tab/>; par, source, V, -<text:span text:style-name="T7"/></text:p>
        <text:p text:style-name="P16"/>
        <text:p text:style-name="FinalCode"><text:span text:style-name="T13"><text:tab/></text:span><text:span text:style-name="T17">lea<text:tab/>si, byte ptr [bp+24]</text:span><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5:<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6:<text:tab/>; par, " to ", V, -<text:span text:style-name="T7"/></text:p>
        <text:p text:style-name="P16"/>
        <text:p text:style-name="P16"><text:tab/>mov<text:tab/>ax, 0000h<text:span text:style-name="T7"/></text:p>
        <text:p text:style-name="P16"><text:tab/>push<text:tab/>ax<text:span text:style-name="T7"/></text:p>
        <text:p text:style-name="P16"><text:soft-page-break/><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206Fh<text:span text:style-name="T7"/></text:p>
        <text:p text:style-name="P16"><text:tab/>push<text:tab/>ax<text:span text:style-name="T7"/></text:p>
        <text:p text:style-name="P16"><text:tab/>mov<text:tab/>ax, 7420h<text:span text:style-name="T7"/></text:p>
        <text:p text:style-name="P16"><text:tab/>push<text:tab/>ax<text:span text:style-name="T7"/></text:p>
        <text:p text:style-name="P16"/>
        <text:p text:style-name="P16">@7:<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8:<text:tab/>; par, target, V, -<text:span text:style-name="T7"/></text:p>
        <text:p text:style-name="P16"/>
        <text:p text:style-name="P16"><text:tab/>lea<text:tab/>si, byte ptr [bp+8]<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9:<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10:<text:tab/>; par, ".\n",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A2Eh<text:span text:style-name="T7"/></text:p>
        <text:p text:style-name="P16"><text:tab/>push<text:tab/>ax<text:span text:style-name="T7"/></text:p>
        <text:p text:style-name="P16"/>
        <text:p text:style-name="P16">@11:<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12:<text:tab/>; endu, move, -, -<text:span text:style-name="T7"/></text:p>
        <text:p text:style-name="P16"/>
        <text:p text:style-name="P16">@move_1:<text:tab/>mov<text:tab/>sp, bp<text:span text:style-name="T7"/></text:p>
        <text:p text:style-name="P16"><text:tab/>pop<text:tab/>bp<text:span text:style-name="T7"/></text:p>
        <text:p text:style-name="P16"><text:tab/>ret<text:span text:style-name="T7"/></text:p>
        <text:p text:style-name="P16">_move_1<text:tab/>endp<text:span text:style-name="T7"/></text:p>
        <text:p text:style-name="P16"/>
        <text:p text:style-name="P16">@13:<text:tab/>; unit, hanoi, -, -<text:span text:style-name="T7"/></text:p>
        <text:p text:style-name="P16"/>
        <text:p text:style-name="P16">_hanoi_2<text:tab/>proc<text:tab/>near<text:span text:style-name="T7"/></text:p>
        <text:p text:style-name="P16"><text:tab/>push<text:tab/>bp<text:span text:style-name="T7"/></text:p>
        <text:p text:style-name="P16"><text:tab/>mov<text:tab/>bp, sp<text:span text:style-name="T7"/></text:p>
        <text:p text:style-name="P16"><text:tab/>sub<text:tab/>sp, 4<text:span text:style-name="T7"/></text:p>
        <text:p text:style-name="P16"/>
        <text:p text:style-name="P16">@14:<text:tab/>; &gt;=, rings, 1, 16<text:span text:style-name="T7"/></text:p>
        <text:p text:style-name="P16"/>
        <text:p text:style-name="P16"><text:tab/>mov<text:tab/>ax, word ptr [bp+56]<text:span text:style-name="T7"/></text:p>
        <text:p text:style-name="P16"><text:tab/>mov<text:tab/>dx, 1<text:span text:style-name="T7"/></text:p>
        <text:p text:style-name="P16"><text:tab/>cmp<text:tab/>ax, dx<text:span text:style-name="T7"/></text:p>
        <text:p text:style-name="P16"><text:tab/>jge<text:tab/>@16<text:span text:style-name="T7"/></text:p>
        <text:p text:style-name="P16"/>
        <text:p text:style-name="P16">@15:<text:tab/>; jump, -, -, 32<text:span text:style-name="T7"/></text:p>
        <text:p text:style-name="P16"/>
        <text:p text:style-name="P16"><text:tab/>jmp<text:tab/>@32<text:span text:style-name="T7"/></text:p>
        <text:p text:style-name="P16"/>
        <text:p text:style-name="P16">@16:<text:tab/>; -, rings, 1, $1<text:span text:style-name="T7"/></text:p>
        <text:p text:style-name="P16"/>
        <text:p text:style-name="P16"><text:tab/>mov<text:tab/>ax, word ptr [bp+56]<text:span text:style-name="T7"/></text:p>
        <text:p text:style-name="P16"><text:tab/>mov<text:tab/>dx, 1<text:span text:style-name="T7"/></text:p>
        <text:p text:style-name="P16"><text:tab/>sub<text:tab/>ax, dx<text:span text:style-name="T7"/></text:p>
        <text:p text:style-name="P16"><text:tab/>mov<text:tab/>word ptr [bp-2], ax<text:span text:style-name="T7"/></text:p>
        <text:p text:style-name="P16"/>
        <text:p text:style-name="P16">@17:<text:tab/>; par, $1, V, -<text:span text:style-name="T7"/></text:p>
        <text:p text:style-name="P16"/>
        <text:p text:style-name="P16"><text:tab/>mov<text:tab/>ax, word ptr [bp-2]<text:span text:style-name="T7"/></text:p>
        <text:p text:style-name="P16"><text:tab/>push<text:tab/>ax<text:span text:style-name="T7"/></text:p>
        <text:p text:style-name="P16"/>
        <text:p text:style-name="P16">@18:<text:tab/>; par, source, V, -<text:span text:style-name="T7"/></text:p>
        <text:p text:style-name="P16"/>
        <text:p text:style-name="P16"><text:tab/>lea<text:tab/>si, byte ptr [bp+40]<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19:<text:tab/>; par, auxiliary, V, -<text:span text:style-name="T7"/></text:p>
        <text:p text:style-name="P16"/>
        <text:p text:style-name="P16"><text:tab/>lea<text:tab/>si, byte ptr [bp+8]<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text:soft-page-break/>@20:<text:tab/>; par, target, V, -<text:span text:style-name="T7"/></text:p>
        <text:p text:style-name="P16"/>
        <text:p text:style-name="P16"><text:tab/>lea<text:tab/>si, byte ptr [bp+24]<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21:<text:tab/>; call, -, -, hanoi<text:span text:style-name="T7"/></text:p>
        <text:p text:style-name="P16"/>
        <text:p text:style-name="P16"><text:tab/>sub<text:tab/>sp, 2<text:span text:style-name="T7"/></text:p>
        <text:p text:style-name="P16"><text:tab/>push<text:tab/>bp<text:span text:style-name="T7"/></text:p>
        <text:p text:style-name="P16"><text:tab/>call<text:tab/>near ptr _hanoi_2<text:span text:style-name="T7"/></text:p>
        <text:p text:style-name="P16"><text:tab/>add<text:tab/>sp, 54<text:span text:style-name="T7"/></text:p>
        <text:p text:style-name="P16"/>
        <text:p text:style-name="P16">@22:<text:tab/>; par, source, V, -<text:span text:style-name="T7"/></text:p>
        <text:p text:style-name="P16"/>
        <text:p text:style-name="P16"><text:tab/>lea<text:tab/>si, byte ptr [bp+40]<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23:<text:tab/>; par, target, V, -<text:span text:style-name="T7"/></text:p>
        <text:p text:style-name="P16"/>
        <text:p text:style-name="P16"><text:tab/>lea<text:tab/>si, byte ptr [bp+24]<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24:<text:tab/>; call, -, -, move<text:span text:style-name="T7"/></text:p>
        <text:p text:style-name="P16"/>
        <text:p text:style-name="P16"><text:tab/>sub<text:tab/>sp, 2<text:span text:style-name="T7"/></text:p>
        <text:p text:style-name="P16"><text:tab/>push<text:tab/>bp<text:span text:style-name="T7"/></text:p>
        <text:p text:style-name="P16"><text:tab/>call<text:tab/>near ptr _move_1<text:span text:style-name="T7"/></text:p>
        <text:p text:style-name="P16"><text:tab/>add<text:tab/>sp, 36<text:span text:style-name="T7"/></text:p>
        <text:p text:style-name="P16"/>
        <text:p text:style-name="P16">@25:<text:tab/>; -, rings, 1, $2<text:span text:style-name="T7"/></text:p>
        <text:p text:style-name="P16"/>
        <text:p text:style-name="P16"><text:tab/>mov<text:tab/>ax, word ptr [bp+56]<text:span text:style-name="T7"/></text:p>
        <text:p text:style-name="P16"><text:tab/>mov<text:tab/>dx, 1<text:span text:style-name="T7"/></text:p>
        <text:p text:style-name="P16"><text:tab/>sub<text:tab/>ax, dx<text:span text:style-name="T7"/></text:p>
        <text:p text:style-name="P16"><text:tab/>mov<text:tab/>word ptr [bp-4], ax<text:span text:style-name="T7"/></text:p>
        <text:p text:style-name="P16"/>
        <text:p text:style-name="P16">@26:<text:tab/>; par, $2, V, -<text:span text:style-name="T7"/></text:p>
        <text:p text:style-name="P16"/>
        <text:p text:style-name="P16"><text:tab/>mov<text:tab/>ax, word ptr [bp-4]<text:span text:style-name="T7"/></text:p>
        <text:p text:style-name="P16"><text:tab/>push<text:tab/>ax<text:span text:style-name="T7"/></text:p>
        <text:p text:style-name="P16"/>
        <text:p text:style-name="P16">@27:<text:tab/>; par, auxiliary, V, -<text:span text:style-name="T7"/></text:p>
        <text:p text:style-name="P16"/>
        <text:p text:style-name="P16"><text:tab/>lea<text:tab/>si, byte ptr [bp+8]<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28:<text:tab/>; par, target, V, -<text:span text:style-name="T7"/></text:p>
        <text:p text:style-name="P16"/>
        <text:p text:style-name="P16"><text:tab/>lea<text:tab/>si, byte ptr [bp+24]<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29:<text:tab/>; par, source, V, -<text:span text:style-name="T7"/></text:p>
        <text:p text:style-name="P16"/>
        <text:p text:style-name="P16"><text:tab/>lea<text:tab/>si, byte ptr [bp+40]<text:span text:style-name="T7"/></text:p>
        <text:p text:style-name="P16"><text:tab/>mov<text:tab/>ax, word ptr [si+14]<text:span text:style-name="T7"/></text:p>
        <text:p text:style-name="P16"><text:tab/>push<text:tab/>ax<text:span text:style-name="T7"/></text:p>
        <text:p text:style-name="P16"><text:tab/>mov<text:tab/>ax, word ptr [si+12]<text:span text:style-name="T7"/></text:p>
        <text:p text:style-name="P16"><text:tab/>push<text:tab/>ax<text:span text:style-name="T7"/></text:p>
        <text:p text:style-name="P16"><text:tab/>mov<text:tab/>ax, word ptr [si+10]<text:span text:style-name="T7"/></text:p>
        <text:p text:style-name="P16"><text:tab/>push<text:tab/>ax<text:span text:style-name="T7"/></text:p>
        <text:p text:style-name="P16"><text:tab/>mov<text:tab/>ax, word ptr [si+8]<text:span text:style-name="T7"/></text:p>
        <text:p text:style-name="P16"><text:tab/>push<text:tab/>ax<text:span text:style-name="T7"/></text:p>
        <text:p text:style-name="P16"><text:tab/>mov<text:tab/>ax, word ptr [si+6]<text:span text:style-name="T7"/></text:p>
        <text:p text:style-name="P16"><text:tab/>push<text:tab/>ax<text:span text:style-name="T7"/></text:p>
        <text:p text:style-name="P16"><text:tab/>mov<text:tab/>ax, word ptr [si+4]<text:span text:style-name="T7"/></text:p>
        <text:p text:style-name="P16"><text:tab/>push<text:tab/>ax<text:span text:style-name="T7"/></text:p>
        <text:p text:style-name="P16"><text:tab/>mov<text:tab/>ax, word ptr [si+2]<text:span text:style-name="T7"/></text:p>
        <text:p text:style-name="P16"><text:tab/>push<text:tab/>ax<text:span text:style-name="T7"/></text:p>
        <text:p text:style-name="P16"><text:tab/>mov<text:tab/>ax, word ptr [si]<text:span text:style-name="T7"/></text:p>
        <text:p text:style-name="P16"><text:tab/>push<text:tab/>ax<text:span text:style-name="T7"/></text:p>
        <text:p text:style-name="P16"/>
        <text:p text:style-name="P16">@30:<text:tab/>; call, -, -, hanoi<text:span text:style-name="T7"/></text:p>
        <text:p text:style-name="P16"/>
        <text:p text:style-name="P16"><text:tab/>sub<text:tab/>sp, 2<text:span text:style-name="T7"/></text:p>
        <text:p text:style-name="P16"><text:tab/>push<text:tab/>bp<text:span text:style-name="T7"/></text:p>
        <text:p text:style-name="P16"><text:tab/>call<text:tab/>near ptr _hanoi_2<text:span text:style-name="T7"/></text:p>
        <text:p text:style-name="P16"><text:tab/>add<text:tab/>sp, 54<text:span text:style-name="T7"/></text:p>
        <text:p text:style-name="P16"><text:soft-page-break/></text:p>
        <text:p text:style-name="P16">@31:<text:tab/>; jump, -, -, 32<text:span text:style-name="T7"/></text:p>
        <text:p text:style-name="P16"/>
        <text:p text:style-name="P16"><text:tab/>jmp<text:tab/>@32<text:span text:style-name="T7"/></text:p>
        <text:p text:style-name="P16"/>
        <text:p text:style-name="P16">@32:<text:tab/>; endu, hanoi, -, -<text:span text:style-name="T7"/></text:p>
        <text:p text:style-name="P16"/>
        <text:p text:style-name="P16">@hanoi_2:<text:tab/>mov<text:tab/>sp, bp<text:span text:style-name="T7"/></text:p>
        <text:p text:style-name="P16"><text:tab/>pop<text:tab/>bp<text:span text:style-name="T7"/></text:p>
        <text:p text:style-name="P16"><text:tab/>ret<text:span text:style-name="T7"/></text:p>
        <text:p text:style-name="P16">_hanoi_2<text:tab/>endp<text:span text:style-name="T7"/></text:p>
        <text:p text:style-name="P16"><text:tab/> <text:span text:style-name="T7"/></text:p>
        <text:p text:style-name="P16">@33:<text:tab/>; unit, main, -, -<text:span text:style-name="T7"/></text:p>
        <text:p text:style-name="P16"/>
        <text:p text:style-name="P16">_main_3<text:tab/>proc<text:tab/>near<text:span text:style-name="T7"/></text:p>
        <text:p text:style-name="P16"><text:tab/>push<text:tab/>bp<text:span text:style-name="T7"/></text:p>
        <text:p text:style-name="P16"><text:tab/>mov<text:tab/>bp, sp<text:span text:style-name="T7"/></text:p>
        <text:p text:style-name="P16"><text:tab/>sub<text:tab/>sp, 4<text:span text:style-name="T7"/></text:p>
        <text:p text:style-name="P16"/>
        <text:p text:style-name="P16">@34:<text:tab/>; par, "Rings: ",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20h<text:span text:style-name="T7"/></text:p>
        <text:p text:style-name="P16"><text:tab/>push<text:tab/>ax<text:span text:style-name="T7"/></text:p>
        <text:p text:style-name="P16"><text:tab/>mov<text:tab/>ax, 3A73h<text:span text:style-name="T7"/></text:p>
        <text:p text:style-name="P16"><text:tab/>push<text:tab/>ax<text:span text:style-name="T7"/></text:p>
        <text:p text:style-name="P16"><text:tab/>mov<text:tab/>ax, 676Eh<text:span text:style-name="T7"/></text:p>
        <text:p text:style-name="P16"><text:tab/>push<text:tab/>ax<text:span text:style-name="T7"/></text:p>
        <text:p text:style-name="P16"><text:tab/>mov<text:tab/>ax, 6952h<text:span text:style-name="T7"/></text:p>
        <text:p text:style-name="P16"><text:tab/>push<text:tab/>ax<text:span text:style-name="T7"/></text:p>
        <text:p text:style-name="P16"/>
        <text:p text:style-name="P16">@35:<text:tab/>; call, -, -, prints<text:span text:style-name="T7"/></text:p>
        <text:p text:style-name="P16"/>
        <text:p text:style-name="P16"><text:tab/>sub<text:tab/>sp, 2<text:span text:style-name="T7"/></text:p>
        <text:p text:style-name="P16"><text:tab/>push<text:tab/>bp<text:span text:style-name="T7"/></text:p>
        <text:p text:style-name="P16"><text:tab/>call<text:tab/>near ptr _prints<text:span text:style-name="T7"/></text:p>
        <text:p text:style-name="P16"><text:tab/>add<text:tab/>sp, 20<text:span text:style-name="T7"/></text:p>
        <text:p text:style-name="P16"/>
        <text:p text:style-name="P16">@36:<text:tab/>; par, $3, RET, -<text:span text:style-name="T7"/></text:p>
        <text:p text:style-name="P16"/>
        <text:p text:style-name="P16"><text:tab/>lea<text:tab/>si, word ptr [bp-4]<text:span text:style-name="T7"/></text:p>
        <text:p text:style-name="P16"><text:tab/>push<text:tab/>si<text:span text:style-name="T7"/></text:p>
        <text:p text:style-name="P16"/>
        <text:p text:style-name="P16">@37:<text:tab/>; call, -, -, readi<text:span text:style-name="T7"/></text:p>
        <text:p text:style-name="P16"/>
        <text:p text:style-name="P16"><text:tab/>push<text:tab/>bp<text:span text:style-name="T7"/></text:p>
        <text:p text:style-name="P16"><text:tab/>call<text:tab/>near ptr _readi<text:span text:style-name="T7"/></text:p>
        <text:p text:style-name="P16"><text:tab/>add<text:tab/>sp, 6<text:span text:style-name="T7"/></text:p>
        <text:p text:style-name="P16"/>
        <text:p text:style-name="P16">@38:<text:tab/>; :=, $3, -, NumberOfRings<text:span text:style-name="T7"/></text:p>
        <text:p text:style-name="P16"/>
        <text:p text:style-name="P16"><text:tab/>mov<text:tab/>ax, word ptr [bp-4]<text:span text:style-name="T7"/></text:p>
        <text:p text:style-name="P16"><text:tab/>mov<text:tab/>word ptr [bp-2], ax<text:span text:style-name="T7"/></text:p>
        <text:p text:style-name="P16"/>
        <text:p text:style-name="P16">@39:<text:tab/>; par, NumberOfRings, V, -<text:span text:style-name="T7"/></text:p>
        <text:p text:style-name="P16"/>
        <text:p text:style-name="P16"><text:tab/>mov<text:tab/>ax, word ptr [bp-2]<text:span text:style-name="T7"/></text:p>
        <text:p text:style-name="P16"><text:tab/>push<text:tab/>ax<text:span text:style-name="T7"/></text:p>
        <text:p text:style-name="P16"/>
        <text:p text:style-name="P16">@40:<text:tab/>; par, "left",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7466h<text:span text:style-name="T7"/></text:p>
        <text:p text:style-name="P16"><text:tab/>push<text:tab/>ax<text:span text:style-name="T7"/></text:p>
        <text:p text:style-name="P16"><text:tab/>mov<text:tab/>ax, 656Ch<text:span text:style-name="T7"/></text:p>
        <text:p text:style-name="P16"><text:tab/>push<text:tab/>ax<text:span text:style-name="T7"/></text:p>
        <text:p text:style-name="P16"/>
        <text:p text:style-name="P16">@41:<text:tab/>; par, "right",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74h<text:span text:style-name="T7"/></text:p>
        <text:p text:style-name="P16"><text:tab/>push<text:tab/>ax<text:span text:style-name="T7"/></text:p>
        <text:p text:style-name="P16"><text:tab/>mov<text:tab/>ax, 6867h<text:span text:style-name="T7"/></text:p>
        <text:p text:style-name="P16"><text:tab/>push<text:tab/>ax<text:span text:style-name="T7"/></text:p>
        <text:p text:style-name="P16"><text:tab/>mov<text:tab/>ax, 6972h<text:span text:style-name="T7"/></text:p>
        <text:p text:style-name="P16"><text:tab/>push<text:tab/>ax<text:span text:style-name="T7"/></text:p>
        <text:p text:style-name="P16"/>
        <text:p text:style-name="P16">@42:<text:tab/>; par, "middle", V, -<text:span text:style-name="T7"/></text:p>
        <text:p text:style-name="P16"/>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0000h<text:span text:style-name="T7"/></text:p>
        <text:p text:style-name="P16"><text:tab/>push<text:tab/>ax<text:span text:style-name="T7"/></text:p>
        <text:p text:style-name="P16"><text:tab/>mov<text:tab/>ax, 656Ch<text:span text:style-name="T7"/></text:p>
        <text:p text:style-name="P16"><text:tab/>push<text:tab/>ax<text:span text:style-name="T7"/></text:p>
        <text:p text:style-name="P16"><text:tab/>mov<text:tab/>ax, 6464h<text:span text:style-name="T7"/></text:p>
        <text:p text:style-name="P16"><text:tab/>push<text:tab/>ax<text:span text:style-name="T7"/></text:p>
        <text:p text:style-name="P16"><text:tab/>mov<text:tab/>ax, 696Dh<text:span text:style-name="T7"/></text:p>
        <text:p text:style-name="P16"><text:tab/>push<text:tab/>ax<text:span text:style-name="T7"/></text:p>
        <text:p text:style-name="P16"/>
        <text:p text:style-name="P16">@43:<text:tab/>; call, -, -, hanoi<text:span text:style-name="T7"/></text:p>
        <text:p text:style-name="P16"/>
        <text:p text:style-name="P16"><text:tab/>sub<text:tab/>sp, 2<text:span text:style-name="T7"/></text:p>
        <text:p text:style-name="P16"><text:tab/>push<text:tab/>bp<text:span text:style-name="T7"/></text:p>
        <text:p text:style-name="P16"><text:tab/>call<text:tab/>near ptr _hanoi_2<text:span text:style-name="T7"/></text:p>
        <text:p text:style-name="P16"><text:tab/>add<text:tab/>sp, 54<text:span text:style-name="T7"/></text:p>
        <text:p text:style-name="P16"/>
        <text:p text:style-name="P16">@44:<text:tab/>; endu, main, -, -<text:span text:style-name="T7"/></text:p>
        <text:p text:style-name="P16"/>
        <text:p text:style-name="P16">@main_3:<text:tab/>mov<text:tab/>sp, bp<text:span text:style-name="T7"/></text:p>
        <text:p text:style-name="P16"><text:tab/>pop<text:tab/>bp<text:span text:style-name="T7"/></text:p>
        <text:p text:style-name="P16"><text:tab/>ret<text:span text:style-name="T7"/></text:p>
        <text:p text:style-name="P16">_main_3<text:tab/>endp<text:span text:style-name="T7"/></text:p>
        <text:p text:style-name="P16"/>
        <text:p text:style-name="P16"><text:tab/>extrn<text:tab/>_prints : proc<text:span text:style-name="T7"/></text:p>
        <text:p text:style-name="P16"><text:tab/>extrn<text:tab/>_readi : proc<text:span text:style-name="T7"/></text:p>
        <text:p text:style-name="P16"/>
        <text:p text:style-name="P16">xseg<text:tab/>ends<text:span text:style-name="T7"/></text:p>
        <text:p text:style-name="P16"><text:tab/>end<text:tab/>main<text:span text:style-name="T7"/></text:p>
      </text:section>
      <text:section text:style-name="Sect2" text:name="Section8">
        <text:h text:style-name="Heading_20_2" text:outline-level="2"><text:soft-page-break/>Πρώτοι αριθμοί<text:span text:style-name="T7"/></text:h>
        <text:p text:style-name="P46"><text:span text:style-name="T7">Το παρακάτω παράδειγμα προγράμματος στη γλώσσα </text:span><text:span text:style-name="T8">Russel</text:span><text:span text:style-name="T7"> είναι ένα πρόγραμμα που υπολογίζει τους πρώτους αριθμούς μεταξύ </text:span><text:span text:style-name="Inserted_20_Code">1</text:span> <text:span text:style-name="T7">και </text:span><text:span text:style-name="Inserted_20_Code">n</text:span><text:span text:style-name="T7">, όπου το </text:span><text:span text:style-name="Inserted_20_Code">n</text:span> <text:span text:style-name="T7">καθορίζεται από το χρήστη. Το πρόγραμμα αυτό χρησιμοποιεί έναν απλό αλγόριθμο για τον υπολογισμό των πρώτων αριθμών. Μια διατύπωση αυτού του αλγορίθμου σε ψευδογλώσσα δίνεται παρακάτω. Λαμβάνεται υπόψη ότι οι αριθμοί </text:span><text:span text:style-name="Inserted_20_Code"><text:span text:style-name="T7">2</text:span></text:span><text:span text:style-name="T7"> και </text:span><text:span text:style-name="Inserted_20_Code"><text:span text:style-name="T7">3</text:span></text:span><text:span text:style-name="T7"> είναι πρώτοι, και στη συνέχεια εξετάζονται μόνο οι αριθμοί της μορφής </text:span><text:span text:style-name="Inserted_20_Code">6k±1</text:span><text:span text:style-name="T47">, </text:span><text:span text:style-name="T7">όπου </text:span><text:span text:style-name="Inserted_20_Code">k</text:span> <text:span text:style-name="T7">ακέραιος αριθμός.</text:span><text:span text:style-name="T7"/></text:p>
        <text:p text:style-name="P41">Κύριο πρόγραμμα<text:span text:style-name="T7"/></text:p>
        <text:p text:style-name="PseudoCode">τύπωσε τους αριθμούς 2 και 3<text:span text:style-name="T7"/></text:p>
        <text:p text:style-name="PseudoCode">t := 6<text:span text:style-name="T7"/></text:p>
        <text:p text:style-name="PseudoCode">όσο t &lt;= n κάνε τα εξής :<text:span text:style-name="T7"/></text:p>
        <text:p text:style-name="PseudoCode"><text:tab/>αν ο αριθμός t-1 είναι πρώτος τότε τύπωσέ τον<text:span text:style-name="T7"/></text:p>
        <text:p text:style-name="PseudoCode"><text:tab/>αν ο αριθμός t+1 είναι πρώτος τότε τύπωσέ τον<text:span text:style-name="T7"/></text:p>
        <text:p text:style-name="PseudoCode"><text:tab/>t := t+6<text:span text:style-name="T7"/></text:p>
        <text:p text:style-name="PseudoÔitle">Αλγόριθμος ελέγχου (είναι ο αριθμός t πρώτος;)<text:span text:style-name="T7"/></text:p>
        <text:p text:style-name="PseudoCode">αν t &lt; 0 τότε έλεγξε τον αριθμό -t<text:span text:style-name="T7"/></text:p>
        <text:p text:style-name="PseudoCode">αν t &lt; 2 τότε ο t δεν είναι πρώτος<text:span text:style-name="T7"/></text:p>
        <text:p text:style-name="PseudoCode">αν t = 2 τότε ο t είναι πρώτος<text:span text:style-name="T7"/></text:p>
        <text:p text:style-name="PseudoCode">αν ο t διαιρείται με το 2 τότε ο t δεν είναι πρώτος<text:span text:style-name="T7"/></text:p>
        <text:p text:style-name="PseudoCode">i := 3<text:span text:style-name="T7"/></text:p>
        <text:p text:style-name="PseudoCode">όσο i &lt;= t/2 κάνε τα εξής :<text:span text:style-name="T7"/></text:p>
        <text:p text:style-name="PseudoCode"><text:tab/>αν ο t διαιρείται με τον i τότε ο t δεν είναι πρώτος<text:span text:style-name="T7"/></text:p>
        <text:p text:style-name="PseudoCode"><text:tab/>i := i + 2<text:span text:style-name="T7"/></text:p>
        <text:p text:style-name="PseudoCode">o t είναι πρώτος<text:span text:style-name="T7"/></text:p>
        <text:p text:style-name="P81"><text:span text:style-name="T7">Το αντίστοιχο πρόγραμμα σε γλώσσα </text:span><text:span text:style-name="T8">Russel</text:span><text:span text:style-name="T7"> είναι το εξής:</text:span><text:span text:style-name="T7"/></text:p>
        <text:p text:style-name="P1">function prime (n : integer) : boolean is<text:span text:style-name="T7"/></text:p>
        <text:p text:style-name="P1"><text:s text:c="4"/>var i : integer<text:span text:style-name="T7"/></text:p>
        <text:p text:style-name="P1"/>
        <text:p text:style-name="P1"><text:s text:c="4"/>if n &lt; 0 -&gt;<text:span text:style-name="T7"/></text:p>
        <text:p text:style-name="P1"><text:s text:c="8"/>return prime(-n)<text:span text:style-name="T7"/></text:p>
        <text:p text:style-name="P1"><text:s text:c="5"/>| n &lt; 2 -&gt;<text:span text:style-name="T7"/></text:p>
        <text:p text:style-name="P1"><text:s text:c="8"/>return false<text:span text:style-name="T7"/></text:p>
        <text:p text:style-name="P1"><text:s text:c="5"/>| n = 2 -&gt;<text:span text:style-name="T7"/></text:p>
        <text:p text:style-name="P1"><text:s text:c="8"/>return true<text:span text:style-name="T7"/></text:p>
        <text:p text:style-name="P1"><text:s text:c="5"/>| n mod 2 = 0 -&gt;<text:span text:style-name="T7"/></text:p>
        <text:p text:style-name="P1"><text:s text:c="8"/>return false<text:span text:style-name="T7"/></text:p>
        <text:p text:style-name="P1"><text:s text:c="5"/>| true -&gt;<text:span text:style-name="T7"/></text:p>
        <text:p text:style-name="P1"><text:s text:c="8"/>i := 3<text:span text:style-name="T7"/></text:p>
        <text:p text:style-name="P1"><text:s text:c="8"/>do i &lt;= n div 2 -&gt;<text:span text:style-name="T7"/></text:p>
        <text:p text:style-name="P1"><text:s text:c="12"/>if n mod i = 0 -&gt;<text:span text:style-name="T7"/></text:p>
        <text:p text:style-name="P1"><text:s text:c="16"/>return false<text:span text:style-name="T7"/></text:p>
        <text:p text:style-name="P1"><text:s text:c="12"/>end<text:span text:style-name="T7"/></text:p>
        <text:p text:style-name="P1"><text:s text:c="12"/>i := i+2<text:span text:style-name="T7"/></text:p>
        <text:p text:style-name="P1"><text:s text:c="8"/>end<text:span text:style-name="T7"/></text:p>
        <text:p text:style-name="P1"><text:s text:c="8"/>return true<text:span text:style-name="T7"/></text:p>
        <text:p text:style-name="P1"><text:s text:c="4"/>end<text:span text:style-name="T7"/></text:p>
        <text:p text:style-name="P1">end<text:span text:style-name="T7"/></text:p>
        <text:p text:style-name="P1"/>
        <text:p text:style-name="P1">var limit, number, counter : integer<text:span text:style-name="T7"/></text:p>
        <text:p text:style-name="P1"/>
        <text:p text:style-name="P1">prints("Limit: ")<text:span text:style-name="T7"/></text:p>
        <text:p text:style-name="P1">limit := readi<text:span text:style-name="T7"/></text:p>
        <text:p text:style-name="P1">prints("Primes:\n")<text:span text:style-name="T7"/></text:p>
        <text:p text:style-name="P1">counter := 0<text:span text:style-name="T7"/></text:p>
        <text:p text:style-name="P1">if limit &gt;= 2 -&gt;<text:span text:style-name="T7"/></text:p>
        <text:p text:style-name="P1"><text:s text:c="4"/>counter := counter + 1<text:span text:style-name="T7"/></text:p>
        <text:p text:style-name="P1"><text:s text:c="4"/>printi(2)<text:span text:style-name="T7"/></text:p>
        <text:p text:style-name="P1"><text:s text:c="4"/>prints("\n")<text:span text:style-name="T7"/></text:p>
        <text:p text:style-name="P1">end<text:span text:style-name="T7"/></text:p>
        <text:p text:style-name="P1">if limit &gt;= 3 -&gt;<text:span text:style-name="T7"/></text:p>
        <text:p text:style-name="P1"><text:s text:c="4"/>counter := counter + 1<text:span text:style-name="T7"/></text:p>
        <text:p text:style-name="P1"><text:soft-page-break/><text:s text:c="4"/>printi(3)<text:span text:style-name="T7"/></text:p>
        <text:p text:style-name="P1"><text:s text:c="4"/>prints("\n")<text:span text:style-name="T7"/></text:p>
        <text:p text:style-name="P1">end<text:span text:style-name="T7"/></text:p>
        <text:p text:style-name="P1">number := 6<text:span text:style-name="T7"/></text:p>
        <text:p text:style-name="P1">do number &lt;= limit -&gt;<text:span text:style-name="T7"/></text:p>
        <text:p text:style-name="P1"><text:s text:c="4"/>if prime(number-1) -&gt;<text:span text:style-name="T7"/></text:p>
        <text:p text:style-name="P1"><text:s text:c="8"/>counter = counter + 1<text:span text:style-name="T7"/></text:p>
        <text:p text:style-name="P1"><text:s text:c="8"/>printi(number-1)<text:span text:style-name="T7"/></text:p>
        <text:p text:style-name="P1"><text:s text:c="8"/>prints("\n")<text:span text:style-name="T7"/></text:p>
        <text:p text:style-name="P1"><text:s text:c="4"/>end<text:span text:style-name="T7"/></text:p>
        <text:p text:style-name="P1"><text:s text:c="4"/>if (number &lt;&gt; limit) and prime(number+1) -&gt;<text:span text:style-name="T7"/></text:p>
        <text:p text:style-name="P1"><text:s text:c="8"/>counter := counter + 1<text:span text:style-name="T7"/></text:p>
        <text:p text:style-name="P1"><text:s text:c="8"/>printi(number+1)<text:span text:style-name="T7"/></text:p>
        <text:p text:style-name="P1"><text:s text:c="8"/>prints("\n")<text:span text:style-name="T7"/></text:p>
        <text:p text:style-name="P1"><text:s text:c="4"/>end<text:span text:style-name="T7"/></text:p>
        <text:p text:style-name="P1"><text:s text:c="4"/>number := number + 6<text:span text:style-name="T7"/></text:p>
        <text:p text:style-name="P1">end<text:span text:style-name="T7"/></text:p>
        <text:p text:style-name="P1">prints("\nTotal: ")<text:span text:style-name="T7"/></text:p>
        <text:p text:style-name="P1">printi(counter)<text:span text:style-name="T7"/></text:p>
        <text:p text:style-name="P1">prints("\n")<text:span text:style-name="T7"/></text:p>
        <text:p text:style-name="P81"><text:span text:style-name="T7">Τα εγγραφήματα δραστηριοποίησης </text:span><text:span text:style-name="T9">και ο ενδιάμεσος κώδικας που πρέπει να παράγεται </text:span><text:span text:style-name="T7">για το παραπάνω πρόγραμμα από το μεταγλωττιστή της </text:span><text:span text:style-name="T8">Russel</text:span><text:span text:style-name="T7"> δίν</text:span><text:span text:style-name="T9">ον</text:span><text:span text:style-name="T7">ται παρακάτω. Λόγω της πολυπλοκότητας του παραδείγματος, δε δίνεται τελικός κώδικας.</text:span><text:span text:style-name="T7"/></text:p>
      </text:section>
      <text:section text:style-name="Sect4" text:name="Section9">
        <text:p text:style-name="P39"><draw:frame draw:style-name="fr3" draw:name="Object3" text:anchor-type="as-char" svg:width="3.1799in" svg:height="4.3535in" draw:z-index="19"><draw:object-ole xlink:href="./Object 6" xlink:type="simple" xlink:show="embed" xlink:actuate="onLoad"/><draw:image xlink:href="./ObjectReplacements/Object 6" xlink:type="simple" xlink:show="embed" xlink:actuate="onLoad"/></draw:frame><text:span text:style-name="T7"/></text:p>
        <text:p text:style-name="P31">1:<text:tab/>unit, prime, -, -<text:span text:style-name="T7"/></text:p>
        <text:p text:style-name="P31">2:<text:tab/>&lt;, n, 0, 4<text:span text:style-name="T7"/></text:p>
        <text:p text:style-name="P31">3:<text:tab/>jump, -, -, 11<text:span text:style-name="T7"/></text:p>
        <text:p text:style-name="P31">4:<text:tab/>-, n, -, $1<text:span text:style-name="T7"/></text:p>
        <text:p text:style-name="P31">5:<text:tab/>par, $1, V, -<text:span text:style-name="T7"/></text:p>
        <text:p text:style-name="P31">6:<text:tab/>par, $2, RET, -<text:span text:style-name="T7"/></text:p>
        <text:p text:style-name="P31">7:<text:tab/>call, -, -, prime<text:span text:style-name="T7"/></text:p>
        <text:p text:style-name="P31">8:<text:tab/>retv, $2, -, -<text:span text:style-name="T7"/></text:p>
        <text:p text:style-name="P31">9:<text:tab/>ret, -, -, -<text:span text:style-name="T7"/></text:p>
        <text:p text:style-name="P31">10:<text:tab/>jump, -, -, 45<text:span text:style-name="T7"/></text:p>
        <text:p text:style-name="P31">11:<text:tab/>&lt;, n, 2, 13<text:span text:style-name="T7"/></text:p>
        <text:p text:style-name="P31">12:<text:tab/>jump, -, -, 16<text:span text:style-name="T7"/></text:p>
        <text:p text:style-name="P31">13:<text:tab/>retv, false, -, -<text:span text:style-name="T7"/></text:p>
        <text:p text:style-name="P31">14:<text:tab/>ret, -, -, -<text:span text:style-name="T7"/></text:p>
        <text:p text:style-name="P31">15:<text:tab/>jump, -, -, 45<text:span text:style-name="T7"/></text:p>
        <text:p text:style-name="P31">16:<text:tab/>=, n, 2, 18<text:span text:style-name="T7"/></text:p>
        <text:p text:style-name="P31">17:<text:tab/>jump, -, -, 21<text:span text:style-name="T7"/></text:p>
        <text:p text:style-name="P31">18:<text:tab/>retv, true, -, -<text:span text:style-name="T7"/></text:p>
        <text:p text:style-name="P31">19:<text:tab/>ret, -, -, -<text:span text:style-name="T7"/></text:p>
        <text:p text:style-name="P31">20:<text:tab/>jump, -, -, 45<text:span text:style-name="T7"/></text:p>
        <text:p text:style-name="P31">21:<text:tab/>mod, n, 2, $3<text:span text:style-name="T7"/></text:p>
        <text:p text:style-name="P31">22:<text:tab/>=, $3, 0, 24<text:span text:style-name="T7"/></text:p>
        <text:p text:style-name="P31">23:<text:tab/>jump, -, -, 26<text:span text:style-name="T7"/></text:p>
        <text:p text:style-name="P31">24:<text:tab/>retv, false, -, -<text:span text:style-name="T7"/></text:p>
        <text:p text:style-name="P31">25:<text:tab/>ret, -, -, -<text:span text:style-name="T7"/></text:p>
        <text:p text:style-name="P31">26:<text:tab/>jump, -, -, 45<text:span text:style-name="T7"/></text:p>
        <text:p text:style-name="P31">27:<text:tab/>ifb, true, -, 29<text:span text:style-name="T7"/></text:p>
        <text:p text:style-name="P31">28:<text:tab/>jmp, -, -, 45<text:span text:style-name="T7"/></text:p>
        <text:p text:style-name="P31">29:<text:tab/>:=, 3, -, i<text:span text:style-name="T7"/></text:p>
        <text:p text:style-name="P31">30:<text:tab/>/, n, 2, $4<text:span text:style-name="T7"/></text:p>
        <text:p text:style-name="P31">31:<text:tab/>&lt;=, i, $4, 33<text:span text:style-name="T7"/></text:p>
        <text:p text:style-name="P31">32:<text:tab/>jump, -, -, 42<text:span text:style-name="T7"/></text:p>
        <text:p text:style-name="P31">33:<text:tab/>%, n, i, $5<text:span text:style-name="T7"/></text:p>
        <text:p text:style-name="P31">34:<text:tab/>=, $5, 0, 36<text:span text:style-name="T7"/></text:p>
        <text:p text:style-name="P31">35:<text:tab/>jump, -, -, 39<text:span text:style-name="T7"/></text:p>
        <text:p text:style-name="P31">36:<text:tab/>retv, false, -, -<text:span text:style-name="T7"/></text:p>
        <text:p text:style-name="P31">37:<text:tab/>ret, -, -, -<text:span text:style-name="T7"/></text:p>
        <text:p text:style-name="P31">38:<text:tab/>jump, -, -, 39<text:span text:style-name="T7"/></text:p>
        <text:p text:style-name="P31"><text:soft-page-break/>39:<text:tab/>+, i, 2, $6<text:span text:style-name="T7"/></text:p>
        <text:p text:style-name="P31">40:<text:tab/>:=, $6, -, i<text:span text:style-name="T7"/></text:p>
        <text:p text:style-name="P31">41:<text:tab/>jump, -, -, 30<text:span text:style-name="T7"/></text:p>
        <text:p text:style-name="P31">42:<text:tab/>retv, true, -, -<text:span text:style-name="T7"/></text:p>
        <text:p text:style-name="P31">43:<text:tab/>ret, -, -, -<text:span text:style-name="T7"/></text:p>
        <text:p text:style-name="P31">44:<text:tab/>jump, -, -, 45<text:span text:style-name="T7"/></text:p>
        <text:p text:style-name="P31">45:<text:tab/>endu, prime, -, -<text:span text:style-name="T7"/></text:p>
        <text:p text:style-name="P31"/>
        <text:p text:style-name="IntermCode"><text:span text:style-name="T16">46:<text:tab/>unit, main, -,</text:span> -<text:span text:style-name="T7"/></text:p>
        <text:p text:style-name="P31">47:<text:tab/>par, "Limit: ", V, -<text:span text:style-name="T7"/></text:p>
        <text:p text:style-name="P31">48:<text:tab/>call, -, -, prints<text:span text:style-name="T7"/></text:p>
        <text:p text:style-name="P31">49:<text:tab/>par, $7, RET, -<text:span text:style-name="T7"/></text:p>
        <text:p text:style-name="P31">50:<text:tab/>call, -, -, readi<text:span text:style-name="T7"/></text:p>
        <text:p text:style-name="P31">51:<text:tab/>:=, $7, -, limit<text:span text:style-name="T7"/></text:p>
        <text:p text:style-name="P31">52:<text:tab/>par, "Primes: ", V, -<text:span text:style-name="T7"/></text:p>
        <text:p text:style-name="P31">53:<text:tab/>call, -, -, prints<text:span text:style-name="T7"/></text:p>
        <text:p text:style-name="P31">54:<text:tab/>:=, 0, -, counter<text:span text:style-name="T7"/></text:p>
        <text:p text:style-name="P31">55:<text:tab/>&gt;=, limit, 2, 57<text:span text:style-name="T7"/></text:p>
        <text:p text:style-name="P31">56:<text:tab/>jump, -, -, 64<text:span text:style-name="T7"/></text:p>
        <text:p text:style-name="P31">57:<text:tab/>+, counter, 1, $8<text:span text:style-name="T7"/></text:p>
        <text:p text:style-name="P31">58:<text:tab/>:=, $8, -, counter<text:span text:style-name="T7"/></text:p>
        <text:p text:style-name="P31">59:<text:tab/>par, 2, V, -<text:span text:style-name="T7"/></text:p>
        <text:p text:style-name="P31">60:<text:tab/>call, -, -, printi<text:span text:style-name="T7"/></text:p>
        <text:p text:style-name="P31">61:<text:tab/>par, "\n", V, -<text:span text:style-name="T7"/></text:p>
        <text:p text:style-name="P31">62:<text:tab/>call, -, -, prints<text:span text:style-name="T7"/></text:p>
        <text:p text:style-name="P31">63:<text:tab/>jump, -, -, 64<text:span text:style-name="T7"/></text:p>
        <text:p text:style-name="P31">64:<text:tab/>&gt;=, limit, 3, 66<text:span text:style-name="T7"/></text:p>
        <text:p text:style-name="P31">65:<text:tab/>jump, -, -, 73<text:span text:style-name="T7"/></text:p>
        <text:p text:style-name="P31">66:<text:tab/>+, counter, 1, $9<text:span text:style-name="T7"/></text:p>
        <text:p text:style-name="P31">67:<text:tab/>:=, $9, -, counter<text:span text:style-name="T7"/></text:p>
        <text:p text:style-name="P31">68:<text:tab/>par, 3, V, -<text:span text:style-name="T7"/></text:p>
        <text:p text:style-name="P31">69:<text:tab/>call, -, -, printi<text:span text:style-name="T7"/></text:p>
        <text:p text:style-name="P31">70:<text:tab/>par, "\n", V, -<text:span text:style-name="T7"/></text:p>
        <text:p text:style-name="P31">71:<text:tab/>call, -, -, prints<text:span text:style-name="T7"/></text:p>
        <text:p text:style-name="P31">72:<text:tab/>jump, -, -, 73<text:span text:style-name="T7"/></text:p>
        <text:p text:style-name="P31">73:<text:tab/>:=, 6, -, number<text:span text:style-name="T7"/></text:p>
        <text:p text:style-name="P31">74:<text:tab/>&lt;=, number, limit, 76<text:span text:style-name="T7"/></text:p>
        <text:p text:style-name="P31">75:<text:tab/>jump, -, -, 108<text:span text:style-name="T7"/></text:p>
        <text:p text:style-name="P31">76:<text:tab/>-, number, 1, $10<text:span text:style-name="T7"/></text:p>
        <text:p text:style-name="P31">77:<text:tab/>par, $10, V, -<text:span text:style-name="T7"/></text:p>
        <text:p text:style-name="P31">78:<text:tab/>par, $11, RET, -<text:span text:style-name="T7"/></text:p>
        <text:p text:style-name="P31">79:<text:tab/>call, -, -, prime<text:span text:style-name="T7"/></text:p>
        <text:p text:style-name="P31">80:<text:tab/>ifb, $11, -, 82<text:span text:style-name="T7"/></text:p>
        <text:p text:style-name="P31">81:<text:tab/>jump, -, -, 90<text:span text:style-name="T7"/></text:p>
        <text:p text:style-name="P31">82:<text:tab/>+, counter, 1, $12<text:span text:style-name="T7"/></text:p>
        <text:p text:style-name="P31">83:<text:tab/>:=, $12, -, counter<text:span text:style-name="T7"/></text:p>
        <text:p text:style-name="P31">84:<text:tab/>-, number, 1, $13<text:span text:style-name="T7"/></text:p>
        <text:p text:style-name="P31">85:<text:tab/>par, $13, V, -<text:span text:style-name="T7"/></text:p>
        <text:p text:style-name="P31">86:<text:tab/>call, -, -, printi<text:span text:style-name="T7"/></text:p>
        <text:p text:style-name="P31">87:<text:tab/>par, "\n", V, -<text:span text:style-name="T7"/></text:p>
        <text:p text:style-name="P31">88:<text:tab/>call, -, -, prints<text:span text:style-name="T7"/></text:p>
        <text:p text:style-name="P31">89:<text:tab/>jump, -, -, 90<text:span text:style-name="T7"/></text:p>
        <text:p text:style-name="P31">90:<text:tab/>&lt;&gt;, number, limit, 92<text:span text:style-name="T7"/></text:p>
        <text:p text:style-name="P31">91:<text:tab/>jump, -, -, 106<text:span text:style-name="T7"/></text:p>
        <text:p text:style-name="P31">92:<text:tab/>+, number, 1, $14<text:span text:style-name="T7"/></text:p>
        <text:p text:style-name="P31">93:<text:tab/>par, $14, V, -<text:span text:style-name="T7"/></text:p>
        <text:p text:style-name="P31">94:<text:tab/>par, $15, RET, -<text:span text:style-name="T7"/></text:p>
        <text:p text:style-name="P31">95:<text:tab/>call, -, -, prime<text:span text:style-name="T7"/></text:p>
        <text:p text:style-name="P31">96:<text:tab/>ifb, $15, -, 98<text:span text:style-name="T7"/></text:p>
        <text:p text:style-name="P31">97:<text:tab/>jump, -, -, 106<text:span text:style-name="T7"/></text:p>
        <text:p text:style-name="P31">98:<text:tab/>+, counter, 1, $16<text:span text:style-name="T7"/></text:p>
        <text:p text:style-name="P31">99:<text:tab/>:=, $16, -, counter<text:span text:style-name="T7"/></text:p>
        <text:p text:style-name="P31">100:<text:tab/>+, number, 1, $17<text:span text:style-name="T7"/></text:p>
        <text:p text:style-name="P31">101:<text:tab/>par, $17, V, -<text:span text:style-name="T7"/></text:p>
        <text:p text:style-name="P31">102:<text:tab/>call, -, -, printi<text:span text:style-name="T7"/></text:p>
        <text:p text:style-name="P31">103:<text:tab/>par, "\n", V, -<text:span text:style-name="T7"/></text:p>
        <text:p text:style-name="P31">104:<text:tab/>call, -, -, prints<text:span text:style-name="T7"/></text:p>
        <text:p text:style-name="P31">105:<text:tab/>jump, -, -, 106<text:span text:style-name="T7"/></text:p>
        <text:p text:style-name="P31">106:<text:tab/>+, number, 6, $18<text:span text:style-name="T7"/></text:p>
        <text:p text:style-name="P31">107:<text:tab/>jump, -, -, 74<text:span text:style-name="T7"/></text:p>
        <text:p text:style-name="P31">108:<text:tab/>par, "\nTotal: ", V, -<text:span text:style-name="T7"/></text:p>
        <text:p text:style-name="P31">109:<text:tab/>call, -, -, prints<text:span text:style-name="T7"/></text:p>
        <text:p text:style-name="IntermCode">110:<text:tab/>par, counter, V, -<text:span text:style-name="T7"/></text:p>
        <text:p text:style-name="P31">111:<text:tab/>call, -, -, printi<text:span text:style-name="T7"/></text:p>
        <text:p text:style-name="P31">112:<text:tab/>par, "\n", V, -<text:span text:style-name="T7"/></text:p>
        <text:p text:style-name="P31">113:<text:tab/>call, -, -, prints<text:span text:style-name="T7"/></text:p>
        <text:p text:style-name="P31">114:<text:tab/>endu, main, -, -<text:span text:style-name="T7"/></text:p>
        <text:p text:style-name="P31"/>
        <text:p text:style-name="P44"/>
        <text:p text:style-name="P44"/>
        <text:p text:style-name="P44"/>
        <text:p text:style-name="P43"/>
        <text:p text:style-name="P44"/>
        <text:p text:style-name="P44"/>
        <text:p text:style-name="P44"/>
        <text:p text:style-name="P44"/>
        <text:p text:style-name="P44"/>
      </text:section>
      <text:section text:style-name="Sect5" text:name="Section10">
        <text:p text:style-name="P44"/>
        <text:p text:style-name="P44"/>
        <text:p text:style-name="P44"/>
        <text:p text:style-name="P44"/>
        <text:p text:style-name="P45">ΜΕΡΟΣ B<text:span text:style-name="T7"/></text:p>
        <text:p text:style-name="P45"/>
        <text:p text:style-name="P45">O ΛΕΚΤΙΚΟΣ ΑΝΑΛΥΤΗΣ<text:span text:style-name="T7"/></text:p>
        <text:p text:style-name="P42"/>
        <text:p text:style-name="Standard"/>
        <text:p text:style-name="P47">O λεκτικός αναλυτής φτιάχτηκε με τη βοήθεια του εργαλείου flex.<text:span text:style-name="T7"/></text:p>
        <text:p text:style-name="P47"/>
        <text:p text:style-name="P47"/>
        <text:p text:style-name="P47">Aναγνωρίζει 42 είδη λεκτικών αντικειμένων (tokens), από τα οποία 19 είναι οι δεσμευμένες λέξεις της γλώσσας, 6 είναι οι τελεστές σύγκρισης της γλώσσας (&lt;,&gt;,=,&lt;&gt;,&lt;=,&gt;=), 3 προκύπτουν από την αναγνώριση κάποιας σταθεράς (τύπου integer, char ή string), 3 από την αναγνώριση δυαδικού αριθμητικού τελεστή (+,-,*,το div είναι δεσμευμένη λέξη), 1 από την αναγνώριση ενός επιτρεπτού αναγνωριστικού, 4 από την αναγνώριση κάποιας παρένθεσης ή αγκύλης, ενώ υπάρχουν ένα για το σύμβολο '-&gt;' (το ΤΚ_ΤΗΕΝ), ένα για το σύμβολο '|' (ΤΚ_ΕLSΕ), ένα για το κόμμα, ένα για το σύμβολο ':', ένα για τον τελεστή ανάθεσης και ένα για το end-of-file.<text:span text:style-name="T7"/></text:p>
        <text:p text:style-name="P47"/>
        <text:p text:style-name="P47"/>
        <text:p text:style-name="P47">Τέλος, ένα 43ο token, το TK_UNKNOWN επιστρέφεται όταν ο λεκτικός αναλυτής αδυνατεί να αναγνωρίσει κάποια είσοδο.<text:span text:style-name="T7"/></text:p>
        <text:p text:style-name="P47"/>
        <text:p text:style-name="P47"/>
        <text:p text:style-name="P47">Για την αναγνώριση των strings χρειάστηκε να ορίσουμε τους printable χαρακτήρες αλλά και τους escape characters (όπως \n, \t κτλ). Έτσι το string προκύπτει από την αναγνώριση 0 έως 16 χαρακτήρων (printable ή escape characters) εντός εισαγωγικών:<text:span text:style-name="T7"/></text:p>
        <text:p text:style-name="P54"/>
        <text:p text:style-name="P54">"\""({ispr}|{esc}){0,16}"\""<text:span text:style-name="T7"/></text:p>
        <text:p text:style-name="P47"/>
        <text:p text:style-name="P47"/>
        <text:p text:style-name="P47">Κατά τη διάρκεια της εκτέλεσής του, ο λεκτικός αναλυτής τυπώνει τον αριθμό της γραμμής στην οποία βρίσκεται, τη λεκτική ενότητα που αναγνώρισε και το αντίστοιχο token.<text:span text:style-name="T7"/></text:p>
        <text:p text:style-name="P85">%{<text:span text:style-name="T7"/></text:p>
        <text:p text:style-name="P86">#define TK_EOF<text:tab/><text:tab/><text:tab/>0<text:span text:style-name="T7"/></text:p>
        <text:p text:style-name="P86">#define<text:tab/>TK_ID<text:tab/><text:tab/><text:tab/><text:tab/>1<text:span text:style-name="T7"/></text:p>
        <text:p text:style-name="P86">#define<text:tab/>TK_INT<text:tab/><text:tab/><text:tab/><text:tab/>2<text:span text:style-name="T7"/></text:p>
        <text:p text:style-name="P86">#define TK_CHAR<text:tab/><text:tab/><text:tab/>3<text:span text:style-name="T7"/></text:p>
        <text:p text:style-name="P86">#define TK_STR<text:tab/><text:tab/><text:tab/>4<text:span text:style-name="T7"/></text:p>
        <text:p text:style-name="P86">#define TK_COMMA<text:tab/><text:tab/><text:tab/>5<text:span text:style-name="T7"/></text:p>
        <text:p text:style-name="P86">#define TK_PLUS<text:tab/><text:tab/><text:tab/>6<text:span text:style-name="T7"/></text:p>
        <text:p text:style-name="P86">#define TK_MINUS<text:tab/><text:tab/><text:tab/>7<text:span text:style-name="T7"/></text:p>
        <text:p text:style-name="P86">#define TK_MULTI<text:tab/><text:tab/><text:tab/>8<text:span text:style-name="T7"/></text:p>
        <text:p text:style-name="P86">#define TK_ASSGN<text:tab/><text:tab/><text:tab/>9<text:span text:style-name="T7"/></text:p>
        <text:p text:style-name="P86">#define TK_LT<text:tab/><text:tab/><text:tab/><text:tab/>10<text:span text:style-name="T7"/></text:p>
        <text:p text:style-name="P86">#define TK_LE<text:tab/><text:tab/><text:tab/><text:tab/>11<text:span text:style-name="T7"/></text:p>
        <text:p text:style-name="P86">#define TK_EQ<text:tab/><text:tab/><text:tab/><text:tab/>12<text:span text:style-name="T7"/></text:p>
        <text:p text:style-name="P86">#define TK_NE<text:tab/><text:tab/><text:tab/><text:tab/>13<text:span text:style-name="T7"/></text:p>
        <text:p text:style-name="P86">#define TK_GT<text:tab/><text:tab/><text:tab/><text:tab/>14<text:span text:style-name="T7"/></text:p>
        <text:p text:style-name="P86">#define TK_GE<text:tab/><text:tab/><text:tab/><text:tab/>15<text:span text:style-name="T7"/></text:p>
        <text:p text:style-name="P86">#define TK_COL<text:tab/><text:tab/><text:tab/>16<text:span text:style-name="T7"/></text:p>
        <text:p text:style-name="P86">#define TK_THEN<text:tab/><text:tab/><text:tab/>17<text:span text:style-name="T7"/></text:p>
        <text:p text:style-name="P86">#define TK_ELSE<text:tab/><text:tab/><text:tab/>18<text:span text:style-name="T7"/></text:p>
        <text:p text:style-name="P86">#define TK_BRACKET_OPEN<text:tab/><text:tab/>19<text:span text:style-name="T7"/></text:p>
        <text:p text:style-name="P86">#define TK_BRACKET_CLOSE<text:tab/>20<text:span text:style-name="T7"/></text:p>
        <text:p text:style-name="P86">#define TK_PAR_OPEN<text:tab/><text:tab/>21<text:span text:style-name="T7"/></text:p>
        <text:p text:style-name="P86">#define TK_PAR_CLOSE<text:tab/><text:tab/>22<text:span text:style-name="T7"/></text:p>
        <text:p text:style-name="P86">#define<text:tab/>KEYW_AND<text:tab/><text:tab/><text:tab/>23<text:span text:style-name="T7"/></text:p>
        <text:p text:style-name="P86">#define<text:tab/>KEYW_BOOLEAN<text:tab/><text:tab/>24<text:span text:style-name="T7"/></text:p>
        <text:p text:style-name="P86">#define KEYW_CHAR<text:tab/><text:tab/><text:tab/>25<text:span text:style-name="T7"/></text:p>
        <text:p text:style-name="P86">#define KEYW_DIV<text:tab/><text:tab/><text:tab/>26<text:span text:style-name="T7"/></text:p>
        <text:p text:style-name="P86">#define KEYW_DO<text:tab/><text:tab/><text:tab/>27<text:span text:style-name="T7"/></text:p>
        <text:p text:style-name="P86">#define KEYW_END<text:tab/><text:tab/><text:tab/>28<text:span text:style-name="T7"/></text:p>
        <text:p text:style-name="P86">#define KEYW_FALSE<text:tab/><text:tab/><text:tab/>29<text:span text:style-name="T7"/></text:p>
        <text:p text:style-name="P86"><text:soft-page-break/>#define KEYW_FUNCTION<text:tab/><text:tab/>30<text:span text:style-name="T7"/></text:p>
        <text:p text:style-name="P86">#define KEYW_IF<text:tab/><text:tab/><text:tab/>31<text:span text:style-name="T7"/></text:p>
        <text:p text:style-name="P86">#define KEYW_INTEGER<text:tab/><text:tab/>32<text:span text:style-name="T7"/></text:p>
        <text:p text:style-name="P86">#define KEYW_IS<text:tab/><text:tab/><text:tab/>33<text:span text:style-name="T7"/></text:p>
        <text:p text:style-name="P86">#define KEYW_MOD<text:tab/><text:tab/><text:tab/>34<text:span text:style-name="T7"/></text:p>
        <text:p text:style-name="P86">#define KEYW_NOT<text:tab/><text:tab/><text:tab/>35<text:span text:style-name="T7"/></text:p>
        <text:p text:style-name="P86">#define KEYW_OR<text:tab/><text:tab/><text:tab/>36<text:span text:style-name="T7"/></text:p>
        <text:p text:style-name="P86">#define KEYW_REF<text:tab/><text:tab/><text:tab/>37<text:span text:style-name="T7"/></text:p>
        <text:p text:style-name="P86">#define KEYW_RETURN<text:tab/><text:tab/>38<text:span text:style-name="T7"/></text:p>
        <text:p text:style-name="P86">#define KEYW_STRING<text:tab/><text:tab/>39<text:span text:style-name="T7"/></text:p>
        <text:p text:style-name="P86">#define KEYW_TRUE<text:tab/><text:tab/><text:tab/>40<text:span text:style-name="T7"/></text:p>
        <text:p text:style-name="P86">#define KEYW_VAR<text:tab/><text:tab/><text:tab/>41<text:span text:style-name="T7"/></text:p>
        <text:p text:style-name="P86">#define TK_UNKNOWN<text:tab/><text:tab/>42<text:span text:style-name="T7"/></text:p>
        <text:p text:style-name="P86"/>
        <text:p text:style-name="P86">char<text:tab/>*msg[] = {<text:span text:style-name="T7"/></text:p>
        <text:p text:style-name="P86"><text:tab/>"EOF",<text:span text:style-name="T7"/></text:p>
        <text:p text:style-name="P86"><text:tab/>"Identifier ",<text:span text:style-name="T7"/></text:p>
        <text:p text:style-name="P86"><text:tab/>"Integer ",<text:span text:style-name="T7"/></text:p>
        <text:p text:style-name="P86"><text:tab/>"Character ",<text:span text:style-name="T7"/></text:p>
        <text:p text:style-name="P86"><text:tab/>"String ",<text:span text:style-name="T7"/></text:p>
        <text:p text:style-name="P86"><text:tab/>"Comma ",<text:span text:style-name="T7"/></text:p>
        <text:p text:style-name="P86"><text:tab/>"OpPlus ",<text:span text:style-name="T7"/></text:p>
        <text:p text:style-name="P86"><text:tab/>"OpMinus ",<text:span text:style-name="T7"/></text:p>
        <text:p text:style-name="P86"><text:tab/>"OpMulti ",<text:span text:style-name="T7"/></text:p>
        <text:p text:style-name="P86"><text:tab/>"OpAssign ",<text:span text:style-name="T7"/></text:p>
        <text:p text:style-name="P86"><text:tab/>"OpLowerThan",<text:span text:style-name="T7"/></text:p>
        <text:p text:style-name="P86"><text:tab/>"OpLowerEqual",<text:span text:style-name="T7"/></text:p>
        <text:p text:style-name="P86"><text:tab/>"OpEqual",<text:span text:style-name="T7"/></text:p>
        <text:p text:style-name="P86"><text:tab/>"OpNotEqual",<text:span text:style-name="T7"/></text:p>
        <text:p text:style-name="P86"><text:tab/>"OpGreaterThan",<text:span text:style-name="T7"/></text:p>
        <text:p text:style-name="P86"><text:tab/>"OpGreaterEqual",<text:span text:style-name="T7"/></text:p>
        <text:p text:style-name="P86"><text:tab/>"Column",<text:span text:style-name="T7"/></text:p>
        <text:p text:style-name="P86"><text:soft-page-break/><text:tab/>"Then",<text:span text:style-name="T7"/></text:p>
        <text:p text:style-name="P86"><text:tab/>"Else",<text:span text:style-name="T7"/></text:p>
        <text:p text:style-name="P86"><text:tab/>"OpenningBracket",<text:span text:style-name="T7"/></text:p>
        <text:p text:style-name="P86"><text:tab/>"ClosingBracket",<text:span text:style-name="T7"/></text:p>
        <text:p text:style-name="P86"><text:tab/>"OpeningParenthesis",<text:span text:style-name="T7"/></text:p>
        <text:p text:style-name="P86"><text:tab/>"ClosingParenthesis",<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Keyword ",<text:span text:style-name="T7"/></text:p>
        <text:p text:style-name="P86"><text:tab/>"UnknownCharacter",<text:span text:style-name="T7"/></text:p>
        <text:p text:style-name="P86">};<text:span text:style-name="T7"/></text:p>
        <text:p text:style-name="P86"/>
        <text:p text:style-name="P86">int<text:tab/>linenum = 1;<text:span text:style-name="T7"/></text:p>
        <text:p text:style-name="P86"/>
        <text:p text:style-name="P86">%}<text:span text:style-name="T7"/></text:p>
        <text:p text:style-name="P86"/>
        <text:p text:style-name="P86"><text:soft-page-break/>white<text:tab/>[ \t]<text:span text:style-name="T7"/></text:p>
        <text:p text:style-name="P86">newline<text:tab/>[\n]<text:span text:style-name="T7"/></text:p>
        <text:p text:style-name="P86">letter<text:tab/>[A-Za-z]<text:span text:style-name="T7"/></text:p>
        <text:p text:style-name="P86">digit<text:tab/>[0-9]<text:span text:style-name="T7"/></text:p>
        <text:p text:style-name="P83"><text:span text:style-name="T42">esc<text:tab/><text:tab/>[\\][nt\'\"0\\]</text:span><text:span text:style-name="T7"/></text:p>
        <text:p text:style-name="P86">ispr<text:tab/>[^\x00-\x1f\'\"]<text:span text:style-name="T7"/></text:p>
        <text:p text:style-name="P86"/>
        <text:p text:style-name="P86"/>
        <text:p text:style-name="P86">%%<text:span text:style-name="T7"/></text:p>
        <text:p text:style-name="P86"/>
        <text:p text:style-name="P86">{white}+<text:tab/><text:tab/><text:tab/>{ /* nothing */ }<text:span text:style-name="T7"/></text:p>
        <text:p text:style-name="P86">"and"<text:tab/><text:tab/><text:tab/><text:tab/>{ return KEYW_AND; }<text:span text:style-name="T7"/></text:p>
        <text:p text:style-name="P86">"boolean"<text:tab/><text:tab/><text:tab/>{ return KEYW_BOOLEAN; }<text:span text:style-name="T7"/></text:p>
        <text:p text:style-name="P86">"char"<text:tab/><text:tab/><text:tab/><text:tab/>{ return KEYW_CHAR; }<text:span text:style-name="T7"/></text:p>
        <text:p text:style-name="P86">"div"<text:tab/><text:tab/><text:tab/><text:tab/>{ return KEYW_DIV; }<text:span text:style-name="T7"/></text:p>
        <text:p text:style-name="P86">"do"<text:tab/><text:tab/><text:tab/><text:tab/>{ return KEYW_DO; }<text:span text:style-name="T7"/></text:p>
        <text:p text:style-name="P86">"end"<text:tab/><text:tab/><text:tab/><text:tab/>{ return KEYW_END; }<text:span text:style-name="T7"/></text:p>
        <text:p text:style-name="P86">"false"<text:tab/><text:tab/><text:tab/><text:tab/>{ return KEYW_FALSE; }<text:span text:style-name="T7"/></text:p>
        <text:p text:style-name="P86">"function"<text:tab/><text:tab/><text:tab/>{ return KEYW_FUNCTION; }<text:span text:style-name="T7"/></text:p>
        <text:p text:style-name="P86">"if"<text:tab/><text:tab/><text:tab/><text:tab/>{ return KEYW_IF; }<text:span text:style-name="T7"/></text:p>
        <text:p text:style-name="P86">"integer"<text:tab/><text:tab/><text:tab/>{ return KEYW_INTEGER; }<text:span text:style-name="T7"/></text:p>
        <text:p text:style-name="P86">"is"<text:tab/><text:tab/><text:tab/><text:tab/>{ return KEYW_IS; }<text:span text:style-name="T7"/></text:p>
        <text:p text:style-name="P86">"mod"<text:tab/><text:tab/><text:tab/><text:tab/>{ return KEYW_MOD; }<text:span text:style-name="T7"/></text:p>
        <text:p text:style-name="P86">"not"<text:tab/><text:tab/><text:tab/><text:tab/>{ return KEYW_NOT; }<text:span text:style-name="T7"/></text:p>
        <text:p text:style-name="P86">"or"<text:tab/><text:tab/><text:tab/><text:tab/>{ return KEYW_OR; }<text:span text:style-name="T7"/></text:p>
        <text:p text:style-name="P86">"ref"<text:tab/><text:tab/><text:tab/><text:tab/>{ return KEYW_REF; }<text:span text:style-name="T7"/></text:p>
        <text:p text:style-name="P83"><text:span text:style-name="T42">"return"<text:tab/><text:tab/><text:tab/>{ return KEYW_RETURN; }</text:span><text:span text:style-name="T7"/></text:p>
        <text:p text:style-name="P83"><text:span text:style-name="T42">"string"<text:tab/><text:tab/><text:tab/>{ return KEYW_STRING; }</text:span><text:span text:style-name="T7"/></text:p>
        <text:p text:style-name="P86">"true"<text:tab/><text:tab/><text:tab/><text:tab/>{ return KEYW_TRUE; }<text:span text:style-name="T7"/></text:p>
        <text:p text:style-name="P83"><text:span text:style-name="T42">"var"<text:tab/><text:tab/><text:tab/><text:tab/><text:tab/><text:tab/>{ return KEYW_VAR; }</text:span><text:span text:style-name="T7"/></text:p>
        <text:p text:style-name="P86"/>
        <text:p text:style-name="P86"/>
        <text:p text:style-name="P83"><text:soft-page-break/><text:span text:style-name="T42">{newline}<text:tab/><text:tab/><text:tab/><text:tab/><text:tab/>{ linenum++; }</text:span><text:span text:style-name="T7"/></text:p>
        <text:p text:style-name="P86">{letter}({letter}|{digit})*<text:tab/><text:tab/>{ return TK_ID; }<text:span text:style-name="T7"/></text:p>
        <text:p text:style-name="P83"><text:span text:style-name="T42">{digit}+<text:tab/><text:tab/><text:tab/><text:tab/><text:tab/>{ return TK_INT; }</text:span><text:span text:style-name="T7"/></text:p>
        <text:p text:style-name="P86">"\""({ispr}|{esc}){0,16}"\""<text:tab/>{ return TK_STR; }<text:span text:style-name="T7"/></text:p>
        <text:p text:style-name="P86">"\'"({ispr}|{esc})"\'"<text:tab/><text:tab/>{ return TK_CHAR; }<text:span text:style-name="T7"/></text:p>
        <text:p text:style-name="P86"/>
        <text:p text:style-name="P83"><text:span text:style-name="T42">"-&gt;"<text:tab/><text:tab/><text:tab/>{ return TK_THEN; }</text:span><text:span text:style-name="T7"/></text:p>
        <text:p text:style-name="P86">"+"<text:tab/><text:tab/><text:tab/><text:tab/>{ return TK_PLUS; }<text:span text:style-name="T7"/></text:p>
        <text:p text:style-name="P86">"-"<text:tab/><text:tab/><text:tab/><text:tab/>{ return TK_MINUS; }<text:span text:style-name="T7"/></text:p>
        <text:p text:style-name="P86">"*"<text:tab/><text:tab/><text:tab/><text:tab/>{ return TK_MULTI; }<text:span text:style-name="T7"/></text:p>
        <text:p text:style-name="P86">","<text:tab/><text:tab/><text:tab/><text:tab/>{ return TK_COMMA; }<text:span text:style-name="T7"/></text:p>
        <text:p text:style-name="P86"/>
        <text:p text:style-name="P86">"("<text:tab/><text:tab/><text:tab/><text:tab/>{ return TK_PAR_OPEN; }<text:span text:style-name="T7"/></text:p>
        <text:p text:style-name="P86">")"<text:tab/><text:tab/><text:tab/><text:tab/>{ return TK_PAR_CLOSE; }<text:span text:style-name="T7"/></text:p>
        <text:p text:style-name="P86">"["<text:tab/><text:tab/><text:tab/><text:tab/>{ return TK_BRACKET_OPEN; }<text:span text:style-name="T7"/></text:p>
        <text:p text:style-name="P86">"]"<text:tab/><text:tab/><text:tab/><text:tab/>{ return TK_BRACKET_CLOSE; }<text:span text:style-name="T7"/></text:p>
        <text:p text:style-name="P86"/>
        <text:p text:style-name="P86">"="<text:tab/><text:tab/><text:tab/><text:tab/>{ return TK_EQ; }<text:span text:style-name="T7"/></text:p>
        <text:p text:style-name="P83"><text:span text:style-name="T42">"&lt;&gt;"<text:tab/><text:tab/><text:tab/>{ return TK_NE; }</text:span><text:span text:style-name="T7"/></text:p>
        <text:p text:style-name="P83"><text:span text:style-name="T42">"&lt;="<text:tab/><text:tab/><text:tab/>{ return TK_LE; }</text:span><text:span text:style-name="T7"/></text:p>
        <text:p text:style-name="P83"><text:span text:style-name="T42">"&gt;="<text:tab/><text:tab/><text:tab/>{ return TK_GE; }</text:span><text:span text:style-name="T7"/></text:p>
        <text:p text:style-name="P86">"&lt;"<text:tab/><text:tab/><text:tab/><text:tab/>{ return TK_LT; }<text:span text:style-name="T7"/></text:p>
        <text:p text:style-name="P86">"&gt;"<text:tab/><text:tab/><text:tab/><text:tab/>{ return TK_GT; }<text:span text:style-name="T7"/></text:p>
        <text:p text:style-name="P86"/>
        <text:p text:style-name="P83"><text:span text:style-name="T42">":="<text:tab/><text:tab/><text:tab/>{ return TK_ASSGN; }</text:span><text:span text:style-name="T7"/></text:p>
        <text:p text:style-name="P86">":"<text:tab/><text:tab/><text:tab/><text:tab/>{ return TK_COL; }<text:span text:style-name="T7"/></text:p>
        <text:p text:style-name="P86">"|"<text:tab/><text:tab/><text:tab/><text:tab/>{ return TK_ELSE; }<text:span text:style-name="T7"/></text:p>
        <text:p text:style-name="P86"/>
        <text:p text:style-name="P86">"{"([^}]|{newline})*"}"<text:tab/><text:tab/>{ }<text:span text:style-name="T7"/></text:p>
        <text:p text:style-name="P83"><text:span text:style-name="T42">.<text:tab/><text:tab/><text:tab/><text:tab/><text:tab/><text:tab/><text:tab/>{ return TK_UNKNOWN; }</text:span><text:span text:style-name="T7"/></text:p>
        <text:p text:style-name="P86"/>
        <text:p text:style-name="P86">%%<text:span text:style-name="T7"/></text:p>
        <text:p text:style-name="P86"><text:soft-page-break/></text:p>
        <text:p text:style-name="P86">int main () {<text:span text:style-name="T7"/></text:p>
        <text:p text:style-name="P86"><text:tab/>int<text:tab/>token;<text:span text:style-name="T7"/></text:p>
        <text:p text:style-name="P86"><text:tab/><text:span text:style-name="T7"/></text:p>
        <text:p text:style-name="P86"><text:tab/>while ((token = yylex())!=TK_EOF) {<text:span text:style-name="T7"/></text:p>
        <text:p text:style-name="P86"><text:tab/><text:tab/>printf("line %02d: %25s\t%s\n",linenum,msg[token], yytext);<text:span text:style-name="T7"/></text:p>
        <text:p text:style-name="P86"><text:tab/>}<text:span text:style-name="T7"/></text:p>
        <text:p text:style-name="P86">}<text:span text:style-name="T7"/></text:p>
        <text:p text:style-name="P86"/>
        <text:p text:style-name="P37"/>
        <text:p text:style-name="P88"/>
        <text:p text:style-name="P88"/>
        <text:p text:style-name="P88"/>
        <text:p text:style-name="P89"/>
        <text:p text:style-name="P44"/>
        <text:p text:style-name="P44"/>
        <text:p text:style-name="P44"/>
        <text:p text:style-name="P44"/>
        <text:p text:style-name="P44"/>
        <text:p text:style-name="P44"/>
        <text:p text:style-name="P44"/>
        <text:p text:style-name="P44"/>
        <text:p text:style-name="P43"/>
        <text:p text:style-name="P45">ΜΕΡΟΣ Γ<text:span text:style-name="T7"/></text:p>
        <text:p text:style-name="P45"/>
        <text:p text:style-name="P45">Ο ΣΥΝΤΑΚΤΙΚΟΣ ΑΝΑΛΥΤΗΣ<text:span text:style-name="T7"/></text:p>
        <text:p text:style-name="P42"/>
        <text:p text:style-name="Standard"/>
        <text:p text:style-name="P47"/>
        <text:p text:style-name="P47"/>
        <text:p text:style-name="P47"/>
        <text:p text:style-name="P47">Ο συντακτικός αναλυτής φτιάχτηκε με τη βοήθεια του εργαλείου bison.<text:span text:style-name="T7"/></text:p>
        <text:p text:style-name="P47">Eλέγχει τη συντακτική ορθότητα προγραμμάτων σύμφωνα με τη γραμματική της γλώσσας που έχει δοθεί στο μέρος Α σε μορφή extended BNF. Για να το επιτύχει αυτό χρησιμοποιεί τα αποτελέσματα της λεκτικής ανάλυσης. Επίσης, το απλό πέρασμα της γραμματικής όπως αυτή έχει δοθεί θα προκαλούσε προβλήματα καθότι η γραμματική αυτή δεν είναι LL(1). Έτσι όπου ήταν απαραίτητο έγιναν οι απαιτούμενες αλλαγές.<text:span text:style-name="T7"/></text:p>
        <text:p text:style-name="P47">Όταν ο συντακτικός αναλυτής δεν αναγνωρίζει κάποια είσοδο (οπότε υπάρχει συντακτικό λάθος σε αυτή, τυπώνεται ο αριθμός της γραμμής στην οποία βρίσκεται το λάθος με το ανάλογο μήνυμα.<text:span text:style-name="T7"/></text:p>
        <text:p text:style-name="P82"><text:span text:style-name="T16">%token TK_ID<text:tab/><text:tab/><text:tab/>1</text:span><text:span text:style-name="T7"/></text:p>
        <text:p text:style-name="P93">%token TK_INT<text:tab/><text:tab/><text:tab/>2<text:span text:style-name="T7"/></text:p>
        <text:p text:style-name="P93">%token TK_CHAR<text:tab/><text:tab/><text:tab/>3<text:span text:style-name="T7"/></text:p>
        <text:p text:style-name="P93">%token TK_STR<text:tab/><text:tab/><text:tab/>4<text:span text:style-name="T7"/></text:p>
        <text:p text:style-name="P93">%token TK_COMMA<text:tab/><text:tab/><text:tab/>5<text:span text:style-name="T7"/></text:p>
        <text:p text:style-name="P93">%token TK_PLUS<text:tab/><text:tab/><text:tab/>6<text:span text:style-name="T7"/></text:p>
        <text:p text:style-name="P93">%token TK_MINUS<text:tab/><text:tab/><text:tab/>7<text:span text:style-name="T7"/></text:p>
        <text:p text:style-name="P93">%token TK_MULTI<text:tab/><text:tab/><text:tab/>8<text:span text:style-name="T7"/></text:p>
        <text:p text:style-name="P93">%token TK_ASSGN<text:tab/><text:tab/><text:tab/>9<text:span text:style-name="T7"/></text:p>
        <text:p text:style-name="P83"><text:span text:style-name="T16">%token TK_LT<text:tab/><text:tab/><text:tab/>10</text:span><text:span text:style-name="T7"/></text:p>
        <text:p text:style-name="P83"><text:span text:style-name="T16">%token TK_LE <text:tab/><text:tab/><text:tab/>11</text:span><text:span text:style-name="T7"/></text:p>
        <text:p text:style-name="P83"><text:span text:style-name="T16">%token TK_EQ<text:tab/><text:tab/><text:tab/>12</text:span><text:span text:style-name="T7"/></text:p>
        <text:p text:style-name="P83"><text:span text:style-name="T16">%token TK_NE <text:tab/><text:tab/><text:tab/>13</text:span><text:span text:style-name="T7"/></text:p>
        <text:p text:style-name="P93">%token TK_GT <text:tab/><text:tab/><text:tab/>14<text:span text:style-name="T7"/></text:p>
        <text:p text:style-name="P83"><text:span text:style-name="T16">%token TK_GE<text:tab/><text:tab/><text:tab/>15</text:span><text:span text:style-name="T7"/></text:p>
        <text:p text:style-name="P93">%token TK_COL<text:tab/><text:tab/><text:tab/>16<text:span text:style-name="T7"/></text:p>
        <text:p text:style-name="P93">%token TK_THEN<text:tab/><text:tab/><text:tab/>17<text:span text:style-name="T7"/></text:p>
        <text:p text:style-name="P93">%token TK_ELSE<text:tab/><text:tab/><text:tab/>18<text:span text:style-name="T7"/></text:p>
        <text:p text:style-name="P83"><text:span text:style-name="T16">%token TK_BRACKET_OPEN<text:tab/>19</text:span><text:span text:style-name="T7"/></text:p>
        <text:p text:style-name="P93">%token TK_BRACKET_CLOSE<text:tab/>20<text:span text:style-name="T7"/></text:p>
        <text:p text:style-name="P93">%token TK_PAR_OPEN<text:tab/><text:tab/>21<text:span text:style-name="T7"/></text:p>
        <text:p text:style-name="P93">%token TK_PAR_CLOSE<text:tab/><text:tab/>22<text:span text:style-name="T7"/></text:p>
        <text:p text:style-name="P93">%token KEYW_AND<text:tab/><text:tab/><text:tab/>23<text:span text:style-name="T7"/></text:p>
        <text:p text:style-name="P83"><text:span text:style-name="T16">%token KEYW_BOOLEAN <text:tab/>24</text:span><text:span text:style-name="T7"/></text:p>
        <text:p text:style-name="P83"><text:span text:style-name="T16">%token KEYW_CHAR<text:tab/><text:tab/>25</text:span><text:span text:style-name="T7"/></text:p>
        <text:p text:style-name="P93">%token KEYW_DIV<text:tab/><text:tab/><text:tab/>26<text:span text:style-name="T7"/></text:p>
        <text:p text:style-name="P93">%token KEYW_DO<text:tab/><text:tab/><text:tab/>27<text:span text:style-name="T7"/></text:p>
        <text:p text:style-name="P93">%token KEYW_END<text:tab/><text:tab/><text:tab/>28<text:span text:style-name="T7"/></text:p>
        <text:p text:style-name="P83"><text:span text:style-name="T16">%token KEYW_FALSE<text:tab/><text:tab/>29</text:span><text:span text:style-name="T7"/></text:p>
        <text:p text:style-name="P83"><text:span text:style-name="T16">%token KEYW_FUNCTION<text:tab/>30</text:span><text:span text:style-name="T7"/></text:p>
        <text:p text:style-name="P93">%token KEYW_IF<text:tab/><text:tab/><text:tab/>31<text:span text:style-name="T7"/></text:p>
        <text:p text:style-name="P93"><text:soft-page-break/>%token KEYW_INTEGER<text:tab/><text:tab/>32<text:span text:style-name="T7"/></text:p>
        <text:p text:style-name="P93">%token KEYW_IS<text:tab/><text:tab/><text:tab/>33<text:span text:style-name="T7"/></text:p>
        <text:p text:style-name="P93">%token KEYW_MOD<text:tab/><text:tab/><text:tab/>34<text:span text:style-name="T7"/></text:p>
        <text:p text:style-name="P93">%token KEYW_NOT<text:tab/><text:tab/><text:tab/>35<text:span text:style-name="T7"/></text:p>
        <text:p text:style-name="P93">%token KEYW_OR<text:tab/><text:tab/><text:tab/>36<text:span text:style-name="T7"/></text:p>
        <text:p text:style-name="P93">%token KEYW_REF<text:tab/><text:tab/><text:tab/>37<text:span text:style-name="T7"/></text:p>
        <text:p text:style-name="P93">%token KEYW_RETURN<text:tab/><text:tab/>38<text:span text:style-name="T7"/></text:p>
        <text:p text:style-name="P93">%token KEYW_STRING<text:tab/><text:tab/>39<text:span text:style-name="T7"/></text:p>
        <text:p text:style-name="P83"><text:span text:style-name="T16">%token KEYW_TRUE<text:tab/><text:tab/>40</text:span><text:span text:style-name="T7"/></text:p>
        <text:p text:style-name="P83"><text:span text:style-name="T16">%token KEYW_VAR <text:tab/><text:tab/>41</text:span><text:span text:style-name="T7"/></text:p>
        <text:p text:style-name="P93"/>
        <text:p text:style-name="P93">%right TK_BRACKET_OPEN<text:span text:style-name="T7"/></text:p>
        <text:p text:style-name="P93">%left TK_EQ,TK_NE,TK_GT,TK_LT,TK_GE,TK_LE<text:span text:style-name="T7"/></text:p>
        <text:p text:style-name="P93">%left TK_PLUS,TK_MINUS,KEYW_OR<text:span text:style-name="T7"/></text:p>
        <text:p text:style-name="P93">%left TK_MULTI,KEYW_DIV,KEYW_MOD,KEYW_AND<text:span text:style-name="T7"/></text:p>
        <text:p text:style-name="P93">%left UNARY<text:span text:style-name="T7"/></text:p>
        <text:p text:style-name="P93"/>
        <text:p text:style-name="P93">%%<text:span text:style-name="T7"/></text:p>
        <text:p text:style-name="P93"/>
        <text:p text:style-name="P93">program:<text:tab/><text:tab/>function_body<text:span text:style-name="T7"/></text:p>
        <text:p text:style-name="P93">;<text:span text:style-name="T7"/></text:p>
        <text:p text:style-name="P93"/>
        <text:p text:style-name="P93">function_body:<text:tab/><text:tab/> <text:s/>fdef statement<text:span text:style-name="T7"/></text:p>
        <text:p text:style-name="P93">;<text:span text:style-name="T7"/></text:p>
        <text:p text:style-name="P93"/>
        <text:p text:style-name="P93">variable_def:<text:tab/><text:tab/> <text:s/>KEYW_VAR id_list TK_COL type_name<text:span text:style-name="T7"/></text:p>
        <text:p text:style-name="P93">;<text:span text:style-name="T7"/></text:p>
        <text:p text:style-name="P93"/>
        <text:p text:style-name="P93">id_list:<text:tab/><text:tab/> <text:s/><text:tab/> <text:s/>TK_ID<text:span text:style-name="T7"/></text:p>
        <text:p text:style-name="P93"><text:tab/><text:tab/><text:tab/>| id_list TK_COMMA TK_ID<text:span text:style-name="T7"/></text:p>
        <text:p text:style-name="P93">;<text:span text:style-name="T7"/></text:p>
        <text:p text:style-name="P93"/>
        <text:p text:style-name="P93"><text:soft-page-break/>type_name:<text:tab/><text:tab/> <text:s/>KEYW_INTEGER<text:span text:style-name="T7"/></text:p>
        <text:p text:style-name="P93"><text:tab/><text:tab/><text:tab/>| KEYW_BOOLEAN<text:span text:style-name="T7"/></text:p>
        <text:p text:style-name="P93"><text:tab/><text:tab/><text:tab/>| KEYW_CHAR<text:span text:style-name="T7"/></text:p>
        <text:p text:style-name="P93"><text:tab/><text:tab/><text:tab/>| KEYW_STRING<text:span text:style-name="T7"/></text:p>
        <text:p text:style-name="P93">;<text:span text:style-name="T7"/></text:p>
        <text:p text:style-name="P93"/>
        <text:p text:style-name="P93">parameter_list:<text:tab/><text:tab/>/* empty */<text:span text:style-name="T7"/></text:p>
        <text:p text:style-name="P93"><text:tab/><text:tab/><text:tab/>| parameter <text:span text:style-name="T7"/></text:p>
        <text:p text:style-name="P93"><text:tab/><text:tab/><text:tab/>| parameter_list TK_COMMA parameter<text:span text:style-name="T7"/></text:p>
        <text:p text:style-name="P93">;<text:span text:style-name="T7"/></text:p>
        <text:p text:style-name="P93"/>
        <text:p text:style-name="P93">parameter:<text:tab/><text:tab/> <text:s/>TK_ID TK_COL type_name<text:span text:style-name="T7"/></text:p>
        <text:p text:style-name="P93"><text:tab/><text:tab/><text:tab/>| TK_ID TK_COL KEYW_REF type_name<text:span text:style-name="T7"/></text:p>
        <text:p text:style-name="P93">;<text:span text:style-name="T7"/></text:p>
        <text:p text:style-name="P93"/>
        <text:p text:style-name="P93">statement:<text:tab/><text:tab/>/* empty */<text:span text:style-name="T7"/></text:p>
        <text:p text:style-name="P93"><text:tab/><text:tab/><text:tab/>| l_value TK_ASSGN expression statement<text:span text:style-name="T7"/></text:p>
        <text:p text:style-name="P93"><text:tab/><text:tab/><text:tab/>| KEYW_IF condition_list KEYW_END statement<text:span text:style-name="T7"/></text:p>
        <text:p text:style-name="P93"><text:tab/><text:tab/><text:tab/>| KEYW_DO condition_list KEYW_END statement<text:span text:style-name="T7"/></text:p>
        <text:p text:style-name="P93"><text:tab/><text:tab/><text:tab/>| function_call statement<text:span text:style-name="T7"/></text:p>
        <text:p text:style-name="P93"><text:tab/><text:tab/><text:tab/>| KEYW_RETURN <text:span text:style-name="T7"/></text:p>
        <text:p text:style-name="P93"><text:tab/><text:tab/><text:tab/>| KEYW_RETURN TK_PAR_OPEN expression TK_PAR_CLOSE<text:span text:style-name="T7"/></text:p>
        <text:p text:style-name="P93">;<text:span text:style-name="T7"/></text:p>
        <text:p text:style-name="P93"/>
        <text:p text:style-name="P93">condition_list:<text:tab/><text:tab/> <text:s/>condition<text:span text:style-name="T7"/></text:p>
        <text:p text:style-name="P93"><text:tab/><text:tab/><text:tab/>| condition_list TK_ELSE condition<text:span text:style-name="T7"/></text:p>
        <text:p text:style-name="P93">;<text:span text:style-name="T7"/></text:p>
        <text:p text:style-name="P93"/>
        <text:p text:style-name="P93">condition:<text:tab/><text:tab/> <text:s/>expression TK_THEN statement<text:span text:style-name="T7"/></text:p>
        <text:p text:style-name="P93">;<text:span text:style-name="T7"/></text:p>
        <text:p text:style-name="P93"/>
        <text:p text:style-name="P93"><text:soft-page-break/>expression:<text:tab/><text:tab/> <text:s/>expression TK_EQ expression<text:span text:style-name="T7"/></text:p>
        <text:p text:style-name="P93"><text:tab/><text:tab/><text:tab/>| expression TK_GE expression<text:span text:style-name="T7"/></text:p>
        <text:p text:style-name="P93"><text:tab/><text:tab/><text:tab/>| expression TK_LE expression<text:span text:style-name="T7"/></text:p>
        <text:p text:style-name="P93"><text:tab/><text:tab/><text:tab/>| expression TK_NE expression<text:span text:style-name="T7"/></text:p>
        <text:p text:style-name="P93"><text:tab/><text:tab/><text:tab/>| expression TK_GT expression<text:span text:style-name="T7"/></text:p>
        <text:p text:style-name="P93"><text:tab/><text:tab/><text:tab/>| expression TK_LT expression<text:span text:style-name="T7"/></text:p>
        <text:p text:style-name="P93"><text:tab/><text:tab/><text:tab/>| expression TK_PLUS expression<text:span text:style-name="T7"/></text:p>
        <text:p text:style-name="P93"><text:tab/><text:tab/><text:tab/>| expression TK_MULTI expression<text:span text:style-name="T7"/></text:p>
        <text:p text:style-name="P93"><text:tab/><text:tab/><text:tab/>| expression TK_MINUS expression<text:span text:style-name="T7"/></text:p>
        <text:p text:style-name="P93"><text:tab/><text:tab/><text:tab/>| expression KEYW_OR expression<text:span text:style-name="T7"/></text:p>
        <text:p text:style-name="P93"><text:tab/><text:tab/><text:tab/>| expression KEYW_AND expression<text:span text:style-name="T7"/></text:p>
        <text:p text:style-name="P93"><text:tab/><text:tab/><text:tab/>| expression KEYW_DIV expression<text:span text:style-name="T7"/></text:p>
        <text:p text:style-name="P93"><text:tab/><text:tab/><text:tab/>| expression KEYW_MOD expression<text:span text:style-name="T7"/></text:p>
        <text:p text:style-name="P93"><text:tab/><text:tab/><text:tab/>| KEYW_NOT expression %prec UNARY<text:span text:style-name="T7"/></text:p>
        <text:p text:style-name="P93"><text:tab/><text:tab/><text:tab/>| TK_PLUS expression %prec UNARY<text:span text:style-name="T7"/></text:p>
        <text:p text:style-name="P93"><text:tab/><text:tab/><text:tab/>| TK_MINUS expression %prec UNARY<text:span text:style-name="T7"/></text:p>
        <text:p text:style-name="P93"><text:tab/><text:tab/><text:tab/>| function_call<text:span text:style-name="T7"/></text:p>
        <text:p text:style-name="P93"><text:tab/><text:tab/><text:tab/>| TK_ID<text:span text:style-name="T7"/></text:p>
        <text:p text:style-name="P93"><text:tab/><text:tab/><text:tab/>| expression TK_BRACKET_OPEN expression TK_BRACKET_CLOSE<text:span text:style-name="T7"/></text:p>
        <text:p text:style-name="P93"><text:tab/><text:tab/><text:tab/>| TK_PAR_OPEN expression TK_PAR_CLOSE<text:span text:style-name="T7"/></text:p>
        <text:p text:style-name="P93"><text:tab/><text:tab/><text:tab/>| TK_INT <text:span text:style-name="T7"/></text:p>
        <text:p text:style-name="P93"><text:tab/><text:tab/><text:tab/>| TK_CHAR<text:span text:style-name="T7"/></text:p>
        <text:p text:style-name="P93"><text:tab/><text:tab/><text:tab/>| TK_STR<text:span text:style-name="T7"/></text:p>
        <text:p text:style-name="P93"><text:tab/><text:tab/><text:tab/>| KEYW_TRUE<text:span text:style-name="T7"/></text:p>
        <text:p text:style-name="P93"><text:tab/><text:tab/><text:tab/>| KEYW_FALSE<text:span text:style-name="T7"/></text:p>
        <text:p text:style-name="P93"/>
        <text:p text:style-name="P93">;<text:span text:style-name="T7"/></text:p>
        <text:p text:style-name="P93"/>
        <text:p text:style-name="P93">l_value:<text:tab/><text:tab/> <text:s/>TK_ID<text:span text:style-name="T7"/></text:p>
        <text:p text:style-name="P93"><text:tab/><text:tab/><text:tab/>| TK_ID TK_BRACKET_OPEN expression TK_BRACKET_CLOSE<text:span text:style-name="T7"/></text:p>
        <text:p text:style-name="P93"><text:soft-page-break/>;<text:span text:style-name="T7"/></text:p>
        <text:p text:style-name="P93"/>
        <text:p text:style-name="P93">function_call:<text:tab/><text:tab/> <text:s/>TK_ID TK_PAR_OPEN argument_list TK_PAR_CLOSE<text:span text:style-name="T7"/></text:p>
        <text:p text:style-name="P93">;<text:span text:style-name="T7"/></text:p>
        <text:p text:style-name="P93"/>
        <text:p text:style-name="P93">argument_list:<text:tab/><text:tab/>/*empty*/<text:span text:style-name="T7"/></text:p>
        <text:p text:style-name="P93"><text:tab/><text:tab/><text:tab/>| expression<text:span text:style-name="T7"/></text:p>
        <text:p text:style-name="P93"><text:tab/><text:tab/><text:tab/>| argument_list TK_COMMA expression<text:span text:style-name="T7"/></text:p>
        <text:p text:style-name="P93">;<text:span text:style-name="T7"/></text:p>
        <text:p text:style-name="P93"/>
        <text:p text:style-name="P84"><text:span text:style-name="T16">function_def:<text:tab/><text:tab/> <text:s/>KEYW_FUNCTION TK_ID TK_PAR_OPEN <text:s text:c="2"/>parameter_list TK_PAR_CLOSE KEYW_IS function_body KEYW_END</text:span><text:span text:style-name="T7"/></text:p>
        <text:p text:style-name="P94"><text:tab/><text:tab/><text:tab/>| KEYW_FUNCTION TK_ID TK_PAR_OPEN parameter_list TK_PAR_CLOSE TK_COL type_name KEYW_IS function_body KEYW_END<text:span text:style-name="T7"/></text:p>
        <text:p text:style-name="P94"/>
        <text:p text:style-name="P93">;<text:span text:style-name="T7"/></text:p>
        <text:p text:style-name="P93"/>
        <text:p text:style-name="P93">fdef:<text:tab/><text:tab/> <text:s text:c="9"/><text:tab/>/*empty*/<text:span text:style-name="T7"/></text:p>
        <text:p text:style-name="P93"><text:tab/><text:tab/><text:tab/>| variable_def fdef<text:span text:style-name="T7"/></text:p>
        <text:p text:style-name="P93"><text:tab/><text:tab/><text:tab/>| function_def fdef<text:span text:style-name="T7"/></text:p>
        <text:p text:style-name="P93">;<text:span text:style-name="T7"/></text:p>
        <text:p text:style-name="P93"/>
        <text:p text:style-name="P93">%%<text:span text:style-name="T7"/></text:p>
        <text:p text:style-name="P93"/>
        <text:p text:style-name="P93">main()<text:span text:style-name="T7"/></text:p>
        <text:p text:style-name="P93">{<text:span text:style-name="T7"/></text:p>
        <text:p text:style-name="P93"><text:s text:c="2"/>int i;<text:span text:style-name="T7"/></text:p>
        <text:p text:style-name="P93"><text:s/><text:span text:style-name="T7"/></text:p>
        <text:p text:style-name="P93"><text:s text:c="2"/>i=yyparse();<text:span text:style-name="T7"/></text:p>
        <text:p text:style-name="P93"><text:s text:c="2"/>printf("yyparse returned: %d\n",i);<text:span text:style-name="T7"/></text:p>
        <text:p text:style-name="P93"><text:s text:c="2"/>return i;<text:span text:style-name="T7"/></text:p>
        <text:p text:style-name="P93"><text:soft-page-break/>}<text:span text:style-name="T7"/></text:p>
        <text:p text:style-name="P93"><text:s/><text:span text:style-name="T7"/></text:p>
        <text:p text:style-name="P93">extern int linenum;<text:span text:style-name="T7"/></text:p>
        <text:p text:style-name="P93"><text:s/><text:span text:style-name="T7"/></text:p>
        <text:p text:style-name="P93">yyerror(char *s)<text:span text:style-name="T7"/></text:p>
        <text:p text:style-name="P93">{<text:span text:style-name="T7"/></text:p>
        <text:p text:style-name="P93"><text:s text:c="2"/>printf("Syntax Error in line %d: %s\n",linenum,s);<text:span text:style-name="T7"/></text:p>
        <text:p text:style-name="P93">}<text:span text:style-name="T7"/></text:p>
        <text:p text:style-name="P32"/>
        <text:p text:style-name="P95"/>
        <text:p text:style-name="P44"/>
        <text:p text:style-name="P44"/>
        <text:p text:style-name="P44"/>
        <text:p text:style-name="P44"/>
        <text:p text:style-name="P44"/>
        <text:p text:style-name="P44"/>
        <text:p text:style-name="P44"/>
        <text:p text:style-name="P44"/>
        <text:p text:style-name="P43"/>
        <text:p text:style-name="P44"/>
        <text:p text:style-name="P44"/>
        <text:p text:style-name="P44"/>
        <text:p text:style-name="P45">ΜΕΡΟΣ Δ<text:span text:style-name="T7"/></text:p>
        <text:p text:style-name="P45"/>
        <text:p text:style-name="P45">Ο ΓΕΝΝΗΤΟΡΑΣ ΕΝΔΙΑΜΕΣΟΥ ΚΑΙ<text:span text:style-name="T7"/></text:p>
        <text:p text:style-name="P45">ΤΕΛΙΚΟΥ ΚΩΔΙΚΑ<text:span text:style-name="T7"/></text:p>
        <text:p text:style-name="P42"/>
        <text:p text:style-name="Standard"/>
        <text:p text:style-name="P47">Ο γεννήτορας ενδιάμεσου και τελικού κώδικα αποτελεί το μεγαλύτερο και πολυπλοκότερο κομμάτι του μεταγλωττιστή. Είναι φτιαγμένος στο bison, "πάνω" στο συντακτικό αναλυτή που περιγράφηκε στο μέρος Γ.<text:span text:style-name="T7"/></text:p>
        <text:p text:style-name="P47"/>
        <text:p text:style-name="P47">Ο ενδιάμεσος κώδικας που παράγεται είναι στη γλώσσα των "τετράδων" (quadruples), ενώ ο τελικός είναι σε assembly του 8086.<text:span text:style-name="T7"/></text:p>
        <text:p text:style-name="P47"/>
        <text:p text:style-name="P47">Σημειώνουμε τα εξής:<text:span text:style-name="T7"/></text:p>
        <text:p text:style-name="P47"/>
        <text:list xml:id="list986556881" text:style-name="L7">
          <text:list-item>
            <text:p text:style-name="P55">Χρησιμοποιούμε έτοιμες τις ρουτίνες του πίνακα συμβόλων που μας έχει δοθεί, για τον έλεγχο των δηλώσεων των μεταβλητών, τον έλεγχο των τύπων στα ορίσματα αλλά και τις πράξεις κτλ<text:span text:style-name="T7"/></text:p>
          </text:list-item>
          <text:list-item>
            <text:p text:style-name="P55">Χρησιμοποιούμε πίνακα με οντότητες του πίνακα συμβόλων για να κρατάμε τα ονόματα των συναρτήσεων όταν αυτές καλούνται η μία μέσα στην άλλη (nested). Θέλουμε κάθε μια να γνωρίζει το όνομά της για να μπορεί να ελέγχει τόσο τα ορίσματά της καθώς και την τιμή που της ζητείται να επιστρέψει.<text:span text:style-name="T7"/></text:p>
          </text:list-item>
          <text:list-item>
            <text:p text:style-name="P55">Προσοχή απαιτήθηκε στη χρήση των έτοιμων συναρτήσεων χειρισμού strings της C, αφού αυτές θεωρούν ότι το string τελειώνει με το χαρακτήρα \0, οπότε αν χρησιμοποιούνταν ως είχαν δε θα μπορούσαμε να έχουμε strings 16 χαρακτήρων.<text:span text:style-name="T7"/></text:p>
          </text:list-item>
          <text:list-item>
            <text:p text:style-name="P55">Ο τελεστής [] των strings μεταφέρεται στον ενδιάμεσο κώδικα ως έχει (πχ :=,c,-,a[i]) και υλοποιείται η λειτουργία του στον τελικό κώδικα.<text:span text:style-name="T7"/></text:p>
          </text:list-item>
          <text:list-item>
            <text:p text:style-name="P55">Πριν αρχίσει η μεταγλώττιση οποιουδήποτε προγράμματος αρχικοποιείται ο πίνακας συμβόλων και δηλώνονται οι έτοιμες συναρτήσεις της Russel (printi, readc κτλ). Επίσης στο τέλος o πίνακας συμβόλων κλείνει με την DestroySymbolTable().<text:span text:style-name="T7"/></text:p>
          </text:list-item>
          <text:list-item>
            <text:p text:style-name="P55">H σταθερά MAXFUNCALLNESTING περιορίζει τον αριθμό των συναρτήσεων που μπορούν να κληθούν φωλιασμένα και αποτελεί τη διάσταση του πίνακα fcnts.<text:span text:style-name="T7"/></text:p>
          </text:list-item>
          <text:list-item>
            <text:p text:style-name="P56">Σε κάποια σημεία ο συντακτικός αναλυτής έπρεπε να αλλάξει μορφή για να διευκολυνθεί η κατασκευή του γεννήτορα ενδιάμεσου και τελικού κώδικα. Έτσι η σύγκριση του συντακτικού αναλυτή που δόθηκε στο μέρος Γ με τα αντίστοιχα μέρη του κώδικα που ακολουθεί θα φανερώσει κάποιες αλλαγές ασήμαντες από την άποψη της συντακτικής ανάλυσης αλλά ουσιώδεις για τη σχεδίαση του υπόλοιπου προγράμματος.<text:span text:style-name="T7"/></text:p>
          </text:list-item>
        </text:list>
        <text:p text:style-name="Standard"/>
        <text:p text:style-name="Standard"/>
        <text:p text:style-name="P47">Ο γεννήτορας ενδιάμεσου και τελικού κώδικα "κτυπάει" λάθος όταν:<text:span text:style-name="T7"/></text:p>
        <text:p text:style-name="P47"><text:soft-page-break/></text:p>
        <text:list xml:id="list988530381" text:style-name="L8">
          <text:list-item>
            <text:p text:style-name="P57">Χρησιμοποιείται αδήλωτη μεταβλητή<text:span text:style-name="T7"/></text:p>
          </text:list-item>
          <text:list-item>
            <text:p text:style-name="P57">Επιχειρείται να δηλωθεί μεταβλητή ενώ υπάρχει ήδη μεταβλητή με το ίδιο όνομα<text:span text:style-name="T7"/></text:p>
          </text:list-item>
          <text:list-item>
            <text:p text:style-name="P57">Επιχειρείται να δηλωθεί συνάρτηση ενώ υπάρχει ήδη μεταβλητή με το ίδιο όνομα<text:span text:style-name="T7"/></text:p>
          </text:list-item>
          <text:list-item>
            <text:p text:style-name="P57">Καλείται οντότητα που δεν είναι συνάρτηση<text:span text:style-name="T7"/></text:p>
          </text:list-item>
          <text:list-item>
            <text:p text:style-name="P57">Ο πίνακας συμβόλων αδυνατεί να προσθέσει κάποια παράμετρο (με την NewParameter)<text:span text:style-name="T7"/></text:p>
          </text:list-item>
          <text:list-item>
            <text:p text:style-name="P57">Καλείται συνάρτηση με λάθος αριθμό ή τύπο ορισμάτων<text:span text:style-name="T7"/></text:p>
          </text:list-item>
          <text:list-item>
            <text:p text:style-name="P57">Συνάρτηση που δεν είναι void δεν επιστρέφει τιμή<text:span text:style-name="T7"/></text:p>
          </text:list-item>
          <text:list-item>
            <text:p text:style-name="P57">Χρησιμοποιείται δυαδικός τελεστής ή τελεστής ανάθεσης ή τελεστής σύγκρισης για δεδομένα διαφορετικού τύπου (πχ f:=24 AND true)<text:span text:style-name="T7"/></text:p>
          </text:list-item>
          <text:list-item>
            <text:p text:style-name="P57">Χρησιμοποιείται τελεστής με δεδομένα μη συμβατού τύπου (πχ g:=true+true, dd:=20[3])<text:span text:style-name="T7"/></text:p>
          </text:list-item>
          <text:list-item>
            <text:p text:style-name="P58">Eπιστρέφεται τιμή που δεν είναι boolean από conditional statement (πχ if "cuckoo"-&gt;...)<text:span text:style-name="T7"/></text:p>
          </text:list-item>
        </text:list>
        <text:p text:style-name="P90">%{<text:span text:style-name="T7"/></text:p>
        <text:p text:style-name="P91"/>
        <text:p text:style-name="P91">#include &lt;stdio.h&gt;<text:span text:style-name="T7"/></text:p>
        <text:p text:style-name="P91">#include &lt;string.h&gt;<text:span text:style-name="T7"/></text:p>
        <text:p text:style-name="P91">#include &lt;stdlib.h&gt;<text:span text:style-name="T7"/></text:p>
        <text:p text:style-name="P91"/>
        <text:p text:style-name="P91">#include "symbolc.h"<text:span text:style-name="T7"/></text:p>
        <text:p text:style-name="P91">#include "inter.h"<text:span text:style-name="T7"/></text:p>
        <text:p text:style-name="P91"/>
        <text:p text:style-name="P91">#ifndef MAXFUNCALLNESTING<text:span text:style-name="T7"/></text:p>
        <text:p text:style-name="P91">#define MAXFUNCALLNESTING 10<text:span text:style-name="T7"/></text:p>
        <text:p text:style-name="P91">#endif<text:span text:style-name="T7"/></text:p>
        <text:p text:style-name="P91"/>
        <text:p text:style-name="P91">#define MAXSTRINGS 1024<text:span text:style-name="T7"/></text:p>
        <text:p text:style-name="P91">#define EXTFUNCS 8<text:span text:style-name="T7"/></text:p>
        <text:p text:style-name="P91"/>
        <text:p text:style-name="P91"><text:tab/>extern FILE <text:s text:c="4"/>*yyin, *yyout;<text:span text:style-name="T7"/></text:p>
        <text:p text:style-name="P91"><text:tab/>extern int <text:s text:c="6"/>linenum;<text:span text:style-name="T7"/></text:p>
        <text:p text:style-name="P91"><text:tab/>extern char<text:tab/>*yytext;<text:span text:style-name="T7"/></text:p>
        <text:p text:style-name="P91"/>
        <text:p text:style-name="P91"><text:tab/>functionEntry <text:s text:c="2"/>*func;<text:span text:style-name="T7"/></text:p>
        <text:p text:style-name="P91"><text:tab/>functionEntry <text:s text:c="2"/>*fcnts[MAXFUNCALLNESTING];<text:span text:style-name="T7"/></text:p>
        <text:p text:style-name="P91"><text:tab/>int <text:s text:c="13"/><text:tab/>fargs[MAXFUNCALLNESTING];<text:span text:style-name="T7"/></text:p>
        <text:p text:style-name="P91"><text:tab/>int<text:tab/><text:tab/>fcallnesting=0;<text:span text:style-name="T7"/></text:p>
        <text:p text:style-name="P91"><text:tab/>int <text:s text:c="8"/><text:tab/>args = 0;<text:span text:style-name="T7"/></text:p>
        <text:p text:style-name="P91"><text:tab/>int <text:tab/><text:tab/>errornum=0;<text:span text:style-name="T7"/></text:p>
        <text:p text:style-name="P91"><text:tab/>int<text:tab/><text:tab/>argerr;<text:span text:style-name="T7"/></text:p>
        <text:p text:style-name="P91"><text:tab/>int<text:tab/><text:tab/>asmquad=1;<text:span text:style-name="T7"/></text:p>
        <text:p text:style-name="P91"><text:tab/>int<text:tab/><text:tab/>outasm=1;<text:span text:style-name="T7"/></text:p>
        <text:p text:style-name="P91"><text:tab/>char <text:tab/><text:tab/>tmpstr[200];<text:span text:style-name="T7"/></text:p>
        <text:p text:style-name="P91"><text:tab/>char<text:tab/><text:tab/>st2as[20];<text:span text:style-name="T7"/></text:p>
        <text:p text:style-name="P91"><text:soft-page-break/><text:tab/>char<text:tab/><text:tab/>*strings[MAXSTRINGS];<text:span text:style-name="T7"/></text:p>
        <text:p text:style-name="P91"><text:tab/>char<text:tab/><text:tab/>*freeme;<text:span text:style-name="T7"/></text:p>
        <text:p text:style-name="P91"><text:tab/>int<text:tab/><text:tab/>stringnum=0;<text:span text:style-name="T7"/></text:p>
        <text:p text:style-name="P91"><text:tab/>int <text:tab/><text:tab/>extfuncf[EXTFUNCS];<text:span text:style-name="T7"/></text:p>
        <text:p text:style-name="P91"><text:tab/>char <text:tab/><text:tab/>*extfuncn[EXTFUNCS]={"printi","printb","printc","prints", <text:tab/><text:tab/><text:tab/><text:tab/><text:tab/><text:tab/><text:tab/><text:tab/> "readi","readb","readc","reads"};<text:span text:style-name="T7"/></text:p>
        <text:p text:style-name="P91"><text:tab/>char<text:tab/><text:tab/>*msg;<text:span text:style-name="T7"/></text:p>
        <text:p text:style-name="P91"><text:tab/>FILE <text:tab/><text:tab/>*fout;<text:span text:style-name="T7"/></text:p>
        <text:p text:style-name="P91"><text:tab/>int <text:s text:c="4"/><text:tab/> <text:tab/>crerror(char *,int,char *);<text:span text:style-name="T7"/></text:p>
        <text:p text:style-name="P91"><text:tab/>void <text:tab/><text:tab/>predefined_functions();<text:span text:style-name="T7"/></text:p>
        <text:p text:style-name="P91"><text:tab/>void <text:tab/><text:tab/>asmfinish();<text:span text:style-name="T7"/></text:p>
        <text:p text:style-name="P91"><text:tab/>void <text:tab/><text:tab/>asmstart(char *s);<text:span text:style-name="T7"/></text:p>
        <text:p text:style-name="P91"><text:tab/>void<text:tab/><text:tab/>genasm();<text:span text:style-name="T7"/></text:p>
        <text:p text:style-name="P91"><text:tab/>void <text:tab/><text:tab/>loadAddr(const char *, char *);<text:span text:style-name="T7"/></text:p>
        <text:p text:style-name="P91"/>
        <text:p text:style-name="P91">%}<text:span text:style-name="T7"/></text:p>
        <text:p text:style-name="P91"/>
        <text:p text:style-name="P91">%union {<text:span text:style-name="T7"/></text:p>
        <text:p text:style-name="P91"><text:tab/><text:tab/>int num;<text:span text:style-name="T7"/></text:p>
        <text:p text:style-name="P91"><text:tab/><text:tab/>char *<text:tab/><text:tab/>str;<text:span text:style-name="T7"/></text:p>
        <text:p text:style-name="P91"><text:tab/><text:tab/>char *<text:tab/><text:tab/>chr;<text:span text:style-name="T7"/></text:p>
        <text:p text:style-name="P91"><text:tab/><text:tab/>char * <text:s text:c="9"/><text:tab/>place;<text:span text:style-name="T7"/></text:p>
        <text:p text:style-name="P91"><text:tab/><text:tab/>char<text:tab/><text:tab/>bool;<text:span text:style-name="T7"/></text:p>
        <text:p text:style-name="P91"><text:tab/><text:tab/>struct {<text:span text:style-name="T7"/></text:p>
        <text:p text:style-name="P91"><text:tab/><text:tab/><text:tab/>LIST <text:s text:c="12"/><text:tab/>*true,*false,*next;<text:span text:style-name="T7"/></text:p>
        <text:p text:style-name="P91"><text:tab/><text:tab/><text:tab/>VarTypes <text:tab/>type;<text:span text:style-name="T7"/></text:p>
        <text:p text:style-name="P91"><text:tab/><text:tab/><text:tab/>char <text:s text:c="13"/><text:tab/>place[30];<text:span text:style-name="T7"/></text:p>
        <text:p text:style-name="P91"><text:tab/><text:tab/><text:tab/>int <text:s text:c="14"/><text:tab/>num;<text:span text:style-name="T7"/></text:p>
        <text:p text:style-name="P91"><text:tab/><text:tab/><text:tab/>symbolTableEntry <text:tab/>*entry;<text:span text:style-name="T7"/></text:p>
        <text:p text:style-name="P91"><text:tab/><text:tab/><text:tab/>functionEntry <text:s text:c="3"/>*fcnt;<text:span text:style-name="T7"/></text:p>
        <text:p text:style-name="P91"><text:tab/><text:tab/>} expr;<text:span text:style-name="T7"/></text:p>
        <text:p text:style-name="P91"><text:soft-page-break/>}<text:span text:style-name="T7"/></text:p>
        <text:p text:style-name="P91"/>
        <text:p text:style-name="P91">%token &lt;place&gt; <text:tab/>TK_ID <text:s/><text:span text:style-name="T7"/></text:p>
        <text:p text:style-name="P91">%token &lt;num&gt; <text:s text:c="2"/><text:tab/>TK_INT<text:span text:style-name="T7"/></text:p>
        <text:p text:style-name="P91">%token &lt;chr&gt; <text:s text:c="2"/><text:tab/><text:tab/>TK_CHAR <text:span text:style-name="T7"/></text:p>
        <text:p text:style-name="P91">%token &lt;str&gt; <text:s text:c="2"/><text:tab/><text:tab/>TK_STR <text:span text:style-name="T7"/></text:p>
        <text:p text:style-name="P91">%token &lt;num&gt; <text:s text:c="2"/><text:tab/>TK_COMMA<text:span text:style-name="T7"/></text:p>
        <text:p text:style-name="P91">%token <text:tab/><text:tab/>TK_PLUS <text:s text:c="7"/><text:span text:style-name="T7"/></text:p>
        <text:p text:style-name="P91">%token <text:tab/><text:tab/>TK_MINUS <text:s text:c="5"/><text:span text:style-name="T7"/></text:p>
        <text:p text:style-name="P91">%token <text:tab/><text:tab/>TK_MULTI <text:s text:c="4"/><text:span text:style-name="T7"/></text:p>
        <text:p text:style-name="P91">%token <text:tab/><text:tab/>TK_ASSGN <text:s text:c="3"/><text:span text:style-name="T7"/></text:p>
        <text:p text:style-name="P91">%token <text:tab/><text:tab/>TK_LT <text:s text:c="5"/><text:span text:style-name="T7"/></text:p>
        <text:p text:style-name="P91">%token <text:tab/><text:tab/>TK_LE <text:s text:c="8"/><text:span text:style-name="T7"/></text:p>
        <text:p text:style-name="P91">%token <text:tab/><text:tab/>TK_EQ <text:s text:c="9"/><text:span text:style-name="T7"/></text:p>
        <text:p text:style-name="P91">%token <text:tab/><text:tab/>TK_NE <text:s text:c="10"/><text:span text:style-name="T7"/></text:p>
        <text:p text:style-name="P91">%token <text:tab/><text:tab/>TK_GT <text:s text:c="11"/><text:span text:style-name="T7"/></text:p>
        <text:p text:style-name="P91">%token <text:tab/><text:tab/>TK_GE <text:s text:c="12"/><text:span text:style-name="T7"/></text:p>
        <text:p text:style-name="P91">%token <text:tab/><text:tab/>TK_COL <text:s text:c="12"/><text:span text:style-name="T7"/></text:p>
        <text:p text:style-name="P91">%token <text:tab/><text:tab/>TK_THEN <text:s text:c="12"/><text:span text:style-name="T7"/></text:p>
        <text:p text:style-name="P91">%token <text:tab/><text:tab/>TK_ELSE <text:s text:c="13"/><text:span text:style-name="T7"/></text:p>
        <text:p text:style-name="P91">%token <text:tab/><text:tab/>TK_BRACKET_OPEN <text:s text:c="6"/><text:span text:style-name="T7"/></text:p>
        <text:p text:style-name="P91">%token <text:tab/><text:tab/>TK_BRACKET_CLOSE <text:s text:c="6"/><text:span text:style-name="T7"/></text:p>
        <text:p text:style-name="P91">%token <text:tab/><text:tab/>TK_PAR_OPEN <text:span text:style-name="T7"/></text:p>
        <text:p text:style-name="P91">%token <text:tab/><text:tab/>TK_PAR_CLOSE <text:span text:style-name="T7"/></text:p>
        <text:p text:style-name="P91">%token <text:tab/><text:tab/>KEYW_AND <text:s text:c="5"/><text:span text:style-name="T7"/></text:p>
        <text:p text:style-name="P91">%token <text:tab/><text:tab/>KEYW_BOOLEAN <text:s text:c="2"/><text:span text:style-name="T7"/></text:p>
        <text:p text:style-name="P91">%token <text:tab/><text:tab/>KEYW_CHAR <text:s text:c="6"/><text:span text:style-name="T7"/></text:p>
        <text:p text:style-name="P91">%token <text:tab/><text:tab/>KEYW_DIV <text:s text:c="8"/><text:span text:style-name="T7"/></text:p>
        <text:p text:style-name="P91">%token <text:tab/><text:tab/>KEYW_DO <text:s text:c="10"/><text:span text:style-name="T7"/></text:p>
        <text:p text:style-name="P91">%token <text:tab/><text:tab/>KEYW_END <text:s text:c="10"/><text:span text:style-name="T7"/></text:p>
        <text:p text:style-name="P91">%token &lt;num&gt; <text:s text:c="2"/><text:tab/>KEYW_FALSE <text:s/><text:span text:style-name="T7"/></text:p>
        <text:p text:style-name="P91">%token &lt;num&gt; <text:s text:c="2"/><text:tab/>KEYW_FUNCTION<text:span text:style-name="T7"/></text:p>
        <text:p text:style-name="P91"><text:soft-page-break/>%token <text:tab/><text:tab/>KEYW_IF <text:s text:c="10"/><text:span text:style-name="T7"/></text:p>
        <text:p text:style-name="P91">%token <text:tab/><text:tab/>KEYW_INTEGER <text:s text:c="6"/><text:span text:style-name="T7"/></text:p>
        <text:p text:style-name="P91">%token <text:tab/><text:tab/>KEYW_IS <text:s text:c="12"/><text:span text:style-name="T7"/></text:p>
        <text:p text:style-name="P91">%token <text:tab/><text:tab/>KEYW_MOD <text:s text:c="12"/><text:span text:style-name="T7"/></text:p>
        <text:p text:style-name="P91">%token <text:tab/><text:tab/>KEYW_NOT <text:s text:c="13"/><text:span text:style-name="T7"/></text:p>
        <text:p text:style-name="P91">%token <text:tab/><text:tab/>KEYW_OR <text:s text:c="15"/><text:span text:style-name="T7"/></text:p>
        <text:p text:style-name="P91">%token &lt;num&gt; <text:tab/><text:tab/>KEYW_REF <text:span text:style-name="T7"/></text:p>
        <text:p text:style-name="P91">%token <text:tab/><text:tab/>KEYW_RETURN <text:s text:c="5"/><text:span text:style-name="T7"/></text:p>
        <text:p text:style-name="P91">%token <text:tab/><text:tab/>KEYW_STRING <text:s text:c="4"/><text:span text:style-name="T7"/></text:p>
        <text:p text:style-name="P91">%token &lt;num&gt; <text:s text:c="4"/><text:tab/>KEYW_TRUE <text:s text:c="14"/><text:span text:style-name="T7"/></text:p>
        <text:p text:style-name="P91">%token &lt;expr&gt; <text:s text:c="3"/><text:tab/>KEYW_VAR <text:s text:c="14"/><text:span text:style-name="T7"/></text:p>
        <text:p text:style-name="P91"/>
        <text:p text:style-name="P91">%type &lt;expr&gt; <text:tab/>type_name, function_body, variable_def, function_def, fdef, statement, id_list, <text:tab/><text:tab/><text:tab/>condition_list, condition, l_value, expression, function_call, arguments, argument_list, <text:tab/><text:tab/>function_def_tmp<text:span text:style-name="T7"/></text:p>
        <text:p text:style-name="P91">%type &lt;num&gt; <text:tab/>program , <text:s/>parameter_list, parameter,non_empty_par_list<text:span text:style-name="T7"/></text:p>
        <text:p text:style-name="P91">%type &lt;place&gt;<text:tab/>identifier<text:span text:style-name="T7"/></text:p>
        <text:p text:style-name="P91"/>
        <text:p text:style-name="P91"/>
        <text:p text:style-name="P91">%right TK_BRACKET_OPEN<text:span text:style-name="T7"/></text:p>
        <text:p text:style-name="P91">%left TK_EQ,TK_NE,TK_GT,TK_LT,TK_GE,TK_LE<text:span text:style-name="T7"/></text:p>
        <text:p text:style-name="P91">%left TK_PLUS,TK_MINUS,KEYW_OR<text:span text:style-name="T7"/></text:p>
        <text:p text:style-name="P91">%left TK_MULTI,KEYW_DIV,KEYW_MOD,KEYW_AND<text:span text:style-name="T7"/></text:p>
        <text:p text:style-name="P91">%left UNARY<text:span text:style-name="T7"/></text:p>
        <text:p text:style-name="P91"/>
        <text:p text:style-name="P91">%%<text:span text:style-name="T7"/></text:p>
        <text:p text:style-name="P91"/>
        <text:p text:style-name="P91">program: <text:s text:c="3"/><text:span text:style-name="T7"/></text:p>
        <text:p text:style-name="P91"><text:tab/><text:tab/>{ <text:span text:style-name="T7"/></text:p>
        <text:p text:style-name="P91"><text:tab/><text:tab/><text:tab/>OpenScope("_main");<text:span text:style-name="T7"/></text:p>
        <text:p text:style-name="P91"><text:tab/><text:tab/><text:tab/>func=NewFunction("_main",VoidRet);<text:span text:style-name="T7"/></text:p>
        <text:p text:style-name="P91"><text:soft-page-break/><text:tab/><text:tab/><text:tab/>Insert(func);<text:span text:style-name="T7"/></text:p>
        <text:p text:style-name="P91"><text:tab/><text:tab/><text:tab/>predefined_functions(); <text:span text:style-name="T7"/></text:p>
        <text:p text:style-name="P91"><text:tab/><text:tab/><text:tab/>if (outasm)<text:span text:style-name="T7"/></text:p>
        <text:p text:style-name="P91"><text:tab/><text:tab/><text:tab/> <text:s text:c="2"/>asmstart("_main");<text:span text:style-name="T7"/></text:p>
        <text:p text:style-name="P91"><text:tab/><text:tab/>}<text:span text:style-name="T7"/></text:p>
        <text:p text:style-name="P91"><text:tab/><text:tab/>function_body <text:span text:style-name="T7"/></text:p>
        <text:p text:style-name="P91"><text:tab/><text:tab/>{<text:span text:style-name="T7"/></text:p>
        <text:p text:style-name="P91"><text:tab/><text:tab/><text:tab/>genquad("endu",GetCurrentScopeName(),"-","-");<text:span text:style-name="T7"/></text:p>
        <text:p text:style-name="P91"><text:tab/><text:tab/><text:tab/>if (outasm)<text:span text:style-name="T7"/></text:p>
        <text:p text:style-name="P91"><text:tab/><text:tab/><text:tab/> <text:s text:c="3"/>genasm();<text:span text:style-name="T7"/></text:p>
        <text:p text:style-name="P91"><text:tab/><text:tab/><text:tab/>asmfinish();<text:span text:style-name="T7"/></text:p>
        <text:p text:style-name="P91"><text:tab/><text:tab/><text:tab/>CloseScope();<text:span text:style-name="T7"/></text:p>
        <text:p text:style-name="P91"><text:tab/><text:tab/>}<text:span text:style-name="T7"/></text:p>
        <text:p text:style-name="P91"/>
        <text:p text:style-name="P91">function_body: <text:s text:c="5"/><text:span text:style-name="T7"/></text:p>
        <text:p text:style-name="P91"><text:tab/><text:tab/>fdef <text:span text:style-name="T7"/></text:p>
        <text:p text:style-name="P91"><text:tab/><text:tab/>{<text:span text:style-name="T7"/></text:p>
        <text:p text:style-name="P91"><text:tab/><text:tab/><text:tab/>genquad("unit",GetCurrentScopeName(),"-","-");<text:span text:style-name="T7"/></text:p>
        <text:p text:style-name="P91"><text:tab/><text:tab/>}<text:span text:style-name="T7"/></text:p>
        <text:p text:style-name="P91"><text:tab/><text:tab/>statement<text:span text:style-name="T7"/></text:p>
        <text:p text:style-name="P91">;<text:span text:style-name="T7"/></text:p>
        <text:p text:style-name="P91"/>
        <text:p text:style-name="P91">identifier: <text:span text:style-name="T7"/></text:p>
        <text:p text:style-name="P91"><text:tab/><text:tab/>TK_ID <text:span text:style-name="T7"/></text:p>
        <text:p text:style-name="P91"><text:tab/><text:tab/>{<text:span text:style-name="T7"/></text:p>
        <text:p text:style-name="P91"><text:tab/><text:tab/><text:tab/>$$=(char *)malloc((size_t)30);<text:span text:style-name="T7"/></text:p>
        <text:p text:style-name="P91"><text:tab/><text:tab/><text:tab/>strcpy($$,yytext);<text:span text:style-name="T7"/></text:p>
        <text:p text:style-name="P91"><text:tab/><text:tab/>}<text:span text:style-name="T7"/></text:p>
        <text:p text:style-name="P91">;<text:span text:style-name="T7"/></text:p>
        <text:p text:style-name="P91"/>
        <text:p text:style-name="P91">function_def:<text:span text:style-name="T7"/></text:p>
        <text:p text:style-name="P91"><text:tab/><text:tab/>KEYW_FUNCTION identifier TK_PAR_OPEN <text:span text:style-name="T7"/></text:p>
        <text:p text:style-name="P91"><text:soft-page-break/><text:tab/><text:tab/>{<text:span text:style-name="T7"/></text:p>
        <text:p text:style-name="P91"><text:tab/><text:tab/><text:tab/>if(Lookup($2,SEARCH_CURRENT_SCOPE))<text:span text:style-name="T7"/></text:p>
        <text:p text:style-name="P91"><text:tab/><text:tab/><text:tab/><text:tab/>crerror("Duplicate function name",linenum,"");<text:span text:style-name="T7"/></text:p>
        <text:p text:style-name="P91"><text:tab/><text:tab/><text:tab/>else {<text:span text:style-name="T7"/></text:p>
        <text:p text:style-name="P91"><text:tab/><text:tab/><text:tab/><text:tab/>func=NewFunction($2,VoidRet);<text:span text:style-name="T7"/></text:p>
        <text:p text:style-name="P91"><text:tab/><text:tab/><text:tab/><text:tab/>Insert(func);<text:span text:style-name="T7"/></text:p>
        <text:p text:style-name="P91"><text:tab/><text:tab/><text:tab/><text:tab/>OpenScope($2);<text:span text:style-name="T7"/></text:p>
        <text:p text:style-name="P91"><text:tab/><text:tab/><text:tab/>}<text:span text:style-name="T7"/></text:p>
        <text:p text:style-name="P91"><text:tab/><text:tab/>}<text:span text:style-name="T7"/></text:p>
        <text:p text:style-name="P91"><text:tab/><text:tab/>parameter_list TK_PAR_CLOSE <text:span text:style-name="T7"/></text:p>
        <text:p text:style-name="P91"><text:tab/><text:tab/>function_def_tmp<text:span text:style-name="T7"/></text:p>
        <text:p text:style-name="P91">;<text:span text:style-name="T7"/></text:p>
        <text:p text:style-name="P91"/>
        <text:p text:style-name="P91">function_def_tmp:<text:span text:style-name="T7"/></text:p>
        <text:p text:style-name="P91"><text:tab/><text:tab/>KEYW_IS function_body KEYW_END<text:span text:style-name="T7"/></text:p>
        <text:p text:style-name="P91"><text:tab/><text:tab/>{<text:span text:style-name="T7"/></text:p>
        <text:p text:style-name="P91"><text:tab/><text:tab/><text:tab/>genquad("endu",GetCurrentScopeName(),"-","-");<text:span text:style-name="T7"/></text:p>
        <text:p text:style-name="P91"><text:tab/><text:tab/><text:tab/>if (outasm)<text:span text:style-name="T7"/></text:p>
        <text:p text:style-name="P91"><text:tab/><text:tab/><text:tab/> <text:s text:c="3"/>genasm();<text:span text:style-name="T7"/></text:p>
        <text:p text:style-name="P91"><text:tab/><text:tab/><text:tab/>CloseScope();<text:span text:style-name="T7"/></text:p>
        <text:p text:style-name="P91"><text:tab/><text:tab/>}<text:span text:style-name="T7"/></text:p>
        <text:p text:style-name="P91"><text:tab/><text:tab/>|TK_COL type_name <text:span text:style-name="T7"/></text:p>
        <text:p text:style-name="P91"><text:tab/><text:tab/>{<text:span text:style-name="T7"/></text:p>
        <text:p text:style-name="P91"><text:tab/><text:tab/><text:tab/>SetReturnType(func,$&lt;expr&gt;2.type);<text:span text:style-name="T7"/></text:p>
        <text:p text:style-name="P91"><text:tab/><text:tab/>}<text:span text:style-name="T7"/></text:p>
        <text:p text:style-name="P91"><text:tab/><text:tab/>KEYW_IS function_body KEYW_END<text:span text:style-name="T7"/></text:p>
        <text:p text:style-name="P91"><text:tab/><text:tab/>{<text:span text:style-name="T7"/></text:p>
        <text:p text:style-name="P91"><text:tab/><text:tab/><text:tab/>genquad("endu",GetCurrentScopeName(),"-","-");<text:span text:style-name="T7"/></text:p>
        <text:p text:style-name="P91"><text:tab/><text:tab/><text:tab/>if (outasm)<text:span text:style-name="T7"/></text:p>
        <text:p text:style-name="P91"><text:tab/><text:tab/><text:tab/> <text:s text:c="3"/>genasm();<text:span text:style-name="T7"/></text:p>
        <text:p text:style-name="P91"><text:tab/><text:tab/><text:tab/>CloseScope();<text:span text:style-name="T7"/></text:p>
        <text:p text:style-name="P91"><text:tab/><text:tab/>};<text:span text:style-name="T7"/></text:p>
        <text:p text:style-name="P91"><text:soft-page-break/></text:p>
        <text:p text:style-name="P91"/>
        <text:p text:style-name="P91">fdef: <text:s text:c="10"/>{ /*empty*/ }<text:span text:style-name="T7"/></text:p>
        <text:p text:style-name="P91"><text:tab/><text:tab/>| variable_def fdef<text:span text:style-name="T7"/></text:p>
        <text:p text:style-name="P91"><text:tab/><text:tab/>| function_def fdef<text:span text:style-name="T7"/></text:p>
        <text:p text:style-name="P91">;<text:span text:style-name="T7"/></text:p>
        <text:p text:style-name="P91"/>
        <text:p text:style-name="P91">variable_def: <text:s text:c="6"/><text:span text:style-name="T7"/></text:p>
        <text:p text:style-name="P91"><text:tab/><text:tab/>KEYW_VAR id_list<text:span text:style-name="T7"/></text:p>
        <text:p text:style-name="P91">;<text:span text:style-name="T7"/></text:p>
        <text:p text:style-name="P91"/>
        <text:p text:style-name="P91">id_list: <text:s text:c="4"/><text:span text:style-name="T7"/></text:p>
        <text:p text:style-name="P91"><text:tab/><text:tab/>identifier TK_COMMA <text:span text:style-name="T7"/></text:p>
        <text:p text:style-name="P91"><text:tab/><text:tab/>id_list {<text:span text:style-name="T7"/></text:p>
        <text:p text:style-name="P91"><text:tab/><text:tab/><text:tab/>if(Lookup($1,SEARCH_CURRENT_SCOPE))<text:span text:style-name="T7"/></text:p>
        <text:p text:style-name="P91"><text:tab/><text:tab/><text:tab/><text:tab/>crerror("Duplicate Variable Definition:",linenum,"");<text:span text:style-name="T7"/></text:p>
        <text:p text:style-name="P91"><text:tab/><text:tab/><text:tab/>else {<text:span text:style-name="T7"/></text:p>
        <text:p text:style-name="P91"><text:tab/><text:tab/><text:tab/><text:tab/>$$.type=$3.type;<text:span text:style-name="T7"/></text:p>
        <text:p text:style-name="P91"><text:tab/><text:tab/><text:tab/><text:tab/>Insert(NewVariable($1,$3.type));<text:span text:style-name="T7"/></text:p>
        <text:p text:style-name="P91"><text:tab/><text:tab/><text:tab/>}<text:span text:style-name="T7"/></text:p>
        <text:p text:style-name="P91"><text:tab/><text:tab/>}<text:span text:style-name="T7"/></text:p>
        <text:p text:style-name="P91"><text:tab/><text:tab/>| identifier TK_COL type_name<text:span text:style-name="T7"/></text:p>
        <text:p text:style-name="P91"><text:tab/><text:tab/>{<text:span text:style-name="T7"/></text:p>
        <text:p text:style-name="P91"><text:tab/><text:tab/><text:tab/>if(Lookup($1,SEARCH_CURRENT_SCOPE))<text:span text:style-name="T7"/></text:p>
        <text:p text:style-name="P91"><text:tab/><text:tab/><text:tab/><text:tab/>crerror("Duplicate Variable Definition:",linenum,"");<text:span text:style-name="T7"/></text:p>
        <text:p text:style-name="P91"><text:tab/><text:tab/><text:tab/>else {<text:span text:style-name="T7"/></text:p>
        <text:p text:style-name="P91"><text:tab/><text:tab/><text:tab/><text:tab/>$$.type=$3.type;<text:span text:style-name="T7"/></text:p>
        <text:p text:style-name="P91"><text:tab/><text:tab/><text:tab/><text:tab/>Insert(NewVariable($1,$3.type));<text:span text:style-name="T7"/></text:p>
        <text:p text:style-name="P91"><text:tab/><text:tab/><text:tab/>}<text:span text:style-name="T7"/></text:p>
        <text:p text:style-name="P91"><text:tab/><text:tab/>}<text:span text:style-name="T7"/></text:p>
        <text:p text:style-name="P91"><text:soft-page-break/>;<text:span text:style-name="T7"/></text:p>
        <text:p text:style-name="P91"/>
        <text:p text:style-name="P91"/>
        <text:p text:style-name="P91">type_name: <text:s text:c="6"/><text:span text:style-name="T7"/></text:p>
        <text:p text:style-name="P91"><text:tab/><text:tab/>KEYW_INTEGER {<text:span text:style-name="T7"/></text:p>
        <text:p text:style-name="P91"><text:tab/><text:tab/><text:tab/>$$.type=IntegerType;<text:span text:style-name="T7"/></text:p>
        <text:p text:style-name="P91"><text:tab/><text:tab/>}<text:span text:style-name="T7"/></text:p>
        <text:p text:style-name="P91"><text:tab/><text:tab/>| KEYW_BOOLEAN <text:s text:c="6"/>{<text:span text:style-name="T7"/></text:p>
        <text:p text:style-name="P91"><text:tab/><text:tab/><text:tab/>$$.type=BooleanType;<text:span text:style-name="T7"/></text:p>
        <text:p text:style-name="P91"><text:tab/><text:tab/>}<text:span text:style-name="T7"/></text:p>
        <text:p text:style-name="P91"><text:tab/><text:tab/>| KEYW_CHAR <text:s text:c="9"/>{<text:span text:style-name="T7"/></text:p>
        <text:p text:style-name="P91"><text:tab/><text:tab/><text:tab/>$$.type=CharType;<text:span text:style-name="T7"/></text:p>
        <text:p text:style-name="P91"><text:tab/><text:tab/>}<text:span text:style-name="T7"/></text:p>
        <text:p text:style-name="P91"><text:tab/><text:tab/>| KEYW_STRING <text:s text:c="7"/>{<text:span text:style-name="T7"/></text:p>
        <text:p text:style-name="P91"><text:tab/><text:tab/><text:tab/>$$.type=StringType;<text:span text:style-name="T7"/></text:p>
        <text:p text:style-name="P91"><text:tab/><text:tab/>}<text:span text:style-name="T7"/></text:p>
        <text:p text:style-name="P91">;<text:span text:style-name="T7"/></text:p>
        <text:p text:style-name="P91"/>
        <text:p text:style-name="P91">parameter_list: <text:s text:c="5"/>/* empty */<text:span text:style-name="T7"/></text:p>
        <text:p text:style-name="P91"><text:tab/><text:tab/>{ }<text:span text:style-name="T7"/></text:p>
        <text:p text:style-name="P91"><text:tab/><text:tab/>| non_empty_par_list<text:span text:style-name="T7"/></text:p>
        <text:p text:style-name="P91">;<text:span text:style-name="T7"/></text:p>
        <text:p text:style-name="P91"/>
        <text:p text:style-name="P91">non_empty_par_list:<text:span text:style-name="T7"/></text:p>
        <text:p text:style-name="P91"><text:tab/><text:tab/>parameter<text:span text:style-name="T7"/></text:p>
        <text:p text:style-name="P91"><text:tab/><text:tab/>| non_empty_par_list TK_COMMA parameter<text:span text:style-name="T7"/></text:p>
        <text:p text:style-name="P91">;<text:span text:style-name="T7"/></text:p>
        <text:p text:style-name="P91"/>
        <text:p text:style-name="P91">parameter: <text:s text:c="6"/><text:span text:style-name="T7"/></text:p>
        <text:p text:style-name="P91"><text:tab/><text:tab/>identifier TK_COL type_name <text:span text:style-name="T7"/></text:p>
        <text:p text:style-name="P91"><text:tab/><text:tab/>{<text:span text:style-name="T7"/></text:p>
        <text:p text:style-name="P91"><text:tab/><text:tab/><text:tab/>parameterEntry * par;<text:span text:style-name="T7"/></text:p>
        <text:p text:style-name="P91"><text:soft-page-break/><text:tab/><text:tab/><text:tab/>if(Lookup($1,SEARCH_CURRENT_SCOPE))<text:span text:style-name="T7"/></text:p>
        <text:p text:style-name="P91"><text:tab/><text:tab/><text:tab/><text:tab/>crerror("parameter:Duplicate Variable Definition:",linenum,"");<text:span text:style-name="T7"/></text:p>
        <text:p text:style-name="P91"><text:tab/><text:tab/><text:tab/>else {<text:span text:style-name="T7"/></text:p>
        <text:p text:style-name="P91"><text:tab/><text:tab/><text:tab/><text:tab/>if (par=NewParameter($1,$3.type,ByValue,func))<text:span text:style-name="T7"/></text:p>
        <text:p text:style-name="P91"><text:tab/><text:tab/><text:tab/><text:tab/><text:tab/>Insert(par);<text:span text:style-name="T7"/></text:p>
        <text:p text:style-name="P91"><text:tab/><text:tab/><text:tab/><text:tab/>else crerror("Could not add parameter ",linenum,"");<text:span text:style-name="T7"/></text:p>
        <text:p text:style-name="P91"><text:tab/><text:tab/><text:tab/>}<text:span text:style-name="T7"/></text:p>
        <text:p text:style-name="P91"><text:tab/><text:tab/>}<text:span text:style-name="T7"/></text:p>
        <text:p text:style-name="P91"><text:tab/><text:tab/>| identifier TK_COL KEYW_REF type_name {<text:span text:style-name="T7"/></text:p>
        <text:p text:style-name="P91"><text:tab/><text:tab/><text:tab/>parameterEntry * par;<text:span text:style-name="T7"/></text:p>
        <text:p text:style-name="P91"><text:tab/><text:tab/><text:tab/>if(Lookup($1,SEARCH_CURRENT_SCOPE))<text:span text:style-name="T7"/></text:p>
        <text:p text:style-name="P91"><text:tab/><text:tab/><text:tab/><text:tab/>crerror("parameter:Duplicate Variable Definition:",linenum,"");<text:span text:style-name="T7"/></text:p>
        <text:p text:style-name="P91"><text:tab/><text:tab/><text:tab/>else {<text:span text:style-name="T7"/></text:p>
        <text:p text:style-name="P91"><text:tab/><text:tab/><text:tab/><text:tab/>if (par=NewParameter($1,$4.type,ByReference,func))<text:span text:style-name="T7"/></text:p>
        <text:p text:style-name="P91"><text:tab/><text:tab/><text:tab/><text:tab/><text:tab/>Insert(par);<text:span text:style-name="T7"/></text:p>
        <text:p text:style-name="P91"><text:tab/><text:tab/><text:tab/><text:tab/>else crerror("Could not add parameter ",linenum,"");<text:span text:style-name="T7"/></text:p>
        <text:p text:style-name="P91"><text:tab/><text:tab/><text:tab/>}<text:span text:style-name="T7"/></text:p>
        <text:p text:style-name="P91"><text:tab/><text:tab/>}<text:span text:style-name="T7"/></text:p>
        <text:p text:style-name="P91">;<text:span text:style-name="T7"/></text:p>
        <text:p text:style-name="P91"/>
        <text:p text:style-name="P91"/>
        <text:p text:style-name="P91">statement: <text:s text:c="4"/>/* empty */<text:span text:style-name="T7"/></text:p>
        <text:p text:style-name="P91"><text:tab/><text:tab/>{ }<text:span text:style-name="T7"/></text:p>
        <text:p text:style-name="P91"><text:tab/><text:tab/>| l_value TK_ASSGN expression { <text:span text:style-name="T7"/></text:p>
        <text:p text:style-name="P91"><text:tab/><text:tab/><text:tab/>char tn[10];<text:span text:style-name="T7"/></text:p>
        <text:p text:style-name="P91"><text:tab/><text:tab/><text:tab/>if($1.type!=$3.type) crerror("Type mismatch in `:='",linenum,"");<text:span text:style-name="T7"/></text:p>
        <text:p text:style-name="P91"><text:tab/><text:tab/><text:tab/>else <text:span text:style-name="T7"/></text:p>
        <text:p text:style-name="P91"><text:tab/><text:tab/><text:tab/><text:tab/>if($1.type==BooleanType) {<text:span text:style-name="T7"/></text:p>
        <text:p text:style-name="P91"><text:soft-page-break/><text:tab/><text:tab/><text:tab/><text:tab/><text:tab/>backpatch($3.true,nextquad);<text:span text:style-name="T7"/></text:p>
        <text:p text:style-name="P91"><text:tab/><text:tab/><text:tab/><text:tab/><text:tab/>genquad(":=","true","-",$1.place);<text:span text:style-name="T7"/></text:p>
        <text:p text:style-name="P91"><text:tab/><text:tab/><text:tab/><text:tab/><text:tab/>sprintf(tn,"%d",nextquad+2);<text:span text:style-name="T7"/></text:p>
        <text:p text:style-name="P91"><text:tab/><text:tab/><text:tab/><text:tab/><text:tab/>genquad("jump","-","-",tn);<text:span text:style-name="T7"/></text:p>
        <text:p text:style-name="P91"><text:tab/><text:tab/><text:tab/><text:tab/><text:tab/>backpatch($3.false,nextquad);<text:span text:style-name="T7"/></text:p>
        <text:p text:style-name="P91"><text:tab/><text:tab/><text:tab/><text:tab/><text:tab/>genquad(":=","false","-",$1.place);<text:span text:style-name="T7"/></text:p>
        <text:p text:style-name="P91"><text:tab/><text:tab/><text:tab/><text:tab/>}<text:span text:style-name="T7"/></text:p>
        <text:p text:style-name="P91"><text:tab/><text:tab/><text:tab/><text:tab/>else genquad(":=",$3.place,"-",$1.place);<text:span text:style-name="T7"/></text:p>
        <text:p text:style-name="P91"><text:tab/><text:tab/><text:tab/>$$.next=NULL;<text:span text:style-name="T7"/></text:p>
        <text:p text:style-name="P91"><text:tab/><text:tab/>}<text:span text:style-name="T7"/></text:p>
        <text:p text:style-name="P91"><text:tab/><text:tab/>statement<text:span text:style-name="T7"/></text:p>
        <text:p text:style-name="P91"><text:tab/><text:tab/>| KEYW_IF condition_list {<text:span text:style-name="T7"/></text:p>
        <text:p text:style-name="P91"><text:tab/><text:tab/><text:tab/>backpatch($2.next,nextquad);<text:span text:style-name="T7"/></text:p>
        <text:p text:style-name="P91"><text:tab/><text:tab/>}<text:span text:style-name="T7"/></text:p>
        <text:p text:style-name="P91"><text:tab/><text:tab/>KEYW_END statement<text:span text:style-name="T7"/></text:p>
        <text:p text:style-name="P91"><text:tab/><text:tab/>| KEYW_DO { <text:span text:style-name="T7"/></text:p>
        <text:p text:style-name="P91"><text:tab/><text:tab/><text:tab/>$&lt;expr&gt;$.num=nextquad;<text:span text:style-name="T7"/></text:p>
        <text:p text:style-name="P91"><text:tab/><text:tab/>}<text:span text:style-name="T7"/></text:p>
        <text:p text:style-name="P91"><text:tab/><text:tab/>condition_list {<text:span text:style-name="T7"/></text:p>
        <text:p text:style-name="P91"><text:tab/><text:tab/><text:tab/>backpatch($&lt;expr&gt;3.next,$&lt;expr&gt;2.num);<text:span text:style-name="T7"/></text:p>
        <text:p text:style-name="P91"><text:tab/><text:tab/>}<text:span text:style-name="T7"/></text:p>
        <text:p text:style-name="P91"><text:tab/><text:tab/>KEYW_END statement<text:span text:style-name="T7"/></text:p>
        <text:p text:style-name="P91"><text:tab/><text:tab/>| function_call {<text:span text:style-name="T7"/></text:p>
        <text:p text:style-name="P91"><text:tab/><text:tab/><text:tab/>$$.type=$1.type;<text:span text:style-name="T7"/></text:p>
        <text:p text:style-name="P91"><text:tab/><text:tab/><text:tab/>strcpy($$.place,$1.place);<text:span text:style-name="T7"/></text:p>
        <text:p text:style-name="P91"><text:tab/><text:tab/><text:tab/>/*<text:span text:style-name="T7"/></text:p>
        <text:p text:style-name="P91"><text:tab/><text:tab/><text:tab/>Result ignored if function call is statement.<text:span text:style-name="T7"/></text:p>
        <text:p text:style-name="P91"><text:tab/><text:tab/><text:tab/><text:span text:style-name="T7"/></text:p>
        <text:p text:style-name="P91"><text:tab/><text:tab/><text:tab/> <text:s text:c="2"/>if ($$.type==BooleanType) {<text:span text:style-name="T7"/></text:p>
        <text:p text:style-name="P91"><text:tab/><text:tab/><text:tab/><text:tab/> $$.true=makelist(nextquad);<text:span text:style-name="T7"/></text:p>
        <text:p text:style-name="P91"><text:tab/><text:tab/><text:tab/><text:tab/> genquad("ifb",$1.place,"-","?");<text:span text:style-name="T7"/></text:p>
        <text:p text:style-name="P91"><text:tab/><text:tab/><text:tab/><text:tab/> $$.false=makelist(nextquad);<text:span text:style-name="T7"/></text:p>
        <text:p text:style-name="P91"><text:soft-page-break/><text:tab/><text:tab/><text:tab/><text:tab/> genquad("jump","-","-","?");<text:span text:style-name="T7"/></text:p>
        <text:p text:style-name="P91"><text:tab/><text:tab/><text:tab/> <text:s text:c="2"/>}<text:span text:style-name="T7"/></text:p>
        <text:p text:style-name="P91"><text:tab/><text:tab/><text:tab/> <text:s text:c="2"/>else <text:span text:style-name="T7"/></text:p>
        <text:p text:style-name="P91"><text:tab/><text:tab/><text:tab/>*/ <text:span text:style-name="T7"/></text:p>
        <text:p text:style-name="P91"><text:tab/><text:tab/><text:tab/>$$.true=$$.false=NULL;<text:span text:style-name="T7"/></text:p>
        <text:p text:style-name="P91"><text:tab/><text:tab/>}<text:span text:style-name="T7"/></text:p>
        <text:p text:style-name="P91"><text:tab/><text:tab/>statement<text:span text:style-name="T7"/></text:p>
        <text:p text:style-name="P91"><text:tab/><text:tab/>| KEYW_RETURN {<text:span text:style-name="T7"/></text:p>
        <text:p text:style-name="P91"><text:tab/><text:tab/><text:tab/>if (GetReturnType(Lookup(GetCurrentScopeName(),<text:span text:style-name="T7"/></text:p>
        <text:p text:style-name="P91"><text:tab/><text:tab/><text:tab/> <text:s text:c="9"/><text:tab/><text:tab/><text:tab/><text:tab/><text:tab/>SEARCH_ALL_SCOPES))==VoidRet)<text:span text:style-name="T7"/></text:p>
        <text:p text:style-name="P91"><text:tab/><text:tab/><text:tab/><text:tab/>genquad("ret","-","-","-");<text:span text:style-name="T7"/></text:p>
        <text:p text:style-name="P91"><text:tab/><text:tab/><text:tab/>else <text:span text:style-name="T7"/></text:p>
        <text:p text:style-name="P91"><text:tab/><text:tab/><text:tab/><text:tab/>crerror("Non-void function does not return a value",linenum,"");<text:span text:style-name="T7"/></text:p>
        <text:p text:style-name="P91"><text:tab/><text:tab/><text:tab/>$$.next=NULL;<text:span text:style-name="T7"/></text:p>
        <text:p text:style-name="P91"><text:tab/><text:tab/>}<text:span text:style-name="T7"/></text:p>
        <text:p text:style-name="P91"/>
        <text:p text:style-name="P91"><text:tab/><text:tab/>| KEYW_RETURN TK_PAR_OPEN expression TK_PAR_CLOSE {<text:span text:style-name="T7"/></text:p>
        <text:p text:style-name="P91"><text:tab/><text:tab/><text:tab/>if (GetReturnType(Lookup(GetCurrentScopeName(),<text:span text:style-name="T7"/></text:p>
        <text:p text:style-name="P91"><text:tab/><text:tab/><text:tab/><text:tab/><text:tab/><text:tab/><text:tab/> <text:s text:c="3"/><text:tab/>SEARCH_ALL_SCOPES))==$3.type)<text:span text:style-name="T7"/></text:p>
        <text:p text:style-name="P91"><text:tab/><text:tab/><text:tab/><text:tab/>if ($3.type==BooleanType) {<text:span text:style-name="T7"/></text:p>
        <text:p text:style-name="P91"><text:tab/><text:tab/><text:tab/><text:tab/><text:tab/>backpatch($3.true,nextquad);<text:span text:style-name="T7"/></text:p>
        <text:p text:style-name="P91"><text:tab/><text:tab/><text:tab/><text:tab/><text:tab/>genquad("retv","true","-","-");<text:span text:style-name="T7"/></text:p>
        <text:p text:style-name="P91"><text:tab/><text:tab/><text:tab/><text:tab/><text:tab/>genquad("ret","-","-","-");<text:span text:style-name="T7"/></text:p>
        <text:p text:style-name="P91"><text:tab/><text:tab/><text:tab/><text:tab/><text:tab/>backpatch($3.false,nextquad);<text:span text:style-name="T7"/></text:p>
        <text:p text:style-name="P91"><text:tab/><text:tab/><text:tab/><text:tab/><text:tab/>genquad("retv","false","-","-");<text:span text:style-name="T7"/></text:p>
        <text:p text:style-name="P91"><text:tab/><text:tab/><text:tab/><text:tab/><text:tab/>genquad("ret","-","-","-");<text:span text:style-name="T7"/></text:p>
        <text:p text:style-name="P91"><text:tab/><text:tab/><text:tab/><text:tab/>}<text:span text:style-name="T7"/></text:p>
        <text:p text:style-name="P91"><text:tab/><text:tab/><text:tab/><text:tab/>else {<text:span text:style-name="T7"/></text:p>
        <text:p text:style-name="P91"><text:tab/><text:tab/><text:tab/><text:tab/><text:tab/>genquad("retv",$3.place,"-","-");<text:span text:style-name="T7"/></text:p>
        <text:p text:style-name="P91"><text:tab/><text:tab/><text:tab/><text:tab/><text:tab/>genquad("ret","-","-","-");<text:span text:style-name="T7"/></text:p>
        <text:p text:style-name="P91"><text:soft-page-break/><text:tab/><text:tab/><text:tab/><text:tab/>}<text:span text:style-name="T7"/></text:p>
        <text:p text:style-name="P91"><text:tab/><text:tab/><text:tab/>else crerror("Type mismatch in return statement",linenum,"");<text:span text:style-name="T7"/></text:p>
        <text:p text:style-name="P91"><text:tab/><text:tab/><text:tab/>$$.next=NULL;<text:span text:style-name="T7"/></text:p>
        <text:p text:style-name="P91"><text:tab/><text:tab/>}<text:span text:style-name="T7"/></text:p>
        <text:p text:style-name="P91">;<text:span text:style-name="T7"/></text:p>
        <text:p text:style-name="P91"/>
        <text:p text:style-name="P91"/>
        <text:p text:style-name="P91">condition_list: <text:s text:c="2"/><text:span text:style-name="T7"/></text:p>
        <text:p text:style-name="P91"><text:tab/><text:tab/>condition {<text:span text:style-name="T7"/></text:p>
        <text:p text:style-name="P91"><text:tab/><text:tab/><text:tab/>$$.next=$1.next;<text:span text:style-name="T7"/></text:p>
        <text:p text:style-name="P91"><text:tab/><text:tab/><text:tab/>$$.true=NULL;<text:span text:style-name="T7"/></text:p>
        <text:p text:style-name="P91"><text:tab/><text:tab/><text:tab/>$$.false=NULL;<text:span text:style-name="T7"/></text:p>
        <text:p text:style-name="P91"><text:tab/><text:tab/>}<text:span text:style-name="T7"/></text:p>
        <text:p text:style-name="P91"><text:tab/><text:tab/>| condition TK_ELSE condition_list {<text:span text:style-name="T7"/></text:p>
        <text:p text:style-name="P91"><text:tab/><text:tab/><text:tab/>$$.next=merge($1.next,$3.next);<text:span text:style-name="T7"/></text:p>
        <text:p text:style-name="P91"><text:tab/><text:tab/><text:tab/>$$.true=NULL;<text:span text:style-name="T7"/></text:p>
        <text:p text:style-name="P91"><text:tab/><text:tab/><text:tab/>$$.false=NULL;<text:span text:style-name="T7"/></text:p>
        <text:p text:style-name="P91"><text:tab/><text:tab/>}<text:span text:style-name="T7"/></text:p>
        <text:p text:style-name="P91">;<text:span text:style-name="T7"/></text:p>
        <text:p text:style-name="P91"/>
        <text:p text:style-name="P91"/>
        <text:p text:style-name="P91"/>
        <text:p text:style-name="P91">condition: <text:s text:c="5"/><text:span text:style-name="T7"/></text:p>
        <text:p text:style-name="P91"><text:tab/><text:tab/>expression {<text:span text:style-name="T7"/></text:p>
        <text:p text:style-name="P91"><text:tab/><text:tab/><text:tab/>if ($1.type!=BooleanType)<text:span text:style-name="T7"/></text:p>
        <text:p text:style-name="P91"><text:tab/><text:tab/><text:tab/> <text:s text:c="4"/>crerror("boolean expression required for conditional statement",linenum,"");<text:span text:style-name="T7"/></text:p>
        <text:p text:style-name="P91"><text:tab/><text:tab/><text:tab/>else {<text:span text:style-name="T7"/></text:p>
        <text:p text:style-name="P91"><text:tab/><text:tab/><text:tab/><text:tab/>backpatch($1.true,nextquad);<text:span text:style-name="T7"/></text:p>
        <text:p text:style-name="P91"><text:tab/><text:tab/><text:tab/>}<text:span text:style-name="T7"/></text:p>
        <text:p text:style-name="P91"><text:tab/><text:tab/>}<text:span text:style-name="T7"/></text:p>
        <text:p text:style-name="P91"><text:soft-page-break/><text:tab/><text:tab/>TK_THEN statement {<text:span text:style-name="T7"/></text:p>
        <text:p text:style-name="P91"><text:tab/><text:tab/><text:tab/>$$.next=makelist(nextquad);<text:span text:style-name="T7"/></text:p>
        <text:p text:style-name="P91"><text:tab/><text:tab/><text:tab/>genquad("jump","-","-","?");<text:span text:style-name="T7"/></text:p>
        <text:p text:style-name="P91"><text:tab/><text:tab/><text:tab/>backpatch($1.false,nextquad);<text:span text:style-name="T7"/></text:p>
        <text:p text:style-name="P91">};<text:span text:style-name="T7"/></text:p>
        <text:p text:style-name="P91"/>
        <text:p text:style-name="P91"/>
        <text:p text:style-name="P91">expression:<text:span text:style-name="T7"/></text:p>
        <text:p text:style-name="P91"><text:tab/><text:tab/>expression TK_EQ {<text:span text:style-name="T7"/></text:p>
        <text:p text:style-name="P91"><text:tab/><text:tab/><text:tab/>$&lt;expr&gt;$.num=nextquad;<text:span text:style-name="T7"/></text:p>
        <text:p text:style-name="P91"><text:tab/><text:tab/>} <text:span text:style-name="T7"/></text:p>
        <text:p text:style-name="P91"><text:tab/><text:tab/>expression {<text:span text:style-name="T7"/></text:p>
        <text:p text:style-name="P91"><text:tab/><text:tab/><text:tab/>if($1.type==StringType || $4.type==StringType)<text:span text:style-name="T7"/></text:p>
        <text:p text:style-name="P91"><text:tab/><text:tab/><text:tab/><text:tab/>crerror("'=' operand not valid for strings",linenum,"");<text:span text:style-name="T7"/></text:p>
        <text:p text:style-name="P91"><text:tab/><text:tab/><text:tab/>else<text:span text:style-name="T7"/></text:p>
        <text:p text:style-name="P91"><text:tab/><text:tab/><text:tab/><text:tab/>if ($1.type!=$4.type) crerror("Type mismatch in `='",linenum,"");<text:span text:style-name="T7"/></text:p>
        <text:p text:style-name="P91"><text:tab/><text:tab/><text:tab/><text:tab/>else {<text:span text:style-name="T7"/></text:p>
        <text:p text:style-name="P91"><text:tab/><text:tab/><text:tab/><text:tab/><text:tab/>$$.type=BooleanType;<text:span text:style-name="T7"/></text:p>
        <text:p text:style-name="P91"><text:tab/><text:tab/><text:tab/><text:tab/><text:tab/>if ($1.type!=BooleanType) {<text:span text:style-name="T7"/></text:p>
        <text:p text:style-name="P91"><text:tab/><text:tab/><text:tab/><text:tab/><text:tab/><text:tab/>$$.true=makelist(nextquad);<text:span text:style-name="T7"/></text:p>
        <text:p text:style-name="P91"><text:tab/><text:tab/><text:tab/><text:tab/><text:tab/><text:tab/>$$.false=makelist(nextquad+1);<text:span text:style-name="T7"/></text:p>
        <text:p text:style-name="P91"><text:tab/><text:tab/><text:tab/><text:tab/><text:tab/><text:tab/>genquad("=",$1.place,$4.place,"?");<text:span text:style-name="T7"/></text:p>
        <text:p text:style-name="P91"><text:tab/><text:tab/><text:tab/><text:tab/><text:tab/><text:tab/>genquad("jump","-","-","?");<text:span text:style-name="T7"/></text:p>
        <text:p text:style-name="P91"><text:tab/><text:tab/><text:tab/><text:tab/><text:tab/>}<text:span text:style-name="T7"/></text:p>
        <text:p text:style-name="P91"><text:tab/><text:tab/><text:tab/><text:tab/><text:tab/>else {<text:span text:style-name="T7"/></text:p>
        <text:p text:style-name="P91"><text:tab/><text:tab/><text:tab/><text:tab/><text:tab/><text:tab/>char tn[10];<text:span text:style-name="T7"/></text:p>
        <text:p text:style-name="P91"><text:tab/><text:tab/><text:tab/><text:tab/><text:tab/><text:tab/>temporaryEntry *tmp=NewTemporary(BooleanType);<text:span text:style-name="T7"/></text:p>
        <text:p text:style-name="P91"><text:tab/><text:tab/><text:tab/><text:tab/><text:tab/><text:tab/>char *tmpname=GetName(tmp);<text:span text:style-name="T7"/></text:p>
        <text:p text:style-name="P91"><text:tab/><text:tab/><text:tab/><text:tab/><text:tab/><text:tab/>Insert(tmp);<text:span text:style-name="T7"/></text:p>
        <text:p text:style-name="P91"><text:soft-page-break/><text:tab/><text:tab/><text:tab/><text:tab/><text:tab/><text:tab/>backpatch($1.true,nextquad);<text:span text:style-name="T7"/></text:p>
        <text:p text:style-name="P91"><text:tab/><text:tab/><text:tab/><text:tab/><text:tab/><text:tab/>backpatch($1.false,nextquad+2);<text:span text:style-name="T7"/></text:p>
        <text:p text:style-name="P91"><text:tab/><text:tab/><text:tab/><text:tab/><text:tab/><text:tab/>genquad(":=","true","-",tmpname);<text:span text:style-name="T7"/></text:p>
        <text:p text:style-name="P91"><text:tab/><text:tab/><text:tab/><text:tab/><text:tab/><text:tab/>sprintf(tn,"%d",$&lt;expr&gt;3.num);<text:span text:style-name="T7"/></text:p>
        <text:p text:style-name="P91"><text:tab/><text:tab/><text:tab/><text:tab/><text:tab/><text:tab/>genquad("jump","-","-",tn);<text:span text:style-name="T7"/></text:p>
        <text:p text:style-name="P91"><text:tab/><text:tab/><text:tab/><text:tab/><text:tab/><text:tab/>genquad(":=","false","-",tmpname);<text:span text:style-name="T7"/></text:p>
        <text:p text:style-name="P91"><text:tab/><text:tab/><text:tab/><text:tab/><text:tab/><text:tab/>genquad("jump","-","-",tn);<text:span text:style-name="T7"/></text:p>
        <text:p text:style-name="P91"><text:tab/><text:tab/><text:tab/><text:tab/><text:tab/><text:tab/>backpatch($4.true,nextquad);<text:span text:style-name="T7"/></text:p>
        <text:p text:style-name="P91"><text:tab/><text:tab/><text:tab/><text:tab/><text:tab/><text:tab/>backpatch($4.false,nextquad+2);<text:span text:style-name="T7"/></text:p>
        <text:p text:style-name="P91"><text:tab/><text:tab/><text:tab/><text:tab/><text:tab/>$$.true=merge(makelist(nextquad),makelist(nextquad+3));<text:span text:style-name="T7"/></text:p>
        <text:p text:style-name="P91"><text:tab/><text:tab/><text:tab/><text:tab/><text:tab/>$$.false=merge(makelist(nextquad+1),makelist(nextquad+2));<text:span text:style-name="T7"/></text:p>
        <text:p text:style-name="P91"><text:tab/><text:tab/><text:tab/><text:tab/><text:tab/><text:tab/>genquad("ifb",tmpname,"-","?");<text:span text:style-name="T7"/></text:p>
        <text:p text:style-name="P91"><text:tab/><text:tab/><text:tab/><text:tab/><text:tab/><text:tab/>genquad("jump","-","-","?");<text:span text:style-name="T7"/></text:p>
        <text:p text:style-name="P91"><text:tab/><text:tab/><text:tab/><text:tab/><text:tab/><text:tab/>genquad("ifb",tmpname,"-","?");<text:span text:style-name="T7"/></text:p>
        <text:p text:style-name="P91"><text:tab/><text:tab/><text:tab/><text:tab/><text:tab/><text:tab/>genquad("jump","-","-","?");<text:span text:style-name="T7"/></text:p>
        <text:p text:style-name="P91"><text:tab/><text:tab/><text:tab/><text:tab/><text:tab/>}<text:span text:style-name="T7"/></text:p>
        <text:p text:style-name="P91"><text:tab/><text:tab/><text:tab/><text:tab/>}<text:span text:style-name="T7"/></text:p>
        <text:p text:style-name="P91"><text:tab/><text:tab/>}<text:span text:style-name="T7"/></text:p>
        <text:p text:style-name="P91"/>
        <text:p text:style-name="P91"><text:tab/><text:tab/>| expression TK_GE expression {<text:span text:style-name="T7"/></text:p>
        <text:p text:style-name="P91"><text:tab/><text:tab/><text:tab/>if ($1.type!=$3.type)<text:span text:style-name="T7"/></text:p>
        <text:p text:style-name="P91"><text:tab/><text:tab/><text:tab/><text:tab/>crerror ("Type mismatch: '&gt;=' operand",linenum,"");<text:span text:style-name="T7"/></text:p>
        <text:p text:style-name="P91"><text:tab/><text:tab/><text:tab/>else if ($1.type!=IntegerType &amp;&amp; $1.type!=CharType)<text:span text:style-name="T7"/></text:p>
        <text:p text:style-name="P91"><text:tab/><text:tab/><text:tab/><text:tab/>crerror ("Wrong use of '&gt;=' operand:Invalid Types",linenum,"");<text:span text:style-name="T7"/></text:p>
        <text:p text:style-name="P91"><text:tab/><text:tab/><text:tab/>else {<text:span text:style-name="T7"/></text:p>
        <text:p text:style-name="P91"><text:tab/><text:tab/><text:tab/><text:tab/>$$.type=BooleanType;<text:span text:style-name="T7"/></text:p>
        <text:p text:style-name="P91"><text:tab/><text:tab/><text:tab/><text:tab/>$$.true=makelist(nextquad);<text:span text:style-name="T7"/></text:p>
        <text:p text:style-name="P91"><text:tab/><text:tab/><text:tab/><text:tab/>$$.false=makelist(nextquad+1);<text:span text:style-name="T7"/></text:p>
        <text:p text:style-name="P91"><text:tab/><text:tab/><text:tab/><text:tab/>genquad("&gt;=",$1.place,$3.place,"?");<text:span text:style-name="T7"/></text:p>
        <text:p text:style-name="P91"><text:soft-page-break/><text:tab/><text:tab/><text:tab/><text:tab/>genquad("jump","-","-","?");<text:span text:style-name="T7"/></text:p>
        <text:p text:style-name="P91"><text:tab/><text:tab/><text:tab/>}<text:span text:style-name="T7"/></text:p>
        <text:p text:style-name="P91"><text:tab/><text:tab/>}<text:span text:style-name="T7"/></text:p>
        <text:p text:style-name="P91"><text:tab/><text:tab/>| expression TK_LE expression {<text:span text:style-name="T7"/></text:p>
        <text:p text:style-name="P91"><text:tab/><text:tab/><text:tab/>if ($1.type!=$3.type)<text:span text:style-name="T7"/></text:p>
        <text:p text:style-name="P91"><text:tab/><text:tab/><text:tab/><text:tab/>crerror ("Type mismatch: '&lt;=' operand",linenum,"");<text:span text:style-name="T7"/></text:p>
        <text:p text:style-name="P91"><text:tab/><text:tab/><text:tab/>else if ($1.type!=IntegerType &amp;&amp; $1.type!=CharType)<text:span text:style-name="T7"/></text:p>
        <text:p text:style-name="P91"><text:tab/><text:tab/><text:tab/><text:tab/>crerror ("Wrong use of '&lt;=' operand:Invalid Types",linenum,"");<text:span text:style-name="T7"/></text:p>
        <text:p text:style-name="P91"><text:tab/><text:tab/><text:tab/>else {<text:span text:style-name="T7"/></text:p>
        <text:p text:style-name="P91"><text:tab/><text:tab/><text:tab/><text:tab/>$$.type=BooleanType;<text:span text:style-name="T7"/></text:p>
        <text:p text:style-name="P91"><text:tab/><text:tab/><text:tab/><text:tab/>$$.true=makelist(nextquad);<text:span text:style-name="T7"/></text:p>
        <text:p text:style-name="P91"><text:tab/><text:tab/><text:tab/><text:tab/>$$.false=makelist(nextquad+1);<text:span text:style-name="T7"/></text:p>
        <text:p text:style-name="P91"><text:tab/><text:tab/><text:tab/><text:tab/>genquad("&lt;=",$1.place,$3.place,"?");<text:span text:style-name="T7"/></text:p>
        <text:p text:style-name="P91"><text:tab/><text:tab/><text:tab/><text:tab/>genquad("jump","-","-","?");<text:span text:style-name="T7"/></text:p>
        <text:p text:style-name="P91"><text:tab/><text:tab/><text:tab/>}<text:span text:style-name="T7"/></text:p>
        <text:p text:style-name="P91"><text:tab/><text:tab/>}<text:span text:style-name="T7"/></text:p>
        <text:p text:style-name="P91"/>
        <text:p text:style-name="P91"><text:tab/><text:tab/>| expression TK_NE expression {<text:span text:style-name="T7"/></text:p>
        <text:p text:style-name="P91"><text:tab/><text:tab/><text:tab/>if($1.type==StringType || $3.type==StringType)<text:span text:style-name="T7"/></text:p>
        <text:p text:style-name="P91"><text:tab/><text:tab/><text:tab/><text:tab/>crerror("'&lt;&gt;' operand not valid for strings",linenum,"");<text:span text:style-name="T7"/></text:p>
        <text:p text:style-name="P91"><text:tab/><text:tab/><text:tab/><text:tab/>else<text:span text:style-name="T7"/></text:p>
        <text:p text:style-name="P91"><text:tab/><text:tab/><text:tab/><text:tab/>if ($1.type!=$3.type) crerror("Type mismatch in `&lt;&gt;'",linenum,"");<text:span text:style-name="T7"/></text:p>
        <text:p text:style-name="P91"><text:tab/><text:tab/><text:tab/><text:tab/>else {<text:span text:style-name="T7"/></text:p>
        <text:p text:style-name="P91"><text:tab/><text:tab/><text:tab/><text:tab/><text:tab/>$$.type=BooleanType;<text:span text:style-name="T7"/></text:p>
        <text:p text:style-name="P91"><text:tab/><text:tab/><text:tab/><text:tab/><text:tab/>if ($1.type!=BooleanType) {<text:span text:style-name="T7"/></text:p>
        <text:p text:style-name="P91"><text:tab/><text:tab/><text:tab/><text:tab/><text:tab/><text:tab/>$$.true=makelist(nextquad);<text:span text:style-name="T7"/></text:p>
        <text:p text:style-name="P91"><text:tab/><text:tab/><text:tab/><text:tab/><text:tab/><text:tab/>$$.false=makelist(nextquad+1);<text:span text:style-name="T7"/></text:p>
        <text:p text:style-name="P91"><text:tab/><text:tab/><text:tab/><text:tab/><text:tab/><text:tab/>genquad("&lt;&gt;",$1.place,$3.place,"?");<text:span text:style-name="T7"/></text:p>
        <text:p text:style-name="P91"><text:tab/><text:tab/><text:tab/><text:tab/><text:tab/><text:tab/>genquad("jump","-","-","?");<text:span text:style-name="T7"/></text:p>
        <text:p text:style-name="P91"><text:soft-page-break/><text:tab/><text:tab/><text:tab/><text:tab/><text:tab/>}<text:span text:style-name="T7"/></text:p>
        <text:p text:style-name="P91"><text:tab/><text:tab/><text:tab/><text:tab/><text:tab/>else {<text:span text:style-name="T7"/></text:p>
        <text:p text:style-name="P91"><text:tab/><text:tab/><text:tab/><text:tab/><text:tab/><text:tab/>char tn[10];<text:span text:style-name="T7"/></text:p>
        <text:p text:style-name="P91"><text:tab/><text:tab/><text:tab/><text:tab/><text:tab/><text:tab/>temporaryEntry *tmp=NewTemporary(BooleanType);<text:span text:style-name="T7"/></text:p>
        <text:p text:style-name="P91"><text:tab/><text:tab/><text:tab/><text:tab/><text:tab/><text:tab/>char *tmpname=GetName(tmp);<text:span text:style-name="T7"/></text:p>
        <text:p text:style-name="P91"><text:tab/><text:tab/><text:tab/><text:tab/><text:tab/><text:tab/>Insert(tmp);<text:span text:style-name="T7"/></text:p>
        <text:p text:style-name="P91"><text:tab/><text:tab/><text:tab/><text:tab/><text:tab/><text:tab/>backpatch($1.true,nextquad);<text:span text:style-name="T7"/></text:p>
        <text:p text:style-name="P91"><text:tab/><text:tab/><text:tab/><text:tab/><text:tab/><text:tab/>genquad(":=","true","-",tmpname);<text:span text:style-name="T7"/></text:p>
        <text:p text:style-name="P91"><text:tab/><text:tab/><text:tab/><text:tab/><text:tab/><text:tab/>sprintf(tn,"%d",nextquad+2);<text:span text:style-name="T7"/></text:p>
        <text:p text:style-name="P91"><text:tab/><text:tab/><text:tab/><text:tab/><text:tab/><text:tab/>genquad("jump","-","-",tn);<text:span text:style-name="T7"/></text:p>
        <text:p text:style-name="P91"><text:tab/><text:tab/><text:tab/><text:tab/><text:tab/><text:tab/>backpatch($1.false,nextquad);<text:span text:style-name="T7"/></text:p>
        <text:p text:style-name="P91"><text:tab/><text:tab/><text:tab/><text:tab/><text:tab/><text:tab/>genquad(":=","false","-",tmpname);<text:span text:style-name="T7"/></text:p>
        <text:p text:style-name="P91"><text:tab/><text:tab/><text:tab/><text:tab/><text:tab/>$$.false=merge(makelist(nextquad),makelist(nextquad+3));<text:span text:style-name="T7"/></text:p>
        <text:p text:style-name="P91"><text:tab/><text:tab/><text:tab/><text:tab/><text:tab/>$$.true=merge(makelist(nextquad+1),makelist(nextquad+2));<text:span text:style-name="T7"/></text:p>
        <text:p text:style-name="P91"><text:tab/><text:tab/><text:tab/><text:tab/><text:tab/><text:tab/>backpatch($3.true,nextquad);<text:span text:style-name="T7"/></text:p>
        <text:p text:style-name="P91"><text:tab/><text:tab/><text:tab/><text:tab/><text:tab/><text:tab/>genquad("ifb",tmpname,"-","?");<text:span text:style-name="T7"/></text:p>
        <text:p text:style-name="P91"><text:tab/><text:tab/><text:tab/><text:tab/><text:tab/><text:tab/>genquad("jump","-","-","?");<text:span text:style-name="T7"/></text:p>
        <text:p text:style-name="P91"><text:tab/><text:tab/><text:tab/><text:tab/><text:tab/><text:tab/>backpatch($3.false,nextquad);<text:span text:style-name="T7"/></text:p>
        <text:p text:style-name="P91"><text:tab/><text:tab/><text:tab/><text:tab/><text:tab/><text:tab/>genquad("ifb",tmpname,"-","?");<text:span text:style-name="T7"/></text:p>
        <text:p text:style-name="P91"><text:tab/><text:tab/><text:tab/><text:tab/><text:tab/><text:tab/>genquad("jump","-","-","?");<text:span text:style-name="T7"/></text:p>
        <text:p text:style-name="P91"><text:tab/><text:tab/><text:tab/><text:tab/><text:tab/>}<text:span text:style-name="T7"/></text:p>
        <text:p text:style-name="P91"><text:tab/><text:tab/><text:tab/><text:tab/>}<text:span text:style-name="T7"/></text:p>
        <text:p text:style-name="P91"><text:tab/><text:tab/>}<text:span text:style-name="T7"/></text:p>
        <text:p text:style-name="P91"/>
        <text:p text:style-name="P91"><text:tab/><text:tab/>| expression TK_GT expression {<text:span text:style-name="T7"/></text:p>
        <text:p text:style-name="P91"><text:tab/><text:tab/><text:tab/>if ($1.type!=$3.type)<text:span text:style-name="T7"/></text:p>
        <text:p text:style-name="P91"><text:tab/><text:tab/><text:tab/><text:tab/>crerror ("Type mismatch: '&gt;' operand",linenum,"");<text:span text:style-name="T7"/></text:p>
        <text:p text:style-name="P91"><text:tab/><text:tab/><text:tab/>else if ($1.type!=IntegerType &amp;&amp; $1.type!=CharType)<text:span text:style-name="T7"/></text:p>
        <text:p text:style-name="P91"><text:tab/><text:tab/><text:tab/><text:tab/>crerror ("Wrong use of '&gt;' operand:Invalid Type",linenum,"");<text:span text:style-name="T7"/></text:p>
        <text:p text:style-name="P91"><text:soft-page-break/><text:tab/><text:tab/><text:tab/>else {<text:span text:style-name="T7"/></text:p>
        <text:p text:style-name="P91"><text:tab/><text:tab/><text:tab/><text:tab/>$$.type=BooleanType;<text:span text:style-name="T7"/></text:p>
        <text:p text:style-name="P91"><text:tab/><text:tab/><text:tab/><text:tab/>$$.true=makelist(nextquad);<text:span text:style-name="T7"/></text:p>
        <text:p text:style-name="P91"><text:tab/><text:tab/><text:tab/><text:tab/>$$.false=makelist(nextquad+1);<text:span text:style-name="T7"/></text:p>
        <text:p text:style-name="P91"><text:tab/><text:tab/><text:tab/><text:tab/>genquad("&gt;",$1.place,$3.place,"?");<text:span text:style-name="T7"/></text:p>
        <text:p text:style-name="P91"><text:tab/><text:tab/><text:tab/><text:tab/>genquad("jump","-","-","?");<text:span text:style-name="T7"/></text:p>
        <text:p text:style-name="P91"><text:tab/><text:tab/><text:tab/>}<text:span text:style-name="T7"/></text:p>
        <text:p text:style-name="P91"><text:tab/><text:tab/>}<text:span text:style-name="T7"/></text:p>
        <text:p text:style-name="P91"/>
        <text:p text:style-name="P91"/>
        <text:p text:style-name="P91"><text:tab/><text:tab/>| expression TK_LT expression {<text:span text:style-name="T7"/></text:p>
        <text:p text:style-name="P91"><text:tab/><text:tab/><text:tab/>if ($1.type!=$3.type)<text:span text:style-name="T7"/></text:p>
        <text:p text:style-name="P91"><text:tab/><text:tab/><text:tab/><text:tab/>crerror ("Type mismatch: '&lt;' operand",linenum,"");<text:span text:style-name="T7"/></text:p>
        <text:p text:style-name="P91"><text:tab/><text:tab/><text:tab/>else if ($1.type!=IntegerType &amp;&amp; $1.type!=CharType)<text:span text:style-name="T7"/></text:p>
        <text:p text:style-name="P91"><text:tab/><text:tab/><text:tab/><text:tab/>crerror ("Wrong use of '&lt;' operand:Invalid Types",linenum,"");<text:span text:style-name="T7"/></text:p>
        <text:p text:style-name="P91"><text:tab/><text:tab/><text:tab/>else {<text:span text:style-name="T7"/></text:p>
        <text:p text:style-name="P91"><text:tab/><text:tab/><text:tab/><text:tab/>$$.type=BooleanType;<text:span text:style-name="T7"/></text:p>
        <text:p text:style-name="P91"><text:tab/><text:tab/><text:tab/><text:tab/>$$.true=makelist(nextquad);<text:span text:style-name="T7"/></text:p>
        <text:p text:style-name="P91"><text:tab/><text:tab/><text:tab/><text:tab/>$$.false=makelist(nextquad+1);<text:span text:style-name="T7"/></text:p>
        <text:p text:style-name="P91"><text:tab/><text:tab/><text:tab/><text:tab/>genquad("&lt;",$1.place,$3.place,"?");<text:span text:style-name="T7"/></text:p>
        <text:p text:style-name="P91"><text:tab/><text:tab/><text:tab/><text:tab/>genquad("jump","-","-","?");<text:span text:style-name="T7"/></text:p>
        <text:p text:style-name="P91"><text:tab/><text:tab/><text:tab/>}<text:span text:style-name="T7"/></text:p>
        <text:p text:style-name="P91"><text:tab/><text:tab/>}<text:span text:style-name="T7"/></text:p>
        <text:p text:style-name="P91"/>
        <text:p text:style-name="P91"><text:tab/><text:tab/>| expression TK_PLUS expression {<text:span text:style-name="T7"/></text:p>
        <text:p text:style-name="P91"><text:tab/><text:tab/><text:tab/>if ($1.type!=$3.type)<text:span text:style-name="T7"/></text:p>
        <text:p text:style-name="P91"><text:tab/><text:tab/><text:tab/><text:tab/>crerror ("Type mismatch: '+' operand",linenum,"");<text:span text:style-name="T7"/></text:p>
        <text:p text:style-name="P91"><text:tab/><text:tab/><text:tab/>else if ($1.type!=IntegerType )<text:span text:style-name="T7"/></text:p>
        <text:p text:style-name="P91"><text:tab/><text:tab/><text:tab/><text:tab/>crerror ("Wrong use of '+' operand:Invalid Types",linenum,"");<text:span text:style-name="T7"/></text:p>
        <text:p text:style-name="P91"><text:tab/><text:tab/><text:tab/>else {<text:span text:style-name="T7"/></text:p>
        <text:p text:style-name="P91"><text:soft-page-break/><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1.place,$3.place,tmpname);<text:span text:style-name="T7"/></text:p>
        <text:p text:style-name="P91"><text:tab/><text:tab/><text:tab/><text:tab/>strcpy($$.place,tmpname);<text:span text:style-name="T7"/></text:p>
        <text:p text:style-name="P91"><text:tab/><text:tab/><text:tab/><text:tab/>$$.true=$$.false=NULL;<text:span text:style-name="T7"/></text:p>
        <text:p text:style-name="P91"><text:tab/><text:tab/><text:tab/>}<text:span text:style-name="T7"/></text:p>
        <text:p text:style-name="P91"><text:tab/><text:tab/>}<text:span text:style-name="T7"/></text:p>
        <text:p text:style-name="P91"/>
        <text:p text:style-name="P91"><text:tab/><text:tab/>| expression TK_MULTI expression {<text:span text:style-name="T7"/></text:p>
        <text:p text:style-name="P91"><text:tab/><text:tab/><text:tab/>if ($1.type!=$3.type)<text:span text:style-name="T7"/></text:p>
        <text:p text:style-name="P91"><text:tab/><text:tab/><text:tab/><text:tab/>crerror ("Type mismatch: '*' operand",linenum,"");<text:span text:style-name="T7"/></text:p>
        <text:p text:style-name="P91"><text:tab/><text:tab/><text:tab/>else if ($1.type!=IntegerType )<text:span text:style-name="T7"/></text:p>
        <text:p text:style-name="P91"><text:tab/><text:tab/><text:tab/><text:tab/>crerror ("Wrong use of '*' operand:Invalid Types",linenum,"");<text:span text:style-name="T7"/></text:p>
        <text:p text:style-name="P91"><text:tab/><text:tab/><text:tab/>else {<text:span text:style-name="T7"/></text:p>
        <text:p text:style-name="P91"><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1.place,$3.place,tmpname);<text:span text:style-name="T7"/></text:p>
        <text:p text:style-name="P91"><text:tab/><text:tab/><text:tab/><text:tab/>strcpy($$.place,tmpname);<text:span text:style-name="T7"/></text:p>
        <text:p text:style-name="P91"><text:tab/><text:tab/><text:tab/><text:tab/>$$.true=$$.false=NULL;<text:span text:style-name="T7"/></text:p>
        <text:p text:style-name="P91"><text:tab/><text:tab/><text:tab/>}<text:span text:style-name="T7"/></text:p>
        <text:p text:style-name="P91"><text:tab/><text:tab/>}<text:span text:style-name="T7"/></text:p>
        <text:p text:style-name="P91"/>
        <text:p text:style-name="P91"><text:tab/><text:tab/>| expression TK_MINUS expression {<text:span text:style-name="T7"/></text:p>
        <text:p text:style-name="P91"><text:soft-page-break/><text:tab/><text:tab/><text:tab/>if ($1.type!=IntegerType||$3.type!=IntegerType)<text:span text:style-name="T7"/></text:p>
        <text:p text:style-name="P91"><text:tab/><text:tab/><text:tab/><text:tab/>crerror ("Wrong use of '-' operand:Invalid Types",linenum,"");<text:span text:style-name="T7"/></text:p>
        <text:p text:style-name="P91"><text:tab/><text:tab/><text:tab/>else {<text:span text:style-name="T7"/></text:p>
        <text:p text:style-name="P91"><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1.place,$3.place,tmpname);<text:span text:style-name="T7"/></text:p>
        <text:p text:style-name="P91"><text:tab/><text:tab/><text:tab/><text:tab/>strcpy($$.place,tmpname);<text:span text:style-name="T7"/></text:p>
        <text:p text:style-name="P91"><text:tab/><text:tab/><text:tab/><text:tab/>$$.true=$$.false=NULL;<text:span text:style-name="T7"/></text:p>
        <text:p text:style-name="P91"><text:tab/><text:tab/><text:tab/>}<text:span text:style-name="T7"/></text:p>
        <text:p text:style-name="P91"><text:tab/><text:tab/>}<text:span text:style-name="T7"/></text:p>
        <text:p text:style-name="P91"/>
        <text:p text:style-name="P91"><text:tab/><text:tab/>| expression KEYW_OR {<text:span text:style-name="T7"/></text:p>
        <text:p text:style-name="P91"><text:tab/><text:tab/><text:tab/>backpatch($1.false,nextquad);<text:span text:style-name="T7"/></text:p>
        <text:p text:style-name="P91"><text:tab/><text:tab/>}<text:span text:style-name="T7"/></text:p>
        <text:p text:style-name="P91"><text:tab/><text:tab/>expression {<text:span text:style-name="T7"/></text:p>
        <text:p text:style-name="P91"><text:tab/><text:tab/><text:tab/>if ($1.type!=BooleanType||$4.type!=BooleanType)<text:span text:style-name="T7"/></text:p>
        <text:p text:style-name="P91"><text:tab/><text:tab/><text:tab/><text:tab/>crerror ("Wrong use of 'OR' operand:Invalid Type",linenum,"");<text:span text:style-name="T7"/></text:p>
        <text:p text:style-name="P91"><text:tab/><text:tab/><text:tab/>else {<text:span text:style-name="T7"/></text:p>
        <text:p text:style-name="P91"><text:tab/><text:tab/><text:tab/><text:tab/>$$.type=BooleanType;<text:span text:style-name="T7"/></text:p>
        <text:p text:style-name="P91"><text:tab/><text:tab/><text:tab/><text:tab/>$$.true=merge($1.true,$&lt;expr&gt;4.true);<text:span text:style-name="T7"/></text:p>
        <text:p text:style-name="P91"><text:tab/><text:tab/><text:tab/><text:tab/>$$.false=$&lt;expr&gt;4.false;<text:span text:style-name="T7"/></text:p>
        <text:p text:style-name="P91"><text:tab/><text:tab/><text:tab/>}<text:span text:style-name="T7"/></text:p>
        <text:p text:style-name="P91"><text:tab/><text:tab/>}<text:span text:style-name="T7"/></text:p>
        <text:p text:style-name="P91"/>
        <text:p text:style-name="P91"/>
        <text:p text:style-name="P91"><text:tab/><text:tab/>| expression KEYW_AND {<text:span text:style-name="T7"/></text:p>
        <text:p text:style-name="P91"><text:soft-page-break/><text:tab/><text:tab/><text:tab/>backpatch($1.true,nextquad);<text:span text:style-name="T7"/></text:p>
        <text:p text:style-name="P91"><text:tab/><text:tab/>}<text:span text:style-name="T7"/></text:p>
        <text:p text:style-name="P91"><text:tab/><text:tab/>expression {<text:span text:style-name="T7"/></text:p>
        <text:p text:style-name="P91"><text:tab/><text:tab/><text:tab/>if ($1.type!=BooleanType||$4.type!=BooleanType)<text:span text:style-name="T7"/></text:p>
        <text:p text:style-name="P91"><text:tab/><text:tab/><text:tab/><text:tab/>crerror ("Wrong use of 'OR' operand:Invalid Type",linenum,"");<text:span text:style-name="T7"/></text:p>
        <text:p text:style-name="P91"><text:tab/><text:tab/><text:tab/>else {<text:span text:style-name="T7"/></text:p>
        <text:p text:style-name="P91"><text:tab/><text:tab/><text:tab/><text:tab/>$$.type=BooleanType;<text:span text:style-name="T7"/></text:p>
        <text:p text:style-name="P91"><text:tab/><text:tab/><text:tab/><text:tab/>$$.true=merge($1.false,$&lt;expr&gt;4.false);<text:span text:style-name="T7"/></text:p>
        <text:p text:style-name="P91"><text:tab/><text:tab/><text:tab/><text:tab/>$$.true=$&lt;expr&gt;4.true;<text:span text:style-name="T7"/></text:p>
        <text:p text:style-name="P91"><text:tab/><text:tab/><text:tab/>}<text:span text:style-name="T7"/></text:p>
        <text:p text:style-name="P91"><text:tab/><text:tab/><text:tab/><text:span text:style-name="T7"/></text:p>
        <text:p text:style-name="P91"><text:tab/><text:tab/><text:tab/>if (!strcmp($1.place,"true")&amp;&amp;!strcmp($4.place,"false"))<text:span text:style-name="T7"/></text:p>
        <text:p text:style-name="P91"><text:tab/><text:tab/><text:tab/> <text:s text:c="3"/>backpatch($4.false,nextquad+2);<text:span text:style-name="T7"/></text:p>
        <text:p text:style-name="P91"><text:tab/><text:tab/>}<text:span text:style-name="T7"/></text:p>
        <text:p text:style-name="P91"/>
        <text:p text:style-name="P91"><text:tab/><text:tab/>| expression KEYW_DIV expression {<text:span text:style-name="T7"/></text:p>
        <text:p text:style-name="P91"><text:tab/><text:tab/><text:tab/>if ($1.type!=IntegerType||$3.type!=IntegerType)<text:span text:style-name="T7"/></text:p>
        <text:p text:style-name="P91"><text:tab/><text:tab/><text:tab/><text:tab/>crerror ("Wrong use of 'div' operand:Invalid Types",linenum,"");<text:span text:style-name="T7"/></text:p>
        <text:p text:style-name="P91"><text:tab/><text:tab/><text:tab/>else {<text:span text:style-name="T7"/></text:p>
        <text:p text:style-name="P91"><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1.place,$3.place,tmpname);<text:span text:style-name="T7"/></text:p>
        <text:p text:style-name="P91"><text:tab/><text:tab/><text:tab/><text:tab/>strcpy($$.place,tmpname);<text:span text:style-name="T7"/></text:p>
        <text:p text:style-name="P91"><text:tab/><text:tab/><text:tab/><text:tab/>$$.true=$$.false=NULL;<text:span text:style-name="T7"/></text:p>
        <text:p text:style-name="P91"><text:tab/><text:tab/><text:tab/>}<text:span text:style-name="T7"/></text:p>
        <text:p text:style-name="P91"><text:tab/><text:tab/>}<text:span text:style-name="T7"/></text:p>
        <text:p text:style-name="P91"><text:soft-page-break/></text:p>
        <text:p text:style-name="P91"><text:tab/><text:tab/>| expression KEYW_MOD expression {<text:span text:style-name="T7"/></text:p>
        <text:p text:style-name="P91"><text:tab/><text:tab/><text:tab/>if ($1.type!=IntegerType||$3.type!=IntegerType)<text:span text:style-name="T7"/></text:p>
        <text:p text:style-name="P91"><text:tab/><text:tab/><text:tab/><text:tab/>crerror ("Wrong use of 'mod' operand:Invalid Types",linenum,"");<text:span text:style-name="T7"/></text:p>
        <text:p text:style-name="P91"><text:tab/><text:tab/><text:tab/>else {<text:span text:style-name="T7"/></text:p>
        <text:p text:style-name="P91"><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1.place,$3.place,tmpname);<text:span text:style-name="T7"/></text:p>
        <text:p text:style-name="P91"><text:tab/><text:tab/><text:tab/><text:tab/>strcpy($$.place,tmpname);<text:span text:style-name="T7"/></text:p>
        <text:p text:style-name="P91"><text:tab/><text:tab/><text:tab/><text:tab/>$$.true=$$.false=NULL;<text:span text:style-name="T7"/></text:p>
        <text:p text:style-name="P91"><text:tab/><text:tab/><text:tab/>}<text:span text:style-name="T7"/></text:p>
        <text:p text:style-name="P91"><text:tab/><text:tab/>}<text:span text:style-name="T7"/></text:p>
        <text:p text:style-name="P91"/>
        <text:p text:style-name="P91"><text:tab/><text:tab/>| KEYW_NOT expression %prec UNARY<text:span text:style-name="T7"/></text:p>
        <text:p text:style-name="P91"><text:tab/><text:tab/>{<text:span text:style-name="T7"/></text:p>
        <text:p text:style-name="P91"><text:tab/><text:tab/><text:tab/>if ($&lt;expr&gt;2.type!=BooleanType)<text:span text:style-name="T7"/></text:p>
        <text:p text:style-name="P91"><text:tab/><text:tab/><text:tab/><text:tab/>crerror("Wrong use of 'not' operand:Invalid type",linenum,"");<text:span text:style-name="T7"/></text:p>
        <text:p text:style-name="P91"><text:tab/><text:tab/><text:tab/>else<text:span text:style-name="T7"/></text:p>
        <text:p text:style-name="P91"><text:tab/><text:tab/><text:tab/>{<text:span text:style-name="T7"/></text:p>
        <text:p text:style-name="P91"><text:tab/><text:tab/><text:tab/><text:tab/>$$.true=$&lt;expr&gt;2.false;<text:span text:style-name="T7"/></text:p>
        <text:p text:style-name="P91"><text:tab/><text:tab/><text:tab/><text:tab/>$$.false=$&lt;expr&gt;2.true;<text:span text:style-name="T7"/></text:p>
        <text:p text:style-name="P91"><text:tab/><text:tab/><text:tab/><text:tab/>$$.type=BooleanType;<text:span text:style-name="T7"/></text:p>
        <text:p text:style-name="P91"><text:tab/><text:tab/><text:tab/>}<text:span text:style-name="T7"/></text:p>
        <text:p text:style-name="P91"><text:tab/><text:tab/>}<text:span text:style-name="T7"/></text:p>
        <text:p text:style-name="P91"><text:tab/><text:tab/>| TK_PLUS expression %prec UNARY<text:span text:style-name="T7"/></text:p>
        <text:p text:style-name="P91"><text:tab/><text:tab/>{<text:span text:style-name="T7"/></text:p>
        <text:p text:style-name="P91"><text:soft-page-break/><text:tab/><text:tab/><text:tab/>if ($&lt;expr&gt;2.type!=IntegerType)<text:span text:style-name="T7"/></text:p>
        <text:p text:style-name="P91"><text:tab/><text:tab/><text:tab/><text:tab/>crerror("Wrong use of '+' operand:Invalid type",linenum,"");<text:span text:style-name="T7"/></text:p>
        <text:p text:style-name="P91"><text:tab/><text:tab/><text:tab/>else $$=$&lt;expr&gt;2;<text:span text:style-name="T7"/></text:p>
        <text:p text:style-name="P91"><text:tab/><text:tab/>}<text:span text:style-name="T7"/></text:p>
        <text:p text:style-name="P91"/>
        <text:p text:style-name="P91"><text:tab/><text:tab/>| TK_MINUS expression %prec UNARY<text:span text:style-name="T7"/></text:p>
        <text:p text:style-name="P91"><text:tab/><text:tab/>{<text:span text:style-name="T7"/></text:p>
        <text:p text:style-name="P91"><text:tab/><text:tab/><text:tab/>if ($&lt;expr&gt;2.type!=IntegerType)<text:span text:style-name="T7"/></text:p>
        <text:p text:style-name="P91"><text:tab/><text:tab/><text:tab/><text:tab/>crerror("Wrong use of '+' operand:Invalid type",linenum,"");<text:span text:style-name="T7"/></text:p>
        <text:p text:style-name="P91"><text:tab/><text:tab/><text:tab/><text:tab/>else<text:span text:style-name="T7"/></text:p>
        <text:p text:style-name="P91"><text:tab/><text:tab/><text:tab/>{<text:span text:style-name="T7"/></text:p>
        <text:p text:style-name="P91"><text:tab/><text:tab/><text:tab/><text:tab/>/* The use of a temporary variable is here unnecessary<text:span text:style-name="T7"/></text:p>
        <text:p text:style-name="P91"><text:tab/><text:tab/><text:tab/><text:tab/>temporaryEntry *tmp;<text:span text:style-name="T7"/></text:p>
        <text:p text:style-name="P91"><text:tab/><text:tab/><text:tab/><text:tab/>char *tmpname;<text:span text:style-name="T7"/></text:p>
        <text:p text:style-name="P91"><text:tab/><text:tab/><text:tab/><text:tab/>tmp=NewTemporary(IntegerType);<text:span text:style-name="T7"/></text:p>
        <text:p text:style-name="P91"><text:tab/><text:tab/><text:tab/><text:tab/>tmpname=GetName(tmp);<text:span text:style-name="T7"/></text:p>
        <text:p text:style-name="P91"><text:tab/><text:tab/><text:tab/><text:tab/>$$.type=IntegerType;<text:span text:style-name="T7"/></text:p>
        <text:p text:style-name="P91"><text:tab/><text:tab/><text:tab/><text:tab/>Insert(tmp);<text:span text:style-name="T7"/></text:p>
        <text:p text:style-name="P91"><text:tab/><text:tab/><text:tab/><text:tab/>genquad("um",$&lt;expr&gt;2.place,"-",tmpname);<text:span text:style-name="T7"/></text:p>
        <text:p text:style-name="P91"><text:tab/><text:tab/><text:tab/><text:tab/>strcpy($$.place,tmpname);<text:span text:style-name="T7"/></text:p>
        <text:p text:style-name="P91"><text:tab/><text:tab/><text:tab/><text:tab/>*/<text:span text:style-name="T7"/></text:p>
        <text:p text:style-name="P91"><text:tab/><text:tab/><text:tab/><text:tab/>genquad("um",$&lt;expr&gt;2.place,"-",$&lt;expr&gt;2.place);<text:span text:style-name="T7"/></text:p>
        <text:p text:style-name="P91"><text:tab/><text:tab/><text:tab/><text:tab/>strcpy($$.place,$2.place);<text:span text:style-name="T7"/></text:p>
        <text:p text:style-name="P91"><text:tab/><text:tab/><text:tab/>}<text:span text:style-name="T7"/></text:p>
        <text:p text:style-name="P91"><text:tab/><text:tab/>}<text:span text:style-name="T7"/></text:p>
        <text:p text:style-name="P91"/>
        <text:p text:style-name="P91"><text:tab/><text:tab/>| function_call {<text:span text:style-name="T7"/></text:p>
        <text:p text:style-name="P91"><text:tab/><text:tab/><text:tab/>if ($1.type!=BooleanType) $$=$1;<text:span text:style-name="T7"/></text:p>
        <text:p text:style-name="P91"><text:tab/><text:tab/><text:tab/>else {<text:span text:style-name="T7"/></text:p>
        <text:p text:style-name="P91"><text:soft-page-break/><text:tab/><text:tab/><text:tab/><text:tab/>$$.true=makelist(nextquad);<text:span text:style-name="T7"/></text:p>
        <text:p text:style-name="P91"><text:tab/><text:tab/><text:tab/><text:tab/>$$.false=makelist(nextquad+1);<text:span text:style-name="T7"/></text:p>
        <text:p text:style-name="P91"><text:tab/><text:tab/><text:tab/><text:tab/>genquad("ifb",$1.place,"-","?");<text:span text:style-name="T7"/></text:p>
        <text:p text:style-name="P91"><text:tab/><text:tab/><text:tab/><text:tab/>genquad("jump","-","-","?");<text:span text:style-name="T7"/></text:p>
        <text:p text:style-name="P91"><text:tab/><text:tab/><text:tab/>}<text:span text:style-name="T7"/></text:p>
        <text:p text:style-name="P91"><text:tab/><text:tab/>}<text:span text:style-name="T7"/></text:p>
        <text:p text:style-name="P91"/>
        <text:p text:style-name="P91"/>
        <text:p text:style-name="P91"><text:tab/><text:tab/>| identifier {<text:span text:style-name="T7"/></text:p>
        <text:p text:style-name="P91"><text:tab/><text:tab/><text:tab/>variableEntry *vE;<text:span text:style-name="T7"/></text:p>
        <text:p text:style-name="P91"><text:tab/><text:tab/><text:tab/>if(!(vE=Lookup($1,SEARCH_ALL_SCOPES)))<text:span text:style-name="T7"/></text:p>
        <text:p text:style-name="P91"><text:tab/><text:tab/><text:tab/><text:tab/>crerror("Expression:Undefined Variable",linenum,"");<text:span text:style-name="T7"/></text:p>
        <text:p text:style-name="P91"><text:tab/><text:tab/><text:tab/>else {<text:span text:style-name="T7"/></text:p>
        <text:p text:style-name="P91"><text:tab/><text:tab/><text:tab/><text:tab/>$$.type=GetType(vE);<text:span text:style-name="T7"/></text:p>
        <text:p text:style-name="P91"><text:tab/><text:tab/><text:tab/><text:tab/>strcpy($$.place,$1);<text:span text:style-name="T7"/></text:p>
        <text:p text:style-name="P91"><text:tab/><text:tab/><text:tab/><text:tab/>if ($$.type==BooleanType) {<text:span text:style-name="T7"/></text:p>
        <text:p text:style-name="P91"><text:tab/><text:tab/><text:tab/><text:tab/><text:tab/>$$.true=makelist(nextquad);<text:span text:style-name="T7"/></text:p>
        <text:p text:style-name="P91"><text:tab/><text:tab/><text:tab/><text:tab/><text:tab/>genquad("ifb",$1,"-","???");<text:span text:style-name="T7"/></text:p>
        <text:p text:style-name="P91"><text:tab/><text:tab/><text:tab/><text:tab/><text:tab/>$$.false=makelist(nextquad);<text:span text:style-name="T7"/></text:p>
        <text:p text:style-name="P91"><text:tab/><text:tab/><text:tab/><text:tab/><text:tab/>genquad("jump","-","-","???");<text:span text:style-name="T7"/></text:p>
        <text:p text:style-name="P91"><text:tab/><text:tab/><text:tab/><text:tab/>}<text:span text:style-name="T7"/></text:p>
        <text:p text:style-name="P91"><text:tab/><text:tab/><text:tab/>}<text:span text:style-name="T7"/></text:p>
        <text:p text:style-name="P91"><text:tab/><text:tab/>}<text:span text:style-name="T7"/></text:p>
        <text:p text:style-name="P91"><text:tab/><text:tab/>| expression TK_BRACKET_OPEN expression TK_BRACKET_CLOSE {<text:span text:style-name="T7"/></text:p>
        <text:p text:style-name="P91"><text:tab/><text:tab/><text:tab/>if ($1.type!=StringType) {<text:span text:style-name="T7"/></text:p>
        <text:p text:style-name="P91"><text:tab/><text:tab/><text:tab/> <text:s text:c="7"/>crerror("Wrong use of '[]' operands:string expected before []",linenum,"");<text:span text:style-name="T7"/></text:p>
        <text:p text:style-name="P91"><text:tab/><text:tab/><text:tab/>}<text:span text:style-name="T7"/></text:p>
        <text:p text:style-name="P91"><text:tab/><text:tab/><text:tab/>else if ($3.type != IntegerType) <text:s/>{<text:span text:style-name="T7"/></text:p>
        <text:p text:style-name="P91"><text:tab/><text:tab/><text:tab/> <text:s text:c="7"/>crerror("Wrong use of '[]' operands:integer expected inside []",linenum,"");<text:span text:style-name="T7"/></text:p>
        <text:p text:style-name="P91"><text:soft-page-break/><text:tab/><text:tab/><text:tab/>}<text:span text:style-name="T7"/></text:p>
        <text:p text:style-name="P91"><text:tab/><text:tab/><text:tab/>else {<text:span text:style-name="T7"/></text:p>
        <text:p text:style-name="P91"><text:tab/><text:tab/><text:tab/><text:tab/>$$.type=CharType;<text:span text:style-name="T7"/></text:p>
        <text:p text:style-name="P91"><text:tab/><text:tab/><text:tab/><text:tab/>sprintf($$.place,"%s[%s]",$1.place,$3.place);<text:span text:style-name="T7"/></text:p>
        <text:p text:style-name="P91"><text:tab/><text:tab/><text:tab/>}<text:span text:style-name="T7"/></text:p>
        <text:p text:style-name="P91"><text:tab/><text:tab/>}<text:span text:style-name="T7"/></text:p>
        <text:p text:style-name="P91"/>
        <text:p text:style-name="P91"><text:tab/><text:tab/>| TK_PAR_OPEN expression TK_PAR_CLOSE {<text:span text:style-name="T7"/></text:p>
        <text:p text:style-name="P91"><text:tab/><text:tab/><text:tab/>$$=$&lt;expr&gt;2;<text:span text:style-name="T7"/></text:p>
        <text:p text:style-name="P91"><text:tab/><text:tab/>}<text:span text:style-name="T7"/></text:p>
        <text:p text:style-name="P91"><text:tab/><text:tab/>| TK_INT {<text:span text:style-name="T7"/></text:p>
        <text:p text:style-name="P91"><text:tab/><text:tab/><text:tab/>$$.type=IntegerType;<text:span text:style-name="T7"/></text:p>
        <text:p text:style-name="P91"><text:tab/><text:tab/><text:tab/>strcpy($$.place,yytext);<text:span text:style-name="T7"/></text:p>
        <text:p text:style-name="P91"><text:tab/><text:tab/>}<text:span text:style-name="T7"/></text:p>
        <text:p text:style-name="P91"/>
        <text:p text:style-name="P91"><text:tab/><text:tab/>| TK_CHAR {<text:span text:style-name="T7"/></text:p>
        <text:p text:style-name="P91"><text:tab/><text:tab/><text:tab/>$$.type=CharType;<text:span text:style-name="T7"/></text:p>
        <text:p text:style-name="P91"><text:tab/><text:tab/><text:tab/>strcpy($$.place,yytext);<text:span text:style-name="T7"/></text:p>
        <text:p text:style-name="P91"><text:tab/><text:tab/>}<text:span text:style-name="T7"/></text:p>
        <text:p text:style-name="P91"/>
        <text:p text:style-name="P91"><text:tab/><text:tab/>| TK_STR <text:s text:c="2"/>{<text:span text:style-name="T7"/></text:p>
        <text:p text:style-name="P91"><text:tab/><text:tab/><text:tab/>$$.type=StringType;<text:span text:style-name="T7"/></text:p>
        <text:p text:style-name="P91"><text:tab/><text:tab/><text:tab/>strcpy($$.place,yytext);<text:span text:style-name="T7"/></text:p>
        <text:p text:style-name="P91"><text:tab/><text:tab/>}<text:span text:style-name="T7"/></text:p>
        <text:p text:style-name="P91"/>
        <text:p text:style-name="P91"><text:tab/><text:tab/>| KEYW_TRUE {<text:span text:style-name="T7"/></text:p>
        <text:p text:style-name="P91"><text:tab/><text:tab/><text:tab/>strcpy($$.place,"true");<text:span text:style-name="T7"/></text:p>
        <text:p text:style-name="P91"><text:tab/><text:tab/><text:tab/>$$.type=BooleanType;<text:span text:style-name="T7"/></text:p>
        <text:p text:style-name="P91"><text:tab/><text:tab/><text:tab/>$$.true=makelist(nextquad);<text:span text:style-name="T7"/></text:p>
        <text:p text:style-name="P91"><text:tab/><text:tab/><text:tab/>genquad("jump","-","-","?");<text:span text:style-name="T7"/></text:p>
        <text:p text:style-name="P91"><text:tab/><text:tab/><text:tab/>$$.false=NULL;<text:span text:style-name="T7"/></text:p>
        <text:p text:style-name="P91"><text:tab/><text:tab/>}<text:span text:style-name="T7"/></text:p>
        <text:p text:style-name="P91"><text:soft-page-break/></text:p>
        <text:p text:style-name="P91"><text:tab/><text:tab/>| KEYW_FALSE {<text:span text:style-name="T7"/></text:p>
        <text:p text:style-name="P91"><text:tab/><text:tab/><text:tab/>strcpy($$.place,"false");<text:span text:style-name="T7"/></text:p>
        <text:p text:style-name="P91"><text:tab/><text:tab/><text:tab/>$$.type=BooleanType;<text:span text:style-name="T7"/></text:p>
        <text:p text:style-name="P91"><text:tab/><text:tab/><text:tab/>$$.false=makelist(nextquad);<text:span text:style-name="T7"/></text:p>
        <text:p text:style-name="P91"><text:tab/><text:tab/><text:tab/>genquad("jump","-","-","?");<text:span text:style-name="T7"/></text:p>
        <text:p text:style-name="P91"><text:tab/><text:tab/><text:tab/>$$.true=NULL;<text:span text:style-name="T7"/></text:p>
        <text:p text:style-name="P91"><text:tab/><text:tab/>}<text:span text:style-name="T7"/></text:p>
        <text:p text:style-name="P91">;<text:span text:style-name="T7"/></text:p>
        <text:p text:style-name="P91"/>
        <text:p text:style-name="P91">l_value: <text:s text:c="5"/><text:span text:style-name="T7"/></text:p>
        <text:p text:style-name="P91"><text:tab/><text:tab/>identifier {<text:span text:style-name="T7"/></text:p>
        <text:p text:style-name="P91"><text:tab/><text:tab/><text:tab/>variableEntry *vE;<text:span text:style-name="T7"/></text:p>
        <text:p text:style-name="P91"><text:tab/><text:tab/><text:tab/>if(!(vE=Lookup($1,SEARCH_ALL_SCOPES)))<text:span text:style-name="T7"/></text:p>
        <text:p text:style-name="P91"><text:tab/><text:tab/><text:tab/><text:tab/>crerror("l-value:Undefined Variable:",linenum,"");<text:span text:style-name="T7"/></text:p>
        <text:p text:style-name="P91"><text:tab/><text:tab/><text:tab/>else {<text:span text:style-name="T7"/></text:p>
        <text:p text:style-name="P91"><text:tab/><text:tab/><text:tab/><text:tab/>$$.type=GetType(vE);<text:span text:style-name="T7"/></text:p>
        <text:p text:style-name="P91"><text:tab/><text:tab/><text:tab/><text:tab/>strcpy($$.place,$1);<text:span text:style-name="T7"/></text:p>
        <text:p text:style-name="P91"><text:tab/><text:tab/><text:tab/>}<text:span text:style-name="T7"/></text:p>
        <text:p text:style-name="P91"><text:tab/><text:tab/>}<text:span text:style-name="T7"/></text:p>
        <text:p text:style-name="P91"/>
        <text:p text:style-name="P91"><text:tab/><text:tab/>| identifier TK_BRACKET_OPEN expression TK_BRACKET_CLOSE {<text:span text:style-name="T7"/></text:p>
        <text:p text:style-name="P91"><text:tab/><text:tab/><text:tab/>variableEntry *vE;<text:span text:style-name="T7"/></text:p>
        <text:p text:style-name="P91"><text:tab/><text:tab/><text:tab/>if(!(vE=Lookup($1,SEARCH_ALL_SCOPES)))<text:span text:style-name="T7"/></text:p>
        <text:p text:style-name="P91"><text:tab/><text:tab/><text:tab/><text:tab/>crerror("string l-value:Undefined Variable:",linenum,"");<text:span text:style-name="T7"/></text:p>
        <text:p text:style-name="P91"><text:tab/><text:tab/><text:tab/>else {<text:span text:style-name="T7"/></text:p>
        <text:p text:style-name="P91"><text:tab/><text:tab/><text:tab/><text:tab/>$$.type=GetType(vE);<text:span text:style-name="T7"/></text:p>
        <text:p text:style-name="P91"><text:tab/><text:tab/><text:tab/><text:tab/>strcpy($$.place,$1);<text:span text:style-name="T7"/></text:p>
        <text:p text:style-name="P91"/>
        <text:p text:style-name="P91"><text:tab/><text:tab/><text:tab/><text:tab/>if ($$.type!=StringType) {<text:span text:style-name="T7"/></text:p>
        <text:p text:style-name="P91"><text:soft-page-break/><text:tab/><text:tab/><text:tab/><text:tab/><text:tab/>crerror("Wrong use of '[]' operands:string expected before <text:span text:style-name="T7"/></text:p>
        <text:p text:style-name="P91"><text:tab/><text:tab/><text:tab/><text:tab/><text:tab/><text:tab/><text:tab/><text:tab/><text:tab/><text:tab/><text:tab/>[]",linenum,"");<text:span text:style-name="T7"/></text:p>
        <text:p text:style-name="P91"><text:tab/><text:tab/><text:tab/><text:tab/>}<text:span text:style-name="T7"/></text:p>
        <text:p text:style-name="P91"><text:tab/><text:tab/><text:tab/><text:tab/>else if ($3.type != IntegerType) <text:s/>{<text:span text:style-name="T7"/></text:p>
        <text:p text:style-name="P91"><text:tab/><text:tab/><text:tab/><text:tab/><text:tab/>crerror("Wrong use of '[]' operands:integer expected inside <text:span text:style-name="T7"/></text:p>
        <text:p text:style-name="P91"><text:tab/><text:tab/><text:tab/><text:tab/><text:tab/><text:tab/><text:tab/><text:tab/><text:tab/><text:tab/><text:tab/>[]",linenum,"");<text:span text:style-name="T7"/></text:p>
        <text:p text:style-name="P91"><text:tab/><text:tab/><text:tab/><text:tab/>}<text:span text:style-name="T7"/></text:p>
        <text:p text:style-name="P91"><text:tab/><text:tab/><text:tab/><text:tab/>else {<text:span text:style-name="T7"/></text:p>
        <text:p text:style-name="P91"><text:tab/><text:tab/><text:tab/><text:tab/><text:tab/>$$.type=CharType;<text:span text:style-name="T7"/></text:p>
        <text:p text:style-name="P91"><text:tab/><text:tab/><text:tab/><text:tab/><text:tab/>sprintf($$.place,"%s[%s]",$1,$3.place);<text:span text:style-name="T7"/></text:p>
        <text:p text:style-name="P91"><text:tab/><text:tab/><text:tab/><text:tab/>}<text:span text:style-name="T7"/></text:p>
        <text:p text:style-name="P91"><text:tab/><text:tab/><text:tab/>}<text:span text:style-name="T7"/></text:p>
        <text:p text:style-name="P91">}<text:span text:style-name="T7"/></text:p>
        <text:p text:style-name="P91">;<text:span text:style-name="T7"/></text:p>
        <text:p text:style-name="P91"/>
        <text:p text:style-name="P91">function_call: <text:s text:c="5"/><text:span text:style-name="T7"/></text:p>
        <text:p text:style-name="P91"><text:tab/><text:tab/>identifier {<text:span text:style-name="T7"/></text:p>
        <text:p text:style-name="P91"><text:tab/><text:tab/><text:tab/>if ((func=Lookup($1,SEARCH_ALL_SCOPES))==NULL)<text:span text:style-name="T7"/></text:p>
        <text:p text:style-name="P91"><text:tab/><text:tab/><text:tab/><text:tab/>crerror("Undeclared function",linenum,"");<text:span text:style-name="T7"/></text:p>
        <text:p text:style-name="P91"><text:tab/><text:tab/><text:tab/>else if (WhatIs(func)!=FunctionEnt)<text:span text:style-name="T7"/></text:p>
        <text:p text:style-name="P91"><text:tab/><text:tab/><text:tab/><text:tab/>crerror("Call to non-function",linenum,"");<text:span text:style-name="T7"/></text:p>
        <text:p text:style-name="P91"><text:tab/><text:tab/><text:tab/>else {<text:span text:style-name="T7"/></text:p>
        <text:p text:style-name="P91"><text:tab/><text:tab/><text:tab/><text:tab/>$&lt;expr&gt;$.fcnt=func;<text:span text:style-name="T7"/></text:p>
        <text:p text:style-name="P91"><text:tab/><text:tab/><text:tab/><text:tab/>fcallnesting++;<text:span text:style-name="T7"/></text:p>
        <text:p text:style-name="P91"><text:tab/><text:tab/><text:tab/><text:tab/>fcnts[fcallnesting]=func;<text:span text:style-name="T7"/></text:p>
        <text:p text:style-name="P91"><text:tab/><text:tab/><text:tab/>}<text:span text:style-name="T7"/></text:p>
        <text:p text:style-name="P91"><text:tab/><text:tab/>}<text:span text:style-name="T7"/></text:p>
        <text:p text:style-name="P91"/>
        <text:p text:style-name="P91"/>
        <text:p text:style-name="P91"><text:tab/><text:tab/>TK_PAR_OPEN argument_list <text:s/>TK_PAR_CLOSE <text:span text:style-name="T7"/></text:p>
        <text:p text:style-name="P91"><text:soft-page-break/><text:tab/><text:tab/>{<text:span text:style-name="T7"/></text:p>
        <text:p text:style-name="P91"><text:tab/><text:tab/><text:tab/>fcallnesting--;<text:span text:style-name="T7"/></text:p>
        <text:p text:style-name="P91"><text:tab/><text:tab/>}<text:span text:style-name="T7"/></text:p>
        <text:p text:style-name="P91"><text:tab/><text:tab/>{<text:span text:style-name="T7"/></text:p>
        <text:p text:style-name="P91"><text:tab/><text:tab/><text:tab/>temporaryEntry *tmp;<text:span text:style-name="T7"/></text:p>
        <text:p text:style-name="P91"><text:tab/><text:tab/><text:tab/>char <text:s text:c="10"/>*tmpname;<text:span text:style-name="T7"/></text:p>
        <text:p text:style-name="P91"><text:tab/><text:tab/><text:tab/>if (GetTotalArguments($&lt;expr&gt;2.fcnt)!=$&lt;expr&gt;4.num) {<text:span text:style-name="T7"/></text:p>
        <text:p text:style-name="P91"><text:tab/><text:tab/><text:tab/> <text:s text:c="3"/>if (!argerr)<text:span text:style-name="T7"/></text:p>
        <text:p text:style-name="P91"><text:tab/><text:tab/><text:tab/><text:tab/>crerror("Invalid Number of Arguments in Function call",linenum,"");<text:span text:style-name="T7"/></text:p>
        <text:p text:style-name="P91"><text:tab/><text:tab/><text:tab/> <text:s text:c="3"/>else argerr=0;<text:span text:style-name="T7"/></text:p>
        <text:p text:style-name="P91"><text:tab/><text:tab/><text:tab/>}<text:span text:style-name="T7"/></text:p>
        <text:p text:style-name="P91"><text:tab/><text:tab/><text:tab/>else {<text:span text:style-name="T7"/></text:p>
        <text:p text:style-name="P91"><text:tab/><text:tab/><text:tab/><text:tab/>$$.type=GetReturnType($&lt;expr&gt;2.fcnt);<text:span text:style-name="T7"/></text:p>
        <text:p text:style-name="P91"><text:tab/><text:tab/><text:tab/><text:tab/>if ($$.type!=VoidRet) {<text:span text:style-name="T7"/></text:p>
        <text:p text:style-name="P91"><text:tab/><text:tab/><text:tab/><text:tab/><text:tab/>tmp=NewTemporary($$.type);<text:span text:style-name="T7"/></text:p>
        <text:p text:style-name="P91"><text:tab/><text:tab/><text:tab/><text:tab/><text:tab/>Insert(tmp);<text:span text:style-name="T7"/></text:p>
        <text:p text:style-name="P91"><text:tab/><text:tab/><text:tab/><text:tab/><text:tab/>genquad("par",(tmpname=GetName(tmp)),"RET","-");<text:span text:style-name="T7"/></text:p>
        <text:p text:style-name="P91"><text:tab/><text:tab/><text:tab/><text:tab/><text:tab/>strcpy($$.place,tmpname);<text:span text:style-name="T7"/></text:p>
        <text:p text:style-name="P91"><text:tab/><text:tab/><text:tab/><text:tab/>}<text:span text:style-name="T7"/></text:p>
        <text:p text:style-name="P91"><text:tab/><text:tab/><text:tab/><text:tab/>else strcpy($$.place,"");<text:span text:style-name="T7"/></text:p>
        <text:p text:style-name="P91"><text:tab/><text:tab/><text:tab/><text:tab/>genquad("call","-","-",$1);<text:span text:style-name="T7"/></text:p>
        <text:p text:style-name="P91"><text:tab/><text:tab/><text:tab/>}<text:span text:style-name="T7"/></text:p>
        <text:p text:style-name="P91"><text:tab/><text:tab/>}<text:span text:style-name="T7"/></text:p>
        <text:p text:style-name="P91">;<text:span text:style-name="T7"/></text:p>
        <text:p text:style-name="P91"/>
        <text:p text:style-name="P91">argument_list: <text:s text:c="3"/>/*empty*/<text:span text:style-name="T7"/></text:p>
        <text:p text:style-name="P91"><text:tab/><text:tab/>{<text:span text:style-name="T7"/></text:p>
        <text:p text:style-name="P91"><text:tab/><text:tab/><text:tab/>$$.num=0;<text:span text:style-name="T7"/></text:p>
        <text:p text:style-name="P91"><text:tab/><text:tab/><text:tab/>fargs[fcallnesting]=0;<text:span text:style-name="T7"/></text:p>
        <text:p text:style-name="P91"><text:tab/><text:tab/>}<text:span text:style-name="T7"/></text:p>
        <text:p text:style-name="P91"><text:soft-page-break/><text:tab/><text:tab/>| {<text:span text:style-name="T7"/></text:p>
        <text:p text:style-name="P91"><text:tab/><text:tab/><text:tab/>args=1;<text:span text:style-name="T7"/></text:p>
        <text:p text:style-name="P91"><text:tab/><text:tab/><text:tab/>fargs[fcallnesting]=1;<text:span text:style-name="T7"/></text:p>
        <text:p text:style-name="P91"><text:tab/><text:tab/>} <text:span text:style-name="T7"/></text:p>
        <text:p text:style-name="P91"><text:tab/><text:tab/>arguments {<text:span text:style-name="T7"/></text:p>
        <text:p text:style-name="P91"><text:tab/><text:tab/><text:tab/>$&lt;expr&gt;$.num=$&lt;expr&gt;2.num;<text:span text:style-name="T7"/></text:p>
        <text:p text:style-name="P91"><text:tab/><text:tab/>};<text:span text:style-name="T7"/></text:p>
        <text:p text:style-name="P91"/>
        <text:p text:style-name="P91"/>
        <text:p text:style-name="P91">arguments: <text:s text:c="3"/><text:span text:style-name="T7"/></text:p>
        <text:p text:style-name="P91"><text:tab/><text:tab/>expression {<text:span text:style-name="T7"/></text:p>
        <text:p text:style-name="P91"><text:tab/><text:tab/><text:tab/>func=fcnts[fcallnesting];<text:span text:style-name="T7"/></text:p>
        <text:p text:style-name="P91"><text:tab/><text:tab/><text:tab/>args=fargs[fcallnesting];<text:span text:style-name="T7"/></text:p>
        <text:p text:style-name="P91"><text:tab/><text:tab/><text:tab/>if (GetTotalArguments(func)&lt;args) {<text:span text:style-name="T7"/></text:p>
        <text:p text:style-name="P91"><text:tab/><text:tab/><text:tab/> <text:s text:c="3"/>msg=strdup(GetName(func));<text:span text:style-name="T7"/></text:p>
        <text:p text:style-name="P91"><text:tab/><text:tab/><text:tab/> <text:s text:c="3"/>crerror("Too many arguments in function call:",linenum,msg);<text:span text:style-name="T7"/></text:p>
        <text:p text:style-name="P91"><text:tab/><text:tab/><text:tab/> <text:s text:c="3"/>free(msg);<text:span text:style-name="T7"/></text:p>
        <text:p text:style-name="P91"><text:tab/><text:tab/><text:tab/> <text:s text:c="3"/>argerr=1;<text:span text:style-name="T7"/></text:p>
        <text:p text:style-name="P91"><text:tab/><text:tab/><text:tab/>}<text:span text:style-name="T7"/></text:p>
        <text:p text:style-name="P91"><text:tab/><text:tab/><text:tab/>else if ($1.type!=GetType(GetArgument(func,args)))<text:span text:style-name="T7"/></text:p>
        <text:p text:style-name="P91"><text:tab/><text:tab/><text:tab/><text:tab/>crerror("Invalid Parameter Type",linenum,"");<text:span text:style-name="T7"/></text:p>
        <text:p text:style-name="P91"><text:tab/><text:tab/><text:tab/>else {<text:span text:style-name="T7"/></text:p>
        <text:p text:style-name="P91"><text:tab/><text:tab/><text:tab/><text:tab/>char <text:s/>valref[3];<text:span text:style-name="T7"/></text:p>
        <text:p text:style-name="P91"><text:tab/><text:tab/><text:tab/><text:tab/>if (GetMode(GetArgument(func,args)) == ByValue) strcpy(valref,"V");<text:span text:style-name="T7"/></text:p>
        <text:p text:style-name="P91"><text:tab/><text:tab/><text:tab/><text:tab/>else strcpy(valref,"R");<text:span text:style-name="T7"/></text:p>
        <text:p text:style-name="P91"><text:tab/><text:tab/><text:tab/><text:tab/>if ($1.type==BooleanType&amp;&amp;!strcmp(valref,"V")) {<text:span text:style-name="T7"/></text:p>
        <text:p text:style-name="P91"><text:tab/><text:tab/><text:tab/><text:tab/><text:tab/>char tn[10];<text:span text:style-name="T7"/></text:p>
        <text:p text:style-name="P91"><text:tab/><text:tab/><text:tab/><text:tab/><text:tab/>backpatch($1.true,nextquad);<text:span text:style-name="T7"/></text:p>
        <text:p text:style-name="P91"><text:tab/><text:tab/><text:tab/><text:tab/><text:tab/>genquad("par","true",valref,"-");<text:span text:style-name="T7"/></text:p>
        <text:p text:style-name="P91"><text:tab/><text:tab/><text:tab/><text:tab/><text:tab/>sprintf(tn,"%d",nextquad+2);<text:span text:style-name="T7"/></text:p>
        <text:p text:style-name="P91"><text:soft-page-break/><text:tab/><text:tab/><text:tab/><text:tab/><text:tab/>genquad("jump","-","-",tn);<text:span text:style-name="T7"/></text:p>
        <text:p text:style-name="P91"><text:tab/><text:tab/><text:tab/><text:tab/><text:tab/>backpatch($1.false,nextquad);<text:span text:style-name="T7"/></text:p>
        <text:p text:style-name="P91"><text:tab/><text:tab/><text:tab/><text:tab/><text:tab/>genquad("par","false",valref,"-");<text:span text:style-name="T7"/></text:p>
        <text:p text:style-name="P91"><text:tab/><text:tab/><text:tab/><text:tab/>}<text:span text:style-name="T7"/></text:p>
        <text:p text:style-name="P91"><text:tab/><text:tab/><text:tab/><text:tab/>else {<text:span text:style-name="T7"/></text:p>
        <text:p text:style-name="P91"><text:tab/><text:tab/><text:tab/><text:tab/><text:tab/>if ($1.type==BooleanType) {<text:span text:style-name="T7"/></text:p>
        <text:p text:style-name="P91"><text:tab/><text:tab/><text:tab/><text:tab/><text:tab/> <text:s text:c="3"/>backpatch($1.true,nextquad);<text:span text:style-name="T7"/></text:p>
        <text:p text:style-name="P91"><text:tab/><text:tab/><text:tab/><text:tab/><text:tab/> <text:s text:c="3"/>backpatch($1.false,nextquad);<text:span text:style-name="T7"/></text:p>
        <text:p text:style-name="P91"><text:tab/><text:tab/><text:tab/><text:tab/><text:tab/>}<text:span text:style-name="T7"/></text:p>
        <text:p text:style-name="P91"><text:tab/><text:tab/><text:tab/><text:tab/><text:tab/>genquad("par",$1.place,valref,"-");<text:span text:style-name="T7"/></text:p>
        <text:p text:style-name="P91"><text:tab/><text:tab/><text:tab/><text:tab/>}<text:span text:style-name="T7"/></text:p>
        <text:p text:style-name="P91"><text:tab/><text:tab/><text:tab/>} <text:span text:style-name="T7"/></text:p>
        <text:p text:style-name="P91"><text:tab/><text:tab/><text:tab/>$$.num=args;<text:span text:style-name="T7"/></text:p>
        <text:p text:style-name="P91"><text:tab/><text:tab/>}<text:span text:style-name="T7"/></text:p>
        <text:p text:style-name="P91"><text:tab/><text:tab/>| <text:s/>expression <text:span text:style-name="T7"/></text:p>
        <text:p text:style-name="P91"><text:tab/><text:tab/> <text:s text:c="3"/>{<text:span text:style-name="T7"/></text:p>
        <text:p text:style-name="P91"><text:tab/><text:tab/><text:tab/>func=fcnts[fcallnesting];<text:span text:style-name="T7"/></text:p>
        <text:p text:style-name="P91"><text:tab/><text:tab/><text:tab/>args=fargs[fcallnesting];<text:span text:style-name="T7"/></text:p>
        <text:p text:style-name="P91"><text:tab/><text:tab/><text:tab/>if (GetTotalArguments(func)&lt;args) {<text:span text:style-name="T7"/></text:p>
        <text:p text:style-name="P91"><text:tab/><text:tab/><text:tab/> <text:s text:c="3"/>msg=strdup(GetName(func));<text:span text:style-name="T7"/></text:p>
        <text:p text:style-name="P91"><text:tab/><text:tab/><text:tab/> <text:s text:c="3"/>crerror("Too many Arguments in function call:",linenum,msg);<text:span text:style-name="T7"/></text:p>
        <text:p text:style-name="P91"><text:tab/><text:tab/><text:tab/> <text:s text:c="3"/>free(msg);<text:span text:style-name="T7"/></text:p>
        <text:p text:style-name="P91"><text:tab/><text:tab/><text:tab/> <text:s text:c="3"/>argerr=1;<text:span text:style-name="T7"/></text:p>
        <text:p text:style-name="P91"><text:tab/><text:tab/><text:tab/>}<text:span text:style-name="T7"/></text:p>
        <text:p text:style-name="P91"><text:tab/><text:tab/><text:tab/>else if ($1.type!=GetType(GetArgument(func,args)))<text:span text:style-name="T7"/></text:p>
        <text:p text:style-name="P91"><text:tab/><text:tab/><text:tab/><text:tab/>crerror("Invalid Parameter Type",linenum,"");<text:span text:style-name="T7"/></text:p>
        <text:p text:style-name="P91"><text:tab/><text:tab/><text:tab/>else {<text:span text:style-name="T7"/></text:p>
        <text:p text:style-name="P91"><text:tab/><text:tab/><text:tab/><text:tab/>char <text:s/>valref[3];<text:span text:style-name="T7"/></text:p>
        <text:p text:style-name="P91"><text:tab/><text:tab/><text:tab/><text:tab/>if (GetMode(GetArgument(func,args)) == ByValue) strcpy(valref,"V");<text:span text:style-name="T7"/></text:p>
        <text:p text:style-name="P91"><text:tab/><text:tab/><text:tab/><text:tab/>else strcpy(valref,"R");<text:span text:style-name="T7"/></text:p>
        <text:p text:style-name="P91"><text:soft-page-break/><text:tab/><text:tab/><text:tab/><text:tab/>if ($1.type==BooleanType&amp;&amp;!strcmp(valref,"V")) {<text:span text:style-name="T7"/></text:p>
        <text:p text:style-name="P91"><text:tab/><text:tab/><text:tab/><text:tab/><text:tab/>char tn[10];<text:span text:style-name="T7"/></text:p>
        <text:p text:style-name="P91"><text:tab/><text:tab/><text:tab/><text:tab/><text:tab/>backpatch($1.true,nextquad);<text:span text:style-name="T7"/></text:p>
        <text:p text:style-name="P91"><text:tab/><text:tab/><text:tab/><text:tab/><text:tab/>genquad("par","true",valref,"-");<text:span text:style-name="T7"/></text:p>
        <text:p text:style-name="P91"><text:tab/><text:tab/><text:tab/><text:tab/><text:tab/>sprintf(tn,"%d",nextquad+2);<text:span text:style-name="T7"/></text:p>
        <text:p text:style-name="P91"><text:tab/><text:tab/><text:tab/><text:tab/><text:tab/>genquad("jump","-","-",tn);<text:span text:style-name="T7"/></text:p>
        <text:p text:style-name="P91"><text:tab/><text:tab/><text:tab/><text:tab/><text:tab/>backpatch($1.false,nextquad);<text:span text:style-name="T7"/></text:p>
        <text:p text:style-name="P91"><text:tab/><text:tab/><text:tab/><text:tab/><text:tab/>genquad("par","false",valref,"-");<text:span text:style-name="T7"/></text:p>
        <text:p text:style-name="P91"><text:tab/><text:tab/><text:tab/><text:tab/>}<text:span text:style-name="T7"/></text:p>
        <text:p text:style-name="P91"><text:tab/><text:tab/><text:tab/><text:tab/>else {<text:span text:style-name="T7"/></text:p>
        <text:p text:style-name="P91"><text:tab/><text:tab/><text:tab/><text:tab/><text:tab/>genquad("par",$1.place,valref,"-");<text:span text:style-name="T7"/></text:p>
        <text:p text:style-name="P91"><text:tab/><text:tab/><text:tab/><text:tab/>}<text:span text:style-name="T7"/></text:p>
        <text:p text:style-name="P91"><text:tab/><text:tab/><text:tab/>}<text:span text:style-name="T7"/></text:p>
        <text:p text:style-name="P91"><text:tab/><text:tab/>}<text:span text:style-name="T7"/></text:p>
        <text:p text:style-name="P91"><text:tab/><text:tab/>TK_COMMA {<text:span text:style-name="T7"/></text:p>
        <text:p text:style-name="P91"><text:tab/><text:tab/><text:tab/>++args;<text:span text:style-name="T7"/></text:p>
        <text:p text:style-name="P91"><text:tab/><text:tab/><text:tab/>fargs[fcallnesting]++;<text:span text:style-name="T7"/></text:p>
        <text:p text:style-name="P91"><text:tab/><text:tab/>} <text:span text:style-name="T7"/></text:p>
        <text:p text:style-name="P91"><text:tab/><text:tab/>arguments<text:span text:style-name="T7"/></text:p>
        <text:p text:style-name="P91"><text:tab/><text:tab/>{<text:span text:style-name="T7"/></text:p>
        <text:p text:style-name="P91"><text:tab/><text:tab/><text:tab/>$$.num=args;<text:span text:style-name="T7"/></text:p>
        <text:p text:style-name="P91"><text:tab/><text:tab/>};<text:span text:style-name="T7"/></text:p>
        <text:p text:style-name="P91"/>
        <text:p text:style-name="P91">%%<text:span text:style-name="T7"/></text:p>
        <text:p text:style-name="P91"/>
        <text:p text:style-name="P91"/>
        <text:p text:style-name="P91">void predefined_functions()<text:span text:style-name="T7"/></text:p>
        <text:p text:style-name="P91">{<text:span text:style-name="T7"/></text:p>
        <text:p text:style-name="P91"><text:tab/>Insert((func=NewFunction("printi",VoidRet)));<text:span text:style-name="T7"/></text:p>
        <text:p text:style-name="P91"><text:tab/>OpenScope("printi");<text:span text:style-name="T7"/></text:p>
        <text:p text:style-name="P91"><text:tab/>Insert((NewParameter("i",IntegerType,ByValue,func)));<text:span text:style-name="T7"/></text:p>
        <text:p text:style-name="P91"><text:tab/>CloseScope();<text:span text:style-name="T7"/></text:p>
        <text:p text:style-name="P91"><text:soft-page-break/></text:p>
        <text:p text:style-name="P91"><text:tab/>Insert((func=NewFunction("printb",VoidRet)));<text:span text:style-name="T7"/></text:p>
        <text:p text:style-name="P91"><text:tab/>OpenScope("printb");<text:span text:style-name="T7"/></text:p>
        <text:p text:style-name="P91"><text:tab/>Insert(NewParameter("b",BooleanType,ByValue,func));<text:span text:style-name="T7"/></text:p>
        <text:p text:style-name="P91"><text:tab/>CloseScope();<text:span text:style-name="T7"/></text:p>
        <text:p text:style-name="P91"/>
        <text:p text:style-name="P91"><text:tab/>Insert((func=NewFunction("printc",VoidRet)));<text:span text:style-name="T7"/></text:p>
        <text:p text:style-name="P91"><text:tab/>OpenScope("printc");<text:span text:style-name="T7"/></text:p>
        <text:p text:style-name="P91"><text:tab/>Insert(NewParameter("c",CharType,ByValue,func));<text:span text:style-name="T7"/></text:p>
        <text:p text:style-name="P91"><text:tab/>CloseScope();<text:span text:style-name="T7"/></text:p>
        <text:p text:style-name="P91"/>
        <text:p text:style-name="P91"><text:tab/>Insert((func=NewFunction("prints",VoidRet)));<text:span text:style-name="T7"/></text:p>
        <text:p text:style-name="P91"><text:tab/>OpenScope("prints");<text:span text:style-name="T7"/></text:p>
        <text:p text:style-name="P91"><text:tab/>Insert(NewParameter("s",StringType,ByValue,func));<text:span text:style-name="T7"/></text:p>
        <text:p text:style-name="P91"><text:tab/>CloseScope();<text:span text:style-name="T7"/></text:p>
        <text:p text:style-name="P91"><text:tab/>Insert(NewFunction("readi",IntegerRet));<text:span text:style-name="T7"/></text:p>
        <text:p text:style-name="P91"><text:tab/>Insert(NewFunction("readb",BooleanRet));<text:span text:style-name="T7"/></text:p>
        <text:p text:style-name="P91"><text:tab/>Insert(NewFunction("readc",CharRet));<text:span text:style-name="T7"/></text:p>
        <text:p text:style-name="P91"><text:tab/>Insert(NewFunction("reads",StringRet));<text:span text:style-name="T7"/></text:p>
        <text:p text:style-name="P91">}<text:span text:style-name="T7"/></text:p>
        <text:p text:style-name="P91"/>
        <text:p text:style-name="P91">/*Return a valid masm function name, from a russel function name*/<text:span text:style-name="T7"/></text:p>
        <text:p text:style-name="P91">char *asmfuncname(char *funcname, char *res)<text:span text:style-name="T7"/></text:p>
        <text:p text:style-name="P91">{<text:span text:style-name="T7"/></text:p>
        <text:p text:style-name="P91"><text:tab/>int i;<text:span text:style-name="T7"/></text:p>
        <text:p text:style-name="P91"><text:tab/>symbolTableEntry *lookupres;<text:span text:style-name="T7"/></text:p>
        <text:p text:style-name="P91"/>
        <text:p text:style-name="P91"><text:tab/>lookupres=Lookup(funcname,SEARCH_ALL_SCOPES);<text:span text:style-name="T7"/></text:p>
        <text:p text:style-name="P91"><text:tab/>i=GetEntryNestingLevel(lookupres);<text:span text:style-name="T7"/></text:p>
        <text:p text:style-name="P91">/*fprintf(stderr,"DEBUG: asmfuncname: %s nesting level is %d\n",funcname,i);*/<text:span text:style-name="T7"/></text:p>
        <text:p text:style-name="P91"><text:tab/>if (i==1) {<text:span text:style-name="T7"/></text:p>
        <text:p text:style-name="P91"><text:soft-page-break/><text:s text:c="4"/><text:tab/><text:tab/>for(i=0; i&lt;EXTFUNCS; i++)<text:span text:style-name="T7"/></text:p>
        <text:p text:style-name="P91"><text:s text:c="6"/><text:tab/><text:tab/><text:tab/>if (strcmp(funcname,extfuncn[i])==0) {<text:span text:style-name="T7"/></text:p>
        <text:p text:style-name="P91"><text:s text:c="8"/><text:tab/><text:tab/><text:tab/><text:tab/>extfuncf[i]=TRUE;<text:span text:style-name="T7"/></text:p>
        <text:p text:style-name="P91"><text:s text:c="8"/><text:tab/><text:tab/><text:tab/><text:tab/>sprintf(res,"_%s",funcname);<text:span text:style-name="T7"/></text:p>
        <text:p text:style-name="P91"><text:s text:c="8"/><text:tab/><text:tab/><text:tab/><text:tab/>return res;<text:span text:style-name="T7"/></text:p>
        <text:p text:style-name="P91"><text:s text:c="6"/><text:tab/><text:tab/><text:tab/>}<text:tab/><text:tab/><text:tab/><text:span text:style-name="T7"/></text:p>
        <text:p text:style-name="P91">/*fprintf(stderr,"asmfuncname: Not a standard routine\n");*/<text:span text:style-name="T7"/></text:p>
        <text:p text:style-name="P91"><text:s text:c="2"/><text:tab/>}<text:span text:style-name="T7"/></text:p>
        <text:p text:style-name="P91"><text:tab/>sprintf(res,"_%s_%d",funcname,GetFunctionNumber((functionEntry *)lookupres));<text:span text:style-name="T7"/></text:p>
        <text:p text:style-name="P91"><text:s text:c="2"/><text:tab/>return(res);<text:span text:style-name="T7"/></text:p>
        <text:p text:style-name="P91">}<text:span text:style-name="T7"/></text:p>
        <text:p text:style-name="P91"/>
        <text:p text:style-name="P91">int isBool(const char *a, int *intval)<text:span text:style-name="T7"/></text:p>
        <text:p text:style-name="P91">{<text:span text:style-name="T7"/></text:p>
        <text:p text:style-name="P91"><text:tab/>if (strcmp(a,"true")==0) {<text:span text:style-name="T7"/></text:p>
        <text:p text:style-name="P91"><text:s text:c="4"/><text:tab/><text:tab/>*intval=TRUE;<text:span text:style-name="T7"/></text:p>
        <text:p text:style-name="P91"><text:s text:c="4"/><text:tab/><text:tab/>return TRUE;<text:span text:style-name="T7"/></text:p>
        <text:p text:style-name="P91"><text:s text:c="2"/><text:tab/>}<text:span text:style-name="T7"/></text:p>
        <text:p text:style-name="P91"><text:s text:c="2"/><text:tab/>if (strcmp(a,"false")==0) {<text:span text:style-name="T7"/></text:p>
        <text:p text:style-name="P91"><text:s text:c="4"/><text:tab/><text:tab/>*intval=FALSE;<text:span text:style-name="T7"/></text:p>
        <text:p text:style-name="P91"><text:s text:c="4"/><text:tab/><text:tab/>return TRUE;<text:span text:style-name="T7"/></text:p>
        <text:p text:style-name="P91"><text:s text:c="2"/><text:tab/>}<text:span text:style-name="T7"/></text:p>
        <text:p text:style-name="P91"><text:s text:c="2"/><text:tab/>return 0;<text:span text:style-name="T7"/></text:p>
        <text:p text:style-name="P91">}<text:span text:style-name="T7"/></text:p>
        <text:p text:style-name="P91"/>
        <text:p text:style-name="P91">isIntC(char *c)<text:span text:style-name="T7"/></text:p>
        <text:p text:style-name="P91">{<text:span text:style-name="T7"/></text:p>
        <text:p text:style-name="P91"><text:s text:c="2"/><text:tab/>return (isdigit(*c) || *c=='-');<text:span text:style-name="T7"/></text:p>
        <text:p text:style-name="P91">}<text:span text:style-name="T7"/></text:p>
        <text:p text:style-name="P91"/>
        <text:p text:style-name="P91">isCharC(char *c)<text:span text:style-name="T7"/></text:p>
        <text:p text:style-name="P91"><text:soft-page-break/>{<text:span text:style-name="T7"/></text:p>
        <text:p text:style-name="P91"><text:s text:c="2"/><text:tab/>return (*c=='\'');<text:span text:style-name="T7"/></text:p>
        <text:p text:style-name="P91">}<text:span text:style-name="T7"/></text:p>
        <text:p text:style-name="P91"/>
        <text:p text:style-name="P91">isStrC(char *c)<text:span text:style-name="T7"/></text:p>
        <text:p text:style-name="P91">{<text:span text:style-name="T7"/></text:p>
        <text:p text:style-name="P91"><text:s text:c="2"/><text:tab/>return (*c=='\"');<text:span text:style-name="T7"/></text:p>
        <text:p text:style-name="P91">}<text:span text:style-name="T7"/></text:p>
        <text:p text:style-name="P91"/>
        <text:p text:style-name="P91">isIstr(char *c) /*Is indexed string?*/<text:span text:style-name="T7"/></text:p>
        <text:p text:style-name="P91">{<text:span text:style-name="T7"/></text:p>
        <text:p text:style-name="P91"><text:s text:c="2"/><text:tab/>return (strchr(c,'[')?1:0);<text:span text:style-name="T7"/></text:p>
        <text:p text:style-name="P91">}<text:span text:style-name="T7"/></text:p>
        <text:p text:style-name="P91"/>
        <text:p text:style-name="P91">char * strname(char *c)<text:span text:style-name="T7"/></text:p>
        <text:p text:style-name="P91">{<text:span text:style-name="T7"/></text:p>
        <text:p text:style-name="P91"><text:s/><text:tab/>int i=0;<text:span text:style-name="T7"/></text:p>
        <text:p text:style-name="P91"><text:s/><text:tab/>char *s;<text:span text:style-name="T7"/></text:p>
        <text:p text:style-name="P91"><text:tab/>s=malloc(strlen(c));<text:span text:style-name="T7"/></text:p>
        <text:p text:style-name="P91"><text:s/><text:tab/>while(*c!='[') s[i++]=*(c++);<text:span text:style-name="T7"/></text:p>
        <text:p text:style-name="P91"><text:s/><text:tab/>s[i]=(char)0;<text:span text:style-name="T7"/></text:p>
        <text:p text:style-name="P91"><text:s/><text:tab/>return strdup(s);<text:span text:style-name="T7"/></text:p>
        <text:p text:style-name="P91">}<text:span text:style-name="T7"/></text:p>
        <text:p text:style-name="P91"/>
        <text:p text:style-name="P91">char *strpos(char *c)<text:span text:style-name="T7"/></text:p>
        <text:p text:style-name="P91">{<text:span text:style-name="T7"/></text:p>
        <text:p text:style-name="P91"><text:s/><text:tab/>int i=0;<text:span text:style-name="T7"/></text:p>
        <text:p text:style-name="P91"><text:s/><text:tab/>char *s;<text:span text:style-name="T7"/></text:p>
        <text:p text:style-name="P91"><text:s/><text:tab/>s=malloc(strlen(c));<text:span text:style-name="T7"/></text:p>
        <text:p text:style-name="P91"><text:s/><text:tab/>while (*c!='[') c++;c++;<text:span text:style-name="T7"/></text:p>
        <text:p text:style-name="P91"><text:s/><text:tab/>while (*c!=']') s[i++]=*(c++);<text:span text:style-name="T7"/></text:p>
        <text:p text:style-name="P91"><text:s/><text:tab/>s[i]=(char)0;<text:span text:style-name="T7"/></text:p>
        <text:p text:style-name="P91"><text:soft-page-break/><text:s/><text:tab/>return strdup(s);<text:span text:style-name="T7"/></text:p>
        <text:p text:style-name="P91">}<text:span text:style-name="T7"/></text:p>
        <text:p text:style-name="P91"/>
        <text:p text:style-name="P91">char *str2asc(char *c)<text:span text:style-name="T7"/></text:p>
        <text:p text:style-name="P91">{ <text:span text:style-name="T7"/></text:p>
        <text:p text:style-name="P91"><text:tab/>char s[20];<text:span text:style-name="T7"/></text:p>
        <text:p text:style-name="P91"><text:s text:c="2"/><text:tab/>int i;<text:span text:style-name="T7"/></text:p>
        <text:p text:style-name="P91"><text:tab/>bzero(s,sizeof(s));<text:span text:style-name="T7"/></text:p>
        <text:p text:style-name="P91"><text:s text:c="2"/><text:tab/>for (i=0;*c;i++) {<text:span text:style-name="T7"/></text:p>
        <text:p text:style-name="P91"><text:s text:c="4"/><text:tab/><text:tab/>if (*c=='\\') {<text:span text:style-name="T7"/></text:p>
        <text:p text:style-name="P91"><text:s text:c="7"/><text:tab/><text:tab/><text:tab/>switch(*(++c)) {<text:span text:style-name="T7"/></text:p>
        <text:p text:style-name="P91"><text:s text:c="9"/><text:tab/><text:tab/><text:tab/>case '0' :<text:span text:style-name="T7"/></text:p>
        <text:p text:style-name="P91"><text:tab/> <text:s text:c="9"/><text:tab/><text:tab/><text:tab/>s[i]='\0';break;<text:span text:style-name="T7"/></text:p>
        <text:p text:style-name="P91"><text:tab/> <text:tab/><text:tab/>case 'n' :<text:span text:style-name="T7"/></text:p>
        <text:p text:style-name="P91"><text:tab/> <text:s text:c="9"/><text:tab/><text:tab/><text:tab/>s[i]='\n';break;<text:span text:style-name="T7"/></text:p>
        <text:p text:style-name="P91"><text:tab/> <text:tab/><text:tab/>case 't' :<text:span text:style-name="T7"/></text:p>
        <text:p text:style-name="P91"><text:tab/> <text:s text:c="5"/><text:tab/><text:tab/><text:tab/>s[i]='\t';break;<text:span text:style-name="T7"/></text:p>
        <text:p text:style-name="P91"><text:tab/> <text:tab/><text:tab/>case '\'':<text:span text:style-name="T7"/></text:p>
        <text:p text:style-name="P91"><text:tab/> <text:s text:c="9"/><text:tab/><text:tab/><text:tab/>s[i]='\'';break;<text:span text:style-name="T7"/></text:p>
        <text:p text:style-name="P91"><text:tab/> <text:tab/><text:tab/>case '\"':<text:span text:style-name="T7"/></text:p>
        <text:p text:style-name="P91"><text:tab/> <text:s text:c="9"/><text:tab/><text:tab/><text:tab/>s[i]='\"';break;<text:span text:style-name="T7"/></text:p>
        <text:p text:style-name="P91"><text:tab/> <text:tab/><text:tab/>case '\\':<text:span text:style-name="T7"/></text:p>
        <text:p text:style-name="P91"><text:tab/> <text:s/><text:tab/><text:tab/><text:tab/>s[i]='\\';break;<text:span text:style-name="T7"/></text:p>
        <text:p text:style-name="P91"><text:tab/> <text:tab/><text:tab/>default:<text:span text:style-name="T7"/></text:p>
        <text:p text:style-name="P91"><text:tab/> <text:tab/> <text:s/><text:tab/><text:tab/>s[i]=*c;break;<text:span text:style-name="T7"/></text:p>
        <text:p text:style-name="P91"><text:s text:c="7"/><text:tab/><text:tab/><text:tab/>}<text:span text:style-name="T7"/></text:p>
        <text:p text:style-name="P91"><text:s text:c="7"/><text:tab/><text:tab/><text:tab/>c++;<text:span text:style-name="T7"/></text:p>
        <text:p text:style-name="P91"><text:s text:c="4"/><text:tab/><text:tab/>} <text:tab/>/*if c='\'*/<text:span text:style-name="T7"/></text:p>
        <text:p text:style-name="P91"><text:s text:c="4"/><text:tab/><text:tab/>else <text:span text:style-name="T7"/></text:p>
        <text:p text:style-name="P91"><text:s text:c="6"/><text:tab/><text:tab/><text:tab/>s[i]=(*c++);<text:span text:style-name="T7"/></text:p>
        <text:p text:style-name="P91"><text:s text:c="2"/><text:tab/>} /*for*/<text:span text:style-name="T7"/></text:p>
        <text:p text:style-name="P91"><text:s text:c="2"/><text:tab/>s[i-1]=(char)0; <text:s/>/*Get rid of " " quotes*/<text:span text:style-name="T7"/></text:p>
        <text:p text:style-name="P91"><text:soft-page-break/><text:tab/>bzero(st2as,sizeof(st2as));<text:span text:style-name="T7"/></text:p>
        <text:p text:style-name="P91"><text:s text:c="2"/><text:tab/>memcpy(st2as,&amp;s[1],sizeof(s)-1);<text:span text:style-name="T7"/></text:p>
        <text:p text:style-name="P91"><text:tab/>return <text:s/>st2as;<text:span text:style-name="T7"/></text:p>
        <text:p text:style-name="P91">}<text:span text:style-name="T7"/></text:p>
        <text:p text:style-name="P91"/>
        <text:p text:style-name="P91">char *cc2asc(char *c) /*CharConstant2ASCii*/<text:span text:style-name="T7"/></text:p>
        <text:p text:style-name="P91">{<text:span text:style-name="T7"/></text:p>
        <text:p text:style-name="P91"><text:tab/>char s[10];<text:span text:style-name="T7"/></text:p>
        <text:p text:style-name="P91"><text:s text:c="2"/><text:tab/>if (c[1]=='\\') <text:s/>{<text:span text:style-name="T7"/></text:p>
        <text:p text:style-name="P91"><text:tab/><text:tab/>switch (c[2]) {<text:span text:style-name="T7"/></text:p>
        <text:p text:style-name="P91"><text:tab/><text:tab/>case '0' : strcpy(s,"00h");break;<text:span text:style-name="T7"/></text:p>
        <text:p text:style-name="P91"><text:tab/><text:tab/>case 'n' : strcpy(s,"0Ah");break;<text:span text:style-name="T7"/></text:p>
        <text:p text:style-name="P91"><text:tab/><text:tab/>case 't' : strcpy(s,"09h");break;<text:span text:style-name="T7"/></text:p>
        <text:p text:style-name="P91"><text:tab/><text:tab/>case '\'' : strcpy(s,"27h");break;<text:span text:style-name="T7"/></text:p>
        <text:p text:style-name="P91"><text:tab/><text:tab/>case '\"' : strcpy(s,"22h");break;<text:span text:style-name="T7"/></text:p>
        <text:p text:style-name="P91"><text:tab/><text:tab/>case '\\' : strcpy(s,"5Ch");break;<text:span text:style-name="T7"/></text:p>
        <text:p text:style-name="P91"><text:tab/><text:tab/>}<text:span text:style-name="T7"/></text:p>
        <text:p text:style-name="P91"><text:tab/> <text:s/>}<text:span text:style-name="T7"/></text:p>
        <text:p text:style-name="P91"><text:tab/> <text:s/>else<text:span text:style-name="T7"/></text:p>
        <text:p text:style-name="P91"><text:tab/><text:tab/>sprintf(s,"%Xh",(int)c[1]);<text:span text:style-name="T7"/></text:p>
        <text:p text:style-name="P91"><text:tab/> <text:s/>return strdup(s);<text:span text:style-name="T7"/></text:p>
        <text:p text:style-name="P91">}<text:span text:style-name="T7"/></text:p>
        <text:p text:style-name="P91"/>
        <text:p text:style-name="P91">char *newstring(char *str)<text:span text:style-name="T7"/></text:p>
        <text:p text:style-name="P91">{<text:span text:style-name="T7"/></text:p>
        <text:p text:style-name="P91"><text:tab/>char s[17];<text:span text:style-name="T7"/></text:p>
        <text:p text:style-name="P91"><text:tab/>char *ss;<text:span text:style-name="T7"/></text:p>
        <text:p text:style-name="P91"><text:tab/>int i;<text:span text:style-name="T7"/></text:p>
        <text:p text:style-name="P91"><text:tab/>for(i=0;i&lt;stringnum;i++)<text:span text:style-name="T7"/></text:p>
        <text:p text:style-name="P91"><text:s text:c="4"/><text:tab/><text:tab/>if(!strcmp(str,strings[i])) {<text:span text:style-name="T7"/></text:p>
        <text:p text:style-name="P91"><text:s text:c="6"/><text:tab/><text:tab/><text:tab/>sprintf(s,"@STRING_%d",i);<text:span text:style-name="T7"/></text:p>
        <text:p text:style-name="P91"><text:s text:c="6"/><text:tab/><text:tab/><text:tab/>return strdup(s);<text:span text:style-name="T7"/></text:p>
        <text:p text:style-name="P91"><text:soft-page-break/><text:s text:c="4"/><text:tab/><text:tab/>}<text:span text:style-name="T7"/></text:p>
        <text:p text:style-name="P91"><text:s text:c="2"/><text:tab/>if(stringnum&lt;MAXSTRINGS) {<text:span text:style-name="T7"/></text:p>
        <text:p text:style-name="P91"><text:tab/><text:tab/>ss=str2asc(str);<text:span text:style-name="T7"/></text:p>
        <text:p text:style-name="P91"><text:tab/><text:tab/>strings[stringnum]=(char *) malloc(sizeof(str2asc(str)));<text:span text:style-name="T7"/></text:p>
        <text:p text:style-name="P91"><text:s text:c="2"/><text:tab/><text:tab/>memcpy(strings[stringnum],ss,sizeof(str2asc(str)));<text:span text:style-name="T7"/></text:p>
        <text:p text:style-name="P91"><text:tab/><text:tab/>sprintf(s,"@STRING_%d",stringnum);<text:span text:style-name="T7"/></text:p>
        <text:p text:style-name="P91"><text:tab/><text:tab/>stringnum++;<text:span text:style-name="T7"/></text:p>
        <text:p text:style-name="P91"><text:tab/><text:tab/>return strdup(s);<text:span text:style-name="T7"/></text:p>
        <text:p text:style-name="P91"><text:s text:c="2"/><text:tab/>}<text:span text:style-name="T7"/></text:p>
        <text:p text:style-name="P91"><text:s text:c="2"/><text:tab/>else {<text:span text:style-name="T7"/></text:p>
        <text:p text:style-name="P91"><text:s text:c="4"/><text:tab/><text:tab/>fprintf(stderr,"Maximum #string limit reached:%d\n",MAXSTRINGS);<text:span text:style-name="T7"/></text:p>
        <text:p text:style-name="P91"><text:s text:c="4"/><text:tab/><text:tab/>exit(-1);<text:span text:style-name="T7"/></text:p>
        <text:p text:style-name="P91"><text:s text:c="2"/><text:tab/>}<text:span text:style-name="T7"/></text:p>
        <text:p text:style-name="P91">}<text:span text:style-name="T7"/></text:p>
        <text:p text:style-name="P91"/>
        <text:p text:style-name="P91">void printstrings()<text:span text:style-name="T7"/></text:p>
        <text:p text:style-name="P91">{<text:span text:style-name="T7"/></text:p>
        <text:p text:style-name="P91"><text:s text:c="2"/><text:tab/>int i;<text:span text:style-name="T7"/></text:p>
        <text:p text:style-name="P91"><text:s text:c="2"/><text:tab/>int j;<text:span text:style-name="T7"/></text:p>
        <text:p text:style-name="P91"/>
        <text:p text:style-name="P91"><text:s text:c="2"/><text:tab/>for (i=0;i&lt;stringnum;i++) {<text:span text:style-name="T7"/></text:p>
        <text:p text:style-name="P91"><text:s text:c="4"/><text:tab/><text:tab/>fprintf(fout,"\n@STRING_%d \tDB\t",i);j=0;<text:span text:style-name="T7"/></text:p>
        <text:p text:style-name="P91"><text:s text:c="4"/><text:tab/><text:tab/>while (strings[i][j]) fprintf(fout,"%Xh, ",strings[i][j++]);<text:span text:style-name="T7"/></text:p>
        <text:p text:style-name="P91"><text:tab/><text:tab/>fprintf(fout,"0h\n");<text:span text:style-name="T7"/></text:p>
        <text:p text:style-name="P91"><text:s text:c="4"/><text:tab/><text:tab/>free(strings[i]);<text:span text:style-name="T7"/></text:p>
        <text:p text:style-name="P91"><text:s text:c="2"/><text:tab/>}<text:span text:style-name="T7"/></text:p>
        <text:p text:style-name="P91">}<text:span text:style-name="T7"/></text:p>
        <text:p text:style-name="P91"/>
        <text:p text:style-name="P91">void getAR(char *a)<text:span text:style-name="T7"/></text:p>
        <text:p text:style-name="P91">{<text:span text:style-name="T7"/></text:p>
        <text:p text:style-name="P91"><text:tab/>symbolTableEntry *lookupres;<text:span text:style-name="T7"/></text:p>
        <text:p text:style-name="P91"><text:soft-page-break/><text:tab/>int ncur,na,i;<text:span text:style-name="T7"/></text:p>
        <text:p text:style-name="P91"><text:tab/>/*lookupres=Lookup(a,SEARCH_ALL_SCOPES);*/<text:span text:style-name="T7"/></text:p>
        <text:p text:style-name="P91"><text:tab/>ncur=GetScopeNestingLevel(GetCurrentScope());<text:span text:style-name="T7"/></text:p>
        <text:p text:style-name="P91"><text:tab/>na=GetNestingLevelOf(a);<text:span text:style-name="T7"/></text:p>
        <text:p text:style-name="P91"><text:s text:c="2"/><text:tab/>fprintf(fout,"\tmov\tsi, word ptr [bp+4]\n");<text:span text:style-name="T7"/></text:p>
        <text:p text:style-name="P91"><text:s text:c="2"/><text:tab/>for (i=1; i&lt;ncur-na; i++) fprintf(fout,"\tmov\tsi, word ptr [si+4]\n");<text:span text:style-name="T7"/></text:p>
        <text:p text:style-name="P91">}<text:span text:style-name="T7"/></text:p>
        <text:p text:style-name="P91"/>
        <text:p text:style-name="P91">void load(const char *reg, char *a)<text:span text:style-name="T7"/></text:p>
        <text:p text:style-name="P91">{<text:span text:style-name="T7"/></text:p>
        <text:p text:style-name="P91"><text:s text:c="2"/><text:tab/>int intval,type;<text:span text:style-name="T7"/></text:p>
        <text:p text:style-name="P91"><text:s text:c="2"/><text:tab/>symbolTableEntry *lookupres;<text:span text:style-name="T7"/></text:p>
        <text:p text:style-name="P91"><text:s text:c="2"/><text:tab/>variableEntry *var=Lookup(a,SEARCH_ALL_SCOPES);<text:span text:style-name="T7"/></text:p>
        <text:p text:style-name="P91"/>
        <text:p text:style-name="P91"><text:tab/>if (!var) {<text:span text:style-name="T7"/></text:p>
        <text:p text:style-name="P91"><text:s text:c="4"/><text:tab/><text:tab/>if (isIstr(a)) {<text:span text:style-name="T7"/></text:p>
        <text:p text:style-name="P91"><text:s text:c="6"/><text:tab/><text:tab/><text:tab/>char *str,*pos;<text:span text:style-name="T7"/></text:p>
        <text:p text:style-name="P91"><text:tab/><text:tab/><text:tab/>str=strname(a);<text:span text:style-name="T7"/></text:p>
        <text:p text:style-name="P91"><text:tab/><text:tab/><text:tab/>pos=strpos(a);<text:span text:style-name="T7"/></text:p>
        <text:p text:style-name="P91"><text:tab/><text:tab/><text:tab/>if (!isStrC(str)) {<text:span text:style-name="T7"/></text:p>
        <text:p text:style-name="P91"><text:s text:c="8"/><text:tab/><text:tab/><text:tab/><text:tab/>loadAddr("si",str);<text:span text:style-name="T7"/></text:p>
        <text:p text:style-name="P91"><text:tab/><text:tab/><text:tab/><text:tab/>load("di",pos);<text:span text:style-name="T7"/></text:p>
        <text:p text:style-name="P91"><text:tab/><text:tab/><text:tab/><text:tab/>fprintf(fout,"\tadd\tsi, di\n");<text:span text:style-name="T7"/></text:p>
        <text:p text:style-name="P91"><text:tab/><text:tab/><text:tab/><text:tab/>fprintf(fout,"\tmov\t%s, byte ptr [si]\n",reg);<text:span text:style-name="T7"/></text:p>
        <text:p text:style-name="P91"><text:s text:c="6"/><text:tab/><text:tab/><text:tab/>}<text:span text:style-name="T7"/></text:p>
        <text:p text:style-name="P91"><text:s text:c="6"/><text:tab/><text:tab/><text:tab/>else {<text:span text:style-name="T7"/></text:p>
        <text:p text:style-name="P91"><text:s text:c="8"/><text:tab/><text:tab/><text:tab/><text:tab/>if (isIntC(pos)) {<text:span text:style-name="T7"/></text:p>
        <text:p text:style-name="P91"><text:tab/> <text:s/><text:tab/><text:tab/><text:tab/><text:tab/>char *s,ch;<text:span text:style-name="T7"/></text:p>
        <text:p text:style-name="P91"><text:tab/> <text:s/><text:tab/><text:tab/><text:tab/><text:tab/>int index;<text:span text:style-name="T7"/></text:p>
        <text:p text:style-name="P91"><text:tab/><text:tab/><text:tab/><text:tab/><text:tab/>s=str2asc(str);<text:span text:style-name="T7"/></text:p>
        <text:p text:style-name="P91"><text:tab/> <text:s/><text:tab/><text:tab/><text:tab/><text:tab/>index=atoi(pos);<text:span text:style-name="T7"/></text:p>
        <text:p text:style-name="P91"><text:soft-page-break/><text:tab/><text:tab/> <text:s/><text:tab/><text:tab/><text:tab/>ch=s[index];<text:span text:style-name="T7"/></text:p>
        <text:p text:style-name="P91"><text:tab/><text:tab/> <text:s/><text:tab/><text:tab/><text:tab/>fprintf(fout,"\tmov\tal, %Xh\n",ch);<text:span text:style-name="T7"/></text:p>
        <text:p text:style-name="P91"><text:tab/> <text:s/><text:tab/><text:tab/><text:tab/><text:tab/>if(s) free(s);<text:span text:style-name="T7"/></text:p>
        <text:p text:style-name="P91"><text:tab/> <text:s/><text:tab/><text:tab/><text:tab/>}<text:span text:style-name="T7"/></text:p>
        <text:p text:style-name="P91"><text:tab/><text:tab/><text:tab/><text:tab/>else {<text:span text:style-name="T7"/></text:p>
        <text:p text:style-name="P91"><text:tab/> <text:s/><text:tab/><text:tab/><text:tab/><text:tab/>char *s=newstring(str);<text:span text:style-name="T7"/></text:p>
        <text:p text:style-name="P91"><text:tab/><text:tab/><text:tab/><text:tab/><text:tab/>fprintf(fout,"\tlea\tsi, %s\n",s);<text:span text:style-name="T7"/></text:p>
        <text:p text:style-name="P91"><text:tab/> <text:s/><text:tab/><text:tab/><text:tab/><text:tab/>load("di",pos);<text:span text:style-name="T7"/></text:p>
        <text:p text:style-name="P91"><text:tab/> <text:s/><text:tab/><text:tab/><text:tab/><text:tab/>fprintf(fout,"\tadd\tsi, di\n");<text:span text:style-name="T7"/></text:p>
        <text:p text:style-name="P91"><text:tab/> <text:s/><text:tab/><text:tab/><text:tab/><text:tab/>fprintf(fout,"\tmov\t%s, byte ptr [si]\n",reg);<text:span text:style-name="T7"/></text:p>
        <text:p text:style-name="P91"><text:tab/> <text:s/><text:tab/><text:tab/><text:tab/><text:tab/>if (s) free(s);<text:span text:style-name="T7"/></text:p>
        <text:p text:style-name="P91"><text:tab/><text:tab/><text:tab/><text:tab/>}<text:span text:style-name="T7"/></text:p>
        <text:p text:style-name="P91"><text:s text:c="6"/><text:tab/><text:tab/><text:tab/>} /*isStrC(str)*/<text:span text:style-name="T7"/></text:p>
        <text:p text:style-name="P91"><text:s text:c="6"/><text:tab/><text:tab/><text:tab/>if (str) free(str);<text:span text:style-name="T7"/></text:p>
        <text:p text:style-name="P91"><text:tab/><text:tab/><text:tab/>if(pos) free(pos);<text:span text:style-name="T7"/></text:p>
        <text:p text:style-name="P91"><text:s text:c="4"/><text:tab/><text:tab/>} /*Is indexed string lala[5] or "asdf"[5]*/<text:span text:style-name="T7"/></text:p>
        <text:p text:style-name="P91"><text:s text:c="4"/><text:tab/><text:tab/>else if (isCharC(a)) {<text:span text:style-name="T7"/></text:p>
        <text:p text:style-name="P91"><text:s text:c="6"/><text:tab/><text:tab/><text:tab/>fprintf(fout,"\tmov\t%s, %s\n",reg,(freeme=cc2asc(a)));<text:span text:style-name="T7"/></text:p>
        <text:p text:style-name="P91"><text:s text:c="6"/><text:tab/><text:tab/><text:tab/>free(freeme);<text:span text:style-name="T7"/></text:p>
        <text:p text:style-name="P91"><text:s text:c="4"/><text:tab/><text:tab/>}<text:span text:style-name="T7"/></text:p>
        <text:p text:style-name="P91"><text:s text:c="4"/><text:tab/><text:tab/>else if (isIntC(a)) fprintf(fout,"\tmov\t%s, %s\n",reg,a);<text:span text:style-name="T7"/></text:p>
        <text:p text:style-name="P91"><text:tab/><text:tab/>else if (isBool(a,&amp;intval)) fprintf(fout,"\tmov\t%s, %d\n",reg,intval);<text:span text:style-name="T7"/></text:p>
        <text:p text:style-name="P91"><text:s text:c="4"/><text:tab/><text:tab/>else fprintf(yyout,"Internal error #234-432, contact Microsoft\n");<text:span text:style-name="T7"/></text:p>
        <text:p text:style-name="P91"><text:s text:c="2"/><text:tab/>}<text:span text:style-name="T7"/></text:p>
        <text:p text:style-name="P91"><text:s text:c="2"/><text:tab/>else if (Lookup(a,SEARCH_CURRENT_SCOPE)) {<text:span text:style-name="T7"/></text:p>
        <text:p text:style-name="P91"><text:s text:c="5"/><text:tab/><text:tab/>type=GetType(var);<text:span text:style-name="T7"/></text:p>
        <text:p text:style-name="P91"><text:tab/><text:tab/>if (WhatIs(var)==ParameterEnt &amp;&amp; GetMode(var)==ByReference) {<text:span text:style-name="T7"/></text:p>
        <text:p text:style-name="P91"><text:s text:c="6"/><text:tab/><text:tab/><text:tab/>/*Paramater by reference*/<text:span text:style-name="T7"/></text:p>
        <text:p text:style-name="P91"><text:s text:c="6"/><text:tab/><text:tab/><text:tab/>fprintf(fout,"\tmov\tsi, word ptr [bp%+d]\n",GetOffset(var));<text:span text:style-name="T7"/></text:p>
        <text:p text:style-name="P91"><text:soft-page-break/><text:s text:c="6"/><text:tab/><text:tab/><text:tab/>if (type==CharType || type == BooleanType)<text:span text:style-name="T7"/></text:p>
        <text:p text:style-name="P91"><text:tab/><text:tab/><text:tab/><text:tab/>fprintf(fout,"\tmov\t%s, byte ptr [si]\n",reg);<text:span text:style-name="T7"/></text:p>
        <text:p text:style-name="P91"><text:tab/><text:tab/><text:tab/>else fprintf(fout,"\tmov\t%s, word ptr [si]\n",reg);<text:span text:style-name="T7"/></text:p>
        <text:p text:style-name="P91"><text:s text:c="4"/><text:tab/><text:tab/>}<text:span text:style-name="T7"/></text:p>
        <text:p text:style-name="P91"><text:s text:c="4"/><text:tab/><text:tab/>else {<text:span text:style-name="T7"/></text:p>
        <text:p text:style-name="P91"><text:tab/> <text:s text:c="5"/><text:tab/><text:tab/>/*Variable, or temp. variable, or parameter byvalue*/<text:span text:style-name="T7"/></text:p>
        <text:p text:style-name="P91"><text:s text:c="6"/><text:tab/><text:tab/><text:tab/>if (type==CharType || type == BooleanType) <text:span text:style-name="T7"/></text:p>
        <text:p text:style-name="P91"><text:s text:c="8"/><text:tab/><text:tab/><text:tab/><text:tab/>fprintf(fout,"\tmov\t%s, byte ptr [bp%+d]\n",reg,GetOffset(var));<text:span text:style-name="T7"/></text:p>
        <text:p text:style-name="P91"><text:s text:c="6"/><text:tab/><text:tab/><text:tab/>else fprintf(fout,"\tmov\t%s, word ptr [bp%+d]\n",reg,GetOffset(var));<text:span text:style-name="T7"/></text:p>
        <text:p text:style-name="P91"><text:s text:c="4"/><text:tab/><text:tab/>}<text:span text:style-name="T7"/></text:p>
        <text:p text:style-name="P91"><text:s text:c="2"/><text:tab/>} /*Local entity*/<text:span text:style-name="T7"/></text:p>
        <text:p text:style-name="P91"><text:s text:c="2"/><text:tab/>else {<text:span text:style-name="T7"/></text:p>
        <text:p text:style-name="P91"><text:s text:c="4"/><text:tab/><text:tab/>/*not-local*/<text:span text:style-name="T7"/></text:p>
        <text:p text:style-name="P91"><text:s text:c="4"/><text:tab/><text:tab/>if (WhatIs(var)==ParameterEnt &amp;&amp; GetMode(var)==ByReference) {<text:span text:style-name="T7"/></text:p>
        <text:p text:style-name="P91"><text:s text:c="6"/><text:tab/><text:tab/><text:tab/>/*Paramater by reference*/<text:span text:style-name="T7"/></text:p>
        <text:p text:style-name="P91"><text:s text:c="6"/><text:tab/><text:tab/><text:tab/>getAR(a);<text:span text:style-name="T7"/></text:p>
        <text:p text:style-name="P91"><text:s text:c="6"/><text:tab/><text:tab/><text:tab/>fprintf(fout,"\tmov\tsi, word ptr [si%+d]\n",GetOffset(var));<text:span text:style-name="T7"/></text:p>
        <text:p text:style-name="P91"><text:s text:c="6"/><text:tab/><text:tab/><text:tab/>if (type==CharType || type == BooleanType) <text:span text:style-name="T7"/></text:p>
        <text:p text:style-name="P91"><text:s text:c="8"/><text:tab/><text:tab/><text:tab/><text:tab/>fprintf(fout,"\tmov\t%s, byte ptr [si]\n",reg);<text:span text:style-name="T7"/></text:p>
        <text:p text:style-name="P91"><text:s text:c="6"/><text:tab/><text:tab/><text:tab/>else fprintf(fout,"\tmov\t%s, word ptr [si]\n",reg);<text:span text:style-name="T7"/></text:p>
        <text:p text:style-name="P91"><text:s text:c="4"/><text:tab/><text:tab/>}<text:span text:style-name="T7"/></text:p>
        <text:p text:style-name="P91"><text:s text:c="4"/><text:tab/><text:tab/>else {<text:span text:style-name="T7"/></text:p>
        <text:p text:style-name="P91"><text:s text:c="6"/><text:tab/><text:tab/><text:tab/>/*Variable, or temp. variable, or parameter byvalue*/<text:span text:style-name="T7"/></text:p>
        <text:p text:style-name="P91"><text:s text:c="6"/><text:tab/><text:tab/><text:tab/>getAR(a);<text:span text:style-name="T7"/></text:p>
        <text:p text:style-name="P91"><text:s text:c="6"/><text:tab/><text:tab/><text:tab/>if (type==CharType || type == BooleanType) <text:span text:style-name="T7"/></text:p>
        <text:p text:style-name="P91"><text:tab/><text:tab/><text:tab/><text:tab/>fprintf(fout,"\tmov\t%s, byte ptr [si%+d]\n",reg,GetOffset(var));<text:span text:style-name="T7"/></text:p>
        <text:p text:style-name="P91"><text:soft-page-break/><text:s text:c="6"/><text:tab/><text:tab/><text:tab/>else fprintf(fout,"\tmov\t%s, word ptr [si%+d]\n",reg,GetOffset(var));<text:span text:style-name="T7"/></text:p>
        <text:p text:style-name="P91"><text:s text:c="4"/><text:tab/><text:tab/>}<text:span text:style-name="T7"/></text:p>
        <text:p text:style-name="P91"><text:s text:c="2"/><text:tab/>}<text:span text:style-name="T7"/></text:p>
        <text:p text:style-name="P91">}<text:span text:style-name="T7"/></text:p>
        <text:p text:style-name="P91"/>
        <text:p text:style-name="P91"/>
        <text:p text:style-name="P91">void loadAddr(const char *reg, char *a) {<text:span text:style-name="T7"/></text:p>
        <text:p text:style-name="P91"><text:s text:c="4"/><text:tab/>variableEntry <text:s text:c="2"/>*var = Lookup(a, SEARCH_ALL_SCOPES);<text:span text:style-name="T7"/></text:p>
        <text:p text:style-name="P91"><text:s text:c="4"/><text:tab/>if (var==NULL) {<text:span text:style-name="T7"/></text:p>
        <text:p text:style-name="P91"><text:tab/><text:tab/>if (isIstr(a)) {<text:span text:style-name="T7"/></text:p>
        <text:p text:style-name="P91"><text:tab/> <text:s/><text:tab/><text:tab/>char <text:s text:c="3"/>*str, *pos;<text:span text:style-name="T7"/></text:p>
        <text:p text:style-name="P91"><text:tab/> <text:s/><text:tab/><text:tab/>str = strname(a);<text:span text:style-name="T7"/></text:p>
        <text:p text:style-name="P91"><text:tab/> <text:s/><text:tab/><text:tab/>pos = strpos(a);<text:span text:style-name="T7"/></text:p>
        <text:p text:style-name="P91"><text:tab/> <text:s/><text:tab/><text:tab/>if (!isStrC(str)) {<text:span text:style-name="T7"/></text:p>
        <text:p text:style-name="P91"><text:tab/><text:tab/> <text:s/><text:tab/><text:tab/>loadAddr(reg, str);<text:span text:style-name="T7"/></text:p>
        <text:p text:style-name="P91"><text:tab/><text:tab/> <text:s/><text:tab/><text:tab/>load("di", pos);<text:span text:style-name="T7"/></text:p>
        <text:p text:style-name="P91"><text:tab/><text:tab/> <text:s/><text:tab/><text:tab/>fprintf(fout, "\tadd\t %s, di\n", reg);<text:span text:style-name="T7"/></text:p>
        <text:p text:style-name="P91"><text:tab/> <text:s/><text:tab/><text:tab/>}<text:span text:style-name="T7"/></text:p>
        <text:p text:style-name="P91"><text:tab/><text:tab/><text:tab/>else fprintf(yyout,"Internal compiler error 999-999:Typesetter busy.\n");<text:span text:style-name="T7"/></text:p>
        <text:p text:style-name="P91"><text:tab/> <text:s/><text:tab/><text:tab/>if (str) free(str);<text:span text:style-name="T7"/></text:p>
        <text:p text:style-name="P91"><text:tab/> <text:s/><text:tab/><text:tab/>if (pos) free(pos);<text:span text:style-name="T7"/></text:p>
        <text:p text:style-name="P91"><text:tab/><text:tab/>}<text:span text:style-name="T7"/></text:p>
        <text:p text:style-name="P91"><text:tab/><text:tab/>else fprintf(yyout, "%s:Internal compiler error 313-131:<text:span text:style-name="T7"/></text:p>
        <text:p text:style-name="P91"><text:tab/><text:tab/><text:tab/><text:tab/><text:tab/><text:tab/><text:tab/>Fatal cache error - Cache is disabled\n",a);<text:span text:style-name="T7"/></text:p>
        <text:p text:style-name="P91"><text:s text:c="4"/><text:tab/>} <text:span text:style-name="T7"/></text:p>
        <text:p text:style-name="P91"><text:s text:c="4"/><text:tab/>else if (GetEntryNestingLevel(var)==GetScopeNestingLevel(GetCurrentScope())+1){<text:span text:style-name="T7"/></text:p>
        <text:p text:style-name="P91"><text:tab/><text:tab/>/* local-entity.*/<text:span text:style-name="T7"/></text:p>
        <text:p text:style-name="P91"><text:soft-page-break/><text:tab/><text:tab/>if ((WhatIs(var)==ParameterEnt) &amp;&amp; (GetMode(var)==ByReference)) {<text:span text:style-name="T7"/></text:p>
        <text:p text:style-name="P91"><text:tab/> <text:s/><text:tab/><text:tab/>/* parameter by reference.*/<text:span text:style-name="T7"/></text:p>
        <text:p text:style-name="P91"><text:tab/> <text:s/><text:tab/><text:tab/>fprintf(fout, "\tmov\t%s, word ptr [bp%+d]\n",reg,GetOffset(var));<text:span text:style-name="T7"/></text:p>
        <text:p text:style-name="P91"><text:tab/><text:tab/>} <text:span text:style-name="T7"/></text:p>
        <text:p text:style-name="P91"><text:tab/><text:tab/>else {<text:span text:style-name="T7"/></text:p>
        <text:p text:style-name="P91"><text:tab/> <text:s/><text:tab/><text:tab/>/* temp variable or variable or parameter byValue*/<text:span text:style-name="T7"/></text:p>
        <text:p text:style-name="P91"><text:tab/> <text:s/><text:tab/><text:tab/>int <text:s text:c="2"/>type = GetType(var);<text:span text:style-name="T7"/></text:p>
        <text:p text:style-name="P91"><text:tab/> <text:s/><text:tab/><text:tab/>/* Symbol Table types:<text:span text:style-name="T7"/></text:p>
        <text:p text:style-name="P91"><text:tab/> <text:s/><text:tab/><text:tab/>*<text:tab/>Integer:0<text:span text:style-name="T7"/></text:p>
        <text:p text:style-name="P91"><text:tab/> <text:s/><text:tab/><text:tab/>*<text:tab/>Character:1<text:span text:style-name="T7"/></text:p>
        <text:p text:style-name="P91"><text:tab/> <text:s/><text:tab/><text:tab/>*<text:tab/>Boolean:2<text:span text:style-name="T7"/></text:p>
        <text:p text:style-name="P91"><text:tab/> <text:s/><text:tab/><text:tab/>*<text:tab/>String:3<text:span text:style-name="T7"/></text:p>
        <text:p text:style-name="P91"><text:tab/> <text:s/><text:tab/><text:tab/>*/<text:span text:style-name="T7"/></text:p>
        <text:p text:style-name="P91"><text:tab/> <text:s/><text:tab/><text:tab/>if (type==CharType || type==BooleanType ) <text:span text:style-name="T7"/></text:p>
        <text:p text:style-name="P91"><text:tab/> <text:s text:c="3"/><text:tab/><text:tab/><text:tab/>fprintf(fout, "\tlea\t%s, byte ptr [bp%+d]\n",reg,GetOffset(var));<text:span text:style-name="T7"/></text:p>
        <text:p text:style-name="P91"><text:tab/> <text:s/><text:tab/><text:tab/>else <text:span text:style-name="T7"/></text:p>
        <text:p text:style-name="P91"><text:tab/> <text:s text:c="3"/><text:tab/><text:tab/><text:tab/>fprintf(fout,"\tlea\t%s, word ptr [bp%+d]\n",reg,GetOffset(var));<text:span text:style-name="T7"/></text:p>
        <text:p text:style-name="P91"><text:tab/><text:tab/>}<text:span text:style-name="T7"/></text:p>
        <text:p text:style-name="P91"><text:s text:c="6"/><text:tab/>} <text:span text:style-name="T7"/></text:p>
        <text:p text:style-name="P91"><text:s text:c="6"/><text:tab/>else {<text:span text:style-name="T7"/></text:p>
        <text:p text:style-name="P91"><text:tab/><text:tab/>/* non-local entity.*/<text:span text:style-name="T7"/></text:p>
        <text:p text:style-name="P91"><text:tab/><text:tab/>if ((WhatIs(var)==ParameterEnt) &amp;&amp; (GetMode(var)==ByReference)) {<text:span text:style-name="T7"/></text:p>
        <text:p text:style-name="P91"><text:tab/><text:tab/><text:tab/>/* param by reference.*/<text:span text:style-name="T7"/></text:p>
        <text:p text:style-name="P91"><text:tab/> <text:s/><text:tab/><text:tab/>getAR(a);<text:span text:style-name="T7"/></text:p>
        <text:p text:style-name="P91"><text:tab/> <text:s/><text:tab/><text:tab/>fprintf(fout, "\tmov\t%s, word ptr [si%+d]\n",reg,GetOffset(var));<text:span text:style-name="T7"/></text:p>
        <text:p text:style-name="P91"><text:tab/><text:tab/>} <text:span text:style-name="T7"/></text:p>
        <text:p text:style-name="P91"><text:tab/><text:tab/>else {<text:span text:style-name="T7"/></text:p>
        <text:p text:style-name="P91"><text:soft-page-break/><text:tab/><text:tab/><text:tab/>/* var or temp var or parameter byValue*/<text:span text:style-name="T7"/></text:p>
        <text:p text:style-name="P91"><text:tab/> <text:s/><text:tab/><text:tab/>int type = GetType(var);<text:span text:style-name="T7"/></text:p>
        <text:p text:style-name="P91"><text:tab/><text:tab/> <text:s/><text:tab/>getAR(a);<text:span text:style-name="T7"/></text:p>
        <text:p text:style-name="P91"><text:tab/><text:tab/> <text:s/><text:tab/>if (type==CharType || type==BooleanType) <text:span text:style-name="T7"/></text:p>
        <text:p text:style-name="P91"><text:tab/> <text:s text:c="3"/><text:tab/><text:tab/><text:tab/>fprintf(fout,"\tlea\t%s, byte ptr [si%+d]\n",reg,GetOffset(var));<text:span text:style-name="T7"/></text:p>
        <text:p text:style-name="P91"><text:tab/><text:tab/> <text:s text:c="2"/><text:tab/>else <text:span text:style-name="T7"/></text:p>
        <text:p text:style-name="P91"><text:tab/><text:tab/> <text:s text:c="3"/><text:tab/><text:tab/>fprintf(fout,"\tlea\t%s, word ptr [si%+d]\n",reg,GetOffset(var));<text:span text:style-name="T7"/></text:p>
        <text:p text:style-name="P91"><text:tab/><text:tab/>} /*ByValue*/<text:span text:style-name="T7"/></text:p>
        <text:p text:style-name="P91"><text:tab/>} /*non-local*/<text:span text:style-name="T7"/></text:p>
        <text:p text:style-name="P91">}<text:span text:style-name="T7"/></text:p>
        <text:p text:style-name="P91"/>
        <text:p text:style-name="P91">void store(const char *reg, char *a) {<text:span text:style-name="T7"/></text:p>
        <text:p text:style-name="P91"><text:tab/>variableEntry *var = Lookup(a, SEARCH_ALL_SCOPES);<text:span text:style-name="T7"/></text:p>
        <text:p text:style-name="P91"><text:s text:c="4"/><text:tab/>int type;<text:span text:style-name="T7"/></text:p>
        <text:p text:style-name="P91"><text:s text:c="4"/><text:tab/>if (var==NULL) {<text:span text:style-name="T7"/></text:p>
        <text:p text:style-name="P91"><text:tab/><text:tab/>if (isIstr(a)) {<text:span text:style-name="T7"/></text:p>
        <text:p text:style-name="P91"><text:tab/> <text:s text:c="3"/><text:tab/><text:tab/>/* It'an Indexed string*/ <text:span text:style-name="T7"/></text:p>
        <text:p text:style-name="P91"><text:tab/> <text:s text:c="3"/><text:tab/><text:tab/>char <text:s text:c="3"/>*str, *pos;<text:span text:style-name="T7"/></text:p>
        <text:p text:style-name="P91"><text:tab/><text:tab/><text:tab/>str = strname(a);<text:span text:style-name="T7"/></text:p>
        <text:p text:style-name="P91"><text:tab/> <text:s text:c="3"/><text:tab/><text:tab/>pos = strpos(a);<text:span text:style-name="T7"/></text:p>
        <text:p text:style-name="P91"><text:tab/> <text:s text:c="3"/><text:tab/><text:tab/>loadAddr("si", str);<text:span text:style-name="T7"/></text:p>
        <text:p text:style-name="P91"><text:tab/> <text:s text:c="3"/><text:tab/><text:tab/>load("di", pos);<text:span text:style-name="T7"/></text:p>
        <text:p text:style-name="P91"><text:tab/> <text:s text:c="3"/><text:tab/><text:tab/>fprintf(fout, "\tadd\tsi, di\n");<text:span text:style-name="T7"/></text:p>
        <text:p text:style-name="P91"><text:tab/> <text:s text:c="3"/><text:tab/><text:tab/>fprintf(fout, "\tmov\tbyte ptr [si], %s\n", reg);<text:span text:style-name="T7"/></text:p>
        <text:p text:style-name="P91"><text:tab/> <text:s text:c="3"/><text:tab/><text:tab/>if (str) free(str);<text:span text:style-name="T7"/></text:p>
        <text:p text:style-name="P91"><text:tab/> <text:s text:c="3"/><text:tab/><text:tab/>if (pos) free(pos);<text:span text:style-name="T7"/></text:p>
        <text:p text:style-name="P91"><text:tab/> <text:s text:c="3"/><text:tab/>} <text:span text:style-name="T7"/></text:p>
        <text:p text:style-name="P91"><text:tab/> <text:s text:c="3"/><text:tab/>else <text:span text:style-name="T7"/></text:p>
        <text:p text:style-name="P91"><text:tab/> <text:s text:c="5"/><text:tab/><text:tab/>fprintf(yyout,"Internal error 789-987:i/o error mapping pages\n");<text:span text:style-name="T7"/></text:p>
        <text:p text:style-name="P91"><text:soft-page-break/><text:tab/>} <text:span text:style-name="T7"/></text:p>
        <text:p text:style-name="P91"><text:s text:c="4"/><text:tab/>else if (GetEntryNestingLevel(var)==GetScopeNestingLevel(GetCurrentScope())+1){<text:span text:style-name="T7"/></text:p>
        <text:p text:style-name="P91"><text:s text:c="6"/><text:tab/><text:tab/>/*local-entity.*/<text:span text:style-name="T7"/></text:p>
        <text:p text:style-name="P91"><text:tab/><text:tab/>if ((WhatIs(var)==ParameterEnt) &amp;&amp; (GetMode(var)==ByReference)) {<text:span text:style-name="T7"/></text:p>
        <text:p text:style-name="P91"><text:tab/> <text:s text:c="3"/><text:tab/><text:tab/>/* param-by reference.*/<text:span text:style-name="T7"/></text:p>
        <text:p text:style-name="P91"><text:tab/> <text:s text:c="3"/><text:tab/><text:tab/>type = GetType(var);<text:span text:style-name="T7"/></text:p>
        <text:p text:style-name="P91"><text:tab/> <text:s text:c="3"/><text:tab/><text:tab/>fprintf(fout, "\tmov\tsi, word ptr [bp%+d]\n", GetOffset(var));<text:span text:style-name="T7"/></text:p>
        <text:p text:style-name="P91"><text:tab/> <text:s text:c="3"/><text:tab/><text:tab/>if (type==CharType || type==BooleanType) <text:span text:style-name="T7"/></text:p>
        <text:p text:style-name="P91"><text:tab/> <text:s text:c="5"/><text:tab/><text:tab/><text:tab/>fprintf(fout, "\tmov\tbyte ptr [si], %s\n", reg);<text:span text:style-name="T7"/></text:p>
        <text:p text:style-name="P91"><text:tab/> <text:s text:c="3"/><text:tab/><text:tab/>else <text:span text:style-name="T7"/></text:p>
        <text:p text:style-name="P91"><text:tab/> <text:s text:c="5"/><text:tab/><text:tab/><text:tab/>fprintf(fout, "\tmov\tword ptr [si], %s\n", reg);<text:span text:style-name="T7"/></text:p>
        <text:p text:style-name="P91"><text:tab/> <text:s text:c="3"/><text:tab/>} <text:span text:style-name="T7"/></text:p>
        <text:p text:style-name="P91"><text:tab/><text:tab/>else {<text:span text:style-name="T7"/></text:p>
        <text:p text:style-name="P91"><text:tab/> <text:s/><text:tab/><text:tab/>/* temporary var or var or parameter byValue */<text:span text:style-name="T7"/></text:p>
        <text:p text:style-name="P91"><text:tab/> <text:s/><text:tab/><text:tab/>type = GetType(var);<text:span text:style-name="T7"/></text:p>
        <text:p text:style-name="P91"><text:tab/> <text:s/><text:tab/><text:tab/>if (type==CharType || type==BooleanType) <text:span text:style-name="T7"/></text:p>
        <text:p text:style-name="P91"><text:tab/> <text:s text:c="3"/><text:tab/><text:tab/><text:tab/>fprintf(fout,"\tmov\tbyte ptr [bp%+d], %s\n",GetOffset(var),reg);<text:span text:style-name="T7"/></text:p>
        <text:p text:style-name="P91"><text:tab/> <text:s/><text:tab/><text:tab/>else <text:span text:style-name="T7"/></text:p>
        <text:p text:style-name="P91"><text:tab/> <text:s text:c="3"/><text:tab/><text:tab/><text:tab/>fprintf(fout,"\tmov\tword ptr [bp%+d], %s\n",GetOffset(var),reg);<text:span text:style-name="T7"/></text:p>
        <text:p text:style-name="P91"><text:tab/><text:tab/>}<text:tab/> <text:span text:style-name="T7"/></text:p>
        <text:p text:style-name="P91"><text:s text:c="4"/><text:tab/>} <text:span text:style-name="T7"/></text:p>
        <text:p text:style-name="P91"><text:s text:c="4"/><text:tab/>else {<text:span text:style-name="T7"/></text:p>
        <text:p text:style-name="P91"><text:s text:c="6"/><text:tab/><text:tab/>/*Mh-topikh ontoths by Ref*/<text:span text:style-name="T7"/></text:p>
        <text:p text:style-name="P91"><text:s text:c="6"/><text:tab/><text:tab/>if (WhatIs(var)==ParameterEnt &amp;&amp; GetMode(var)==ByReference) {<text:span text:style-name="T7"/></text:p>
        <text:p text:style-name="P91"><text:tab/><text:tab/><text:tab/>getAR(a);<text:span text:style-name="T7"/></text:p>
        <text:p text:style-name="P91"><text:soft-page-break/><text:tab/><text:tab/><text:tab/>fprintf(fout,"\tmov\tsi, word ptr [si%+d]\n",GetOffset(var));<text:span text:style-name="T7"/></text:p>
        <text:p text:style-name="P91"><text:tab/><text:tab/><text:tab/>if (type==CharType || type==BooleanType) <text:span text:style-name="T7"/></text:p>
        <text:p text:style-name="P91"><text:tab/><text:tab/><text:tab/><text:tab/>fprintf(fout,"\tmov\tbyte ptr [si], %s\n",reg);<text:span text:style-name="T7"/></text:p>
        <text:p text:style-name="P91"><text:tab/><text:tab/><text:tab/>else <text:span text:style-name="T7"/></text:p>
        <text:p text:style-name="P91"><text:tab/><text:tab/><text:tab/><text:tab/>fprintf(fout,"\tmov\tword ptr [si], %s\n",reg);<text:span text:style-name="T7"/></text:p>
        <text:p text:style-name="P91"><text:tab/> <text:s text:c="5"/><text:tab/>} <text:span text:style-name="T7"/></text:p>
        <text:p text:style-name="P91"><text:s text:c="6"/><text:tab/><text:tab/>else {<text:span text:style-name="T7"/></text:p>
        <text:p text:style-name="P91"><text:tab/><text:tab/><text:tab/>/*By Value*/<text:span text:style-name="T7"/></text:p>
        <text:p text:style-name="P91"><text:tab/><text:tab/><text:tab/>getAR(a);<text:span text:style-name="T7"/></text:p>
        <text:p text:style-name="P91"><text:tab/><text:tab/><text:tab/>if (type==CharType || type==BooleanType) <text:span text:style-name="T7"/></text:p>
        <text:p text:style-name="P91"><text:tab/> <text:s/><text:tab/><text:tab/><text:tab/>fprintf(fout,"\t\tmov byte ptr [si%+d], %s\n",GetOffset(var),reg);<text:span text:style-name="T7"/></text:p>
        <text:p text:style-name="P91"><text:tab/><text:tab/><text:tab/>else <text:span text:style-name="T7"/></text:p>
        <text:p text:style-name="P91"><text:tab/> <text:s/><text:tab/><text:tab/><text:tab/>fprintf(fout,"\t\tmov word ptr [si%+d], %s\n",GetOffset(var),reg);<text:span text:style-name="T7"/></text:p>
        <text:p text:style-name="P91"><text:tab/><text:tab/>}<text:span text:style-name="T7"/></text:p>
        <text:p text:style-name="P91"><text:s text:c="4"/><text:tab/>}<text:span text:style-name="T7"/></text:p>
        <text:p text:style-name="P91">}<text:span text:style-name="T7"/></text:p>
        <text:p text:style-name="P91"/>
        <text:p text:style-name="P91">void updateAL(QUAD q)<text:span text:style-name="T7"/></text:p>
        <text:p text:style-name="P91">{<text:span text:style-name="T7"/></text:p>
        <text:p text:style-name="P91"><text:tab/>int np,nx,qu,i,isext;<text:span text:style-name="T7"/></text:p>
        <text:p text:style-name="P91"/>
        <text:p text:style-name="P91"><text:s text:c="2"/><text:tab/>np=GetScopeNestingLevel(GetCurrentScope());<text:span text:style-name="T7"/></text:p>
        <text:p text:style-name="P91"><text:s text:c="2"/><text:tab/>nx=GetNestingLevelOf(q.d);<text:span text:style-name="T7"/></text:p>
        <text:p text:style-name="P91"><text:s text:c="2"/><text:tab/>qu=np-nx-1;<text:span text:style-name="T7"/></text:p>
        <text:p text:style-name="P91"><text:tab/>/*fprintf(fout,"DEBUG: updateAL: np: %d nx: %d\n",np,nx);*/<text:span text:style-name="T7"/></text:p>
        <text:p text:style-name="P91"><text:s text:c="4"/><text:tab/>isext=0;<text:span text:style-name="T7"/></text:p>
        <text:p text:style-name="P91"><text:s text:c="4"/><text:tab/>for(i=0; i&lt;EXTFUNCS; i++)<text:span text:style-name="T7"/></text:p>
        <text:p text:style-name="P91"><text:s text:c="6"/><text:tab/><text:tab/>if (strcmp(q.d,extfuncn[i])==0) isext=1;<text:span text:style-name="T7"/></text:p>
        <text:p text:style-name="P91"><text:tab/>/* <text:s/>if (np&lt;nx || isext)*/<text:span text:style-name="T7"/></text:p>
        <text:p text:style-name="P91"><text:soft-page-break/><text:s text:c="2"/><text:tab/>if (np&lt;nx)<text:span text:style-name="T7"/></text:p>
        <text:p text:style-name="P91"><text:s text:c="4"/><text:tab/><text:tab/>fprintf(fout,"\tpush\tbp\n");<text:span text:style-name="T7"/></text:p>
        <text:p text:style-name="P91"><text:s text:c="2"/><text:tab/>else if (np==nx)<text:span text:style-name="T7"/></text:p>
        <text:p text:style-name="P91"><text:s text:c="4"/><text:tab/><text:tab/>fprintf(fout,"\tpush\tword ptr [bp+4]\n");<text:span text:style-name="T7"/></text:p>
        <text:p text:style-name="P91"><text:s text:c="2"/><text:tab/>else {<text:span text:style-name="T7"/></text:p>
        <text:p text:style-name="P91"><text:s text:c="4"/><text:tab/><text:tab/>fprintf(fout,"\tmov\tsi, word ptr [bp+4]\n");<text:span text:style-name="T7"/></text:p>
        <text:p text:style-name="P91"><text:s text:c="4"/><text:tab/><text:tab/>for (;qu;qu--)<text:span text:style-name="T7"/></text:p>
        <text:p text:style-name="P91"><text:s text:c="6"/><text:tab/><text:tab/><text:tab/>fprintf(fout,"\tmov\tsi, word ptr [si+4]\n");<text:span text:style-name="T7"/></text:p>
        <text:p text:style-name="P91"><text:s text:c="4"/><text:tab/><text:tab/>fprintf(fout,"\tpush\tword ptr [si+4]\n");<text:span text:style-name="T7"/></text:p>
        <text:p text:style-name="P91"><text:s text:c="2"/><text:tab/>}<text:span text:style-name="T7"/></text:p>
        <text:p text:style-name="P91">}<text:span text:style-name="T7"/></text:p>
        <text:p text:style-name="P91"/>
        <text:p text:style-name="P91">void asmstart(char *s)<text:span text:style-name="T7"/></text:p>
        <text:p text:style-name="P91">{<text:span text:style-name="T7"/></text:p>
        <text:p text:style-name="P91"><text:s text:c="2"/><text:tab/>int i;<text:span text:style-name="T7"/></text:p>
        <text:p text:style-name="P91"/>
        <text:p text:style-name="P91"><text:s text:c="2"/><text:tab/>for (i=0; i&lt;EXTFUNCS; i++)<text:span text:style-name="T7"/></text:p>
        <text:p text:style-name="P91"><text:s text:c="4"/><text:tab/><text:tab/>extfuncf[i]=FALSE;<text:span text:style-name="T7"/></text:p>
        <text:p text:style-name="P91"><text:s text:c="2"/><text:tab/>fprintf(fout,"xseg\tsegment\tpublic\t'code'\n");<text:span text:style-name="T7"/></text:p>
        <text:p text:style-name="P91"><text:s text:c="2"/><text:tab/>fprintf(fout,"\tassume\tcs:xseg, ds:xseg, ss:xseg\n");<text:span text:style-name="T7"/></text:p>
        <text:p text:style-name="P91"><text:s text:c="2"/><text:tab/>fprintf(fout,"\torg\t100h\n");<text:span text:style-name="T7"/></text:p>
        <text:p text:style-name="P91"><text:s text:c="2"/><text:tab/>fprintf(fout,"\n");<text:span text:style-name="T7"/></text:p>
        <text:p text:style-name="P91"><text:s text:c="2"/><text:tab/>fprintf(fout,"main\tproc\tnear\n");<text:span text:style-name="T7"/></text:p>
        <text:p text:style-name="P91"><text:s text:c="2"/><text:tab/>/*fprintf(fout,"\tcall\tnear ptr _%s_1\n",s);*/<text:span text:style-name="T7"/></text:p>
        <text:p text:style-name="P91"><text:s text:c="2"/><text:tab/>fprintf(fout,"\tcall\tnear ptr %s\n",asmfuncname(s,tmpstr));<text:span text:style-name="T7"/></text:p>
        <text:p text:style-name="P91"><text:s text:c="2"/><text:tab/>fprintf(fout,"\tmov\tax, 4c00h\n");<text:span text:style-name="T7"/></text:p>
        <text:p text:style-name="P91"><text:s text:c="2"/><text:tab/>fprintf(fout,"\tint\t21h\n");<text:span text:style-name="T7"/></text:p>
        <text:p text:style-name="P91"><text:s text:c="2"/><text:tab/>fprintf(fout,"main\tendp\n");<text:span text:style-name="T7"/></text:p>
        <text:p text:style-name="P91"><text:s text:c="2"/><text:tab/>fprintf(fout,"\n");<text:span text:style-name="T7"/></text:p>
        <text:p text:style-name="P91">}<text:span text:style-name="T7"/></text:p>
        <text:p text:style-name="P91"/>
        <text:p text:style-name="P91">void asmfinish()<text:span text:style-name="T7"/></text:p>
        <text:p text:style-name="P91"><text:soft-page-break/>{<text:span text:style-name="T7"/></text:p>
        <text:p text:style-name="P91"><text:s text:c="2"/><text:tab/>int i;<text:span text:style-name="T7"/></text:p>
        <text:p text:style-name="P91"/>
        <text:p text:style-name="P91"><text:s text:c="2"/><text:tab/>for (i=0; i&lt;EXTFUNCS; i++)<text:span text:style-name="T7"/></text:p>
        <text:p text:style-name="P91"><text:tab/> <text:s text:c="3"/><text:tab/>if (extfuncf[i]) fprintf(fout,"\n\textrn\t_%s : proc",extfuncn[i]);<text:span text:style-name="T7"/></text:p>
        <text:p text:style-name="P91"><text:s text:c="2"/><text:tab/>printstrings();<text:span text:style-name="T7"/></text:p>
        <text:p text:style-name="P91"><text:tab/>fprintf(fout,"\n");<text:span text:style-name="T7"/></text:p>
        <text:p text:style-name="P91"><text:tab/>fprintf(fout,"\n");<text:span text:style-name="T7"/></text:p>
        <text:p text:style-name="P91"><text:s text:c="2"/><text:tab/>fprintf(fout,"xseg\tends\n");<text:span text:style-name="T7"/></text:p>
        <text:p text:style-name="P91"><text:s text:c="2"/><text:tab/>fprintf(fout,"\tend\tmain\n");<text:span text:style-name="T7"/></text:p>
        <text:p text:style-name="P91"><text:tab/>fprintf(fout,"\n");<text:span text:style-name="T7"/></text:p>
        <text:p text:style-name="P91">}<text:span text:style-name="T7"/></text:p>
        <text:p text:style-name="P91"/>
        <text:p text:style-name="P91">char *label(int l)<text:span text:style-name="T7"/></text:p>
        <text:p text:style-name="P91">{<text:span text:style-name="T7"/></text:p>
        <text:p text:style-name="P91"><text:s text:c="2"/><text:tab/>static char tmps[20];<text:span text:style-name="T7"/></text:p>
        <text:p text:style-name="P91"/>
        <text:p text:style-name="P91"><text:s text:c="2"/><text:tab/>sprintf(tmps,"@%d",l);<text:span text:style-name="T7"/></text:p>
        <text:p text:style-name="P91"><text:s text:c="2"/><text:tab/>return tmps;<text:span text:style-name="T7"/></text:p>
        <text:p text:style-name="P91">}<text:span text:style-name="T7"/></text:p>
        <text:p text:style-name="P91"/>
        <text:p text:style-name="P91"/>
        <text:p text:style-name="P91">void quad2asm(QUAD q)<text:span text:style-name="T7"/></text:p>
        <text:p text:style-name="P91">{<text:span text:style-name="T7"/></text:p>
        <text:p text:style-name="P91"><text:tab/>char curunit[256];<text:span text:style-name="T7"/></text:p>
        <text:p text:style-name="P91"><text:s text:c="2"/><text:tab/>symbolTableEntry *entry;<text:span text:style-name="T7"/></text:p>
        <text:p text:style-name="P91"><text:s text:c="2"/><text:tab/>if (errornum) return ;<text:span text:style-name="T7"/></text:p>
        <text:p text:style-name="P91"><text:s text:c="4"/><text:tab/>/*printf("\n%2d: <text:s/>%s,%s,%s,%s\n",q.no,q.a,q.b,q.c,q.d);*/<text:span text:style-name="T7"/></text:p>
        <text:p text:style-name="P91"><text:s text:c="4"/><text:tab/>fprintf(fout,"\n%s:\n",label(q.no));<text:span text:style-name="T7"/></text:p>
        <text:p text:style-name="P91"><text:s text:c="2"/><text:tab/>if (strcmp(q.a,"unit")==0) {<text:span text:style-name="T7"/></text:p>
        <text:p text:style-name="P91"><text:s text:c="4"/><text:tab/><text:tab/>strcpy(curunit,asmfuncname(q.b,tmpstr));<text:span text:style-name="T7"/></text:p>
        <text:p text:style-name="P91"><text:soft-page-break/><text:s text:c="4"/><text:tab/><text:tab/>fprintf(fout,"%s\tproc\tnear\n",curunit);<text:span text:style-name="T7"/></text:p>
        <text:p text:style-name="P91"><text:s text:c="4"/><text:tab/><text:tab/>fprintf(fout,"\tpush\tbp\n");<text:span text:style-name="T7"/></text:p>
        <text:p text:style-name="P91"><text:s text:c="4"/><text:tab/><text:tab/>fprintf(fout,"\tmov\tbp, sp\n");<text:span text:style-name="T7"/></text:p>
        <text:p text:style-name="P91"><text:s text:c="4"/><text:tab/><text:tab/>fprintf(fout,"\tsub\tsp, %d\n",-GetNegOffset(GetCurrentScope(),0));<text:span text:style-name="T7"/></text:p>
        <text:p text:style-name="P91"><text:s text:c="2"/><text:tab/>}<text:span text:style-name="T7"/></text:p>
        <text:p text:style-name="P91"><text:tab/>else if (strcmp(q.a,"+")==0) {<text:span text:style-name="T7"/></text:p>
        <text:p text:style-name="P91"><text:s text:c="4"/><text:tab/><text:tab/>load("ax",q.b);<text:span text:style-name="T7"/></text:p>
        <text:p text:style-name="P91"><text:s text:c="4"/><text:tab/><text:tab/>load("dx",q.c);<text:span text:style-name="T7"/></text:p>
        <text:p text:style-name="P91"><text:s text:c="4"/><text:tab/><text:tab/>fprintf(fout,"\tadd\tax, dx\n");<text:span text:style-name="T7"/></text:p>
        <text:p text:style-name="P91"><text:s text:c="4"/><text:tab/><text:tab/>store("ax",q.d);<text:span text:style-name="T7"/></text:p>
        <text:p text:style-name="P91"><text:s text:c="2"/><text:tab/>}<text:span text:style-name="T7"/></text:p>
        <text:p text:style-name="P91"><text:tab/>else if (strcmp(q.a,"-")==0) {<text:span text:style-name="T7"/></text:p>
        <text:p text:style-name="P91"><text:s text:c="4"/><text:tab/><text:tab/>load("ax",q.b);<text:span text:style-name="T7"/></text:p>
        <text:p text:style-name="P91"><text:s text:c="4"/><text:tab/><text:tab/>load("dx",q.c);<text:span text:style-name="T7"/></text:p>
        <text:p text:style-name="P91"><text:s text:c="4"/><text:tab/><text:tab/>fprintf(fout,"\tsub\tax, dx\n");<text:span text:style-name="T7"/></text:p>
        <text:p text:style-name="P91"><text:s text:c="4"/><text:tab/><text:tab/>store("ax",q.d);<text:span text:style-name="T7"/></text:p>
        <text:p text:style-name="P91"><text:s text:c="2"/><text:tab/>} <text:span text:style-name="T7"/></text:p>
        <text:p text:style-name="P91"><text:tab/>else if (strcmp(q.a,"*")==0) {<text:span text:style-name="T7"/></text:p>
        <text:p text:style-name="P91"><text:s text:c="4"/><text:tab/><text:tab/>load("ax",q.b);<text:span text:style-name="T7"/></text:p>
        <text:p text:style-name="P91"><text:s text:c="4"/><text:tab/><text:tab/>load("cx",q.c);<text:span text:style-name="T7"/></text:p>
        <text:p text:style-name="P91"><text:s text:c="4"/><text:tab/><text:tab/>fprintf(fout,"\timul\tcx\n");<text:span text:style-name="T7"/></text:p>
        <text:p text:style-name="P91"><text:s text:c="4"/><text:tab/><text:tab/>store("ax",q.d);<text:span text:style-name="T7"/></text:p>
        <text:p text:style-name="P91"><text:s text:c="2"/><text:tab/>}<text:span text:style-name="T7"/></text:p>
        <text:p text:style-name="P91"><text:tab/>else if (strcmp(q.a,"/")==0) {<text:span text:style-name="T7"/></text:p>
        <text:p text:style-name="P91"><text:s text:c="4"/><text:tab/><text:tab/>load("ax",q.b);<text:span text:style-name="T7"/></text:p>
        <text:p text:style-name="P91"><text:s text:c="4"/><text:tab/><text:tab/>fprintf(fout,"\txor\tdx, dx\n");<text:span text:style-name="T7"/></text:p>
        <text:p text:style-name="P91"><text:s text:c="4"/><text:tab/><text:tab/>load("cx",q.c);<text:span text:style-name="T7"/></text:p>
        <text:p text:style-name="P91"><text:s text:c="4"/><text:tab/><text:tab/>fprintf(fout,"\tidiv\tcx\n");<text:span text:style-name="T7"/></text:p>
        <text:p text:style-name="P91"><text:s text:c="4"/><text:tab/><text:tab/>store("ax",q.d);<text:span text:style-name="T7"/></text:p>
        <text:p text:style-name="P91"><text:s text:c="2"/><text:tab/>}<text:span text:style-name="T7"/></text:p>
        <text:p text:style-name="P91"><text:tab/>else if (strcmp(q.a,"mod")==0) {<text:span text:style-name="T7"/></text:p>
        <text:p text:style-name="P91"><text:soft-page-break/><text:s text:c="4"/><text:tab/><text:tab/>load("ax",q.b);<text:span text:style-name="T7"/></text:p>
        <text:p text:style-name="P91"><text:s text:c="4"/><text:tab/><text:tab/>fprintf(fout,"\txor\tdx, dx\n");<text:span text:style-name="T7"/></text:p>
        <text:p text:style-name="P91"><text:s text:c="4"/><text:tab/><text:tab/>load("cx",q.c);<text:span text:style-name="T7"/></text:p>
        <text:p text:style-name="P91"><text:s text:c="4"/><text:tab/><text:tab/>fprintf(fout,"\tidiv\tcx\n");<text:span text:style-name="T7"/></text:p>
        <text:p text:style-name="P91"><text:s text:c="4"/><text:tab/><text:tab/>store("dx",q.d);<text:span text:style-name="T7"/></text:p>
        <text:p text:style-name="P91"><text:s text:c="2"/><text:tab/>}<text:span text:style-name="T7"/></text:p>
        <text:p text:style-name="P91"><text:tab/>else if (strcmp(q.a,"um")==0) {<text:span text:style-name="T7"/></text:p>
        <text:p text:style-name="P91"><text:s text:c="4"/><text:tab/><text:tab/>load("ax",q.b);<text:span text:style-name="T7"/></text:p>
        <text:p text:style-name="P91"><text:s text:c="4"/><text:tab/><text:tab/>fprintf(fout,"\tneg\tax\n");<text:span text:style-name="T7"/></text:p>
        <text:p text:style-name="P91"><text:s text:c="4"/><text:tab/><text:tab/>store("ax",q.d);<text:span text:style-name="T7"/></text:p>
        <text:p text:style-name="P91"><text:s text:c="2"/><text:tab/>} <text:span text:style-name="T7"/></text:p>
        <text:p text:style-name="P91"><text:s text:c="2"/><text:tab/>else if (strcmp(q.a,":=")==0) {<text:span text:style-name="T7"/></text:p>
        <text:p text:style-name="P91"><text:s text:c="4"/><text:tab/><text:tab/>int type;<text:span text:style-name="T7"/></text:p>
        <text:p text:style-name="P91"><text:s text:c="4"/><text:tab/><text:tab/><text:span text:style-name="T7"/></text:p>
        <text:p text:style-name="P91"><text:s text:c="4"/><text:tab/><text:tab/>if (entry=Lookup(q.d,SEARCH_ALL_SCOPES))<text:span text:style-name="T7"/></text:p>
        <text:p text:style-name="P91"><text:s text:c="6"/><text:tab/><text:tab/><text:tab/>type=GetType(entry);<text:span text:style-name="T7"/></text:p>
        <text:p text:style-name="P91"><text:tab/><text:tab/>if ((!entry)||type==BooleanType||type==CharType) {<text:span text:style-name="T7"/></text:p>
        <text:p text:style-name="P91"><text:tab/> <text:s text:c="5"/><text:tab/><text:tab/>load("al",q.b);<text:span text:style-name="T7"/></text:p>
        <text:p text:style-name="P91"><text:s text:c="6"/><text:tab/><text:tab/><text:tab/>store("al",q.d);<text:span text:style-name="T7"/></text:p>
        <text:p text:style-name="P91"><text:s text:c="4"/><text:tab/><text:tab/>}<text:span text:style-name="T7"/></text:p>
        <text:p text:style-name="P91"><text:s text:c="4"/><text:tab/><text:tab/>else if (type==IntegerType) {<text:span text:style-name="T7"/></text:p>
        <text:p text:style-name="P91"><text:s text:c="6"/><text:tab/><text:tab/><text:tab/>load("ax",q.b);<text:span text:style-name="T7"/></text:p>
        <text:p text:style-name="P91"><text:s text:c="6"/><text:tab/><text:tab/><text:tab/>store("ax",q.d);<text:span text:style-name="T7"/></text:p>
        <text:p text:style-name="P91"><text:s text:c="4"/><text:tab/><text:tab/>}<text:span text:style-name="T7"/></text:p>
        <text:p text:style-name="P91"><text:s text:c="4"/><text:tab/><text:tab/>else if (Lookup(q.b,SEARCH_ALL_SCOPES)) {<text:span text:style-name="T7"/></text:p>
        <text:p text:style-name="P91"><text:tab/><text:tab/><text:tab/>/*We have a string, cannot load a string to ax!*/<text:span text:style-name="T7"/></text:p>
        <text:p text:style-name="P91"><text:s text:c="8"/><text:tab/><text:tab/><text:tab/>/*It's a string variable move [di]&lt;-[si]*/<text:span text:style-name="T7"/></text:p>
        <text:p text:style-name="P91"><text:tab/><text:tab/><text:tab/>/*Mallon ginetai kai me thn MOVSB*/<text:span text:style-name="T7"/></text:p>
        <text:p text:style-name="P91"><text:tab/><text:tab/><text:tab/>int off;<text:span text:style-name="T7"/></text:p>
        <text:p text:style-name="P91"><text:tab/><text:tab/><text:tab/>loadAddr("si",q.b);<text:span text:style-name="T7"/></text:p>
        <text:p text:style-name="P91"><text:tab/><text:tab/><text:tab/>loadAddr("di",q.d);<text:span text:style-name="T7"/></text:p>
        <text:p text:style-name="P91"><text:tab/><text:tab/><text:tab/>for (off=14;off&gt;=0;off-=2) {<text:span text:style-name="T7"/></text:p>
        <text:p text:style-name="P91"><text:soft-page-break/><text:tab/><text:tab/><text:tab/><text:tab/>fprintf(fout,"\tmov\tax, word ptr [si%+d]\n",off);<text:span text:style-name="T7"/></text:p>
        <text:p text:style-name="P91"><text:tab/> <text:s/><text:tab/><text:tab/><text:tab/>fprintf(fout,"\tmov\tword ptr [di%+d], ax\n",off);<text:span text:style-name="T7"/></text:p>
        <text:p text:style-name="P91"><text:tab/><text:tab/><text:tab/>}<text:span text:style-name="T7"/></text:p>
        <text:p text:style-name="P91"><text:s text:c="6"/><text:tab/><text:tab/>}<text:span text:style-name="T7"/></text:p>
        <text:p text:style-name="P91"><text:s text:c="6"/><text:tab/><text:tab/>else {<text:span text:style-name="T7"/></text:p>
        <text:p text:style-name="P91"><text:s text:c="8"/><text:tab/><text:tab/><text:tab/>/*It's a String Constant*/<text:span text:style-name="T7"/></text:p>
        <text:p text:style-name="P91"><text:tab/><text:tab/><text:tab/>/*move [di]&lt;-(string's bytes in hex) */<text:span text:style-name="T7"/></text:p>
        <text:p text:style-name="P91"><text:tab/><text:tab/><text:tab/>int off;<text:span text:style-name="T7"/></text:p>
        <text:p text:style-name="P91"><text:tab/><text:tab/><text:tab/>char strtmp[20];<text:span text:style-name="T7"/></text:p>
        <text:p text:style-name="P91"/>
        <text:p text:style-name="P91"><text:tab/><text:tab/><text:tab/>bzero(strtmp,sizeof(strtmp));<text:span text:style-name="T7"/></text:p>
        <text:p text:style-name="P91"><text:tab/><text:tab/><text:tab/>memcpy(strtmp,str2asc(q.b),sizeof(strtmp));<text:span text:style-name="T7"/></text:p>
        <text:p text:style-name="P91"><text:tab/><text:tab/><text:tab/>loadAddr("di",q.d);<text:span text:style-name="T7"/></text:p>
        <text:p text:style-name="P91"><text:tab/><text:tab/><text:tab/>for (off=14;off&gt;=0;off-=2) {<text:span text:style-name="T7"/></text:p>
        <text:p text:style-name="P91"><text:tab/><text:tab/><text:tab/><text:tab/>fprintf(fout,"\tmov\tax, %04Xh\n",(((int)strtmp[off+1])&lt;&lt;8)+strtmp[off]);<text:span text:style-name="T7"/></text:p>
        <text:p text:style-name="P91"><text:tab/><text:tab/> <text:s/><text:tab/><text:tab/>fprintf(fout,"\tmov\tword ptr [di%+d], ax\n",off);<text:span text:style-name="T7"/></text:p>
        <text:p text:style-name="P91"><text:tab/><text:tab/><text:tab/>}<text:span text:style-name="T7"/></text:p>
        <text:p text:style-name="P91"><text:s text:c="6"/><text:tab/><text:tab/>}<text:span text:style-name="T7"/></text:p>
        <text:p text:style-name="P91"><text:s text:c="2"/><text:tab/>}<text:span text:style-name="T7"/></text:p>
        <text:p text:style-name="P91"><text:s text:c="2"/><text:tab/>else if (strcmp(q.a,"=")==0) {<text:span text:style-name="T7"/></text:p>
        <text:p text:style-name="P91"><text:s text:c="4"/><text:tab/><text:tab/>int type;<text:span text:style-name="T7"/></text:p>
        <text:p text:style-name="P91"><text:s text:c="4"/><text:tab/><text:tab/>if (entry=Lookup(q.b,SEARCH_ALL_SCOPES))<text:span text:style-name="T7"/></text:p>
        <text:p text:style-name="P91"><text:s text:c="6"/><text:tab/><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s text:c="8"/><text:tab/><text:tab/><text:tab/><text:tab/>type=GetType(entry);<text:span text:style-name="T7"/></text:p>
        <text:p text:style-name="P91"><text:tab/> <text:s text:c="5"/><text:tab/><text:tab/>else if (isCharC(q.b))<text:span text:style-name="T7"/></text:p>
        <text:p text:style-name="P91"><text:s text:c="10"/><text:tab/><text:tab/><text:tab/><text:tab/>type=CharType;<text:span text:style-name="T7"/></text:p>
        <text:p text:style-name="P91"><text:s text:c="8"/><text:tab/><text:tab/><text:tab/>else if (isIntC(q.b))<text:span text:style-name="T7"/></text:p>
        <text:p text:style-name="P91"><text:s text:c="10"/><text:tab/><text:tab/><text:tab/><text:tab/>type=IntegerType;<text:span text:style-name="T7"/></text:p>
        <text:p text:style-name="P91"><text:tab/> <text:s text:c="7"/><text:tab/><text:tab/>else type=BooleanType;<text:span text:style-name="T7"/></text:p>
        <text:p text:style-name="P91"><text:soft-page-break/><text:s text:c="4"/><text:tab/><text:tab/>}<text:span text:style-name="T7"/></text:p>
        <text:p text:style-name="P91"><text:tab/> <text:s text:c="3"/><text:tab/>if (type==IntegerType) {<text:span text:style-name="T7"/></text:p>
        <text:p text:style-name="P91"><text:tab/> <text:s text:c="5"/><text:tab/><text:tab/>load("ax",q.b);<text:span text:style-name="T7"/></text:p>
        <text:p text:style-name="P91"><text:s text:c="6"/><text:tab/><text:tab/><text:tab/>load("dx",q.c);<text:span text:style-name="T7"/></text:p>
        <text:p text:style-name="P91"><text:s text:c="6"/><text:tab/><text:tab/><text:tab/>fprintf(fout,"\tcmp\tax, dx\n");<text:span text:style-name="T7"/></text:p>
        <text:p text:style-name="P91"><text:tab/> <text:s text:c="5"/><text:tab/><text:tab/>fprintf(fout,"\tje\t%s\n",label(atoi(q.d)));<text:span text:style-name="T7"/></text:p>
        <text:p text:style-name="P91"><text:tab/><text:tab/>}<text:span text:style-name="T7"/></text:p>
        <text:p text:style-name="P91"><text:tab/> <text:s text:c="3"/><text:tab/>else if (type==CharType||type==BooleanType) {<text:span text:style-name="T7"/></text:p>
        <text:p text:style-name="P91"><text:s text:c="6"/><text:tab/><text:tab/><text:tab/>load("al",q.b);<text:span text:style-name="T7"/></text:p>
        <text:p text:style-name="P91"><text:s text:c="6"/><text:tab/><text:tab/><text:tab/>load("dl",q.c);<text:span text:style-name="T7"/></text:p>
        <text:p text:style-name="P91"><text:tab/> <text:s text:c="5"/><text:tab/><text:tab/>fprintf(fout,"\tcmp\tal, dx\n");<text:span text:style-name="T7"/></text:p>
        <text:p text:style-name="P91"><text:s text:c="6"/><text:tab/><text:tab/><text:tab/>fprintf(fout,"\tje\t%s\n",label(atoi(q.d)));<text:span text:style-name="T7"/></text:p>
        <text:p text:style-name="P91"><text:tab/> <text:s text:c="3"/><text:tab/>}<text:span text:style-name="T7"/></text:p>
        <text:p text:style-name="P91"><text:tab/>}<text:span text:style-name="T7"/></text:p>
        <text:p text:style-name="P91"><text:s text:c="2"/><text:tab/>else if (strcmp(q.a,"&lt;&gt;")==0) {<text:span text:style-name="T7"/></text:p>
        <text:p text:style-name="P91"><text:s text:c="4"/><text:tab/><text:tab/>int type;<text:span text:style-name="T7"/></text:p>
        <text:p text:style-name="P91"><text:s text:c="4"/><text:tab/><text:tab/>if (entry=Lookup(q.b,SEARCH_ALL_SCOPES))<text:span text:style-name="T7"/></text:p>
        <text:p text:style-name="P91"><text:tab/> <text:s text:c="5"/><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tab/> <text:s text:c="7"/><text:tab/><text:tab/><text:tab/>type=GetType(entry);<text:span text:style-name="T7"/></text:p>
        <text:p text:style-name="P91"><text:s text:c="6"/><text:tab/><text:tab/><text:tab/>else if (isCharC(q.b))<text:span text:style-name="T7"/></text:p>
        <text:p text:style-name="P91"><text:tab/> <text:s/><text:tab/><text:tab/><text:tab/>type=CharType;<text:span text:style-name="T7"/></text:p>
        <text:p text:style-name="P91"><text:tab/><text:tab/><text:tab/>else if (isIntC(q.b))<text:span text:style-name="T7"/></text:p>
        <text:p text:style-name="P91"><text:tab/> <text:s/><text:tab/><text:tab/><text:tab/>type=IntegerType;<text:span text:style-name="T7"/></text:p>
        <text:p text:style-name="P91"><text:tab/><text:tab/><text:tab/>else type=BooleanType;<text:span text:style-name="T7"/></text:p>
        <text:p text:style-name="P91"><text:s text:c="4"/><text:tab/><text:tab/>}<text:span text:style-name="T7"/></text:p>
        <text:p text:style-name="P91"><text:s text:c="4"/><text:tab/><text:tab/>if (type==IntegerType) {<text:span text:style-name="T7"/></text:p>
        <text:p text:style-name="P91"><text:s text:c="6"/><text:tab/><text:tab/><text:tab/>load("ax",q.b);<text:span text:style-name="T7"/></text:p>
        <text:p text:style-name="P91"><text:s text:c="6"/><text:tab/><text:tab/><text:tab/>load("dx",q.c);<text:span text:style-name="T7"/></text:p>
        <text:p text:style-name="P91"><text:s text:c="6"/><text:tab/><text:tab/><text:tab/>fprintf(fout,"\tcmp\tax, dx\n");<text:span text:style-name="T7"/></text:p>
        <text:p text:style-name="P91"><text:s text:c="6"/><text:tab/><text:tab/><text:tab/>fprintf(fout,"\tjne\t%s\n",label(atoi(q.d)));<text:span text:style-name="T7"/></text:p>
        <text:p text:style-name="P91"><text:soft-page-break/><text:s text:c="4"/><text:tab/><text:tab/>}<text:span text:style-name="T7"/></text:p>
        <text:p text:style-name="P91"><text:s text:c="4"/><text:tab/><text:tab/>else if (type==CharType||type==BooleanType) {<text:span text:style-name="T7"/></text:p>
        <text:p text:style-name="P91"><text:s text:c="6"/><text:tab/><text:tab/><text:tab/>load("al",q.b);<text:span text:style-name="T7"/></text:p>
        <text:p text:style-name="P91"><text:s text:c="6"/><text:tab/><text:tab/><text:tab/>load("dl",q.c);<text:span text:style-name="T7"/></text:p>
        <text:p text:style-name="P91"><text:s text:c="6"/><text:tab/><text:tab/><text:tab/>fprintf(fout,"\tcmp\tal, dx\n");<text:span text:style-name="T7"/></text:p>
        <text:p text:style-name="P91"><text:s text:c="6"/><text:tab/><text:tab/><text:tab/>fprintf(fout,"\tjne\t%s\n",label(atoi(q.d)));<text:span text:style-name="T7"/></text:p>
        <text:p text:style-name="P91"><text:s text:c="4"/><text:tab/><text:tab/>}<text:span text:style-name="T7"/></text:p>
        <text:p text:style-name="P91"/>
        <text:p text:style-name="P91"><text:tab/>} <text:span text:style-name="T7"/></text:p>
        <text:p text:style-name="P91"><text:s text:c="2"/><text:tab/>else if (strcmp(q.a,"&gt;")==0) {<text:span text:style-name="T7"/></text:p>
        <text:p text:style-name="P91"><text:s text:c="4"/><text:tab/><text:tab/>int type;<text:span text:style-name="T7"/></text:p>
        <text:p text:style-name="P91"><text:s text:c="4"/><text:tab/><text:tab/>if (entry=Lookup(q.b,SEARCH_ALL_SCOPES))<text:span text:style-name="T7"/></text:p>
        <text:p text:style-name="P91"><text:s text:c="6"/><text:tab/><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s text:c="8"/><text:tab/><text:tab/><text:tab/><text:tab/>type=GetType(entry);<text:span text:style-name="T7"/></text:p>
        <text:p text:style-name="P91"><text:s text:c="6"/><text:tab/><text:tab/><text:tab/>else if (isCharC(q.b))<text:span text:style-name="T7"/></text:p>
        <text:p text:style-name="P91"><text:s text:c="4"/><text:tab/> <text:s text:c="5"/><text:tab/><text:tab/><text:tab/>type=CharType;<text:span text:style-name="T7"/></text:p>
        <text:p text:style-name="P91"><text:s text:c="4"/><text:tab/><text:tab/>}<text:span text:style-name="T7"/></text:p>
        <text:p text:style-name="P91"><text:s text:c="4"/><text:tab/><text:tab/>if (type==IntegerType) {<text:span text:style-name="T7"/></text:p>
        <text:p text:style-name="P91"><text:s text:c="6"/><text:tab/><text:tab/><text:tab/>load("ax",q.b);<text:span text:style-name="T7"/></text:p>
        <text:p text:style-name="P91"><text:s text:c="6"/><text:tab/><text:tab/><text:tab/>load("dx",q.c);<text:span text:style-name="T7"/></text:p>
        <text:p text:style-name="P91"><text:s text:c="6"/><text:tab/><text:tab/><text:tab/>fprintf(fout,"\tcmp\tax, dx\n");<text:span text:style-name="T7"/></text:p>
        <text:p text:style-name="P91"><text:s text:c="6"/><text:tab/><text:tab/><text:tab/>fprintf(fout,"\tjg\t%s\n",label(atoi(q.d)));<text:span text:style-name="T7"/></text:p>
        <text:p text:style-name="P91"><text:s text:c="4"/><text:tab/><text:tab/>}<text:span text:style-name="T7"/></text:p>
        <text:p text:style-name="P91"><text:s text:c="4"/><text:tab/><text:tab/>else {<text:span text:style-name="T7"/></text:p>
        <text:p text:style-name="P91"><text:s text:c="6"/><text:tab/><text:tab/><text:tab/>load("al",q.b);<text:span text:style-name="T7"/></text:p>
        <text:p text:style-name="P91"><text:s text:c="6"/><text:tab/><text:tab/><text:tab/>load("dl",q.c);<text:span text:style-name="T7"/></text:p>
        <text:p text:style-name="P91"><text:s text:c="6"/><text:tab/><text:tab/><text:tab/>fprintf(fout,"\tcmp\tal, dl\n");<text:span text:style-name="T7"/></text:p>
        <text:p text:style-name="P91"><text:s text:c="6"/><text:tab/><text:tab/><text:tab/>fprintf(fout,"\tjg\t%s\n",label(atoi(q.d)));<text:span text:style-name="T7"/></text:p>
        <text:p text:style-name="P91"><text:s text:c="4"/><text:tab/><text:tab/>}<text:span text:style-name="T7"/></text:p>
        <text:p text:style-name="P91"><text:tab/>}<text:span text:style-name="T7"/></text:p>
        <text:p text:style-name="P91"><text:soft-page-break/><text:s text:c="2"/><text:tab/>else if (strcmp(q.a,"&lt;")==0) {<text:span text:style-name="T7"/></text:p>
        <text:p text:style-name="P91"><text:s text:c="4"/><text:tab/><text:tab/>int type;<text:span text:style-name="T7"/></text:p>
        <text:p text:style-name="P91"><text:s text:c="4"/><text:tab/><text:tab/>if (entry=Lookup(q.b,SEARCH_ALL_SCOPES))<text:span text:style-name="T7"/></text:p>
        <text:p text:style-name="P91"><text:s text:c="6"/><text:tab/><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s text:c="8"/><text:tab/><text:tab/><text:tab/><text:tab/>type=GetType(entry);<text:span text:style-name="T7"/></text:p>
        <text:p text:style-name="P91"><text:s text:c="6"/><text:tab/><text:tab/><text:tab/>else if (isCharC(q.b))<text:span text:style-name="T7"/></text:p>
        <text:p text:style-name="P91"><text:s text:c="10"/><text:tab/><text:tab/><text:tab/><text:tab/>type=CharType;<text:span text:style-name="T7"/></text:p>
        <text:p text:style-name="P91"><text:s text:c="4"/><text:tab/><text:tab/>}<text:span text:style-name="T7"/></text:p>
        <text:p text:style-name="P91"><text:s text:c="4"/><text:tab/><text:tab/>if (type==IntegerType) {<text:span text:style-name="T7"/></text:p>
        <text:p text:style-name="P91"><text:s text:c="6"/><text:tab/><text:tab/><text:tab/>load("ax",q.b);<text:span text:style-name="T7"/></text:p>
        <text:p text:style-name="P91"><text:s text:c="6"/><text:tab/><text:tab/><text:tab/>load("dx",q.c);<text:span text:style-name="T7"/></text:p>
        <text:p text:style-name="P91"><text:s text:c="6"/><text:tab/><text:tab/><text:tab/>fprintf(fout,"\tcmp\tax, dx\n");<text:span text:style-name="T7"/></text:p>
        <text:p text:style-name="P91"><text:s text:c="6"/><text:tab/><text:tab/><text:tab/>fprintf(fout,"\tjl\t%s\n",label(atoi(q.d)));<text:span text:style-name="T7"/></text:p>
        <text:p text:style-name="P91"><text:s text:c="4"/><text:tab/><text:tab/>}<text:span text:style-name="T7"/></text:p>
        <text:p text:style-name="P91"><text:s text:c="4"/><text:tab/><text:tab/>else {<text:span text:style-name="T7"/></text:p>
        <text:p text:style-name="P91"><text:s text:c="6"/><text:tab/><text:tab/><text:tab/>load("al",q.b);<text:span text:style-name="T7"/></text:p>
        <text:p text:style-name="P91"><text:s text:c="6"/><text:tab/><text:tab/><text:tab/>load("dl",q.c);<text:span text:style-name="T7"/></text:p>
        <text:p text:style-name="P91"><text:s text:c="6"/><text:tab/><text:tab/><text:tab/>fprintf(fout,"\tcmp\tal, dl\n");<text:span text:style-name="T7"/></text:p>
        <text:p text:style-name="P91"><text:s text:c="6"/><text:tab/><text:tab/><text:tab/>fprintf(fout,"\tjl\t%s\n",label(atoi(q.d)));<text:span text:style-name="T7"/></text:p>
        <text:p text:style-name="P91"><text:s text:c="4"/><text:tab/><text:tab/>}<text:span text:style-name="T7"/></text:p>
        <text:p text:style-name="P91"><text:tab/>}<text:span text:style-name="T7"/></text:p>
        <text:p text:style-name="P91"><text:s text:c="2"/><text:tab/>else if (strcmp(q.a,"&gt;=")==0) {<text:span text:style-name="T7"/></text:p>
        <text:p text:style-name="P91"><text:s text:c="4"/><text:tab/><text:tab/>int type;<text:span text:style-name="T7"/></text:p>
        <text:p text:style-name="P91"><text:s text:c="4"/><text:tab/><text:tab/>if (entry=Lookup(q.b,SEARCH_ALL_SCOPES))<text:span text:style-name="T7"/></text:p>
        <text:p text:style-name="P91"><text:tab/> <text:s text:c="5"/><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s text:c="6"/><text:tab/> <text:s/><text:tab/><text:tab/><text:tab/>type=GetType(entry);<text:span text:style-name="T7"/></text:p>
        <text:p text:style-name="P91"><text:s text:c="6"/><text:tab/><text:tab/><text:tab/>else if (isCharC(q.b))<text:span text:style-name="T7"/></text:p>
        <text:p text:style-name="P91"><text:s text:c="10"/><text:tab/><text:tab/><text:tab/><text:tab/>type=CharType;<text:span text:style-name="T7"/></text:p>
        <text:p text:style-name="P91"><text:soft-page-break/><text:s text:c="4"/><text:tab/><text:tab/>}<text:span text:style-name="T7"/></text:p>
        <text:p text:style-name="P91"><text:s text:c="4"/><text:tab/><text:tab/>if (type==IntegerType) {<text:span text:style-name="T7"/></text:p>
        <text:p text:style-name="P91"><text:s text:c="6"/><text:tab/><text:tab/><text:tab/>load("ax",q.b);<text:span text:style-name="T7"/></text:p>
        <text:p text:style-name="P91"><text:s text:c="6"/><text:tab/><text:tab/><text:tab/>load("dx",q.c);<text:span text:style-name="T7"/></text:p>
        <text:p text:style-name="P91"><text:s text:c="6"/><text:tab/><text:tab/><text:tab/>fprintf(fout,"\tcmp\tax, dx\n");<text:span text:style-name="T7"/></text:p>
        <text:p text:style-name="P91"><text:s text:c="6"/><text:tab/><text:tab/><text:tab/>fprintf(fout,"\tjge\t%s\n",label(atoi(q.d)));<text:span text:style-name="T7"/></text:p>
        <text:p text:style-name="P91"><text:s text:c="4"/><text:tab/><text:tab/>}<text:span text:style-name="T7"/></text:p>
        <text:p text:style-name="P91"><text:s text:c="4"/><text:tab/><text:tab/>else {<text:span text:style-name="T7"/></text:p>
        <text:p text:style-name="P91"><text:s text:c="6"/><text:tab/><text:tab/><text:tab/>load("al",q.b);<text:span text:style-name="T7"/></text:p>
        <text:p text:style-name="P91"><text:tab/> <text:s text:c="5"/><text:tab/><text:tab/>load("dl",q.c);<text:span text:style-name="T7"/></text:p>
        <text:p text:style-name="P91"><text:s text:c="6"/><text:tab/><text:tab/><text:tab/>fprintf(fout,"\tcmp\tal, dl\n");<text:span text:style-name="T7"/></text:p>
        <text:p text:style-name="P91"><text:s text:c="6"/><text:tab/><text:tab/><text:tab/>fprintf(fout,"\tjge\t%s\n",label(atoi(q.d)));<text:span text:style-name="T7"/></text:p>
        <text:p text:style-name="P91"><text:s text:c="4"/><text:tab/><text:tab/>}<text:span text:style-name="T7"/></text:p>
        <text:p text:style-name="P91"><text:s text:c="2"/><text:tab/>}<text:span text:style-name="T7"/></text:p>
        <text:p text:style-name="P91"><text:s text:c="2"/><text:tab/>else if (strcmp(q.a,"&lt;=")==0) {<text:span text:style-name="T7"/></text:p>
        <text:p text:style-name="P91"><text:s text:c="4"/><text:tab/><text:tab/>int type;<text:span text:style-name="T7"/></text:p>
        <text:p text:style-name="P91"><text:s text:c="4"/><text:tab/><text:tab/>if (entry=Lookup(q.b,SEARCH_ALL_SCOPES))<text:span text:style-name="T7"/></text:p>
        <text:p text:style-name="P91"><text:s text:c="6"/><text:tab/><text:tab/><text:tab/>type=GetType(entry);<text:span text:style-name="T7"/></text:p>
        <text:p text:style-name="P91"><text:s text:c="4"/><text:tab/><text:tab/>else {<text:span text:style-name="T7"/></text:p>
        <text:p text:style-name="P91"><text:s text:c="6"/><text:tab/><text:tab/><text:tab/>if (entry=Lookup(q.c,SEARCH_ALL_SCOPES))<text:span text:style-name="T7"/></text:p>
        <text:p text:style-name="P91"><text:s text:c="8"/><text:tab/><text:tab/><text:tab/><text:tab/>type=GetType(entry);<text:span text:style-name="T7"/></text:p>
        <text:p text:style-name="P91"><text:s text:c="6"/><text:tab/><text:tab/><text:tab/>else if (isCharC(q.b))<text:span text:style-name="T7"/></text:p>
        <text:p text:style-name="P91"><text:s text:c="10"/><text:tab/><text:tab/><text:tab/><text:tab/>type=CharType;<text:span text:style-name="T7"/></text:p>
        <text:p text:style-name="P91"><text:s text:c="4"/><text:tab/><text:tab/>}<text:span text:style-name="T7"/></text:p>
        <text:p text:style-name="P91"><text:s text:c="4"/><text:tab/><text:tab/>if (type==IntegerType) {<text:span text:style-name="T7"/></text:p>
        <text:p text:style-name="P91"><text:s text:c="6"/><text:tab/><text:tab/><text:tab/>load("ax",q.b);<text:span text:style-name="T7"/></text:p>
        <text:p text:style-name="P91"><text:s text:c="6"/><text:tab/><text:tab/><text:tab/>load("dx",q.c);<text:span text:style-name="T7"/></text:p>
        <text:p text:style-name="P91"><text:s text:c="6"/><text:tab/><text:tab/><text:tab/>fprintf(fout,"\tcmp\tax, dx\n");<text:span text:style-name="T7"/></text:p>
        <text:p text:style-name="P91"><text:s text:c="6"/><text:tab/><text:tab/><text:tab/>fprintf(fout,"\tjle\t%s\n",label(atoi(q.d)));<text:span text:style-name="T7"/></text:p>
        <text:p text:style-name="P91"><text:s text:c="4"/><text:tab/><text:tab/>}<text:span text:style-name="T7"/></text:p>
        <text:p text:style-name="P91"><text:s text:c="4"/><text:tab/><text:tab/>else {<text:span text:style-name="T7"/></text:p>
        <text:p text:style-name="P91"><text:s text:c="6"/><text:tab/><text:tab/><text:tab/>load("al",q.b);<text:span text:style-name="T7"/></text:p>
        <text:p text:style-name="P91"><text:soft-page-break/><text:s text:c="6"/><text:tab/><text:tab/><text:tab/>load("dl",q.c);<text:span text:style-name="T7"/></text:p>
        <text:p text:style-name="P91"><text:s text:c="6"/><text:tab/><text:tab/><text:tab/>fprintf(fout,"\tcmp\tal, dl\n");<text:span text:style-name="T7"/></text:p>
        <text:p text:style-name="P91"><text:s text:c="6"/><text:tab/><text:tab/><text:tab/>fprintf(fout,"\tjle\t%s\n",label(atoi(q.d)));<text:span text:style-name="T7"/></text:p>
        <text:p text:style-name="P91"><text:s text:c="4"/><text:tab/><text:tab/>}<text:span text:style-name="T7"/></text:p>
        <text:p text:style-name="P91"><text:s text:c="2"/><text:tab/>} <text:span text:style-name="T7"/></text:p>
        <text:p text:style-name="P91"><text:s text:c="2"/><text:tab/>else if (strcmp(q.a,"ifb")==0) {<text:span text:style-name="T7"/></text:p>
        <text:p text:style-name="P91"><text:s text:c="4"/><text:tab/><text:tab/>load("al",q.b);<text:span text:style-name="T7"/></text:p>
        <text:p text:style-name="P91"><text:s text:c="4"/><text:tab/><text:tab/>fprintf(fout,"\tor\tal, al\n");<text:span text:style-name="T7"/></text:p>
        <text:p text:style-name="P91"><text:s text:c="4"/><text:tab/><text:tab/>fprintf(fout,"\tjnz\t%s\n",label(atoi(q.d)));<text:span text:style-name="T7"/></text:p>
        <text:p text:style-name="P91"><text:tab/>} <text:span text:style-name="T7"/></text:p>
        <text:p text:style-name="P91"><text:s text:c="2"/><text:tab/>else if (strcmp(q.a,"par")==0) {<text:span text:style-name="T7"/></text:p>
        <text:p text:style-name="P91"><text:s text:c="4"/><text:tab/><text:tab/>char *str,*pos;<text:span text:style-name="T7"/></text:p>
        <text:p text:style-name="P91"><text:s text:c="4"/><text:tab/><text:tab/>int intval,type;<text:span text:style-name="T7"/></text:p>
        <text:p text:style-name="P91"><text:s text:c="4"/><text:tab/><text:tab/>if (entry=Lookup(q.b,SEARCH_ALL_SCOPES))<text:span text:style-name="T7"/></text:p>
        <text:p text:style-name="P91"><text:s text:c="6"/><text:tab/><text:tab/>type=GetType(entry);<text:span text:style-name="T7"/></text:p>
        <text:p text:style-name="P91"><text:s text:c="4"/><text:tab/><text:tab/>if (strcmp(q.c,"V")==0) {<text:span text:style-name="T7"/></text:p>
        <text:p text:style-name="P91"><text:tab/> <text:s text:c="5"/><text:tab/><text:tab/>/*By Value*/<text:span text:style-name="T7"/></text:p>
        <text:p text:style-name="P91"><text:s text:c="6"/><text:tab/><text:tab/><text:tab/>if (!entry) {<text:span text:style-name="T7"/></text:p>
        <text:p text:style-name="P91"><text:s text:c="8"/><text:tab/><text:tab/><text:tab/><text:tab/>if (isIstr(q.b)) {<text:span text:style-name="T7"/></text:p>
        <text:p text:style-name="P91"><text:tab/><text:tab/><text:tab/><text:tab/><text:tab/>char *pos,*str;<text:span text:style-name="T7"/></text:p>
        <text:p text:style-name="P91"/>
        <text:p text:style-name="P91"><text:tab/><text:tab/><text:tab/><text:tab/><text:tab/>str=strname(q.b);<text:span text:style-name="T7"/></text:p>
        <text:p text:style-name="P91"><text:tab/> <text:s/><text:tab/><text:tab/><text:tab/><text:tab/>pos=strpos(q.b);<text:span text:style-name="T7"/></text:p>
        <text:p text:style-name="P91"><text:tab/> <text:s/><text:tab/><text:tab/><text:tab/><text:tab/>if (isStrC(str)) {<text:span text:style-name="T7"/></text:p>
        <text:p text:style-name="P91"><text:tab/> <text:s text:c="3"/><text:tab/><text:tab/><text:tab/><text:tab/><text:tab/>if (isIntC(pos))<text:span text:style-name="T7"/></text:p>
        <text:p text:style-name="P91"><text:tab/> <text:s text:c="5"/><text:tab/><text:tab/>fprintf(fout,"\tmov\tal, %Xh\n",str2asc(str)[atoi(pos)]);<text:span text:style-name="T7"/></text:p>
        <text:p text:style-name="P91"><text:tab/> <text:s text:c="3"/><text:tab/><text:tab/><text:tab/><text:tab/><text:tab/>else {<text:span text:style-name="T7"/></text:p>
        <text:p text:style-name="P91"><text:tab/> <text:s text:c="5"/><text:tab/><text:tab/>fprintf(fout,"\tlea\tsi, %s\n",(freeme=newstring(str)));<text:span text:style-name="T7"/></text:p>
        <text:p text:style-name="P91"><text:tab/> <text:s text:c="5"/><text:tab/><text:tab/>free(freeme);<text:span text:style-name="T7"/></text:p>
        <text:p text:style-name="P91"><text:tab/> <text:s text:c="5"/><text:tab/><text:tab/>load("di",pos);<text:span text:style-name="T7"/></text:p>
        <text:p text:style-name="P91"><text:soft-page-break/><text:tab/> <text:s text:c="5"/><text:tab/><text:tab/>fprintf(fout,"\tadd\tsi, di\n");<text:span text:style-name="T7"/></text:p>
        <text:p text:style-name="P91"><text:tab/> <text:s text:c="5"/><text:tab/><text:tab/>fprintf(fout,"\tmov\tal, byte ptr [si]\n");<text:span text:style-name="T7"/></text:p>
        <text:p text:style-name="P91"><text:tab/> <text:s text:c="3"/><text:tab/><text:tab/><text:tab/><text:tab/><text:tab/>}<text:span text:style-name="T7"/></text:p>
        <text:p text:style-name="P91"><text:tab/> <text:s/><text:tab/><text:tab/><text:tab/><text:tab/>}<text:span text:style-name="T7"/></text:p>
        <text:p text:style-name="P91"><text:tab/> <text:s/><text:tab/><text:tab/><text:tab/><text:tab/>else { /*Not String constant*/<text:span text:style-name="T7"/></text:p>
        <text:p text:style-name="P91"><text:tab/> <text:s text:c="3"/><text:tab/><text:tab/><text:tab/><text:tab/><text:tab/>loadAddr("si",str);<text:span text:style-name="T7"/></text:p>
        <text:p text:style-name="P91"><text:tab/> <text:s text:c="3"/><text:tab/><text:tab/><text:tab/><text:tab/><text:tab/>load("di",pos);<text:span text:style-name="T7"/></text:p>
        <text:p text:style-name="P91"><text:tab/> <text:s text:c="3"/><text:tab/><text:tab/><text:tab/><text:tab/><text:tab/>fprintf(fout,"\tadd\tsi, di\n");<text:span text:style-name="T7"/></text:p>
        <text:p text:style-name="P91"><text:tab/> <text:s text:c="3"/><text:tab/><text:tab/><text:tab/><text:tab/><text:tab/>fprintf(fout,"\tmov\tal, byte ptr [si]\n");<text:span text:style-name="T7"/></text:p>
        <text:p text:style-name="P91"><text:tab/> <text:s/><text:tab/><text:tab/><text:tab/><text:tab/>}<text:span text:style-name="T7"/></text:p>
        <text:p text:style-name="P91"><text:tab/> <text:s/><text:tab/><text:tab/><text:tab/><text:tab/>if (str) free(str);<text:span text:style-name="T7"/></text:p>
        <text:p text:style-name="P91"><text:tab/><text:tab/><text:tab/><text:tab/><text:tab/>if(pos) free(pos);<text:span text:style-name="T7"/></text:p>
        <text:p text:style-name="P91"><text:tab/> <text:s/><text:tab/><text:tab/><text:tab/><text:tab/>fprintf(fout,"\tsub\tsp, 1\n");<text:span text:style-name="T7"/></text:p>
        <text:p text:style-name="P91"><text:tab/> <text:s/><text:tab/><text:tab/><text:tab/><text:tab/>fprintf(fout,"\tmov\tsi, sp\n");<text:span text:style-name="T7"/></text:p>
        <text:p text:style-name="P91"><text:tab/> <text:s/><text:tab/><text:tab/><text:tab/><text:tab/>fprintf(fout,"\tmov\tbyte ptr [si], al\n"); /*push al only*/<text:span text:style-name="T7"/></text:p>
        <text:p text:style-name="P91"><text:s text:c="6"/><text:tab/><text:tab/><text:tab/><text:tab/>} /*end of if is indexed string*/<text:span text:style-name="T7"/></text:p>
        <text:p text:style-name="P91"><text:s text:c="6"/><text:tab/><text:tab/><text:tab/><text:tab/>else if (isIntC(q.b)) {<text:span text:style-name="T7"/></text:p>
        <text:p text:style-name="P91"><text:tab/> <text:s/><text:tab/><text:tab/><text:tab/><text:tab/>fprintf(fout,"\tmov\tax, %s\n",q.b);<text:span text:style-name="T7"/></text:p>
        <text:p text:style-name="P91"><text:tab/> <text:s/><text:tab/><text:tab/><text:tab/><text:tab/>fprintf(fout,"\tpush\tax\n");<text:span text:style-name="T7"/></text:p>
        <text:p text:style-name="P91"><text:tab/><text:tab/><text:tab/><text:tab/>}<text:span text:style-name="T7"/></text:p>
        <text:p text:style-name="P91"><text:s text:c="6"/><text:tab/><text:tab/><text:tab/><text:tab/>else if (isCharC(q.b)) {<text:span text:style-name="T7"/></text:p>
        <text:p text:style-name="P91"><text:tab/> <text:s/><text:tab/><text:tab/><text:tab/><text:tab/>fprintf(fout,"\tmov\tal, %s\n",(freeme=cc2asc(q.b)));<text:span text:style-name="T7"/></text:p>
        <text:p text:style-name="P91"><text:tab/> <text:s/><text:tab/><text:tab/><text:tab/><text:tab/>free(freeme);<text:span text:style-name="T7"/></text:p>
        <text:p text:style-name="P91"><text:tab/> <text:s/><text:tab/><text:tab/><text:tab/><text:tab/>fprintf(fout,"\tsub\tsp,1\n");<text:span text:style-name="T7"/></text:p>
        <text:p text:style-name="P91"><text:tab/> <text:s/><text:tab/><text:tab/><text:tab/><text:tab/>fprintf(fout,"\tmov\tsi, sp\n");<text:span text:style-name="T7"/></text:p>
        <text:p text:style-name="P91"><text:tab/> <text:s/><text:tab/><text:tab/><text:tab/><text:tab/>fprintf(fout,"\tmov\tbyte ptr [si],al\n"); /*Push al to stack*/<text:span text:style-name="T7"/></text:p>
        <text:p text:style-name="P91"><text:tab/><text:tab/><text:tab/><text:tab/>}<text:span text:style-name="T7"/></text:p>
        <text:p text:style-name="P91"><text:s text:c="6"/><text:tab/><text:tab/><text:tab/><text:tab/>else if (isBool(q.b,&amp;intval)) {<text:span text:style-name="T7"/></text:p>
        <text:p text:style-name="P91"><text:tab/> <text:s/><text:tab/><text:tab/><text:tab/><text:tab/>fprintf(fout,"\tsub\tsp, 1\n");<text:span text:style-name="T7"/></text:p>
        <text:p text:style-name="P91"><text:soft-page-break/><text:tab/> <text:s/><text:tab/><text:tab/><text:tab/><text:tab/>fprintf(fout,"\tmov\tsi, sp\n");<text:span text:style-name="T7"/></text:p>
        <text:p text:style-name="P91"><text:tab/> <text:s/><text:tab/><text:tab/><text:tab/><text:tab/>fprintf(fout,"\tmov\tbyte ptr [si], %d\n",intval);<text:span text:style-name="T7"/></text:p>
        <text:p text:style-name="P91"><text:tab/><text:tab/><text:tab/><text:tab/>}<text:span text:style-name="T7"/></text:p>
        <text:p text:style-name="P91"><text:s text:c="6"/><text:tab/><text:tab/><text:tab/><text:tab/>else if (isStrC(q.b)) {<text:span text:style-name="T7"/></text:p>
        <text:p text:style-name="P91"><text:tab/> <text:s/><text:tab/><text:tab/><text:tab/><text:tab/>int off;<text:span text:style-name="T7"/></text:p>
        <text:p text:style-name="P91"><text:tab/><text:tab/><text:tab/><text:tab/><text:tab/>char strtmp[20];<text:span text:style-name="T7"/></text:p>
        <text:p text:style-name="P91"><text:tab/> <text:s text:c="3"/><text:span text:style-name="T7"/></text:p>
        <text:p text:style-name="P91"><text:tab/> <text:s/><text:tab/><text:tab/><text:tab/><text:tab/>bzero(strtmp,sizeof(strtmp));<text:span text:style-name="T7"/></text:p>
        <text:p text:style-name="P91"><text:tab/> <text:s/><text:tab/><text:tab/><text:tab/><text:tab/>memcpy(strtmp,str2asc(q.b),16);<text:span text:style-name="T7"/></text:p>
        <text:p text:style-name="P91"><text:tab/><text:tab/> <text:s/><text:tab/><text:tab/><text:tab/>for (off=14;off&gt;=0;off-=2) {<text:span text:style-name="T7"/></text:p>
        <text:p text:style-name="P91"><text:tab/> <text:s text:c="3"/><text:tab/><text:tab/>fprintf(fout,"\tmov\tax, %04Xh\n",(((int)strtmp[off+1])&lt;&lt;8)+strtmp[off]);<text:span text:style-name="T7"/></text:p>
        <text:p text:style-name="P91"><text:tab/> <text:s text:c="3"/><text:tab/><text:tab/>fprintf(fout,"\tpush\tax\n");<text:span text:style-name="T7"/></text:p>
        <text:p text:style-name="P91"><text:tab/> <text:s/><text:tab/><text:tab/><text:tab/><text:tab/>}<text:span text:style-name="T7"/></text:p>
        <text:p text:style-name="P91"><text:tab/><text:tab/><text:tab/><text:tab/>}<text:span text:style-name="T7"/></text:p>
        <text:p text:style-name="P91"><text:tab/><text:tab/><text:tab/><text:tab/>else fprintf(yyout,"Internal error 284-482:panic: <text:span text:style-name="T7"/></text:p>
        <text:p text:style-name="P91"><text:tab/><text:tab/><text:tab/><text:tab/><text:tab/><text:tab/><text:tab/><text:tab/>/vmunix??? parity error in uda0\n");<text:span text:style-name="T7"/></text:p>
        <text:p text:style-name="P91"/>
        <text:p text:style-name="P91"><text:s text:c="6"/><text:tab/><text:tab/><text:tab/>} /*if !entry*/<text:span text:style-name="T7"/></text:p>
        <text:p text:style-name="P91"><text:s text:c="6"/><text:tab/><text:tab/><text:tab/>else if (type==IntegerType) {<text:span text:style-name="T7"/></text:p>
        <text:p text:style-name="P91"><text:tab/><text:tab/><text:tab/><text:tab/>load("ax",q.b);<text:span text:style-name="T7"/></text:p>
        <text:p text:style-name="P91"><text:tab/><text:tab/><text:tab/><text:tab/>fprintf(fout,"\tpush\tax\n");<text:span text:style-name="T7"/></text:p>
        <text:p text:style-name="P91"><text:s text:c="6"/><text:tab/><text:tab/><text:tab/>}<text:span text:style-name="T7"/></text:p>
        <text:p text:style-name="P91"><text:s text:c="6"/><text:tab/><text:tab/><text:tab/>else if (type==CharType||type==BooleanType) {<text:span text:style-name="T7"/></text:p>
        <text:p text:style-name="P91"><text:tab/><text:tab/><text:tab/><text:tab/>load("al",q.b);<text:span text:style-name="T7"/></text:p>
        <text:p text:style-name="P91"><text:tab/><text:tab/><text:tab/><text:tab/>fprintf(fout,"\tsub\tsp, 1\n");<text:span text:style-name="T7"/></text:p>
        <text:p text:style-name="P91"><text:tab/><text:tab/><text:tab/><text:tab/>fprintf(fout,"\tmov\tsi, sp\n");<text:span text:style-name="T7"/></text:p>
        <text:p text:style-name="P91"><text:tab/><text:tab/><text:tab/><text:tab/>fprintf(fout,"\tmov\tbyte ptr [si], al\n");<text:span text:style-name="T7"/></text:p>
        <text:p text:style-name="P91"><text:s text:c="6"/><text:tab/><text:tab/><text:tab/>}<text:span text:style-name="T7"/></text:p>
        <text:p text:style-name="P91"><text:s text:c="6"/><text:tab/><text:tab/><text:tab/>else { /*It's a string*/<text:span text:style-name="T7"/></text:p>
        <text:p text:style-name="P91"><text:tab/><text:tab/><text:tab/><text:tab/>int off;<text:span text:style-name="T7"/></text:p>
        <text:p text:style-name="P91"><text:soft-page-break/><text:tab/><text:tab/><text:tab/><text:tab/>loadAddr("si",q.b);<text:span text:style-name="T7"/></text:p>
        <text:p text:style-name="P91"><text:tab/><text:tab/><text:tab/><text:tab/>for (off=14;off&gt;=0;off-=2) {<text:span text:style-name="T7"/></text:p>
        <text:p text:style-name="P91"><text:tab/><text:tab/><text:tab/><text:tab/><text:tab/>fprintf(fout,"\tmov\tax,word ptr [si%+d]\n",off);<text:span text:style-name="T7"/></text:p>
        <text:p text:style-name="P91"><text:tab/> <text:s/><text:tab/><text:tab/><text:tab/><text:tab/>fprintf(fout,"\tpush\tax\n");<text:span text:style-name="T7"/></text:p>
        <text:p text:style-name="P91"><text:tab/><text:tab/><text:tab/><text:tab/>}<text:span text:style-name="T7"/></text:p>
        <text:p text:style-name="P91"><text:s text:c="6"/><text:tab/><text:tab/><text:tab/>}<text:span text:style-name="T7"/></text:p>
        <text:p text:style-name="P91"><text:s text:c="4"/><text:tab/><text:tab/>}<text:span text:style-name="T7"/></text:p>
        <text:p text:style-name="P91"><text:s text:c="4"/><text:tab/><text:tab/>else /*By Ref*/ {<text:span text:style-name="T7"/></text:p>
        <text:p text:style-name="P91"><text:s text:c="6"/><text:tab/><text:tab/><text:tab/>loadAddr("si",q.b);<text:span text:style-name="T7"/></text:p>
        <text:p text:style-name="P91"><text:s text:c="6"/><text:tab/><text:tab/><text:tab/>fprintf(fout,"\tpush\tsi\n");<text:span text:style-name="T7"/></text:p>
        <text:p text:style-name="P91"><text:s text:c="4"/><text:tab/><text:tab/>}<text:span text:style-name="T7"/></text:p>
        <text:p text:style-name="P91"><text:s text:c="2"/><text:tab/>}<text:span text:style-name="T7"/></text:p>
        <text:p text:style-name="P91"><text:s text:c="2"/><text:tab/>else if (strcmp(q.a,"call")==0) {<text:span text:style-name="T7"/></text:p>
        <text:p text:style-name="P91"><text:s text:c="4"/><text:tab/><text:tab/>if (GetReturnType(Lookup(q.d,SEARCH_ALL_SCOPES))==VoidRet)<text:span text:style-name="T7"/></text:p>
        <text:p text:style-name="P91"><text:s text:c="6"/><text:tab/><text:tab/><text:tab/>fprintf(fout,"\tsub\tsp, 2\n");<text:span text:style-name="T7"/></text:p>
        <text:p text:style-name="P91"><text:tab/><text:tab/>updateAL(q);<text:span text:style-name="T7"/></text:p>
        <text:p text:style-name="P91"><text:tab/><text:tab/>fprintf(fout,"\tcall\tnear ptr %s\n",asmfuncname(q.d,tmpstr));<text:span text:style-name="T7"/></text:p>
        <text:p text:style-name="P91"><text:tab/><text:tab/>fprintf(fout,"\tadd\tsp, %d\n" <text:span text:style-name="T7"/></text:p>
        <text:p text:style-name="P91"><text:tab/><text:tab/><text:tab/><text:tab/>GetSizeOfArguments(Lookup(q.d,SEARCH_ALL_SCOPES))+4);<text:span text:style-name="T7"/></text:p>
        <text:p text:style-name="P91"><text:tab/>} <text:span text:style-name="T7"/></text:p>
        <text:p text:style-name="P91"><text:s text:c="2"/><text:tab/>else if (strcmp(q.a,"endu")==0) {<text:span text:style-name="T7"/></text:p>
        <text:p text:style-name="P91"><text:s text:c="4"/><text:tab/><text:tab/>fprintf(fout,"@%s:\n\tmov\tsp, bp\n",asmfuncname(q.b,tmpstr)+1);<text:span text:style-name="T7"/></text:p>
        <text:p text:style-name="P91"><text:s text:c="4"/><text:tab/><text:tab/>fprintf(fout,"\tpop\tbp\n");<text:span text:style-name="T7"/></text:p>
        <text:p text:style-name="P91"><text:s text:c="4"/><text:tab/><text:tab/>fprintf(fout,"\tret\n");<text:span text:style-name="T7"/></text:p>
        <text:p text:style-name="P91"><text:s text:c="4"/><text:tab/><text:tab/>fprintf(fout,"%s\tendp\n",asmfuncname(q.b,tmpstr));<text:span text:style-name="T7"/></text:p>
        <text:p text:style-name="P91"><text:s text:c="2"/><text:tab/>} <text:span text:style-name="T7"/></text:p>
        <text:p text:style-name="P91"><text:s text:c="2"/><text:tab/>else if (strcmp(q.a,"jump")==0) {<text:span text:style-name="T7"/></text:p>
        <text:p text:style-name="P91"><text:s text:c="4"/><text:tab/><text:tab/>fprintf(fout,"\tjmp\t%s\n",label(atoi(q.d)));<text:span text:style-name="T7"/></text:p>
        <text:p text:style-name="P91"><text:s text:c="2"/><text:tab/>} <text:span text:style-name="T7"/></text:p>
        <text:p text:style-name="P91"><text:soft-page-break/><text:s text:c="2"/><text:tab/>else if (strcmp(q.a,"ret")==0) {<text:span text:style-name="T7"/></text:p>
        <text:p text:style-name="P91"><text:s text:c="4"/><text:tab/><text:tab/>fprintf(fout,"\tjmp\t@%s\n",curunit+1);<text:span text:style-name="T7"/></text:p>
        <text:p text:style-name="P91"><text:s text:c="2"/><text:tab/>} <text:span text:style-name="T7"/></text:p>
        <text:p text:style-name="P91"><text:s text:c="2"/><text:tab/>else if (strcmp(q.a,"retv")==0) {<text:span text:style-name="T7"/></text:p>
        <text:p text:style-name="P91"><text:s text:c="4"/><text:tab/><text:tab/>int type,intval;<text:span text:style-name="T7"/></text:p>
        <text:p text:style-name="P91"><text:s text:c="4"/><text:tab/><text:tab/>entry = Lookup(q.b, SEARCH_ALL_SCOPES);<text:span text:style-name="T7"/></text:p>
        <text:p text:style-name="P91"/>
        <text:p text:style-name="P91"><text:s text:c="4"/><text:tab/><text:tab/>if (!entry) { <text:s/>/*Constant or indexed string*/ <text:s text:c="4"/><text:span text:style-name="T7"/></text:p>
        <text:p text:style-name="P91"><text:s text:c="6"/><text:tab/><text:tab/><text:tab/>if (isIstr(q.b)) {<text:span text:style-name="T7"/></text:p>
        <text:p text:style-name="P91"><text:tab/> <text:s text:c="5"/><text:tab/><text:tab/><text:tab/>char <text:s text:c="3"/>*str;<text:span text:style-name="T7"/></text:p>
        <text:p text:style-name="P91"><text:tab/> <text:s text:c="5"/><text:tab/><text:tab/><text:tab/>char <text:s text:c="3"/>*pos;<text:span text:style-name="T7"/></text:p>
        <text:p text:style-name="P91"/>
        <text:p text:style-name="P91"><text:tab/><text:tab/><text:tab/> <text:s text:c="5"/><text:tab/>str = strname(q.b);<text:span text:style-name="T7"/></text:p>
        <text:p text:style-name="P91"><text:tab/> <text:s text:c="5"/><text:tab/><text:tab/><text:tab/>pos = strpos(q.b);<text:span text:style-name="T7"/></text:p>
        <text:p text:style-name="P91"/>
        <text:p text:style-name="P91"><text:tab/> <text:s text:c="5"/><text:tab/><text:tab/><text:tab/>if (isStrC(str)) {<text:span text:style-name="T7"/></text:p>
        <text:p text:style-name="P91"><text:tab/><text:tab/><text:tab/><text:tab/><text:tab/>if (!isIntC(pos)) {<text:span text:style-name="T7"/></text:p>
        <text:p text:style-name="P91"><text:tab/><text:tab/> <text:s text:c="3"/><text:tab/><text:tab/><text:tab/><text:tab/>fprintf(fout, "\tlea\tsi, %s\n",(freeme=newstring(str)));<text:span text:style-name="T7"/></text:p>
        <text:p text:style-name="P91"><text:tab/><text:tab/> <text:s text:c="3"/><text:tab/><text:tab/><text:tab/><text:tab/>free(freeme);<text:span text:style-name="T7"/></text:p>
        <text:p text:style-name="P91"><text:tab/><text:tab/> <text:s text:c="3"/><text:tab/><text:tab/><text:tab/><text:tab/>load("di", pos);<text:span text:style-name="T7"/></text:p>
        <text:p text:style-name="P91"><text:tab/><text:tab/> <text:s text:c="3"/><text:tab/><text:tab/><text:tab/><text:tab/>fprintf(fout,"\tadd\tsi, di\n");<text:span text:style-name="T7"/></text:p>
        <text:p text:style-name="P91"><text:tab/><text:tab/> <text:s text:c="3"/><text:tab/><text:tab/><text:tab/><text:tab/>fprintf(fout,"\tmov\tal, byte ptr [si]\n");<text:span text:style-name="T7"/></text:p>
        <text:p text:style-name="P91"><text:tab/><text:tab/> <text:s text:c="3"/><text:tab/><text:tab/><text:tab/><text:tab/>fprintf(fout,"\tmov\tsi, word ptr [bp+6]\n");<text:span text:style-name="T7"/></text:p>
        <text:p text:style-name="P91"><text:tab/><text:tab/> <text:s text:c="3"/><text:tab/><text:tab/><text:tab/><text:tab/>fprintf(fout,"\tmov\tword ptr [si], al\n");<text:span text:style-name="T7"/></text:p>
        <text:p text:style-name="P91"><text:tab/><text:tab/><text:tab/><text:tab/><text:tab/>} <text:span text:style-name="T7"/></text:p>
        <text:p text:style-name="P91"><text:tab/><text:tab/><text:tab/><text:tab/><text:tab/>else {<text:span text:style-name="T7"/></text:p>
        <text:p text:style-name="P91"><text:tab/><text:tab/> <text:s/><text:tab/><text:tab/><text:tab/><text:tab/>fprintf(fout,"\tmov\tal, %Xh\n",str2asc(str)[atoi(pos)]);<text:span text:style-name="T7"/></text:p>
        <text:p text:style-name="P91"><text:soft-page-break/><text:tab/><text:tab/> <text:s/><text:tab/><text:tab/><text:tab/><text:tab/>fprintf(fout,"\tmov\tsi, word ptr [bp+6]\n");<text:span text:style-name="T7"/></text:p>
        <text:p text:style-name="P91"><text:tab/><text:tab/> <text:s/><text:tab/><text:tab/><text:tab/><text:tab/>fprintf(fout,"\tmov\tword ptr [si], al\n");<text:span text:style-name="T7"/></text:p>
        <text:p text:style-name="P91"><text:tab/><text:tab/><text:tab/><text:tab/><text:tab/>}<text:span text:style-name="T7"/></text:p>
        <text:p text:style-name="P91"><text:tab/> <text:s text:c="5"/><text:tab/><text:tab/><text:tab/>}<text:span text:style-name="T7"/></text:p>
        <text:p text:style-name="P91"><text:tab/> <text:s text:c="5"/><text:tab/><text:tab/><text:tab/>else {<text:span text:style-name="T7"/></text:p>
        <text:p text:style-name="P91"><text:tab/><text:tab/><text:tab/><text:tab/><text:tab/>loadAddr("si", str);<text:span text:style-name="T7"/></text:p>
        <text:p text:style-name="P91"><text:tab/><text:tab/><text:tab/><text:tab/><text:tab/>load("di", pos);<text:span text:style-name="T7"/></text:p>
        <text:p text:style-name="P91"><text:tab/><text:tab/><text:tab/><text:tab/><text:tab/>fprintf(fout,"\tadd\tsi, di\n");<text:span text:style-name="T7"/></text:p>
        <text:p text:style-name="P91"><text:tab/><text:tab/><text:tab/><text:tab/><text:tab/>fprintf(fout,"\tmov\tal, byte ptr [si]\n");<text:span text:style-name="T7"/></text:p>
        <text:p text:style-name="P91"><text:tab/><text:tab/><text:tab/><text:tab/><text:tab/>fprintf(fout,"\tmov\tsi, word ptr [bp+6]\n");<text:span text:style-name="T7"/></text:p>
        <text:p text:style-name="P91"><text:tab/><text:tab/><text:tab/><text:tab/><text:tab/>fprintf(fout,"\tmov\tword ptr [si], al\n");<text:span text:style-name="T7"/></text:p>
        <text:p text:style-name="P91"><text:tab/> <text:s text:c="5"/><text:tab/><text:tab/><text:tab/>} <text:span text:style-name="T7"/></text:p>
        <text:p text:style-name="P91"><text:tab/> <text:s text:c="5"/><text:tab/><text:tab/><text:tab/>free(str); <text:span text:style-name="T7"/></text:p>
        <text:p text:style-name="P91"><text:tab/><text:tab/><text:tab/><text:tab/>free(pos);<text:span text:style-name="T7"/></text:p>
        <text:p text:style-name="P91"><text:s text:c="6"/><text:tab/><text:tab/><text:tab/>} <text:span text:style-name="T7"/></text:p>
        <text:p text:style-name="P91"><text:s text:c="6"/><text:tab/><text:tab/><text:tab/>else if (isIntC(q.b)) {<text:span text:style-name="T7"/></text:p>
        <text:p text:style-name="P91"><text:tab/><text:tab/><text:tab/><text:tab/>fprintf(fout,"\tmov\tsi, word ptr [bp+6]\n");<text:span text:style-name="T7"/></text:p>
        <text:p text:style-name="P91"><text:tab/><text:tab/><text:tab/><text:tab/>fprintf(fout,"\tmov\tword ptr [si], %s\n",q.b);<text:span text:style-name="T7"/></text:p>
        <text:p text:style-name="P91"><text:s text:c="6"/><text:tab/><text:tab/><text:tab/>} <text:span text:style-name="T7"/></text:p>
        <text:p text:style-name="P91"><text:s text:c="6"/><text:tab/><text:tab/><text:tab/>else if (isCharC(q.b)) {<text:span text:style-name="T7"/></text:p>
        <text:p text:style-name="P91"><text:tab/><text:tab/><text:tab/><text:tab/>fprintf(fout,"\tmov\tsi, word ptr [bp+6]\n");<text:span text:style-name="T7"/></text:p>
        <text:p text:style-name="P91"><text:tab/><text:tab/><text:tab/><text:tab/>fprintf(fout,"\tmov\tbyte ptr [si],%s\n",cc2asc(q.b));<text:span text:style-name="T7"/></text:p>
        <text:p text:style-name="P91"><text:s text:c="6"/><text:tab/><text:tab/><text:tab/>} <text:span text:style-name="T7"/></text:p>
        <text:p text:style-name="P91"><text:s text:c="6"/><text:tab/><text:tab/><text:tab/>else if (isBool(q.b,&amp;intval)) {<text:span text:style-name="T7"/></text:p>
        <text:p text:style-name="P91"><text:tab/><text:tab/><text:tab/><text:tab/>fprintf(fout,"\tmov\tsi, word ptr [bp+6]\n");<text:span text:style-name="T7"/></text:p>
        <text:p text:style-name="P91"><text:tab/><text:tab/><text:tab/><text:tab/>fprintf(fout,"\tmov\tbyte ptr [si], %d\n",intval);<text:span text:style-name="T7"/></text:p>
        <text:p text:style-name="P91"><text:s text:c="6"/><text:tab/><text:tab/><text:tab/>} <text:span text:style-name="T7"/></text:p>
        <text:p text:style-name="P91"><text:s text:c="6"/><text:tab/><text:tab/><text:tab/>else if (isStrC(q.b)) {<text:span text:style-name="T7"/></text:p>
        <text:p text:style-name="P91"><text:tab/><text:tab/><text:tab/><text:tab/>int off;<text:span text:style-name="T7"/></text:p>
        <text:p text:style-name="P91"><text:soft-page-break/><text:tab/><text:tab/><text:tab/><text:tab/>char strtmp[20];<text:span text:style-name="T7"/></text:p>
        <text:p text:style-name="P91"><text:tab/> <text:s/><text:span text:style-name="T7"/></text:p>
        <text:p text:style-name="P91"><text:tab/><text:tab/><text:tab/><text:tab/>bzero(strtmp,sizeof(strtmp));<text:span text:style-name="T7"/></text:p>
        <text:p text:style-name="P91"><text:tab/><text:tab/><text:tab/><text:tab/>memcpy(strtmp,str2asc(q.b),16);<text:span text:style-name="T7"/></text:p>
        <text:p text:style-name="P91"><text:tab/><text:tab/><text:tab/><text:tab/>fprintf(fout,"\tmov\tsi, word ptr [bp+6]\n");<text:span text:style-name="T7"/></text:p>
        <text:p text:style-name="P91"/>
        <text:p text:style-name="P91"><text:tab/><text:tab/><text:tab/><text:tab/>for (off=14;off&gt;=0;off-=2) {<text:span text:style-name="T7"/></text:p>
        <text:p text:style-name="P91"><text:tab/><text:tab/><text:tab/><text:tab/><text:tab/>fprintf(fout,"\tmov\tax, %04Xh\n ", (((int)q.b[15])&lt;&lt;8)+q.b[14]);<text:span text:style-name="T7"/></text:p>
        <text:p text:style-name="P91"><text:tab/><text:tab/><text:tab/><text:tab/><text:tab/>fprintf(fout,"\tmov\tword ptr [si%+d], ax\n",14-off);<text:span text:style-name="T7"/></text:p>
        <text:p text:style-name="P91"><text:tab/><text:tab/><text:tab/><text:tab/>}<text:span text:style-name="T7"/></text:p>
        <text:p text:style-name="P91"><text:s text:c="6"/><text:tab/><text:tab/><text:tab/>} <text:span text:style-name="T7"/></text:p>
        <text:p text:style-name="P91"><text:s text:c="6"/><text:tab/><text:tab/><text:tab/>else fprintf(yyout,"Internal error #2980-4876:duplicate IP address\n");<text:span text:style-name="T7"/></text:p>
        <text:p text:style-name="P91"><text:s text:c="5"/><text:tab/><text:tab/>}<text:span text:style-name="T7"/></text:p>
        <text:p text:style-name="P91"><text:s text:c="4"/><text:tab/><text:tab/>else { /*if entry*/<text:span text:style-name="T7"/></text:p>
        <text:p text:style-name="P91"><text:tab/><text:tab/><text:tab/>type = GetType(entry);<text:span text:style-name="T7"/></text:p>
        <text:p text:style-name="P91"><text:s text:c="6"/><text:tab/><text:tab/><text:tab/>if (type==IntegerType) {<text:span text:style-name="T7"/></text:p>
        <text:p text:style-name="P91"><text:tab/><text:tab/><text:tab/><text:tab/>load("ax", q.b);<text:span text:style-name="T7"/></text:p>
        <text:p text:style-name="P91"><text:tab/> <text:s/><text:tab/><text:tab/><text:tab/>fprintf(fout,"\tmov\tsi, word ptr [bp+6]\n");<text:span text:style-name="T7"/></text:p>
        <text:p text:style-name="P91"><text:tab/><text:tab/> <text:s/><text:tab/><text:tab/>fprintf(fout,"\tmov\tword ptr [si], ax\n");<text:span text:style-name="T7"/></text:p>
        <text:p text:style-name="P91"><text:s text:c="6"/><text:tab/><text:tab/><text:tab/>} <text:span text:style-name="T7"/></text:p>
        <text:p text:style-name="P91"><text:s text:c="6"/><text:tab/><text:tab/><text:tab/>else if (type==BooleanType||type==CharType) { <text:span text:style-name="T7"/></text:p>
        <text:p text:style-name="P91"><text:tab/> <text:s/><text:tab/><text:tab/><text:tab/>load("al", q.b);<text:span text:style-name="T7"/></text:p>
        <text:p text:style-name="P91"><text:tab/><text:tab/> <text:s/><text:tab/><text:tab/>fprintf(fout,"\tmov\tsi, word ptr [bp+6]\n");<text:span text:style-name="T7"/></text:p>
        <text:p text:style-name="P91"><text:tab/> <text:s/><text:tab/><text:tab/><text:tab/>fprintf(fout,"\tmov\tbyte ptr [si], al\n");<text:span text:style-name="T7"/></text:p>
        <text:p text:style-name="P91"><text:s text:c="6"/><text:tab/><text:tab/><text:tab/>} <text:span text:style-name="T7"/></text:p>
        <text:p text:style-name="P91"><text:s text:c="6"/><text:tab/><text:tab/><text:tab/>else { <text:s text:c="2"/>/* It's a String*/<text:span text:style-name="T7"/></text:p>
        <text:p text:style-name="P91"><text:tab/> <text:s/><text:tab/><text:tab/><text:tab/>int off;<text:span text:style-name="T7"/></text:p>
        <text:p text:style-name="P91"><text:tab/> <text:s/><text:tab/><text:tab/><text:tab/>loadAddr("si", q.b);<text:span text:style-name="T7"/></text:p>
        <text:p text:style-name="P91"><text:tab/> <text:s/><text:tab/><text:tab/><text:tab/>fprintf(fout,"\tmov\tdi, word ptr [bp+6]");<text:span text:style-name="T7"/></text:p>
        <text:p text:style-name="P91"><text:tab/><text:tab/><text:tab/><text:tab/>for (off=14;off&gt;=0;off-=2) {<text:span text:style-name="T7"/></text:p>
        <text:p text:style-name="P91"><text:soft-page-break/><text:tab/> <text:s text:c="3"/><text:tab/><text:tab/><text:tab/><text:tab/>fprintf(fout,"\tmov\tax, word ptr [si%+d]",off);<text:span text:style-name="T7"/></text:p>
        <text:p text:style-name="P91"><text:tab/> <text:s text:c="3"/><text:tab/><text:tab/><text:tab/><text:tab/>fprintf(fout,"\tmov\tword ptr [di%+d], ax",off);<text:span text:style-name="T7"/></text:p>
        <text:p text:style-name="P91"><text:tab/> <text:s/><text:tab/><text:tab/><text:tab/>}<text:span text:style-name="T7"/></text:p>
        <text:p text:style-name="P91"><text:s text:c="6"/><text:tab/><text:tab/><text:tab/>}<text:span text:style-name="T7"/></text:p>
        <text:p text:style-name="P91"><text:s text:c="4"/><text:tab/><text:tab/>} /*if entry*/<text:span text:style-name="T7"/></text:p>
        <text:p text:style-name="P91"><text:s text:c="3"/><text:tab/>} /*retv*/<text:span text:style-name="T7"/></text:p>
        <text:p text:style-name="P91">}<text:span text:style-name="T7"/></text:p>
        <text:p text:style-name="P91"/>
        <text:p text:style-name="P91">void genasm()<text:span text:style-name="T7"/></text:p>
        <text:p text:style-name="P91">{<text:span text:style-name="T7"/></text:p>
        <text:p text:style-name="P91"><text:s text:c="2"/><text:tab/>if (outasm)<text:span text:style-name="T7"/></text:p>
        <text:p text:style-name="P91"><text:s text:c="4"/><text:tab/><text:tab/>while (asmquad&lt;nextquad)<text:span text:style-name="T7"/></text:p>
        <text:p text:style-name="P91"><text:s text:c="6"/><text:tab/><text:tab/><text:tab/>quad2asm(QUADS[asmquad++]);<text:span text:style-name="T7"/></text:p>
        <text:p text:style-name="P91">}<text:span text:style-name="T7"/></text:p>
        <text:p text:style-name="P91"/>
        <text:p text:style-name="P91"/>
        <text:p text:style-name="P91"/>
        <text:p text:style-name="P91">yyerror(char *s)<text:span text:style-name="T7"/></text:p>
        <text:p text:style-name="P91">{<text:span text:style-name="T7"/></text:p>
        <text:p text:style-name="P91"><text:tab/>printf("Syntax Error in line %d: %s\n",linenum,s);<text:span text:style-name="T7"/></text:p>
        <text:p text:style-name="P91"><text:tab/>errornum=-1;<text:span text:style-name="T7"/></text:p>
        <text:p text:style-name="P91">}<text:span text:style-name="T7"/></text:p>
        <text:p text:style-name="P91"/>
        <text:p text:style-name="P91">crerror(char *s,int ln,char *s1)<text:span text:style-name="T7"/></text:p>
        <text:p text:style-name="P91">{<text:span text:style-name="T7"/></text:p>
        <text:p text:style-name="P91"><text:tab/>printf("line %d:%s %s\n",ln,s,s1);<text:span text:style-name="T7"/></text:p>
        <text:p text:style-name="P91"><text:tab/>errornum++;<text:span text:style-name="T7"/></text:p>
        <text:p text:style-name="P91">}<text:span text:style-name="T7"/></text:p>
        <text:p text:style-name="P91"/>
        <text:p text:style-name="P91">int main(int argc, char *argv[]) {<text:span text:style-name="T7"/></text:p>
        <text:p text:style-name="P91"><text:soft-page-break/><text:tab/>printf("\nStarted\n");<text:span text:style-name="T7"/></text:p>
        <text:p text:style-name="P91"><text:tab/>if (argc &gt; 1) {<text:span text:style-name="T7"/></text:p>
        <text:p text:style-name="P91"><text:tab/><text:tab/>if ((yyin = fopen(argv[1], "r")) == NULL) {<text:span text:style-name="T7"/></text:p>
        <text:p text:style-name="P91"><text:tab/><text:tab/><text:tab/>perror(argv[1]);<text:span text:style-name="T7"/></text:p>
        <text:p text:style-name="P91"><text:tab/><text:tab/><text:tab/>exit(2);<text:span text:style-name="T7"/></text:p>
        <text:p text:style-name="P91"><text:tab/><text:tab/>}<text:span text:style-name="T7"/></text:p>
        <text:p text:style-name="P91"><text:tab/>}<text:span text:style-name="T7"/></text:p>
        <text:p text:style-name="P91"><text:tab/>if (argc &gt; 2) {<text:span text:style-name="T7"/></text:p>
        <text:p text:style-name="P91"><text:tab/><text:tab/>if ((fout = fopen(argv[2], "w")) == NULL) {<text:span text:style-name="T7"/></text:p>
        <text:p text:style-name="P91"><text:tab/><text:tab/><text:tab/>perror(argv[2]);<text:span text:style-name="T7"/></text:p>
        <text:p text:style-name="P91"><text:tab/><text:tab/><text:tab/>exit(3);<text:span text:style-name="T7"/></text:p>
        <text:p text:style-name="P91"><text:tab/><text:tab/>}<text:span text:style-name="T7"/></text:p>
        <text:p text:style-name="P91"><text:tab/> <text:s text:c="6"/><text:span text:style-name="T7"/></text:p>
        <text:p text:style-name="P91"><text:tab/>}<text:span text:style-name="T7"/></text:p>
        <text:p text:style-name="P91"><text:tab/>else fout=stdout;<text:span text:style-name="T7"/></text:p>
        <text:p text:style-name="P91"/>
        <text:p text:style-name="P91"><text:tab/>InitSymbolTable();<text:span text:style-name="T7"/></text:p>
        <text:p text:style-name="P91"/>
        <text:p text:style-name="P91"><text:tab/>if (yyparse()==0 &amp;&amp; !errornum) printf("\nCODE OK!\n");<text:span text:style-name="T7"/></text:p>
        <text:p text:style-name="P91"><text:tab/>else <text:s/>if (errornum&gt;0 )printf("\n%d error(s) found\n", errornum);<text:span text:style-name="T7"/></text:p>
        <text:p text:style-name="P91"/>
        <text:p text:style-name="P91"><text:tab/>if (!errornum) {<text:span text:style-name="T7"/></text:p>
        <text:p text:style-name="P91"><text:tab/> <text:s/><text:tab/>printf("\n");<text:span text:style-name="T7"/></text:p>
        <text:p text:style-name="P91"><text:tab/> <text:s/><text:tab/>printicode();<text:span text:style-name="T7"/></text:p>
        <text:p text:style-name="P91"><text:tab/> <text:s/><text:tab/>printf("\n");<text:span text:style-name="T7"/></text:p>
        <text:p text:style-name="P91"><text:tab/>}<text:span text:style-name="T7"/></text:p>
        <text:p text:style-name="P91"><text:tab/>else printf("rcomp failed \n");<text:span text:style-name="T7"/></text:p>
        <text:p text:style-name="P91"/>
        <text:p text:style-name="P91"><text:tab/>DestroySymbolTable();<text:span text:style-name="T7"/></text:p>
        <text:p text:style-name="P91"/>
        <text:p text:style-name="P91"><text:tab/>discardicode();<text:span text:style-name="T7"/></text:p>
        <text:p text:style-name="P91"/>
        <text:p text:style-name="P91"><text:soft-page-break/><text:tab/>fclose(yyin);<text:span text:style-name="T7"/></text:p>
        <text:p text:style-name="P91"><text:tab/>fclose(yyout);<text:span text:style-name="T7"/></text:p>
        <text:p text:style-name="P91"><text:tab/>return 0;<text:span text:style-name="T7"/></text:p>
        <text:p text:style-name="P91">}<text:span text:style-name="T7"/></text:p>
        <text:p text:style-name="P91"/>
        <text:p text:style-name="P38"/>
        <text:p text:style-name="P91"/>
        <text:p text:style-name="P91"/>
        <text:p text:style-name="P92"/>
        <text:p text:style-name="P89"/>
        <text:p text:style-name="P44"/>
        <text:p text:style-name="P44"/>
        <text:p text:style-name="P44"/>
        <text:p text:style-name="P44"/>
        <text:p text:style-name="P44"/>
        <text:p text:style-name="P44"/>
        <text:p text:style-name="P44"/>
        <text:p text:style-name="P44"/>
        <text:p text:style-name="P44"/>
        <text:p text:style-name="P45">ΜΕΡΟΣ Ε<text:span text:style-name="T7"/></text:p>
        <text:p text:style-name="P45"/>
        <text:p text:style-name="P45">Ο ΠΙΝΑΚΑΣ ΣΥΜΒΟΛΩΝ<text:span text:style-name="T7"/></text:p>
        <text:p text:style-name="P42">Για λόγους πληρότητας της αναφοράς παραθέτουμε τον κώδικα του πίνακα συμβόλων όπως αυτός μας δόθηκε<text:span text:style-name="T7"/></text:p>
        <text:p text:style-name="P83"/>
        <text:p text:style-name="P86">/****************************************symbol.h****************************************/<text:span text:style-name="T7"/></text:p>
        <text:p text:style-name="P86">#ifndef SYMBOL_H<text:span text:style-name="T7"/></text:p>
        <text:p text:style-name="P86">#define SYMBOL_H<text:span text:style-name="T7"/></text:p>
        <text:p text:style-name="P86"/>
        <text:p text:style-name="P86">/* Constants */<text:span text:style-name="T7"/></text:p>
        <text:p text:style-name="P86">#define FRAME_START_NEGOFS <text:s text:c="5"/>0<text:span text:style-name="T7"/></text:p>
        <text:p text:style-name="P86">#define TRUE <text:s text:c="19"/>1<text:span text:style-name="T7"/></text:p>
        <text:p text:style-name="P86">#define FALSE <text:s text:c="18"/>0<text:span text:style-name="T7"/></text:p>
        <text:p text:style-name="P86">#define SEARCH_ALL_SCOPES <text:s text:c="6"/>0<text:span text:style-name="T7"/></text:p>
        <text:p text:style-name="P86">#define SEARCH_CURRENT_SCOPE <text:s text:c="3"/>1<text:span text:style-name="T7"/></text:p>
        <text:p text:style-name="P86"/>
        <text:p text:style-name="P86">/* Enumeration for types */ <text:s text:c="20"/>////&lt;&lt;&lt;&lt;<text:span text:style-name="T7"/></text:p>
        <text:p text:style-name="P86">typedef enum { <text:s/>IntegerType, CharType, BooleanType, StringType } VarTypes;<text:span text:style-name="T7"/></text:p>
        <text:p text:style-name="P86"><text:s text:c="48"/>////&lt;&lt;&lt;&lt;<text:span text:style-name="T7"/></text:p>
        <text:p text:style-name="P86">typedef enum { <text:s/>IntegerRet, CharRet, BooleanRet, StringRet, VoidRet } ReturnTypes;<text:span text:style-name="T7"/></text:p>
        <text:p text:style-name="P86"/>
        <text:p text:style-name="P86">/* Enumeration for symbol table entries */<text:span text:style-name="T7"/></text:p>
        <text:p text:style-name="P86">typedef enum { <text:s/>VariableEnt, FunctionEnt, ConstantEnt, <text:span text:style-name="T7"/></text:p>
        <text:p text:style-name="P86"><text:s text:c="16"/>ParameterEnt, TemporaryEnt<text:span text:style-name="T7"/></text:p>
        <text:p text:style-name="P86"><text:s text:c="13"/>} EntityTypes;<text:span text:style-name="T7"/></text:p>
        <text:p text:style-name="P86"/>
        <text:p text:style-name="P86">/* Enumeration for passing parameters */<text:span text:style-name="T7"/></text:p>
        <text:p text:style-name="P86">typedef enum { <text:s/>ByValue, ByReference } PassModes;<text:span text:style-name="T7"/></text:p>
        <text:p text:style-name="P86"/>
        <text:p text:style-name="P86">typedef enum { <text:s/>OK=1, DuplicateIdentifier } ReturnCodes;<text:span text:style-name="T7"/></text:p>
        <text:p text:style-name="P86"/>
        <text:p text:style-name="P86"><text:soft-page-break/>typedef enum { <text:s/>ExternalPrototype, FunctionBody, UnresolvedPrototype,<text:span text:style-name="T7"/></text:p>
        <text:p text:style-name="P86"><text:s text:c="16"/>CorrectlyResolved, WronglyResolved<text:span text:style-name="T7"/></text:p>
        <text:p text:style-name="P86"><text:s text:c="13"/>} RoutineTypes;<text:span text:style-name="T7"/></text:p>
        <text:p text:style-name="P86"/>
        <text:p text:style-name="P86">typedef unsigned char MBOOL; <text:s text:c="13"/>////&lt;&lt;&lt;&lt;<text:span text:style-name="T7"/></text:p>
        <text:p text:style-name="P86">#endif<text:span text:style-name="T7"/></text:p>
        <text:p text:style-name="P86"/>
        <text:p text:style-name="P86">/*-------------------------------------------------------symbolc.h----------------------------------------------------------------*/<text:span text:style-name="T7"/></text:p>
        <text:p text:style-name="P86">#ifndef SYMBOLC_H<text:span text:style-name="T7"/></text:p>
        <text:p text:style-name="P86">#define SYMBOLC_H<text:span text:style-name="T7"/></text:p>
        <text:p text:style-name="P86"/>
        <text:p text:style-name="P86">#include &lt;string.h&gt;<text:span text:style-name="T7"/></text:p>
        <text:p text:style-name="P86">#include &lt;stddef.h&gt;<text:span text:style-name="T7"/></text:p>
        <text:p text:style-name="P86">#include "symbol.h"<text:span text:style-name="T7"/></text:p>
        <text:p text:style-name="P86"/>
        <text:p text:style-name="P86">/*-------------------------------------------------------*/<text:span text:style-name="T7"/></text:p>
        <text:p text:style-name="P86">typedef void symbolTableEntry;<text:span text:style-name="T7"/></text:p>
        <text:p text:style-name="P86">typedef void temporaryEntry;<text:span text:style-name="T7"/></text:p>
        <text:p text:style-name="P86">typedef void constantEntry;<text:span text:style-name="T7"/></text:p>
        <text:p text:style-name="P86">typedef void variableEntry;<text:span text:style-name="T7"/></text:p>
        <text:p text:style-name="P86">typedef void parameterEntry;<text:span text:style-name="T7"/></text:p>
        <text:p text:style-name="P86">typedef void functionEntry;<text:span text:style-name="T7"/></text:p>
        <text:p text:style-name="P86">typedef void scope;<text:span text:style-name="T7"/></text:p>
        <text:p text:style-name="P86">/*-------------------------------------------------------*/<text:span text:style-name="T7"/></text:p>
        <text:p text:style-name="P86"/>
        <text:p text:style-name="P86">#ifdef __cplusplus<text:span text:style-name="T7"/></text:p>
        <text:p text:style-name="P86">extern "C" { <text:s text:c="11"/>/* Assume C declarations for C++ */<text:span text:style-name="T7"/></text:p>
        <text:p text:style-name="P86">#endif <text:s/>/* __cplusplus */<text:span text:style-name="T7"/></text:p>
        <text:p text:style-name="P86"/>
        <text:p text:style-name="P86"><text:soft-page-break/>void DeleteEntry(symbolTableEntry *);<text:span text:style-name="T7"/></text:p>
        <text:p text:style-name="P86">void SetEntryNestingLevel(symbolTableEntry *, int);<text:span text:style-name="T7"/></text:p>
        <text:p text:style-name="P86">int GetEntryNestingLevel(symbolTableEntry *);<text:span text:style-name="T7"/></text:p>
        <text:p text:style-name="P86">symbolTableEntry *GetNextEntry(symbolTableEntry *);<text:span text:style-name="T7"/></text:p>
        <text:p text:style-name="P86">void SetNext(symbolTableEntry *, symbolTableEntry *);<text:span text:style-name="T7"/></text:p>
        <text:p text:style-name="P86">char *GetName(symbolTableEntry *);<text:span text:style-name="T7"/></text:p>
        <text:p text:style-name="P86">void SetName(symbolTableEntry *, char *);<text:span text:style-name="T7"/></text:p>
        <text:p text:style-name="P86">EntityTypes WhatIs(symbolTableEntry *);<text:span text:style-name="T7"/></text:p>
        <text:p text:style-name="P86"/>
        <text:p text:style-name="P86">scope *GetEnclosing(scope *);<text:span text:style-name="T7"/></text:p>
        <text:p text:style-name="P86">int GetScopeNestingLevel(scope *);<text:span text:style-name="T7"/></text:p>
        <text:p text:style-name="P86">char *GetScopeName(scope *);<text:span text:style-name="T7"/></text:p>
        <text:p text:style-name="P86">void SetScopeName(scope *, char *);<text:span text:style-name="T7"/></text:p>
        <text:p text:style-name="P86">int GetNegOffset(scope *, int);<text:span text:style-name="T7"/></text:p>
        <text:p text:style-name="P86">symbolTableEntry *GetNextExternal(scope *);<text:span text:style-name="T7"/></text:p>
        <text:p text:style-name="P86"/>
        <text:p text:style-name="P86">void InitSymbolTable(void);<text:span text:style-name="T7"/></text:p>
        <text:p text:style-name="P86">void DestroySymbolTable(void);<text:span text:style-name="T7"/></text:p>
        <text:p text:style-name="P86">void OpenScope(char *);<text:span text:style-name="T7"/></text:p>
        <text:p text:style-name="P86">void CloseScope(void);<text:span text:style-name="T7"/></text:p>
        <text:p text:style-name="P86">scope *GetCurrentScope(void);<text:span text:style-name="T7"/></text:p>
        <text:p text:style-name="P86">char *GetCurrentScopeName(void);<text:span text:style-name="T7"/></text:p>
        <text:p text:style-name="P86">ReturnCodes Insert(symbolTableEntry *);<text:span text:style-name="T7"/></text:p>
        <text:p text:style-name="P86">symbolTableEntry *Lookup(char *, int);<text:span text:style-name="T7"/></text:p>
        <text:p text:style-name="P86">int GetNestingLevelOf(char *);<text:span text:style-name="T7"/></text:p>
        <text:p text:style-name="P86"/>
        <text:p text:style-name="P86">temporaryEntry *NewTemporary(VarTypes);<text:span text:style-name="T7"/></text:p>
        <text:p text:style-name="P86">variableEntry *NewVariable(char *, VarTypes);<text:span text:style-name="T7"/></text:p>
        <text:p text:style-name="P86">variableEntry *NewArray(char *, VarTypes, unsigned int);<text:span text:style-name="T7"/></text:p>
        <text:p text:style-name="P86">constantEntry *NewIntConstant(int);<text:span text:style-name="T7"/></text:p>
        <text:p text:style-name="P86">constantEntry *NewCharConstant(char);<text:span text:style-name="T7"/></text:p>
        <text:p text:style-name="P86">constantEntry *NewStringConstant(char *);<text:span text:style-name="T7"/></text:p>
        <text:p text:style-name="P86"><text:soft-page-break/>constantEntry *NewBooleanConstant(MBOOL); <text:s text:c="15"/>////&lt;&lt;&lt;&lt;<text:span text:style-name="T7"/></text:p>
        <text:p text:style-name="P86">parameterEntry *NewParameter(char *, VarTypes, PassModes, functionEntry *);<text:span text:style-name="T7"/></text:p>
        <text:p text:style-name="P86">parameterEntry *NewArrayParameter(char *, VarTypes, PassModes, functionEntry *);<text:span text:style-name="T7"/></text:p>
        <text:p text:style-name="P86">functionEntry *NewFunction(char *, ReturnTypes);<text:span text:style-name="T7"/></text:p>
        <text:p text:style-name="P86"/>
        <text:p text:style-name="P86">void SetReturnType(functionEntry *, ReturnTypes);<text:span text:style-name="T7"/></text:p>
        <text:p text:style-name="P86">ReturnTypes GetReturnType(functionEntry *);<text:span text:style-name="T7"/></text:p>
        <text:p text:style-name="P86">parameterEntry *GetArguments(functionEntry *);<text:span text:style-name="T7"/></text:p>
        <text:p text:style-name="P86">parameterEntry *GetArgument(functionEntry *, int);<text:span text:style-name="T7"/></text:p>
        <text:p text:style-name="P86">int GetSizeOfArguments(functionEntry *);<text:span text:style-name="T7"/></text:p>
        <text:p text:style-name="P86">int GetTotalArguments(functionEntry *);<text:span text:style-name="T7"/></text:p>
        <text:p text:style-name="P86">int CompareArgumentsToThatOf(functionEntry *, functionEntry *);<text:span text:style-name="T7"/></text:p>
        <text:p text:style-name="P86">void SetEntryType(functionEntry *, RoutineTypes);<text:span text:style-name="T7"/></text:p>
        <text:p text:style-name="P86">RoutineTypes GetEntryType(functionEntry *);<text:span text:style-name="T7"/></text:p>
        <text:p text:style-name="P86">int GetFunctionNumber(functionEntry *);<text:span text:style-name="T7"/></text:p>
        <text:p text:style-name="P86">void AddParameter(functionEntry *, parameterEntry *);<text:span text:style-name="T7"/></text:p>
        <text:p text:style-name="P86"/>
        <text:p text:style-name="P86">VarTypes GetType(variableEntry *);<text:span text:style-name="T7"/></text:p>
        <text:p text:style-name="P86">int GetOffset(variableEntry *);<text:span text:style-name="T7"/></text:p>
        <text:p text:style-name="P86">unsigned int GetDimension(variableEntry *);<text:span text:style-name="T7"/></text:p>
        <text:p text:style-name="P86">int IsArray(variableEntry *);<text:span text:style-name="T7"/></text:p>
        <text:p text:style-name="P86"/>
        <text:p text:style-name="P86">PassModes GetMode(parameterEntry *);<text:span text:style-name="T7"/></text:p>
        <text:p text:style-name="P86">parameterEntry *GetNextPar(parameterEntry *);<text:span text:style-name="T7"/></text:p>
        <text:p text:style-name="P86">void MoveUp(parameterEntry *, int space);<text:span text:style-name="T7"/></text:p>
        <text:p text:style-name="P86">void AddAfter(parameterEntry *, parameterEntry *);<text:span text:style-name="T7"/></text:p>
        <text:p text:style-name="P86"/>
        <text:p text:style-name="P86">int GetInteger(constantEntry *);<text:span text:style-name="T7"/></text:p>
        <text:p text:style-name="P86">char GetChar(constantEntry *);<text:span text:style-name="T7"/></text:p>
        <text:p text:style-name="P86"><text:soft-page-break/>char *GetString(constantEntry *);<text:span text:style-name="T7"/></text:p>
        <text:p text:style-name="P86">MBOOL GetBoolean(constantEntry *); <text:s text:c="14"/>////&lt;&lt;&lt;&lt;<text:span text:style-name="T7"/></text:p>
        <text:p text:style-name="P86"/>
        <text:p text:style-name="P86">int GetTemporaryNumber(temporaryEntry *);<text:span text:style-name="T7"/></text:p>
        <text:p text:style-name="P86">void ResetTemporaryCounter(void);<text:span text:style-name="T7"/></text:p>
        <text:p text:style-name="P86">int GetTemporaryCounter(void);<text:span text:style-name="T7"/></text:p>
        <text:p text:style-name="P86"/>
        <text:p text:style-name="P86">#ifdef __cplusplus<text:span text:style-name="T7"/></text:p>
        <text:p text:style-name="P86">}<text:span text:style-name="T7"/></text:p>
        <text:p text:style-name="P86">#endif<text:span text:style-name="T7"/></text:p>
        <text:p text:style-name="P86"/>
        <text:p text:style-name="P86">#endif<text:span text:style-name="T7"/></text:p>
        <text:p text:style-name="P86"/>
        <text:p text:style-name="P86"/>
        <text:p text:style-name="P86">/*--------------------------------------------------symbol.hpp------------------------------------------------------------------*/<text:span text:style-name="T7"/></text:p>
        <text:p text:style-name="P86"/>
        <text:p text:style-name="P86">#ifndef SYMBOL_HPP<text:span text:style-name="T7"/></text:p>
        <text:p text:style-name="P86">#define SYMBOL_HPP<text:span text:style-name="T7"/></text:p>
        <text:p text:style-name="P86"/>
        <text:p text:style-name="P86">#include &lt;string.h&gt;<text:span text:style-name="T7"/></text:p>
        <text:p text:style-name="P86">#include &lt;stddef.h&gt;<text:span text:style-name="T7"/></text:p>
        <text:p text:style-name="P86"/>
        <text:p text:style-name="P86">#ifdef DEBUGGING<text:span text:style-name="T7"/></text:p>
        <text:p text:style-name="P86">#include &lt;iostream.h&gt;<text:span text:style-name="T7"/></text:p>
        <text:p text:style-name="P86">#endif<text:span text:style-name="T7"/></text:p>
        <text:p text:style-name="P86"/>
        <text:p text:style-name="P86">#include "symbol.h"<text:span text:style-name="T7"/></text:p>
        <text:p text:style-name="P86">#include "errorhnd.hpp"<text:span text:style-name="T7"/></text:p>
        <text:p text:style-name="P86"/>
        <text:p text:style-name="P86">// Forward declarations ...<text:span text:style-name="T7"/></text:p>
        <text:p text:style-name="P86"><text:soft-page-break/>class ParameterEntry;<text:span text:style-name="T7"/></text:p>
        <text:p text:style-name="P86"/>
        <text:p text:style-name="P86">// Macros to refer to fields of entries<text:span text:style-name="T7"/></text:p>
        <text:p text:style-name="P86">#define TYPE(x) <text:s text:c="9"/>(((VariableEntry*) x)-&gt;GetType())<text:span text:style-name="T7"/></text:p>
        <text:p text:style-name="P86">#define OFFSET(x) <text:s text:c="7"/>(((VariableEntry*) x)-&gt;GetOffset())<text:span text:style-name="T7"/></text:p>
        <text:p text:style-name="P86">#define START_QUAD(x) <text:s text:c="3"/>(((FunctionEntry*) x)-&gt;GetStartQuad())<text:span text:style-name="T7"/></text:p>
        <text:p text:style-name="P86">#define ARGUMENTS(x) <text:s text:c="4"/>(((FunctionEntry*) x)-&gt;GetArguments())<text:span text:style-name="T7"/></text:p>
        <text:p text:style-name="P86">#define RETURN_TYPE(x) <text:s text:c="2"/>(((FunctionEntry*) x)-&gt;GetReturnType())<text:span text:style-name="T7"/></text:p>
        <text:p text:style-name="P86">#define I_VALUE(x) <text:s text:c="6"/>(((ConstantEntry*) x)-&gt;GetInteger())<text:span text:style-name="T7"/></text:p>
        <text:p text:style-name="P86">#define S_VALUE(x) <text:s text:c="6"/>(((ConstantEntry*) x)-&gt;GetString())<text:span text:style-name="T7"/></text:p>
        <text:p text:style-name="P86">#define PASS_MODE(x) <text:s text:c="4"/>(((ParameterEntry*)x)-&gt;GetMode())<text:span text:style-name="T7"/></text:p>
        <text:p text:style-name="P86">#define PAR_NEXT(x) <text:s text:c="5"/>(((ParameterEntry*)x)-&gt;GetNextPar())<text:span text:style-name="T7"/></text:p>
        <text:p text:style-name="P86">#define TEMP_NUMBER(x) <text:s text:c="2"/>(((TemporaryEntry*)x)-&gt;GetNumber())<text:span text:style-name="T7"/></text:p>
        <text:p text:style-name="P86"/>
        <text:p text:style-name="P86">//******************************************************<text:span text:style-name="T7"/></text:p>
        <text:p text:style-name="P86">// Definition of abstract class SymbolTableEntry<text:span text:style-name="T7"/></text:p>
        <text:p text:style-name="P86">//******************************************************<text:span text:style-name="T7"/></text:p>
        <text:p text:style-name="P86">class SymbolTableEntry {<text:span text:style-name="T7"/></text:p>
        <text:p text:style-name="P86"><text:s text:c="2"/>protected :<text:span text:style-name="T7"/></text:p>
        <text:p text:style-name="P86"><text:s text:c="4"/>char * EntryName;<text:span text:style-name="T7"/></text:p>
        <text:p text:style-name="P86"><text:s text:c="4"/>SymbolTableEntry* NextEntity;<text:span text:style-name="T7"/></text:p>
        <text:p text:style-name="P86"><text:s text:c="4"/>int NestingLevel;<text:span text:style-name="T7"/></text:p>
        <text:p text:style-name="P86"/>
        <text:p text:style-name="P86"><text:s text:c="2"/>public :<text:span text:style-name="T7"/></text:p>
        <text:p text:style-name="P86"><text:s text:c="4"/>SymbolTableEntry(char *name);<text:span text:style-name="T7"/></text:p>
        <text:p text:style-name="P86"><text:s text:c="4"/>virtual ~SymbolTableEntry(void);<text:span text:style-name="T7"/></text:p>
        <text:p text:style-name="P86"><text:soft-page-break/></text:p>
        <text:p text:style-name="P86"><text:s text:c="4"/>virtual EntityTypes WhatIs(void)=0;<text:span text:style-name="T7"/></text:p>
        <text:p text:style-name="P86"><text:s text:c="4"/>virtual int operator == (SymbolTableEntry&amp; entry);<text:span text:style-name="T7"/></text:p>
        <text:p text:style-name="P86"><text:s text:c="4"/>virtual int operator == (char *name);<text:span text:style-name="T7"/></text:p>
        <text:p text:style-name="P86"/>
        <text:p text:style-name="P86"><text:s text:c="4"/>void SetNestingLevel(int nl) { NestingLevel = nl; }<text:span text:style-name="T7"/></text:p>
        <text:p text:style-name="P86"><text:s text:c="4"/>int GetNestingLevel(void) { return NestingLevel; }<text:span text:style-name="T7"/></text:p>
        <text:p text:style-name="P86"/>
        <text:p text:style-name="P86"><text:s text:c="4"/>//converted to inline ...<text:span text:style-name="T7"/></text:p>
        <text:p text:style-name="P86"><text:s text:c="4"/>SymbolTableEntry *GetNext(void){ return NextEntity; }<text:span text:style-name="T7"/></text:p>
        <text:p text:style-name="P86"><text:s text:c="4"/>void SetNext(SymbolTableEntry *ent) { NextEntity = ent; } <text:span text:style-name="T7"/></text:p>
        <text:p text:style-name="P86"/>
        <text:p text:style-name="P86"><text:s text:c="4"/>char *GetName(void){ return EntryName; }<text:span text:style-name="T7"/></text:p>
        <text:p text:style-name="P86"><text:s text:c="4"/>void SetName(char *NewName)<text:span text:style-name="T7"/></text:p>
        <text:p text:style-name="P86"><text:s text:c="4"/>{<text:span text:style-name="T7"/></text:p>
        <text:p text:style-name="P86"><text:s text:c="8"/>if (EntryName != NULL)<text:span text:style-name="T7"/></text:p>
        <text:p text:style-name="P86"><text:s text:c="10"/>delete [] EntryName;<text:span text:style-name="T7"/></text:p>
        <text:p text:style-name="P86"><text:s text:c="6"/><text:tab/>EntryName = strdup(NewName);<text:span text:style-name="T7"/></text:p>
        <text:p text:style-name="P86"><text:s text:c="4"/>}<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pan text:style-name="T7"/></text:p>
        <text:p text:style-name="P86"/>
        <text:p text:style-name="P86"/>
        <text:p text:style-name="P86">//******************************************************<text:span text:style-name="T7"/></text:p>
        <text:p text:style-name="P86">// Definition of class Scope<text:span text:style-name="T7"/></text:p>
        <text:p text:style-name="P86">//******************************************************<text:span text:style-name="T7"/></text:p>
        <text:p text:style-name="P86">class Scope {<text:span text:style-name="T7"/></text:p>
        <text:p text:style-name="P86"><text:s text:c="2"/>protected :<text:span text:style-name="T7"/></text:p>
        <text:p text:style-name="P86"><text:s text:c="4"/>char *ScopeName;<text:span text:style-name="T7"/></text:p>
        <text:p text:style-name="P86"><text:soft-page-break/><text:s text:c="4"/>int LocalNegofs;<text:span text:style-name="T7"/></text:p>
        <text:p text:style-name="P86"><text:s text:c="4"/>Scope *EnclosingScope;<text:span text:style-name="T7"/></text:p>
        <text:p text:style-name="P86"><text:s text:c="4"/>SymbolTableEntry *Entity;<text:span text:style-name="T7"/></text:p>
        <text:p text:style-name="P86"><text:s text:c="4"/>ErrorHandlerClass *ErrorHandler;<text:span text:style-name="T7"/></text:p>
        <text:p text:style-name="P86"><text:s text:c="4"/>int NestingLevel;<text:span text:style-name="T7"/></text:p>
        <text:p text:style-name="P86"/>
        <text:p text:style-name="P86"><text:s text:c="2"/>public :<text:span text:style-name="T7"/></text:p>
        <text:p text:style-name="P86"><text:s text:c="4"/>Scope(Scope *, char *, ErrorHandlerClass *, int);<text:span text:style-name="T7"/></text:p>
        <text:p text:style-name="P86"><text:s text:c="4"/>~Scope(void);<text:span text:style-name="T7"/></text:p>
        <text:p text:style-name="P86"/>
        <text:p text:style-name="P86"><text:s text:c="4"/>Scope *GetEnclosing(void) { return EnclosingScope; }<text:span text:style-name="T7"/></text:p>
        <text:p text:style-name="P86"/>
        <text:p text:style-name="P86"><text:s text:c="4"/>int GetNestingLevel(void) { return NestingLevel; }<text:span text:style-name="T7"/></text:p>
        <text:p text:style-name="P86"/>
        <text:p text:style-name="P86"><text:s text:c="4"/>char *GetScopeName(void) { return ScopeName; }<text:span text:style-name="T7"/></text:p>
        <text:p text:style-name="P86"><text:s text:c="4"/>void SetScopeName(char *NewName)<text:span text:style-name="T7"/></text:p>
        <text:p text:style-name="P86"><text:s text:c="4"/>{<text:span text:style-name="T7"/></text:p>
        <text:p text:style-name="P86"><text:s text:c="8"/>if (ScopeName != NULL)<text:span text:style-name="T7"/></text:p>
        <text:p text:style-name="P86"><text:tab/> <text:s/>delete [] ScopeName;<text:span text:style-name="T7"/></text:p>
        <text:p text:style-name="P86"/>
        <text:p text:style-name="P86"><text:s text:c="8"/>ScopeName = strdup(NewName);<text:span text:style-name="T7"/></text:p>
        <text:p text:style-name="P86"><text:s text:c="8"/>if (ScopeName == NULL)<text:span text:style-name="T7"/></text:p>
        <text:p text:style-name="P86"><text:s text:c="10"/>ErrorHandler-&gt;Internal("Not enough memory");<text:span text:style-name="T7"/></text:p>
        <text:p text:style-name="P86"><text:s text:c="4"/>}<text:span text:style-name="T7"/></text:p>
        <text:p text:style-name="P86"/>
        <text:p text:style-name="P86"><text:s text:c="4"/>ReturnCodes Insert(SymbolTableEntry *);<text:span text:style-name="T7"/></text:p>
        <text:p text:style-name="P86"><text:s text:c="4"/>SymbolTableEntry *Lookup(char *, int = SEARCH_ALL_SCOPES);<text:span text:style-name="T7"/></text:p>
        <text:p text:style-name="P86"><text:s text:c="4"/>int GetNegOffset(int = 0);<text:span text:style-name="T7"/></text:p>
        <text:p text:style-name="P86"><text:s text:c="4"/>SymbolTableEntry* GetNextExternal(void);<text:span text:style-name="T7"/></text:p>
        <text:p text:style-name="P86">#ifdef DEBUGGING<text:span text:style-name="T7"/></text:p>
        <text:p text:style-name="P86"><text:s text:c="4"/>virtual void Print(ostream &amp;);<text:span text:style-name="T7"/></text:p>
        <text:p text:style-name="P86"><text:soft-page-break/>#endif<text:span text:style-name="T7"/></text:p>
        <text:p text:style-name="P86">};<text:span text:style-name="T7"/></text:p>
        <text:p text:style-name="P86"/>
        <text:p text:style-name="P86"/>
        <text:p text:style-name="P86">//******************************************************<text:span text:style-name="T7"/></text:p>
        <text:p text:style-name="P86">// Definition of class SymbolTableClass<text:span text:style-name="T7"/></text:p>
        <text:p text:style-name="P86">//******************************************************<text:span text:style-name="T7"/></text:p>
        <text:p text:style-name="P86">class SymbolTableClass {<text:span text:style-name="T7"/></text:p>
        <text:p text:style-name="P86"><text:s text:c="2"/>protected:<text:span text:style-name="T7"/></text:p>
        <text:p text:style-name="P86"><text:s text:c="4"/>Scope *CurrentScope;<text:span text:style-name="T7"/></text:p>
        <text:p text:style-name="P86"><text:s text:c="4"/>ErrorHandlerClass *ErrorHandler;<text:span text:style-name="T7"/></text:p>
        <text:p text:style-name="P86"><text:s text:c="14"/><text:span text:style-name="T7"/></text:p>
        <text:p text:style-name="P86"><text:s text:c="2"/>public:<text:span text:style-name="T7"/></text:p>
        <text:p text:style-name="P86"><text:s text:c="4"/>SymbolTableClass(ErrorHandlerClass * = NULL);<text:span text:style-name="T7"/></text:p>
        <text:p text:style-name="P86"><text:s text:c="4"/>~SymbolTableClass(void);<text:span text:style-name="T7"/></text:p>
        <text:p text:style-name="P86"/>
        <text:p text:style-name="P86"><text:s text:c="4"/>void SetErrorHandler(ErrorHandlerClass *eh) { ErrorHandler = eh; }<text:span text:style-name="T7"/></text:p>
        <text:p text:style-name="P86"/>
        <text:p text:style-name="P86"><text:s text:c="4"/>void OpenScope(char *);<text:span text:style-name="T7"/></text:p>
        <text:p text:style-name="P86"><text:s text:c="4"/>void CloseScope(void);<text:span text:style-name="T7"/></text:p>
        <text:p text:style-name="P86"><text:s text:c="4"/>Scope *GetCurrentScope(void) { return CurrentScope; }<text:span text:style-name="T7"/></text:p>
        <text:p text:style-name="P86"><text:s text:c="4"/>char *GetScopeName(void) <text:s/>{ return CurrentScope-&gt;GetScopeName(); }<text:span text:style-name="T7"/></text:p>
        <text:p text:style-name="P86"/>
        <text:p text:style-name="P86"><text:s text:c="4"/>ReturnCodes Insert(SymbolTableEntry *);<text:span text:style-name="T7"/></text:p>
        <text:p text:style-name="P86"><text:s text:c="4"/>SymbolTableEntry* Lookup(char *, int = SEARCH_ALL_SCOPES);<text:span text:style-name="T7"/></text:p>
        <text:p text:style-name="P86"><text:s text:c="4"/>int GetNestingLevelOf(char *);<text:span text:style-name="T7"/></text:p>
        <text:p text:style-name="P86">#ifdef DEBUGGING<text:span text:style-name="T7"/></text:p>
        <text:p text:style-name="P86"><text:s text:c="4"/>virtual void Print(ostream &amp;);<text:span text:style-name="T7"/></text:p>
        <text:p text:style-name="P86">#endif<text:span text:style-name="T7"/></text:p>
        <text:p text:style-name="P86"><text:soft-page-break/>};<text:span text:style-name="T7"/></text:p>
        <text:p text:style-name="P86"/>
        <text:p text:style-name="P86">//******************************************************<text:span text:style-name="T7"/></text:p>
        <text:p text:style-name="P86">// Definition of classes for each symbol table entry<text:span text:style-name="T7"/></text:p>
        <text:p text:style-name="P86">//******************************************************<text:span text:style-name="T7"/></text:p>
        <text:p text:style-name="P86">class FunctionEntry : public SymbolTableEntry {<text:span text:style-name="T7"/></text:p>
        <text:p text:style-name="P86"><text:s text:c="2"/>protected :<text:span text:style-name="T7"/></text:p>
        <text:p text:style-name="P86"><text:s text:c="4"/>ParameterEntry *Arguments;<text:span text:style-name="T7"/></text:p>
        <text:p text:style-name="P86"><text:s text:c="4"/>ReturnTypes ReturnType;<text:span text:style-name="T7"/></text:p>
        <text:p text:style-name="P86"><text:s text:c="4"/>RoutineTypes EntryStatus;<text:span text:style-name="T7"/></text:p>
        <text:p text:style-name="P86"><text:s text:c="4"/>static int NextNumber;<text:span text:style-name="T7"/></text:p>
        <text:p text:style-name="P86"><text:s text:c="4"/>int Number;<text:span text:style-name="T7"/></text:p>
        <text:p text:style-name="P86"/>
        <text:p text:style-name="P86"><text:s text:c="2"/>public :<text:span text:style-name="T7"/></text:p>
        <text:p text:style-name="P86"><text:s text:c="4"/>FunctionEntry(char *, ReturnTypes = VoidRet);<text:span text:style-name="T7"/></text:p>
        <text:p text:style-name="P86"><text:s text:c="4"/>virtual ~FunctionEntry(void);<text:span text:style-name="T7"/></text:p>
        <text:p text:style-name="P86"/>
        <text:p text:style-name="P86"><text:s text:c="4"/>virtual EntityTypes WhatIs(void) { return FunctionEnt; }<text:span text:style-name="T7"/></text:p>
        <text:p text:style-name="P86"><text:s text:c="4"/>virtual int operator ==(SymbolTableEntry &amp;);<text:span text:style-name="T7"/></text:p>
        <text:p text:style-name="P86"/>
        <text:p text:style-name="P86"><text:s text:c="4"/>void SetReturnType(ReturnTypes type) { ReturnType = type; }<text:span text:style-name="T7"/></text:p>
        <text:p text:style-name="P86"><text:s text:c="4"/>ReturnTypes GetReturnType(void) { return ReturnType; }<text:span text:style-name="T7"/></text:p>
        <text:p text:style-name="P86"/>
        <text:p text:style-name="P86"><text:s text:c="4"/>ParameterEntry* GetArguments(void) { return Arguments; }<text:span text:style-name="T7"/></text:p>
        <text:p text:style-name="P86"><text:s text:c="4"/>ParameterEntry* GetArgument(int);<text:span text:style-name="T7"/></text:p>
        <text:p text:style-name="P86"><text:s text:c="4"/>int GetSizeOfArguments(void);<text:span text:style-name="T7"/></text:p>
        <text:p text:style-name="P86"><text:s text:c="4"/>int GetTotalArguments(void);<text:span text:style-name="T7"/></text:p>
        <text:p text:style-name="P86"><text:s text:c="4"/>int CompareArgumentsToThatOf(FunctionEntry *);<text:span text:style-name="T7"/></text:p>
        <text:p text:style-name="P86"/>
        <text:p text:style-name="P86"><text:soft-page-break/><text:s text:c="4"/>void SetEntryType(RoutineTypes NewType) { EntryStatus = NewType; }<text:span text:style-name="T7"/></text:p>
        <text:p text:style-name="P86"><text:s text:c="4"/>RoutineTypes GetEntryType(void) { return EntryStatus; }<text:span text:style-name="T7"/></text:p>
        <text:p text:style-name="P86"/>
        <text:p text:style-name="P86"><text:s text:c="4"/>int GetNumber(void) { return Number; }<text:span text:style-name="T7"/></text:p>
        <text:p text:style-name="P86"><text:s text:c="4"/>void AddParameter(ParameterEntry *);<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pan text:style-name="T7"/></text:p>
        <text:p text:style-name="P86"/>
        <text:p text:style-name="P86">//******************************************************<text:span text:style-name="T7"/></text:p>
        <text:p text:style-name="P86">// Definition of class VariableEntry<text:span text:style-name="T7"/></text:p>
        <text:p text:style-name="P86">//******************************************************<text:span text:style-name="T7"/></text:p>
        <text:p text:style-name="P86">class VariableEntry : public SymbolTableEntry<text:span text:style-name="T7"/></text:p>
        <text:p text:style-name="P86">{<text:span text:style-name="T7"/></text:p>
        <text:p text:style-name="P86"><text:s text:c="2"/>protected :<text:span text:style-name="T7"/></text:p>
        <text:p text:style-name="P86"><text:s text:c="4"/>VarTypes Type;<text:span text:style-name="T7"/></text:p>
        <text:p text:style-name="P86"><text:s text:c="4"/>int Offset;<text:span text:style-name="T7"/></text:p>
        <text:p text:style-name="P86"><text:s text:c="4"/>unsigned int Dimension;<text:span text:style-name="T7"/></text:p>
        <text:p text:style-name="P86"/>
        <text:p text:style-name="P86"><text:s text:c="2"/>public :<text:span text:style-name="T7"/></text:p>
        <text:p text:style-name="P86"><text:s text:c="4"/>VariableEntry(char *, VarTypes, Scope *, unsigned int = 0, int = FALSE);<text:span text:style-name="T7"/></text:p>
        <text:p text:style-name="P86"><text:s text:c="4"/>virtual ~VariableEntry(void) { }<text:span text:style-name="T7"/></text:p>
        <text:p text:style-name="P86"/>
        <text:p text:style-name="P86"><text:s text:c="4"/>virtual EntityTypes WhatIs(void) { return VariableEnt; }<text:span text:style-name="T7"/></text:p>
        <text:p text:style-name="P86"/>
        <text:p text:style-name="P86"><text:s text:c="4"/>VarTypes GetType(void) { return Type; }<text:span text:style-name="T7"/></text:p>
        <text:p text:style-name="P86"><text:s text:c="4"/>int GetOffset(void) <text:s text:c="3"/>{ return Offset; }<text:span text:style-name="T7"/></text:p>
        <text:p text:style-name="P86"><text:s text:c="4"/>unsigned int GetDimension(void) <text:s/>{ return Dimension; }<text:span text:style-name="T7"/></text:p>
        <text:p text:style-name="P86"><text:soft-page-break/><text:s text:c="4"/>int IsArray(void) { return (Dimension != 0); }<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pan text:style-name="T7"/></text:p>
        <text:p text:style-name="P86"/>
        <text:p text:style-name="P86">//******************************************************<text:span text:style-name="T7"/></text:p>
        <text:p text:style-name="P86">class ParameterEntry : public VariableEntry<text:span text:style-name="T7"/></text:p>
        <text:p text:style-name="P86">{<text:span text:style-name="T7"/></text:p>
        <text:p text:style-name="P86"><text:s text:c="2"/>protected :<text:span text:style-name="T7"/></text:p>
        <text:p text:style-name="P86"><text:s text:c="4"/>PassModes <text:s text:c="7"/>PassMode;<text:span text:style-name="T7"/></text:p>
        <text:p text:style-name="P86"><text:s text:c="4"/>ParameterEntry <text:s/>*NextParameter;<text:span text:style-name="T7"/></text:p>
        <text:p text:style-name="P86"/>
        <text:p text:style-name="P86"><text:s text:c="2"/>public :<text:span text:style-name="T7"/></text:p>
        <text:p text:style-name="P86"><text:s text:c="4"/>ParameterEntry (char *, PassModes, VarTypes, FunctionEntry *, Scope *, int = FALSE);<text:span text:style-name="T7"/></text:p>
        <text:p text:style-name="P86"><text:s text:c="4"/>virtual ~ParameterEntry (void) { }<text:span text:style-name="T7"/></text:p>
        <text:p text:style-name="P86"/>
        <text:p text:style-name="P86"><text:s text:c="4"/>virtual EntityTypes WhatIs(void) { return ParameterEnt; }<text:span text:style-name="T7"/></text:p>
        <text:p text:style-name="P86"/>
        <text:p text:style-name="P86"><text:s text:c="4"/>PassModes GetMode(void) { return PassMode; }<text:span text:style-name="T7"/></text:p>
        <text:p text:style-name="P86"><text:s text:c="4"/><text:span text:style-name="T7"/></text:p>
        <text:p text:style-name="P86"><text:s text:c="4"/>ParameterEntry *GetNextPar(void) { return NextParameter; }<text:span text:style-name="T7"/></text:p>
        <text:p text:style-name="P86"><text:s text:c="4"/><text:span text:style-name="T7"/></text:p>
        <text:p text:style-name="P86"><text:s text:c="4"/>void MoveUp(int space){ Offset += space; }<text:span text:style-name="T7"/></text:p>
        <text:p text:style-name="P86"><text:s text:c="4"/><text:span text:style-name="T7"/></text:p>
        <text:p text:style-name="P86"><text:s text:c="4"/>void AddAfter(ParameterEntry *next){ NextParameter = next; }<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oft-page-break/>};<text:span text:style-name="T7"/></text:p>
        <text:p text:style-name="P86"/>
        <text:p text:style-name="P86">//******************************************************<text:span text:style-name="T7"/></text:p>
        <text:p text:style-name="P86">class ConstantEntry : public VariableEntry {<text:span text:style-name="T7"/></text:p>
        <text:p text:style-name="P86"><text:s text:c="2"/>protected :<text:span text:style-name="T7"/></text:p>
        <text:p text:style-name="P86"><text:s text:c="4"/>union {<text:span text:style-name="T7"/></text:p>
        <text:p text:style-name="P86"><text:s text:c="6"/>int i;<text:span text:style-name="T7"/></text:p>
        <text:p text:style-name="P86"><text:s text:c="6"/>char ch;<text:span text:style-name="T7"/></text:p>
        <text:p text:style-name="P86"><text:s text:c="6"/>char *str;<text:span text:style-name="T7"/></text:p>
        <text:p text:style-name="P86"><text:s text:c="6"/>MBOOL mbool; <text:s text:c="23"/>////&lt;&lt;&lt;&lt;<text:span text:style-name="T7"/></text:p>
        <text:p text:style-name="P86"><text:s text:c="4"/>} Value;<text:span text:style-name="T7"/></text:p>
        <text:p text:style-name="P86"><text:s text:c="4"/>static int Counter;<text:span text:style-name="T7"/></text:p>
        <text:p text:style-name="P86"/>
        <text:p text:style-name="P86"><text:s text:c="2"/>public :<text:span text:style-name="T7"/></text:p>
        <text:p text:style-name="P86"><text:s text:c="4"/>ConstantEntry (int, Scope *);<text:span text:style-name="T7"/></text:p>
        <text:p text:style-name="P86"><text:s text:c="4"/>ConstantEntry (char, Scope *);<text:span text:style-name="T7"/></text:p>
        <text:p text:style-name="P86"><text:s text:c="4"/>ConstantEntry (char *, Scope *);<text:span text:style-name="T7"/></text:p>
        <text:p text:style-name="P86"><text:s text:c="4"/>ConstantEntry (MBOOL, Scope *); <text:s text:c="13"/>////&lt;&lt;&lt;&lt;<text:span text:style-name="T7"/></text:p>
        <text:p text:style-name="P86"/>
        <text:p text:style-name="P86"><text:s text:c="4"/>virtual ~ConstantEntry (void)<text:span text:style-name="T7"/></text:p>
        <text:p text:style-name="P86"><text:s text:c="4"/>{<text:span text:style-name="T7"/></text:p>
        <text:p text:style-name="P86"><text:s text:c="6"/>if (Type == CharType &amp;&amp; Dimension &amp;&amp; Value.str)<text:span text:style-name="T7"/></text:p>
        <text:p text:style-name="P86"><text:s text:c="8"/>delete Value.str;<text:span text:style-name="T7"/></text:p>
        <text:p text:style-name="P86"><text:s text:c="4"/>}<text:span text:style-name="T7"/></text:p>
        <text:p text:style-name="P86"/>
        <text:p text:style-name="P86"><text:s text:c="4"/>virtual EntityTypes WhatIs(void) { return ConstantEnt; }<text:span text:style-name="T7"/></text:p>
        <text:p text:style-name="P86"/>
        <text:p text:style-name="P86"><text:s text:c="4"/>int GetInteger(void) <text:s text:c="2"/>{ return Value.i; }<text:span text:style-name="T7"/></text:p>
        <text:p text:style-name="P86"><text:s text:c="4"/>char GetChar(void) <text:s text:c="4"/>{ return Value.ch; }<text:span text:style-name="T7"/></text:p>
        <text:p text:style-name="P86"><text:s text:c="4"/>char *GetString(void) <text:s/>{ return Value.str; }<text:span text:style-name="T7"/></text:p>
        <text:p text:style-name="P86"><text:soft-page-break/><text:s text:c="4"/>MBOOL GetBoolean(void) <text:s/>{ return Value.mbool; } <text:s text:c="6"/>////&lt;&lt;&lt;&lt;<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pan text:style-name="T7"/></text:p>
        <text:p text:style-name="P86"/>
        <text:p text:style-name="P86">//******************************************************<text:span text:style-name="T7"/></text:p>
        <text:p text:style-name="P86">class TemporaryEntry : public VariableEntry {<text:span text:style-name="T7"/></text:p>
        <text:p text:style-name="P86"><text:s text:c="2"/>protected :<text:span text:style-name="T7"/></text:p>
        <text:p text:style-name="P86"><text:s text:c="3"/>static int Counter;<text:span text:style-name="T7"/></text:p>
        <text:p text:style-name="P86"><text:s text:c="3"/>int Number;<text:span text:style-name="T7"/></text:p>
        <text:p text:style-name="P86"/>
        <text:p text:style-name="P86"><text:s text:c="3"/>public :<text:span text:style-name="T7"/></text:p>
        <text:p text:style-name="P86"><text:s text:c="5"/>TemporaryEntry(Scope *, VarTypes);<text:span text:style-name="T7"/></text:p>
        <text:p text:style-name="P86"><text:s text:c="5"/>virtual ~TemporaryEntry(void) { }<text:span text:style-name="T7"/></text:p>
        <text:p text:style-name="P86"/>
        <text:p text:style-name="P86"><text:s text:c="5"/>virtual EntityTypes WhatIs(void) { return TemporaryEnt; }<text:span text:style-name="T7"/></text:p>
        <text:p text:style-name="P86"/>
        <text:p text:style-name="P86"><text:s text:c="5"/>int GetNumber(void){ return Number; }<text:span text:style-name="T7"/></text:p>
        <text:p text:style-name="P86"><text:s text:c="5"/>static void ResetCounter(void) { Counter = 1; }<text:span text:style-name="T7"/></text:p>
        <text:p text:style-name="P86"><text:s text:c="5"/>static int GetCounter(void) { return Counter-1; }<text:span text:style-name="T7"/></text:p>
        <text:p text:style-name="P86">#ifdef DEBUGGING<text:span text:style-name="T7"/></text:p>
        <text:p text:style-name="P86"><text:s text:c="4"/>virtual void Print(ostream &amp;, char *);<text:span text:style-name="T7"/></text:p>
        <text:p text:style-name="P86">#endif<text:span text:style-name="T7"/></text:p>
        <text:p text:style-name="P86">};<text:span text:style-name="T7"/></text:p>
        <text:p text:style-name="P86"/>
        <text:p text:style-name="P86">#endif<text:span text:style-name="T7"/></text:p>
        <text:p text:style-name="P86"/>
        <text:p text:style-name="P86"/>
        <text:p text:style-name="P86"><text:soft-page-break/>/*--------------------------------------------------symbolc.cpp-------------------------------------------------------------*/<text:span text:style-name="T7"/></text:p>
        <text:p text:style-name="P86"/>
        <text:p text:style-name="P86"/>
        <text:p text:style-name="P86">#include "symbolc.h"<text:span text:style-name="T7"/></text:p>
        <text:p text:style-name="P86">#include "symbol.hpp"<text:span text:style-name="T7"/></text:p>
        <text:p text:style-name="P86"/>
        <text:p text:style-name="P86">static SymbolTableClass *st = NULL;<text:span text:style-name="T7"/></text:p>
        <text:p text:style-name="P86">//-------------------------------------------------------<text:span text:style-name="T7"/></text:p>
        <text:p text:style-name="P86">extern "C" void DeleteEntry(symbolTableEntry *entry)<text:span text:style-name="T7"/></text:p>
        <text:p text:style-name="P86">{<text:span text:style-name="T7"/></text:p>
        <text:p text:style-name="P86"><text:s text:c="2"/>delete (SymbolTableEntry *)entry;<text:span text:style-name="T7"/></text:p>
        <text:p text:style-name="P86">}<text:span text:style-name="T7"/></text:p>
        <text:p text:style-name="P86">//-------------------------------------------------------<text:span text:style-name="T7"/></text:p>
        <text:p text:style-name="P86">extern "C" void SetEntryNestingLevel(symbolTableEntry *entry, int nl)<text:span text:style-name="T7"/></text:p>
        <text:p text:style-name="P86">{<text:span text:style-name="T7"/></text:p>
        <text:p text:style-name="P86"><text:s text:c="2"/>((SymbolTableEntry *)entry)-&gt;SetNestingLevel(nl);<text:span text:style-name="T7"/></text:p>
        <text:p text:style-name="P86">}<text:span text:style-name="T7"/></text:p>
        <text:p text:style-name="P86">//-------------------------------------------------------<text:span text:style-name="T7"/></text:p>
        <text:p text:style-name="P86">extern "C" int GetEntryNestingLevel(symbolTableEntry *entry)<text:span text:style-name="T7"/></text:p>
        <text:p text:style-name="P86">{<text:span text:style-name="T7"/></text:p>
        <text:p text:style-name="P86"><text:s text:c="2"/>return ((SymbolTableEntry *)entry)-&gt;GetNestingLevel();<text:span text:style-name="T7"/></text:p>
        <text:p text:style-name="P86">}<text:span text:style-name="T7"/></text:p>
        <text:p text:style-name="P86">//-------------------------------------------------------<text:span text:style-name="T7"/></text:p>
        <text:p text:style-name="P86">extern "C" symbolTableEntry *GetNextEntry(symbolTableEntry *entry)<text:span text:style-name="T7"/></text:p>
        <text:p text:style-name="P86">{<text:span text:style-name="T7"/></text:p>
        <text:p text:style-name="P86"><text:s text:c="2"/>return (symbolTableEntry *)(((SymbolTableEntry *)entry)-&gt;GetNext());<text:span text:style-name="T7"/></text:p>
        <text:p text:style-name="P86">}<text:span text:style-name="T7"/></text:p>
        <text:p text:style-name="P86"><text:soft-page-break/>//-------------------------------------------------------<text:span text:style-name="T7"/></text:p>
        <text:p text:style-name="P86">extern "C" void SetNext(symbolTableEntry *entry, symbolTableEntry *next)<text:span text:style-name="T7"/></text:p>
        <text:p text:style-name="P86">{<text:span text:style-name="T7"/></text:p>
        <text:p text:style-name="P86"><text:s text:c="2"/>((SymbolTableEntry *)entry)-&gt;SetNext(((SymbolTableEntry *)next));<text:span text:style-name="T7"/></text:p>
        <text:p text:style-name="P86">}<text:span text:style-name="T7"/></text:p>
        <text:p text:style-name="P86">//-------------------------------------------------------<text:span text:style-name="T7"/></text:p>
        <text:p text:style-name="P86">extern "C" char *GetName(symbolTableEntry *entry)<text:span text:style-name="T7"/></text:p>
        <text:p text:style-name="P86">{<text:span text:style-name="T7"/></text:p>
        <text:p text:style-name="P86"><text:s text:c="2"/>return ((SymbolTableEntry *)entry)-&gt;GetName();<text:span text:style-name="T7"/></text:p>
        <text:p text:style-name="P86">}<text:span text:style-name="T7"/></text:p>
        <text:p text:style-name="P86">//-------------------------------------------------------<text:span text:style-name="T7"/></text:p>
        <text:p text:style-name="P86">extern "C" void SetName(symbolTableEntry *entry, char *newname)<text:span text:style-name="T7"/></text:p>
        <text:p text:style-name="P86">{<text:span text:style-name="T7"/></text:p>
        <text:p text:style-name="P86"><text:s text:c="2"/>((SymbolTableEntry *)entry)-&gt;SetName(newname);<text:span text:style-name="T7"/></text:p>
        <text:p text:style-name="P86">}<text:span text:style-name="T7"/></text:p>
        <text:p text:style-name="P86">//-------------------------------------------------------<text:span text:style-name="T7"/></text:p>
        <text:p text:style-name="P86">extern "C" EntityTypes WhatIs(symbolTableEntry *entry)<text:span text:style-name="T7"/></text:p>
        <text:p text:style-name="P86">{<text:span text:style-name="T7"/></text:p>
        <text:p text:style-name="P86"><text:s text:c="2"/>return ((SymbolTableEntry *)entry)-&gt;WhatIs();<text:span text:style-name="T7"/></text:p>
        <text:p text:style-name="P86">}<text:span text:style-name="T7"/></text:p>
        <text:p text:style-name="P86"/>
        <text:p text:style-name="P86">//-------------------------------------------------------<text:span text:style-name="T7"/></text:p>
        <text:p text:style-name="P86">//-------------------------------------------------------<text:span text:style-name="T7"/></text:p>
        <text:p text:style-name="P86">extern "C" scope *GetEnclosing(scope *sc)<text:span text:style-name="T7"/></text:p>
        <text:p text:style-name="P86">{<text:span text:style-name="T7"/></text:p>
        <text:p text:style-name="P86"><text:s text:c="2"/>return (scope *)(((Scope *)sc)-&gt;GetEnclosing());<text:span text:style-name="T7"/></text:p>
        <text:p text:style-name="P86">}<text:span text:style-name="T7"/></text:p>
        <text:p text:style-name="P86">//-------------------------------------------------------<text:span text:style-name="T7"/></text:p>
        <text:p text:style-name="P86">extern "C" int GetScopeNestingLevel(scope *sc)<text:span text:style-name="T7"/></text:p>
        <text:p text:style-name="P86"><text:soft-page-break/>{<text:span text:style-name="T7"/></text:p>
        <text:p text:style-name="P86"><text:s text:c="2"/>return ((Scope *)sc)-&gt;GetNestingLevel();<text:span text:style-name="T7"/></text:p>
        <text:p text:style-name="P86">}<text:span text:style-name="T7"/></text:p>
        <text:p text:style-name="P86">//-------------------------------------------------------<text:span text:style-name="T7"/></text:p>
        <text:p text:style-name="P86">extern "C" char *GetScopeName(scope *sc)<text:span text:style-name="T7"/></text:p>
        <text:p text:style-name="P86">{<text:span text:style-name="T7"/></text:p>
        <text:p text:style-name="P86"><text:s text:c="2"/>return ((Scope *)sc)-&gt;GetScopeName();<text:span text:style-name="T7"/></text:p>
        <text:p text:style-name="P86">}<text:span text:style-name="T7"/></text:p>
        <text:p text:style-name="P86">//-------------------------------------------------------<text:span text:style-name="T7"/></text:p>
        <text:p text:style-name="P86">extern "C" void SetScopeName(scope *sc, char *newname)<text:span text:style-name="T7"/></text:p>
        <text:p text:style-name="P86">{<text:span text:style-name="T7"/></text:p>
        <text:p text:style-name="P86"><text:s text:c="2"/>((Scope *)sc)-&gt;SetScopeName(newname);<text:span text:style-name="T7"/></text:p>
        <text:p text:style-name="P86">}<text:span text:style-name="T7"/></text:p>
        <text:p text:style-name="P86">//-------------------------------------------------------<text:span text:style-name="T7"/></text:p>
        <text:p text:style-name="P86">extern "C" int GetNegOffset(scope *sc, int space)<text:span text:style-name="T7"/></text:p>
        <text:p text:style-name="P86">{<text:span text:style-name="T7"/></text:p>
        <text:p text:style-name="P86"><text:s text:c="2"/>return ((Scope *)sc)-&gt;GetNegOffset(space);<text:span text:style-name="T7"/></text:p>
        <text:p text:style-name="P86">}<text:span text:style-name="T7"/></text:p>
        <text:p text:style-name="P86">//-------------------------------------------------------<text:span text:style-name="T7"/></text:p>
        <text:p text:style-name="P86">extern "C" symbolTableEntry *GetNextExternal(scope *sc)<text:span text:style-name="T7"/></text:p>
        <text:p text:style-name="P86">{<text:span text:style-name="T7"/></text:p>
        <text:p text:style-name="P86"><text:s text:c="2"/>return (SymbolTableEntry *)(((Scope *)sc)-&gt;GetNextExternal());<text:span text:style-name="T7"/></text:p>
        <text:p text:style-name="P86">}<text:span text:style-name="T7"/></text:p>
        <text:p text:style-name="P86"/>
        <text:p text:style-name="P86">//-------------------------------------------------------<text:span text:style-name="T7"/></text:p>
        <text:p text:style-name="P86">//-------------------------------------------------------<text:span text:style-name="T7"/></text:p>
        <text:p text:style-name="P86">extern "C" void InitSymbolTable(void)<text:span text:style-name="T7"/></text:p>
        <text:p text:style-name="P86">{<text:span text:style-name="T7"/></text:p>
        <text:p text:style-name="P86"><text:s text:c="2"/>st = new SymbolTableClass();<text:span text:style-name="T7"/></text:p>
        <text:p text:style-name="P86">}<text:span text:style-name="T7"/></text:p>
        <text:p text:style-name="P86">//-------------------------------------------------------<text:span text:style-name="T7"/></text:p>
        <text:p text:style-name="P86"><text:soft-page-break/>extern "C" void DestroySymbolTable(void)<text:span text:style-name="T7"/></text:p>
        <text:p text:style-name="P86">{<text:span text:style-name="T7"/></text:p>
        <text:p text:style-name="P86"><text:s text:c="2"/>if (st != NULL)<text:span text:style-name="T7"/></text:p>
        <text:p text:style-name="P86"><text:s text:c="4"/>delete st;<text:span text:style-name="T7"/></text:p>
        <text:p text:style-name="P86"><text:s text:c="2"/>st = NULL;<text:span text:style-name="T7"/></text:p>
        <text:p text:style-name="P86">}<text:span text:style-name="T7"/></text:p>
        <text:p text:style-name="P86">//-------------------------------------------------------<text:span text:style-name="T7"/></text:p>
        <text:p text:style-name="P86">extern "C" void OpenScope(char *scname)<text:span text:style-name="T7"/></text:p>
        <text:p text:style-name="P86">{<text:span text:style-name="T7"/></text:p>
        <text:p text:style-name="P86"><text:s text:c="2"/>st-&gt;OpenScope(scname);<text:span text:style-name="T7"/></text:p>
        <text:p text:style-name="P86">}<text:span text:style-name="T7"/></text:p>
        <text:p text:style-name="P86">//-------------------------------------------------------<text:span text:style-name="T7"/></text:p>
        <text:p text:style-name="P86">extern "C" void CloseScope(void)<text:span text:style-name="T7"/></text:p>
        <text:p text:style-name="P86">{<text:span text:style-name="T7"/></text:p>
        <text:p text:style-name="P86"><text:s text:c="2"/>st-&gt;CloseScope();<text:span text:style-name="T7"/></text:p>
        <text:p text:style-name="P86">}<text:span text:style-name="T7"/></text:p>
        <text:p text:style-name="P86">//-------------------------------------------------------<text:span text:style-name="T7"/></text:p>
        <text:p text:style-name="P86">extern "C" scope *GetCurrentScope(void)<text:span text:style-name="T7"/></text:p>
        <text:p text:style-name="P86">{<text:span text:style-name="T7"/></text:p>
        <text:p text:style-name="P86"><text:s text:c="2"/>return (scope *)(st-&gt;GetCurrentScope());<text:span text:style-name="T7"/></text:p>
        <text:p text:style-name="P86">}<text:span text:style-name="T7"/></text:p>
        <text:p text:style-name="P86">//-------------------------------------------------------<text:span text:style-name="T7"/></text:p>
        <text:p text:style-name="P86">extern "C" char *GetCurrentScopeName(void)<text:span text:style-name="T7"/></text:p>
        <text:p text:style-name="P86">{<text:span text:style-name="T7"/></text:p>
        <text:p text:style-name="P86"><text:s text:c="2"/>return st-&gt;GetScopeName();<text:span text:style-name="T7"/></text:p>
        <text:p text:style-name="P86">}<text:span text:style-name="T7"/></text:p>
        <text:p text:style-name="P86">//-------------------------------------------------------<text:span text:style-name="T7"/></text:p>
        <text:p text:style-name="P86">extern "C" ReturnCodes Insert(symbolTableEntry *entry)<text:span text:style-name="T7"/></text:p>
        <text:p text:style-name="P86">{<text:span text:style-name="T7"/></text:p>
        <text:p text:style-name="P86"><text:s text:c="2"/>return st-&gt;Insert((SymbolTableEntry *)entry);<text:span text:style-name="T7"/></text:p>
        <text:p text:style-name="P86">}<text:span text:style-name="T7"/></text:p>
        <text:p text:style-name="P86">//-------------------------------------------------------<text:span text:style-name="T7"/></text:p>
        <text:p text:style-name="P86"><text:soft-page-break/>extern "C" symbolTableEntry *Lookup(char *name, int where)<text:span text:style-name="T7"/></text:p>
        <text:p text:style-name="P86">{<text:span text:style-name="T7"/></text:p>
        <text:p text:style-name="P86"><text:s text:c="2"/>return (symbolTableEntry *)(st-&gt;Lookup(name, where));<text:span text:style-name="T7"/></text:p>
        <text:p text:style-name="P86">}<text:span text:style-name="T7"/></text:p>
        <text:p text:style-name="P86">//-------------------------------------------------------<text:span text:style-name="T7"/></text:p>
        <text:p text:style-name="P86">extern "C" int GetNestingLevelOf(char *name)<text:span text:style-name="T7"/></text:p>
        <text:p text:style-name="P86">{<text:span text:style-name="T7"/></text:p>
        <text:p text:style-name="P86"><text:s text:c="2"/>return st-&gt;GetNestingLevelOf(name);<text:span text:style-name="T7"/></text:p>
        <text:p text:style-name="P86">}<text:span text:style-name="T7"/></text:p>
        <text:p text:style-name="P86"/>
        <text:p text:style-name="P86">//-------------------------------------------------------<text:span text:style-name="T7"/></text:p>
        <text:p text:style-name="P86">//-------------------------------------------------------<text:span text:style-name="T7"/></text:p>
        <text:p text:style-name="P86">extern "C" temporaryEntry *NewTemporary(VarTypes TempType)<text:span text:style-name="T7"/></text:p>
        <text:p text:style-name="P86">{<text:span text:style-name="T7"/></text:p>
        <text:p text:style-name="P86"><text:s text:c="2"/>return (temporaryEntry *)(new TemporaryEntry(st-&gt;GetCurrentScope(), TempType));<text:span text:style-name="T7"/></text:p>
        <text:p text:style-name="P86">}<text:span text:style-name="T7"/></text:p>
        <text:p text:style-name="P86">//-------------------------------------------------------<text:span text:style-name="T7"/></text:p>
        <text:p text:style-name="P86">extern "C" variableEntry *NewVariable(char *name, VarTypes type)<text:span text:style-name="T7"/></text:p>
        <text:p text:style-name="P86">{<text:span text:style-name="T7"/></text:p>
        <text:p text:style-name="P86"><text:s text:c="2"/>return (variableEntry *)(new VariableEntry(name, type, st-&gt;GetCurrentScope()));<text:span text:style-name="T7"/></text:p>
        <text:p text:style-name="P86">}<text:span text:style-name="T7"/></text:p>
        <text:p text:style-name="P86">//-------------------------------------------------------<text:span text:style-name="T7"/></text:p>
        <text:p text:style-name="P86">extern "C" variableEntry *NewArray(char *name, VarTypes type, unsigned int dim)<text:span text:style-name="T7"/></text:p>
        <text:p text:style-name="P86">{<text:span text:style-name="T7"/></text:p>
        <text:p text:style-name="P86"><text:s text:c="2"/>return (variableEntry *)(new VariableEntry(name, type, st-&gt;GetCurrentScope(), dim));<text:span text:style-name="T7"/></text:p>
        <text:p text:style-name="P86">}<text:span text:style-name="T7"/></text:p>
        <text:p text:style-name="P86">//-------------------------------------------------------<text:span text:style-name="T7"/></text:p>
        <text:p text:style-name="P86">extern "C" constantEntry *NewIntConstant(int val)<text:span text:style-name="T7"/></text:p>
        <text:p text:style-name="P86"><text:soft-page-break/>{<text:span text:style-name="T7"/></text:p>
        <text:p text:style-name="P86"><text:s text:c="2"/>return (constantEntry *)(new ConstantEntry(val, st-&gt;GetCurrentScope()));<text:span text:style-name="T7"/></text:p>
        <text:p text:style-name="P86">}<text:span text:style-name="T7"/></text:p>
        <text:p text:style-name="P86">//-------------------------------------------------------<text:span text:style-name="T7"/></text:p>
        <text:p text:style-name="P86">extern "C" constantEntry *NewCharConstant(char ch)<text:span text:style-name="T7"/></text:p>
        <text:p text:style-name="P86">{<text:span text:style-name="T7"/></text:p>
        <text:p text:style-name="P86"><text:s text:c="2"/>return (constantEntry *)(new ConstantEntry(ch, st-&gt;GetCurrentScope()));<text:span text:style-name="T7"/></text:p>
        <text:p text:style-name="P86">}<text:span text:style-name="T7"/></text:p>
        <text:p text:style-name="P86">//-------------------------------------------------------<text:span text:style-name="T7"/></text:p>
        <text:p text:style-name="P86">extern "C" constantEntry *NewStringConstant(char *str)<text:span text:style-name="T7"/></text:p>
        <text:p text:style-name="P86">{<text:span text:style-name="T7"/></text:p>
        <text:p text:style-name="P86"><text:s text:c="2"/>return (constantEntry *)(new ConstantEntry(str, st-&gt;GetCurrentScope()));<text:span text:style-name="T7"/></text:p>
        <text:p text:style-name="P86">}<text:span text:style-name="T7"/></text:p>
        <text:p text:style-name="P86">//-------------------------------------------------------<text:span text:style-name="T7"/></text:p>
        <text:p text:style-name="P86">extern "C" constantEntry *NewBooleanConstant(MBOOL b) <text:s text:c="11"/>////&lt;&lt;&lt;&lt;<text:span text:style-name="T7"/></text:p>
        <text:p text:style-name="P86">{<text:span text:style-name="T7"/></text:p>
        <text:p text:style-name="P86"><text:s text:c="2"/>return (constantEntry *)(new ConstantEntry((MBOOL)b, st-&gt;GetCurrentScope()));<text:span text:style-name="T7"/></text:p>
        <text:p text:style-name="P86">}<text:span text:style-name="T7"/></text:p>
        <text:p text:style-name="P86">//-------------------------------------------------------<text:span text:style-name="T7"/></text:p>
        <text:p text:style-name="P86">extern "C" parameterEntry *NewParameter(char *name, VarTypes type, PassModes mode, functionEntry *func)<text:span text:style-name="T7"/></text:p>
        <text:p text:style-name="P86">{<text:span text:style-name="T7"/></text:p>
        <text:p text:style-name="P86"><text:s text:c="2"/>return (parameterEntry *)(new ParameterEntry(name, mode, type, (FunctionEntry *)func, st-&gt;GetCurrentScope(), 0));<text:span text:style-name="T7"/></text:p>
        <text:p text:style-name="P86">}<text:span text:style-name="T7"/></text:p>
        <text:p text:style-name="P86">//-------------------------------------------------------<text:span text:style-name="T7"/></text:p>
        <text:p text:style-name="P86">extern "C" parameterEntry *NewArrayParameter(char *name, VarTypes type, PassModes mode, functionEntry *func)<text:span text:style-name="T7"/></text:p>
        <text:p text:style-name="P86">{<text:span text:style-name="T7"/></text:p>
        <text:p text:style-name="P86"><text:soft-page-break/><text:s text:c="2"/>return (parameterEntry *)(new ParameterEntry(name, mode, type, (FunctionEntry *)func, st-&gt;GetCurrentScope(), 1));<text:span text:style-name="T7"/></text:p>
        <text:p text:style-name="P86">}<text:span text:style-name="T7"/></text:p>
        <text:p text:style-name="P86">//-------------------------------------------------------<text:span text:style-name="T7"/></text:p>
        <text:p text:style-name="P86">extern "C" functionEntry *NewFunction(char *name, ReturnTypes type)<text:span text:style-name="T7"/></text:p>
        <text:p text:style-name="P86">{<text:span text:style-name="T7"/></text:p>
        <text:p text:style-name="P86"><text:s text:c="2"/>return (functionEntry *)(new FunctionEntry(name, type));<text:span text:style-name="T7"/></text:p>
        <text:p text:style-name="P86">}<text:span text:style-name="T7"/></text:p>
        <text:p text:style-name="P86"/>
        <text:p text:style-name="P86">//-------------------------------------------------------<text:span text:style-name="T7"/></text:p>
        <text:p text:style-name="P86">//-------------------------------------------------------<text:span text:style-name="T7"/></text:p>
        <text:p text:style-name="P86">extern "C" void SetReturnType(functionEntry *entry, ReturnTypes type)<text:span text:style-name="T7"/></text:p>
        <text:p text:style-name="P86">{<text:span text:style-name="T7"/></text:p>
        <text:p text:style-name="P86"><text:s text:c="2"/>((FunctionEntry *)entry)-&gt;SetReturnType(type);<text:span text:style-name="T7"/></text:p>
        <text:p text:style-name="P86">}<text:span text:style-name="T7"/></text:p>
        <text:p text:style-name="P86">//-------------------------------------------------------<text:span text:style-name="T7"/></text:p>
        <text:p text:style-name="P86">extern "C" ReturnTypes GetReturnType(functionEntry *entry)<text:span text:style-name="T7"/></text:p>
        <text:p text:style-name="P86">{<text:span text:style-name="T7"/></text:p>
        <text:p text:style-name="P86"><text:s text:c="2"/>return ((FunctionEntry *)entry)-&gt;GetReturnType();<text:span text:style-name="T7"/></text:p>
        <text:p text:style-name="P86">}<text:span text:style-name="T7"/></text:p>
        <text:p text:style-name="P86">//-------------------------------------------------------<text:span text:style-name="T7"/></text:p>
        <text:p text:style-name="P86">extern "C" parameterEntry *GetArguments(functionEntry *entry)<text:span text:style-name="T7"/></text:p>
        <text:p text:style-name="P86">{<text:span text:style-name="T7"/></text:p>
        <text:p text:style-name="P86"><text:s text:c="2"/>return (parameterEntry *)(((FunctionEntry *)entry)-&gt;GetArguments());<text:span text:style-name="T7"/></text:p>
        <text:p text:style-name="P86">}<text:span text:style-name="T7"/></text:p>
        <text:p text:style-name="P86">//-------------------------------------------------------<text:span text:style-name="T7"/></text:p>
        <text:p text:style-name="P86">extern "C" parameterEntry *GetArgument(functionEntry *entry, int num)<text:span text:style-name="T7"/></text:p>
        <text:p text:style-name="P86">{<text:span text:style-name="T7"/></text:p>
        <text:p text:style-name="P86"><text:soft-page-break/><text:s text:c="2"/>return (parameterEntry *)(((FunctionEntry *)entry)-&gt;GetArgument(num));<text:span text:style-name="T7"/></text:p>
        <text:p text:style-name="P86">}<text:span text:style-name="T7"/></text:p>
        <text:p text:style-name="P86">//-------------------------------------------------------<text:span text:style-name="T7"/></text:p>
        <text:p text:style-name="P86">extern "C" int GetSizeOfArguments(functionEntry *entry)<text:span text:style-name="T7"/></text:p>
        <text:p text:style-name="P86">{<text:span text:style-name="T7"/></text:p>
        <text:p text:style-name="P86"><text:s text:c="2"/>return ((FunctionEntry *)entry)-&gt;GetSizeOfArguments();<text:span text:style-name="T7"/></text:p>
        <text:p text:style-name="P86">}<text:span text:style-name="T7"/></text:p>
        <text:p text:style-name="P86">//-------------------------------------------------------<text:span text:style-name="T7"/></text:p>
        <text:p text:style-name="P86">extern "C" int GetTotalArguments(functionEntry *entry)<text:span text:style-name="T7"/></text:p>
        <text:p text:style-name="P86">{<text:span text:style-name="T7"/></text:p>
        <text:p text:style-name="P86"><text:s text:c="2"/>return ((FunctionEntry *)entry)-&gt;GetTotalArguments();<text:span text:style-name="T7"/></text:p>
        <text:p text:style-name="P86">}<text:span text:style-name="T7"/></text:p>
        <text:p text:style-name="P86">//-------------------------------------------------------<text:span text:style-name="T7"/></text:p>
        <text:p text:style-name="P86">extern "C" int CompareArgumentsToThatOf(functionEntry *entry1, functionEntry *entry2)<text:span text:style-name="T7"/></text:p>
        <text:p text:style-name="P86">{<text:span text:style-name="T7"/></text:p>
        <text:p text:style-name="P86"><text:s text:c="2"/>return ((FunctionEntry *)entry1)-&gt;CompareArgumentsToThatOf(((FunctionEntry *)entry2));<text:span text:style-name="T7"/></text:p>
        <text:p text:style-name="P86">}<text:span text:style-name="T7"/></text:p>
        <text:p text:style-name="P86">//-------------------------------------------------------<text:span text:style-name="T7"/></text:p>
        <text:p text:style-name="P86">extern "C" void SetEntryType(functionEntry *entry, RoutineTypes type)<text:span text:style-name="T7"/></text:p>
        <text:p text:style-name="P86">{<text:span text:style-name="T7"/></text:p>
        <text:p text:style-name="P86"><text:s text:c="2"/>((FunctionEntry *)entry)-&gt;SetEntryType(type);<text:span text:style-name="T7"/></text:p>
        <text:p text:style-name="P86">}<text:span text:style-name="T7"/></text:p>
        <text:p text:style-name="P86">//-------------------------------------------------------<text:span text:style-name="T7"/></text:p>
        <text:p text:style-name="P86">extern "C" RoutineTypes GetEntryType(functionEntry *entry)<text:span text:style-name="T7"/></text:p>
        <text:p text:style-name="P86">{<text:span text:style-name="T7"/></text:p>
        <text:p text:style-name="P86"><text:s text:c="2"/>return ((FunctionEntry *)entry)-&gt;GetEntryType();<text:span text:style-name="T7"/></text:p>
        <text:p text:style-name="P86">}<text:span text:style-name="T7"/></text:p>
        <text:p text:style-name="P86">//-------------------------------------------------------<text:span text:style-name="T7"/></text:p>
        <text:p text:style-name="P86">extern "C" int GetFunctionNumber(functionEntry *entry)<text:span text:style-name="T7"/></text:p>
        <text:p text:style-name="P86"><text:soft-page-break/>{<text:span text:style-name="T7"/></text:p>
        <text:p text:style-name="P86"><text:s text:c="2"/>return ((FunctionEntry *)entry)-&gt;GetNumber();<text:span text:style-name="T7"/></text:p>
        <text:p text:style-name="P86">}<text:span text:style-name="T7"/></text:p>
        <text:p text:style-name="P86">//-------------------------------------------------------<text:span text:style-name="T7"/></text:p>
        <text:p text:style-name="P86">extern "C" void AddParameter(functionEntry *entry, parameterEntry *param)<text:span text:style-name="T7"/></text:p>
        <text:p text:style-name="P86">{<text:span text:style-name="T7"/></text:p>
        <text:p text:style-name="P86"><text:s text:c="2"/>((FunctionEntry *)entry)-&gt;AddParameter((ParameterEntry *)param);<text:span text:style-name="T7"/></text:p>
        <text:p text:style-name="P86">}<text:span text:style-name="T7"/></text:p>
        <text:p text:style-name="P86"/>
        <text:p text:style-name="P86">//-------------------------------------------------------<text:span text:style-name="T7"/></text:p>
        <text:p text:style-name="P86">//-------------------------------------------------------<text:span text:style-name="T7"/></text:p>
        <text:p text:style-name="P86">extern "C" VarTypes GetType(variableEntry *entry)<text:span text:style-name="T7"/></text:p>
        <text:p text:style-name="P86">{<text:span text:style-name="T7"/></text:p>
        <text:p text:style-name="P86"><text:s text:c="2"/>return ((VariableEntry *)entry)-&gt;GetType();<text:span text:style-name="T7"/></text:p>
        <text:p text:style-name="P86">}<text:span text:style-name="T7"/></text:p>
        <text:p text:style-name="P86">//-------------------------------------------------------<text:span text:style-name="T7"/></text:p>
        <text:p text:style-name="P86">extern "C" int GetOffset(variableEntry *entry)<text:span text:style-name="T7"/></text:p>
        <text:p text:style-name="P86">{<text:span text:style-name="T7"/></text:p>
        <text:p text:style-name="P86"><text:s text:c="2"/>return ((VariableEntry *)entry)-&gt;GetOffset();<text:span text:style-name="T7"/></text:p>
        <text:p text:style-name="P86">}<text:span text:style-name="T7"/></text:p>
        <text:p text:style-name="P86">//-------------------------------------------------------<text:span text:style-name="T7"/></text:p>
        <text:p text:style-name="P86">extern "C" unsigned int GetDimension(variableEntry *entry)<text:span text:style-name="T7"/></text:p>
        <text:p text:style-name="P86">{<text:span text:style-name="T7"/></text:p>
        <text:p text:style-name="P86"><text:s text:c="2"/>return ((VariableEntry *)entry)-&gt;GetDimension();<text:span text:style-name="T7"/></text:p>
        <text:p text:style-name="P86">}<text:span text:style-name="T7"/></text:p>
        <text:p text:style-name="P86">//-------------------------------------------------------<text:span text:style-name="T7"/></text:p>
        <text:p text:style-name="P86">extern "C" int IsArray(variableEntry *entry)<text:span text:style-name="T7"/></text:p>
        <text:p text:style-name="P86">{<text:span text:style-name="T7"/></text:p>
        <text:p text:style-name="P86"><text:s text:c="2"/>return ((VariableEntry *)entry)-&gt;IsArray();<text:span text:style-name="T7"/></text:p>
        <text:p text:style-name="P86">}<text:span text:style-name="T7"/></text:p>
        <text:p text:style-name="P86"><text:soft-page-break/></text:p>
        <text:p text:style-name="P86">//-------------------------------------------------------<text:span text:style-name="T7"/></text:p>
        <text:p text:style-name="P86">//-------------------------------------------------------<text:span text:style-name="T7"/></text:p>
        <text:p text:style-name="P86">extern "C" PassModes GetMode(parameterEntry *entry)<text:span text:style-name="T7"/></text:p>
        <text:p text:style-name="P86">{<text:span text:style-name="T7"/></text:p>
        <text:p text:style-name="P86"><text:s text:c="2"/>return ((ParameterEntry *)entry)-&gt;GetMode();<text:span text:style-name="T7"/></text:p>
        <text:p text:style-name="P86">}<text:span text:style-name="T7"/></text:p>
        <text:p text:style-name="P86">//-------------------------------------------------------<text:span text:style-name="T7"/></text:p>
        <text:p text:style-name="P86">extern "C" parameterEntry *GetNextPar(parameterEntry *entry)<text:span text:style-name="T7"/></text:p>
        <text:p text:style-name="P86">{<text:span text:style-name="T7"/></text:p>
        <text:p text:style-name="P86"><text:s text:c="2"/>return ((ParameterEntry *)entry)-&gt;GetNextPar();<text:span text:style-name="T7"/></text:p>
        <text:p text:style-name="P86">}<text:span text:style-name="T7"/></text:p>
        <text:p text:style-name="P86">//-------------------------------------------------------<text:span text:style-name="T7"/></text:p>
        <text:p text:style-name="P86">extern "C" void MoveUp(parameterEntry *entry, int space)<text:span text:style-name="T7"/></text:p>
        <text:p text:style-name="P86">{<text:span text:style-name="T7"/></text:p>
        <text:p text:style-name="P86"><text:s text:c="2"/>((ParameterEntry *)entry)-&gt;MoveUp(space);<text:span text:style-name="T7"/></text:p>
        <text:p text:style-name="P86">}<text:span text:style-name="T7"/></text:p>
        <text:p text:style-name="P86">//-------------------------------------------------------<text:span text:style-name="T7"/></text:p>
        <text:p text:style-name="P86">extern "C" void AddAfter(parameterEntry *entry1, parameterEntry *entry2)<text:span text:style-name="T7"/></text:p>
        <text:p text:style-name="P86">{<text:span text:style-name="T7"/></text:p>
        <text:p text:style-name="P86"><text:s text:c="2"/>((ParameterEntry *)entry1)-&gt;AddAfter(((ParameterEntry *)entry2));<text:span text:style-name="T7"/></text:p>
        <text:p text:style-name="P86">}<text:span text:style-name="T7"/></text:p>
        <text:p text:style-name="P86"/>
        <text:p text:style-name="P86">//-------------------------------------------------------<text:span text:style-name="T7"/></text:p>
        <text:p text:style-name="P86">//-------------------------------------------------------<text:span text:style-name="T7"/></text:p>
        <text:p text:style-name="P86">extern "C" int GetInteger(constantEntry *entry)<text:span text:style-name="T7"/></text:p>
        <text:p text:style-name="P86">{<text:span text:style-name="T7"/></text:p>
        <text:p text:style-name="P86"><text:s text:c="2"/>return ((ConstantEntry *)entry)-&gt;GetInteger();<text:span text:style-name="T7"/></text:p>
        <text:p text:style-name="P86">}<text:span text:style-name="T7"/></text:p>
        <text:p text:style-name="P86"><text:soft-page-break/>//-------------------------------------------------------<text:span text:style-name="T7"/></text:p>
        <text:p text:style-name="P86">extern "C" char GetChar(constantEntry *entry)<text:span text:style-name="T7"/></text:p>
        <text:p text:style-name="P86">{<text:span text:style-name="T7"/></text:p>
        <text:p text:style-name="P86"><text:s text:c="2"/>return ((ConstantEntry *)entry)-&gt;GetChar();<text:span text:style-name="T7"/></text:p>
        <text:p text:style-name="P86">}<text:span text:style-name="T7"/></text:p>
        <text:p text:style-name="P86">//-------------------------------------------------------<text:span text:style-name="T7"/></text:p>
        <text:p text:style-name="P86">extern "C" char *GetString(constantEntry *entry)<text:span text:style-name="T7"/></text:p>
        <text:p text:style-name="P86">{<text:span text:style-name="T7"/></text:p>
        <text:p text:style-name="P86"><text:s text:c="2"/>return ((ConstantEntry *)entry)-&gt;GetString();<text:span text:style-name="T7"/></text:p>
        <text:p text:style-name="P86">}<text:span text:style-name="T7"/></text:p>
        <text:p text:style-name="P86">//-------------------------------------------------------<text:span text:style-name="T7"/></text:p>
        <text:p text:style-name="P86">extern "C" MBOOL GetBoolean(constantEntry *entry) <text:s text:c="15"/>////&lt;&lt;&lt;&lt;<text:span text:style-name="T7"/></text:p>
        <text:p text:style-name="P86">{<text:span text:style-name="T7"/></text:p>
        <text:p text:style-name="P86"><text:s text:c="2"/>return ((ConstantEntry *)entry)-&gt;GetBoolean();<text:span text:style-name="T7"/></text:p>
        <text:p text:style-name="P86">}<text:span text:style-name="T7"/></text:p>
        <text:p text:style-name="P86"/>
        <text:p text:style-name="P86">//-------------------------------------------------------<text:span text:style-name="T7"/></text:p>
        <text:p text:style-name="P86">//-------------------------------------------------------<text:span text:style-name="T7"/></text:p>
        <text:p text:style-name="P86">extern "C" int GetTemporaryNumber(temporaryEntry *entry)<text:span text:style-name="T7"/></text:p>
        <text:p text:style-name="P86">{<text:span text:style-name="T7"/></text:p>
        <text:p text:style-name="P86"><text:s text:c="2"/>return ((TemporaryEntry *)entry)-&gt;GetNumber();<text:span text:style-name="T7"/></text:p>
        <text:p text:style-name="P86">}<text:span text:style-name="T7"/></text:p>
        <text:p text:style-name="P86">//-------------------------------------------------------<text:span text:style-name="T7"/></text:p>
        <text:p text:style-name="P86">extern "C" void ResetTemporaryCounter(void)<text:span text:style-name="T7"/></text:p>
        <text:p text:style-name="P86">{<text:span text:style-name="T7"/></text:p>
        <text:p text:style-name="P86"><text:s text:c="2"/>TemporaryEntry::ResetCounter();<text:span text:style-name="T7"/></text:p>
        <text:p text:style-name="P86">}<text:span text:style-name="T7"/></text:p>
        <text:p text:style-name="P86">//-------------------------------------------------------<text:span text:style-name="T7"/></text:p>
        <text:p text:style-name="P86">extern "C" int GetTemporaryCounter(void)<text:span text:style-name="T7"/></text:p>
        <text:p text:style-name="P86">{<text:span text:style-name="T7"/></text:p>
        <text:p text:style-name="P86"><text:s text:c="2"/>return TemporaryEntry::GetCounter();<text:span text:style-name="T7"/></text:p>
        <text:p text:style-name="P86"><text:soft-page-break/>}<text:span text:style-name="T7"/></text:p>
        <text:p text:style-name="P86"/>
        <text:p text:style-name="P86">/*-------------------------------------------------------symbol.cpp----------------------------------------------------*/<text:span text:style-name="T7"/></text:p>
        <text:p text:style-name="P86"/>
        <text:p text:style-name="P86"/>
        <text:p text:style-name="P86">#include &lt;stdio.h&gt;<text:span text:style-name="T7"/></text:p>
        <text:p text:style-name="P86">#ifdef DEBUGGING<text:span text:style-name="T7"/></text:p>
        <text:p text:style-name="P86">#include &lt;ctype.h&gt;<text:span text:style-name="T7"/></text:p>
        <text:p text:style-name="P86">#endif<text:span text:style-name="T7"/></text:p>
        <text:p text:style-name="P86">#include "symbol.hpp"<text:span text:style-name="T7"/></text:p>
        <text:p text:style-name="P86"/>
        <text:p text:style-name="P86">// Methods for class Scope<text:span text:style-name="T7"/></text:p>
        <text:p text:style-name="P86">Scope::Scope (Scope *enclos, char *szName, ErrorHandlerClass *eh, int nl)<text:span text:style-name="T7"/></text:p>
        <text:p text:style-name="P86">{<text:span text:style-name="T7"/></text:p>
        <text:p text:style-name="P86"><text:s text:c="2"/>LocalNegofs = FRAME_START_NEGOFS;<text:span text:style-name="T7"/></text:p>
        <text:p text:style-name="P86"><text:s text:c="2"/>EnclosingScope = enclos;<text:span text:style-name="T7"/></text:p>
        <text:p text:style-name="P86"><text:s text:c="2"/>Entity = NULL;<text:span text:style-name="T7"/></text:p>
        <text:p text:style-name="P86"><text:s text:c="2"/>ErrorHandler = eh;<text:span text:style-name="T7"/></text:p>
        <text:p text:style-name="P86"><text:s text:c="2"/>NestingLevel = nl;<text:span text:style-name="T7"/></text:p>
        <text:p text:style-name="P86"><text:s text:c="2"/>if ((ScopeName = strdup(szName)) == NULL)<text:span text:style-name="T7"/></text:p>
        <text:p text:style-name="P86"><text:s text:c="4"/>ErrorHandler-&gt;Internal("Not enough memory");<text:span text:style-name="T7"/></text:p>
        <text:p text:style-name="P86">}<text:span text:style-name="T7"/></text:p>
        <text:p text:style-name="P86"/>
        <text:p text:style-name="P86">//********************************************************<text:span text:style-name="T7"/></text:p>
        <text:p text:style-name="P86">Scope::~Scope (void)<text:span text:style-name="T7"/></text:p>
        <text:p text:style-name="P86">{<text:span text:style-name="T7"/></text:p>
        <text:p text:style-name="P86"><text:s text:c="2"/>SymbolTableEntry* tempEntity;<text:span text:style-name="T7"/></text:p>
        <text:p text:style-name="P86"/>
        <text:p text:style-name="P86"><text:s text:c="2"/>while (Entity != NULL)<text:span text:style-name="T7"/></text:p>
        <text:p text:style-name="P86"><text:soft-page-break/><text:s text:c="2"/>{<text:span text:style-name="T7"/></text:p>
        <text:p text:style-name="P86"><text:s text:c="4"/>tempEntity = Entity;<text:span text:style-name="T7"/></text:p>
        <text:p text:style-name="P86"><text:s text:c="4"/>Entity = Entity-&gt;GetNext();<text:span text:style-name="T7"/></text:p>
        <text:p text:style-name="P86"><text:s text:c="4"/>if (tempEntity-&gt;WhatIs() == FunctionEnt) <text:span text:style-name="T7"/></text:p>
        <text:p text:style-name="P86"><text:s text:c="6"/>if (((FunctionEntry *)tempEntity)-&gt;GetEntryType() == UnresolvedPrototype)<text:span text:style-name="T7"/></text:p>
        <text:p text:style-name="P86"><text:s text:c="6"/>{<text:span text:style-name="T7"/></text:p>
        <text:p text:style-name="P86"><text:s text:c="4"/><text:tab/>char sztmp[120];<text:span text:style-name="T7"/></text:p>
        <text:p text:style-name="P86"><text:s text:c="4"/><text:tab/>char *szp;<text:span text:style-name="T7"/></text:p>
        <text:p text:style-name="P86"><text:s text:c="4"/><text:tab/>if (tempEntity-&gt;GetName()[0]&gt;='0' &amp;&amp; tempEntity-&gt;GetName()[0]&lt;='9')<text:span text:style-name="T7"/></text:p>
        <text:p text:style-name="P86"><text:s text:c="4"/><text:tab/> <text:s/>szp = strchr(tempEntity-&gt;GetName(), '_') + 1;<text:span text:style-name="T7"/></text:p>
        <text:p text:style-name="P86"><text:s text:c="4"/><text:tab/>else<text:span text:style-name="T7"/></text:p>
        <text:p text:style-name="P86"><text:s text:c="4"/><text:tab/> <text:s/>szp = tempEntity-&gt;GetName();<text:span text:style-name="T7"/></text:p>
        <text:p text:style-name="P86"/>
        <text:p text:style-name="P86"><text:s text:c="4"/><text:tab/>sprintf(sztmp, "Definition of function %s not found in scope of function %s\n",<text:span text:style-name="T7"/></text:p>
        <text:p text:style-name="P86"><text:s text:c="4"/><text:tab/><text:tab/> <text:s text:c="3"/>szp, ScopeName);<text:span text:style-name="T7"/></text:p>
        <text:p text:style-name="P86"><text:s text:c="4"/><text:tab/>ErrorHandler-&gt;Error(sztmp);<text:span text:style-name="T7"/></text:p>
        <text:p text:style-name="P86"><text:s text:c="6"/>}<text:span text:style-name="T7"/></text:p>
        <text:p text:style-name="P86"/>
        <text:p text:style-name="P86"><text:s text:c="4"/>if (tempEntity-&gt;WhatIs() != ParameterEnt)<text:span text:style-name="T7"/></text:p>
        <text:p text:style-name="P86"><text:s text:c="6"/>delete tempEntity;<text:span text:style-name="T7"/></text:p>
        <text:p text:style-name="P86"><text:s text:c="2"/>}<text:span text:style-name="T7"/></text:p>
        <text:p text:style-name="P86">}<text:span text:style-name="T7"/></text:p>
        <text:p text:style-name="P86"/>
        <text:p text:style-name="P86">//********************************************************<text:span text:style-name="T7"/></text:p>
        <text:p text:style-name="P86">ReturnCodes Scope::Insert(SymbolTableEntry* entry)<text:span text:style-name="T7"/></text:p>
        <text:p text:style-name="P86">{ <text:s text:c="50"/><text:span text:style-name="T7"/></text:p>
        <text:p text:style-name="P86"><text:s text:c="2"/>SymbolTableEntry *tempEntity; <text:s text:c="20"/><text:span text:style-name="T7"/></text:p>
        <text:p text:style-name="P86"><text:tab/><text:tab/><text:tab/><text:tab/><text:tab/><text:tab/> <text:s text:c="3"/><text:span text:style-name="T7"/></text:p>
        <text:p text:style-name="P86"><text:s text:c="2"/>if (entry == NULL)<text:span text:style-name="T7"/></text:p>
        <text:p text:style-name="P86"><text:s text:c="4"/>ErrorHandler-&gt;Internal("Not enough memory");<text:span text:style-name="T7"/></text:p>
        <text:p text:style-name="P86"><text:soft-page-break/></text:p>
        <text:p text:style-name="P86"><text:s text:c="2"/>entry-&gt;SetNestingLevel(NestingLevel+1);<text:span text:style-name="T7"/></text:p>
        <text:p text:style-name="P86"/>
        <text:p text:style-name="P86"><text:s text:c="2"/>if (Entity != NULL) {<text:span text:style-name="T7"/></text:p>
        <text:p text:style-name="P86"><text:s text:c="4"/>tempEntity = Entity;<text:span text:style-name="T7"/></text:p>
        <text:p text:style-name="P86"><text:s text:c="4"/>int bDone = 0;<text:span text:style-name="T7"/></text:p>
        <text:p text:style-name="P86"><text:s text:c="4"/>do {<text:span text:style-name="T7"/></text:p>
        <text:p text:style-name="P86"><text:s text:c="7"/>if (*entry == *tempEntity) {<text:span text:style-name="T7"/></text:p>
        <text:p text:style-name="P86"><text:s text:c="10"/>char sztmp[80];<text:span text:style-name="T7"/></text:p>
        <text:p text:style-name="P86"><text:tab/> <text:s/>sprintf(sztmp, "Duplicate identifier : %s", entry-&gt;GetName());<text:span text:style-name="T7"/></text:p>
        <text:p text:style-name="P86"><text:tab/> <text:s/>ErrorHandler-&gt;Error(sztmp);<text:span text:style-name="T7"/></text:p>
        <text:p text:style-name="P86"><text:tab/> <text:s/>return DuplicateIdentifier;<text:span text:style-name="T7"/></text:p>
        <text:p text:style-name="P86"><text:s text:c="7"/>}<text:span text:style-name="T7"/></text:p>
        <text:p text:style-name="P86"><text:s text:c="7"/>else if (tempEntity-&gt;GetNext() != NULL)<text:span text:style-name="T7"/></text:p>
        <text:p text:style-name="P86"><text:tab/> <text:s/>tempEntity = tempEntity-&gt;GetNext();<text:span text:style-name="T7"/></text:p>
        <text:p text:style-name="P86"><text:s text:c="7"/>else<text:span text:style-name="T7"/></text:p>
        <text:p text:style-name="P86"><text:s text:c="10"/>bDone = 1;<text:span text:style-name="T7"/></text:p>
        <text:p text:style-name="P86"><text:s text:c="4"/>}while (!bDone);<text:span text:style-name="T7"/></text:p>
        <text:p text:style-name="P86"/>
        <text:p text:style-name="P86"><text:s text:c="4"/>tempEntity-&gt;SetNext(entry);<text:span text:style-name="T7"/></text:p>
        <text:p text:style-name="P86"><text:s text:c="2"/>}<text:span text:style-name="T7"/></text:p>
        <text:p text:style-name="P86"><text:s text:c="2"/>else<text:span text:style-name="T7"/></text:p>
        <text:p text:style-name="P86"><text:s text:c="4"/>Entity = entry;<text:span text:style-name="T7"/></text:p>
        <text:p text:style-name="P86"><text:s text:c="2"/>return OK;<text:span text:style-name="T7"/></text:p>
        <text:p text:style-name="P86">}<text:span text:style-name="T7"/></text:p>
        <text:p text:style-name="P86"/>
        <text:p text:style-name="P86">//********************************************************<text:span text:style-name="T7"/></text:p>
        <text:p text:style-name="P86">SymbolTableEntry* Scope::Lookup(char* name, int mode)<text:span text:style-name="T7"/></text:p>
        <text:p text:style-name="P86">{<text:span text:style-name="T7"/></text:p>
        <text:p text:style-name="P86"><text:s text:c="2"/>SymbolTableEntry* tempEntity = Entity;<text:span text:style-name="T7"/></text:p>
        <text:p text:style-name="P86"/>
        <text:p text:style-name="P86"><text:soft-page-break/><text:s text:c="2"/>while (tempEntity != NULL)<text:span text:style-name="T7"/></text:p>
        <text:p text:style-name="P86"><text:s text:c="4"/>if (*tempEntity == name)<text:span text:style-name="T7"/></text:p>
        <text:p text:style-name="P86"><text:s text:c="6"/>//check if it is a wrongly resolved prototype so as not to return it ...<text:span text:style-name="T7"/></text:p>
        <text:p text:style-name="P86"><text:s text:c="6"/>if (tempEntity-&gt;WhatIs() == FunctionEnt)<text:span text:style-name="T7"/></text:p>
        <text:p text:style-name="P86"><text:tab/>if (((FunctionEntry *)tempEntity)-&gt;GetEntryType() == WronglyResolved)<text:span text:style-name="T7"/></text:p>
        <text:p text:style-name="P86"><text:tab/> <text:s/>tempEntity = tempEntity-&gt;GetNext();<text:span text:style-name="T7"/></text:p>
        <text:p text:style-name="P86"><text:tab/>else<text:span text:style-name="T7"/></text:p>
        <text:p text:style-name="P86"><text:tab/> <text:s/>return tempEntity;<text:span text:style-name="T7"/></text:p>
        <text:p text:style-name="P86"/>
        <text:p text:style-name="P86"><text:s text:c="6"/>else<text:span text:style-name="T7"/></text:p>
        <text:p text:style-name="P86"><text:tab/>return tempEntity;<text:span text:style-name="T7"/></text:p>
        <text:p text:style-name="P86"><text:s text:c="4"/>else<text:span text:style-name="T7"/></text:p>
        <text:p text:style-name="P86"><text:s text:c="6"/>tempEntity = tempEntity-&gt;GetNext();<text:span text:style-name="T7"/></text:p>
        <text:p text:style-name="P86"/>
        <text:p text:style-name="P86"><text:s text:c="2"/>if (mode == SEARCH_CURRENT_SCOPE)<text:span text:style-name="T7"/></text:p>
        <text:p text:style-name="P86"><text:s text:c="4"/>return NULL;<text:span text:style-name="T7"/></text:p>
        <text:p text:style-name="P86"/>
        <text:p text:style-name="P86"><text:s text:c="2"/>// If not found in current scope, search enclosing scopes recursively<text:span text:style-name="T7"/></text:p>
        <text:p text:style-name="P86"><text:s text:c="2"/>if (EnclosingScope != NULL)<text:span text:style-name="T7"/></text:p>
        <text:p text:style-name="P86"><text:s text:c="4"/>return EnclosingScope-&gt;Lookup(name);<text:span text:style-name="T7"/></text:p>
        <text:p text:style-name="P86"><text:s text:c="2"/>else<text:span text:style-name="T7"/></text:p>
        <text:p text:style-name="P86"><text:s text:c="4"/>return NULL;<text:span text:style-name="T7"/></text:p>
        <text:p text:style-name="P86">}<text:span text:style-name="T7"/></text:p>
        <text:p text:style-name="P86"/>
        <text:p text:style-name="P86">//********************************************************<text:span text:style-name="T7"/></text:p>
        <text:p text:style-name="P86">int Scope::GetNegOffset(int space)<text:span text:style-name="T7"/></text:p>
        <text:p text:style-name="P86">{<text:span text:style-name="T7"/></text:p>
        <text:p text:style-name="P86"><text:s text:c="2"/>return (LocalNegofs -= space);<text:span text:style-name="T7"/></text:p>
        <text:p text:style-name="P86">}<text:span text:style-name="T7"/></text:p>
        <text:p text:style-name="P86"><text:soft-page-break/>//********************************************************<text:span text:style-name="T7"/></text:p>
        <text:p text:style-name="P86">SymbolTableEntry* Scope::GetNextExternal(void)<text:span text:style-name="T7"/></text:p>
        <text:p text:style-name="P86">{<text:span text:style-name="T7"/></text:p>
        <text:p text:style-name="P86"><text:s text:c="2"/>static SymbolTableEntry *p;<text:span text:style-name="T7"/></text:p>
        <text:p text:style-name="P86"><text:s text:c="2"/>static int nFlag = 0;<text:span text:style-name="T7"/></text:p>
        <text:p text:style-name="P86"/>
        <text:p text:style-name="P86"><text:s text:c="2"/>if (nFlag == 0)<text:span text:style-name="T7"/></text:p>
        <text:p text:style-name="P86"><text:s text:c="4"/>p = Entity;<text:span text:style-name="T7"/></text:p>
        <text:p text:style-name="P86"/>
        <text:p text:style-name="P86"><text:s text:c="2"/>if (p==NULL)<text:span text:style-name="T7"/></text:p>
        <text:p text:style-name="P86"><text:s text:c="4"/>return NULL;<text:span text:style-name="T7"/></text:p>
        <text:p text:style-name="P86"/>
        <text:p text:style-name="P86"><text:s text:c="2"/>do {<text:span text:style-name="T7"/></text:p>
        <text:p text:style-name="P86"><text:s text:c="4"/>if (p-&gt;WhatIs() == FunctionEnt)<text:span text:style-name="T7"/></text:p>
        <text:p text:style-name="P86"><text:s text:c="6"/>if (((FunctionEntry *)p)-&gt;GetEntryType() == ExternalPrototype) {<text:span text:style-name="T7"/></text:p>
        <text:p text:style-name="P86"><text:tab/>SymbolTableEntry *tmp = p;<text:span text:style-name="T7"/></text:p>
        <text:p text:style-name="P86"><text:tab/>p = p-&gt;GetNext();<text:span text:style-name="T7"/></text:p>
        <text:p text:style-name="P86"><text:s text:c="8"/>nFlag++;<text:span text:style-name="T7"/></text:p>
        <text:p text:style-name="P86"><text:s text:c="8"/>return tmp;<text:span text:style-name="T7"/></text:p>
        <text:p text:style-name="P86"><text:s text:c="6"/>}<text:span text:style-name="T7"/></text:p>
        <text:p text:style-name="P86"/>
        <text:p text:style-name="P86"><text:s text:c="4"/>p = p-&gt;GetNext();<text:span text:style-name="T7"/></text:p>
        <text:p text:style-name="P86"><text:s text:c="2"/>} while (p!=NULL);<text:span text:style-name="T7"/></text:p>
        <text:p text:style-name="P86"/>
        <text:p text:style-name="P86"><text:s text:c="2"/>nFlag = 0;<text:span text:style-name="T7"/></text:p>
        <text:p text:style-name="P86"><text:s text:c="2"/>return NULL;<text:span text:style-name="T7"/></text:p>
        <text:p text:style-name="P86">}<text:span text:style-name="T7"/></text:p>
        <text:p text:style-name="P86"/>
        <text:p text:style-name="P86"/>
        <text:p text:style-name="P86">//********************************************************<text:span text:style-name="T7"/></text:p>
        <text:p text:style-name="P86">// Methods for class SymbolTableClass<text:span text:style-name="T7"/></text:p>
        <text:p text:style-name="P86"><text:soft-page-break/>//********************************************************<text:span text:style-name="T7"/></text:p>
        <text:p text:style-name="P86">SymbolTableClass::SymbolTableClass(ErrorHandlerClass *eh)<text:span text:style-name="T7"/></text:p>
        <text:p text:style-name="P86">{<text:span text:style-name="T7"/></text:p>
        <text:p text:style-name="P86"><text:s text:c="2"/>CurrentScope = NULL;<text:span text:style-name="T7"/></text:p>
        <text:p text:style-name="P86"><text:s text:c="2"/>SetErrorHandler(eh);<text:span text:style-name="T7"/></text:p>
        <text:p text:style-name="P86">}<text:span text:style-name="T7"/></text:p>
        <text:p text:style-name="P86"/>
        <text:p text:style-name="P86">//********************************************************<text:span text:style-name="T7"/></text:p>
        <text:p text:style-name="P86"/>
        <text:p text:style-name="P86">SymbolTableClass::~SymbolTableClass(void)<text:span text:style-name="T7"/></text:p>
        <text:p text:style-name="P86">{<text:span text:style-name="T7"/></text:p>
        <text:p text:style-name="P86"><text:s text:c="2"/>while (CurrentScope != NULL)<text:span text:style-name="T7"/></text:p>
        <text:p text:style-name="P86"><text:s text:c="4"/>CloseScope();<text:span text:style-name="T7"/></text:p>
        <text:p text:style-name="P86">}<text:span text:style-name="T7"/></text:p>
        <text:p text:style-name="P86"/>
        <text:p text:style-name="P86">//********************************************************<text:span text:style-name="T7"/></text:p>
        <text:p text:style-name="P86">void SymbolTableClass::OpenScope(char *szName)<text:span text:style-name="T7"/></text:p>
        <text:p text:style-name="P86">{<text:span text:style-name="T7"/></text:p>
        <text:p text:style-name="P86"><text:s text:c="2"/>if (CurrentScope == NULL)<text:span text:style-name="T7"/></text:p>
        <text:p text:style-name="P86"><text:s text:c="4"/>CurrentScope = new Scope(CurrentScope, szName, ErrorHandler, 0);<text:span text:style-name="T7"/></text:p>
        <text:p text:style-name="P86"><text:s text:c="2"/>else<text:span text:style-name="T7"/></text:p>
        <text:p text:style-name="P86"><text:s text:c="4"/>CurrentScope = new Scope(CurrentScope, szName, ErrorHandler,<text:span text:style-name="T7"/></text:p>
        <text:p text:style-name="P86"><text:tab/><text:tab/><text:tab/>CurrentScope-&gt;GetNestingLevel()+1);<text:span text:style-name="T7"/></text:p>
        <text:p text:style-name="P86"/>
        <text:p text:style-name="P86"><text:s text:c="2"/>if (CurrentScope == NULL)<text:span text:style-name="T7"/></text:p>
        <text:p text:style-name="P86"><text:s text:c="4"/>ErrorHandler-&gt;Internal("Not enough memory");<text:span text:style-name="T7"/></text:p>
        <text:p text:style-name="P86">}<text:span text:style-name="T7"/></text:p>
        <text:p text:style-name="P86"/>
        <text:p text:style-name="P86">//********************************************************<text:span text:style-name="T7"/></text:p>
        <text:p text:style-name="P86">void SymbolTableClass::CloseScope(void)<text:span text:style-name="T7"/></text:p>
        <text:p text:style-name="P86"><text:soft-page-break/>{<text:span text:style-name="T7"/></text:p>
        <text:p text:style-name="P86"><text:s text:c="2"/>Scope *tempScope = CurrentScope;<text:span text:style-name="T7"/></text:p>
        <text:p text:style-name="P86"/>
        <text:p text:style-name="P86"><text:s text:c="2"/>CurrentScope = CurrentScope-&gt;GetEnclosing();<text:span text:style-name="T7"/></text:p>
        <text:p text:style-name="P86"><text:s text:c="2"/>delete tempScope;<text:span text:style-name="T7"/></text:p>
        <text:p text:style-name="P86"/>
        <text:p text:style-name="P86"><text:s text:c="2"/>TemporaryEntry::ResetCounter();<text:span text:style-name="T7"/></text:p>
        <text:p text:style-name="P86">}<text:span text:style-name="T7"/></text:p>
        <text:p text:style-name="P86"/>
        <text:p text:style-name="P86">//********************************************************<text:span text:style-name="T7"/></text:p>
        <text:p text:style-name="P86">ReturnCodes SymbolTableClass::Insert(SymbolTableEntry *entry)<text:span text:style-name="T7"/></text:p>
        <text:p text:style-name="P86">{<text:span text:style-name="T7"/></text:p>
        <text:p text:style-name="P86"><text:s text:c="2"/>if (CurrentScope != NULL)<text:span text:style-name="T7"/></text:p>
        <text:p text:style-name="P86"><text:s text:c="4"/>return CurrentScope-&gt;Insert(entry);<text:span text:style-name="T7"/></text:p>
        <text:p text:style-name="P86"/>
        <text:p text:style-name="P86"><text:s text:c="2"/>ErrorHandler-&gt;Internal("No current scope");<text:span text:style-name="T7"/></text:p>
        <text:p text:style-name="P86"><text:s text:c="2"/>return OK;<text:span text:style-name="T7"/></text:p>
        <text:p text:style-name="P86">}<text:span text:style-name="T7"/></text:p>
        <text:p text:style-name="P86"/>
        <text:p text:style-name="P86">//********************************************************<text:span text:style-name="T7"/></text:p>
        <text:p text:style-name="P86">SymbolTableEntry *SymbolTableClass::Lookup(char *name, int mode)<text:span text:style-name="T7"/></text:p>
        <text:p text:style-name="P86">{<text:span text:style-name="T7"/></text:p>
        <text:p text:style-name="P86"><text:s text:c="2"/>return CurrentScope-&gt;Lookup(name, mode);<text:span text:style-name="T7"/></text:p>
        <text:p text:style-name="P86">}<text:span text:style-name="T7"/></text:p>
        <text:p text:style-name="P86">//********************************************************<text:span text:style-name="T7"/></text:p>
        <text:p text:style-name="P86">int SymbolTableClass::GetNestingLevelOf(char *name)<text:span text:style-name="T7"/></text:p>
        <text:p text:style-name="P86">{<text:span text:style-name="T7"/></text:p>
        <text:p text:style-name="P86"><text:s text:c="2"/>SymbolTableEntry *tmp = CurrentScope-&gt;Lookup(name);<text:span text:style-name="T7"/></text:p>
        <text:p text:style-name="P86"><text:s text:c="2"/>if (tmp == NULL)<text:span text:style-name="T7"/></text:p>
        <text:p text:style-name="P86"><text:soft-page-break/><text:s text:c="4"/>ErrorHandler-&gt;Internal("Symbol not found during final code production.");<text:span text:style-name="T7"/></text:p>
        <text:p text:style-name="P86"/>
        <text:p text:style-name="P86"><text:s text:c="2"/>return tmp-&gt;GetNestingLevel();<text:span text:style-name="T7"/></text:p>
        <text:p text:style-name="P86">}<text:span text:style-name="T7"/></text:p>
        <text:p text:style-name="P86"/>
        <text:p text:style-name="P86"/>
        <text:p text:style-name="P86">//********************************************************<text:span text:style-name="T7"/></text:p>
        <text:p text:style-name="P86">// Methods for class SymbolTableEntry<text:span text:style-name="T7"/></text:p>
        <text:p text:style-name="P86">SymbolTableEntry::SymbolTableEntry (char *name)<text:span text:style-name="T7"/></text:p>
        <text:p text:style-name="P86">{<text:span text:style-name="T7"/></text:p>
        <text:p text:style-name="P86"><text:s text:c="2"/>EntryName = strdup(name);<text:span text:style-name="T7"/></text:p>
        <text:p text:style-name="P86"><text:s text:c="2"/>NextEntity = NULL;<text:span text:style-name="T7"/></text:p>
        <text:p text:style-name="P86">}<text:span text:style-name="T7"/></text:p>
        <text:p text:style-name="P86"/>
        <text:p text:style-name="P86">//********************************************************<text:span text:style-name="T7"/></text:p>
        <text:p text:style-name="P86">SymbolTableEntry::~SymbolTableEntry ()<text:span text:style-name="T7"/></text:p>
        <text:p text:style-name="P86">{<text:span text:style-name="T7"/></text:p>
        <text:p text:style-name="P86"><text:s text:c="2"/>delete [] EntryName;<text:span text:style-name="T7"/></text:p>
        <text:p text:style-name="P86">}<text:span text:style-name="T7"/></text:p>
        <text:p text:style-name="P86"/>
        <text:p text:style-name="P86">//********************************************************<text:span text:style-name="T7"/></text:p>
        <text:p text:style-name="P86">int SymbolTableEntry::operator == (SymbolTableEntry &amp; entry)<text:span text:style-name="T7"/></text:p>
        <text:p text:style-name="P86">{<text:span text:style-name="T7"/></text:p>
        <text:p text:style-name="P86"><text:s text:c="2"/>return (strcmp(EntryName, entry.EntryName) == 0);<text:span text:style-name="T7"/></text:p>
        <text:p text:style-name="P86">}<text:span text:style-name="T7"/></text:p>
        <text:p text:style-name="P86"/>
        <text:p text:style-name="P86">//********************************************************<text:span text:style-name="T7"/></text:p>
        <text:p text:style-name="P86">int SymbolTableEntry::operator == (char *name)<text:span text:style-name="T7"/></text:p>
        <text:p text:style-name="P86">{<text:span text:style-name="T7"/></text:p>
        <text:p text:style-name="P86"><text:s text:c="2"/>return (strcmp(EntryName, name) == 0);<text:span text:style-name="T7"/></text:p>
        <text:p text:style-name="P86"><text:soft-page-break/>}<text:span text:style-name="T7"/></text:p>
        <text:p text:style-name="P86"/>
        <text:p text:style-name="P86">//********************************************************<text:span text:style-name="T7"/></text:p>
        <text:p text:style-name="P86">// Methods for class FunctionEntry<text:span text:style-name="T7"/></text:p>
        <text:p text:style-name="P86">//********************************************************<text:span text:style-name="T7"/></text:p>
        <text:p text:style-name="P86">int FunctionEntry::NextNumber = 1;<text:span text:style-name="T7"/></text:p>
        <text:p text:style-name="P86">//********************************************************<text:span text:style-name="T7"/></text:p>
        <text:p text:style-name="P86">FunctionEntry::FunctionEntry (char *name, ReturnTypes type) :<text:span text:style-name="T7"/></text:p>
        <text:p text:style-name="P86"><text:s text:c="15"/>SymbolTableEntry(name)<text:span text:style-name="T7"/></text:p>
        <text:p text:style-name="P86">{<text:span text:style-name="T7"/></text:p>
        <text:p text:style-name="P86"><text:s text:c="2"/>Arguments = NULL;<text:span text:style-name="T7"/></text:p>
        <text:p text:style-name="P86"><text:s text:c="2"/>Number = NextNumber++;<text:span text:style-name="T7"/></text:p>
        <text:p text:style-name="P86"><text:s text:c="2"/>ReturnType = type;<text:span text:style-name="T7"/></text:p>
        <text:p text:style-name="P86">}<text:span text:style-name="T7"/></text:p>
        <text:p text:style-name="P86"/>
        <text:p text:style-name="P86">//********************************************************<text:span text:style-name="T7"/></text:p>
        <text:p text:style-name="P86">FunctionEntry::~FunctionEntry (void)<text:span text:style-name="T7"/></text:p>
        <text:p text:style-name="P86">{<text:span text:style-name="T7"/></text:p>
        <text:p text:style-name="P86"><text:s text:c="2"/>ParameterEntry *arg = Arguments;<text:span text:style-name="T7"/></text:p>
        <text:p text:style-name="P86"/>
        <text:p text:style-name="P86"><text:s text:c="2"/>while (arg != NULL) {<text:span text:style-name="T7"/></text:p>
        <text:p text:style-name="P86"><text:s text:c="4"/>ParameterEntry *tempArg = arg;<text:span text:style-name="T7"/></text:p>
        <text:p text:style-name="P86"/>
        <text:p text:style-name="P86"><text:s text:c="4"/>arg = arg-&gt;GetNextPar();<text:span text:style-name="T7"/></text:p>
        <text:p text:style-name="P86"><text:s text:c="4"/>delete tempArg;<text:span text:style-name="T7"/></text:p>
        <text:p text:style-name="P86"><text:s text:c="2"/>}<text:span text:style-name="T7"/></text:p>
        <text:p text:style-name="P86">}<text:span text:style-name="T7"/></text:p>
        <text:p text:style-name="P86"/>
        <text:p text:style-name="P86">//********************************************************<text:span text:style-name="T7"/></text:p>
        <text:p text:style-name="P86">int FunctionEntry::operator == (SymbolTableEntry &amp;entry)<text:span text:style-name="T7"/></text:p>
        <text:p text:style-name="P86">{<text:span text:style-name="T7"/></text:p>
        <text:p text:style-name="P86"><text:soft-page-break/><text:s text:c="2"/>SymbolTableEntry *p = &amp;entry;<text:span text:style-name="T7"/></text:p>
        <text:p text:style-name="P86"><text:s text:c="2"/>if (entry.WhatIs() == FunctionEnt)<text:span text:style-name="T7"/></text:p>
        <text:p text:style-name="P86"><text:s text:c="4"/>if (((((FunctionEntry *)p)-&gt;GetEntryType() == FunctionBody) &amp;&amp; (EntryStatus != FunctionBody)) ||<text:span text:style-name="T7"/></text:p>
        <text:p text:style-name="P86"><text:s text:c="8"/>((((FunctionEntry *)p)-&gt;GetEntryType() != FunctionBody) &amp;&amp; (EntryStatus == FunctionBody)))<text:span text:style-name="T7"/></text:p>
        <text:p text:style-name="P86"><text:tab/>return 0;<text:span text:style-name="T7"/></text:p>
        <text:p text:style-name="P86"/>
        <text:p text:style-name="P86">// Kai twra mporeite na pa na sigrithite ...<text:span text:style-name="T7"/></text:p>
        <text:p text:style-name="P86"><text:s text:c="2"/>return ((*this).SymbolTableEntry::operator==(entry));<text:span text:style-name="T7"/></text:p>
        <text:p text:style-name="P86">}<text:span text:style-name="T7"/></text:p>
        <text:p text:style-name="P86">//********************************************************<text:span text:style-name="T7"/></text:p>
        <text:p text:style-name="P86">ParameterEntry* FunctionEntry::GetArgument(int index)<text:span text:style-name="T7"/></text:p>
        <text:p text:style-name="P86">{<text:span text:style-name="T7"/></text:p>
        <text:p text:style-name="P86"><text:s text:c="2"/>ParameterEntry *tmp = Arguments;<text:span text:style-name="T7"/></text:p>
        <text:p text:style-name="P86"/>
        <text:p text:style-name="P86"><text:s text:c="2"/>for ( ; index&gt;1; index--)<text:span text:style-name="T7"/></text:p>
        <text:p text:style-name="P86"><text:s text:c="4"/>if (tmp-&gt;GetNextPar() != NULL)<text:span text:style-name="T7"/></text:p>
        <text:p text:style-name="P86"><text:s text:c="6"/>tmp = tmp-&gt;GetNextPar();<text:span text:style-name="T7"/></text:p>
        <text:p text:style-name="P86"><text:s text:c="4"/>else<text:span text:style-name="T7"/></text:p>
        <text:p text:style-name="P86"><text:s text:c="6"/>return NULL;<text:span text:style-name="T7"/></text:p>
        <text:p text:style-name="P86"/>
        <text:p text:style-name="P86"><text:s text:c="2"/>return tmp;<text:span text:style-name="T7"/></text:p>
        <text:p text:style-name="P86">}<text:span text:style-name="T7"/></text:p>
        <text:p text:style-name="P86">//********************************************************<text:span text:style-name="T7"/></text:p>
        <text:p text:style-name="P86">int FunctionEntry::GetSizeOfArguments(void)<text:span text:style-name="T7"/></text:p>
        <text:p text:style-name="P86">{<text:span text:style-name="T7"/></text:p>
        <text:p text:style-name="P86"><text:s text:c="2"/>int <text:s text:c="2"/>size;<text:span text:style-name="T7"/></text:p>
        <text:p text:style-name="P86"/>
        <text:p text:style-name="P86"><text:s text:c="2"/>if (Arguments == NULL)<text:span text:style-name="T7"/></text:p>
        <text:p text:style-name="P86"><text:s text:c="4"/>return 0;<text:span text:style-name="T7"/></text:p>
        <text:p text:style-name="P86"/>
        <text:p text:style-name="P86"><text:soft-page-break/><text:s text:c="16"/>////&lt;&lt;&lt;&lt;<text:span text:style-name="T7"/></text:p>
        <text:p text:style-name="P86"><text:s text:c="2"/>size = Arguments-&gt;GetOffset();<text:span text:style-name="T7"/></text:p>
        <text:p text:style-name="P86"/>
        <text:p text:style-name="P86"><text:s text:c="2"/>if (Arguments-&gt;GetMode()==ByReference)<text:span text:style-name="T7"/></text:p>
        <text:p text:style-name="P86"><text:s text:c="5"/>size -= 6; <text:s text:c="5"/>// offset + 2 - 8<text:span text:style-name="T7"/></text:p>
        <text:p text:style-name="P86"><text:s text:c="2"/>else<text:span text:style-name="T7"/></text:p>
        <text:p text:style-name="P86"><text:s text:c="4"/>switch (Arguments-&gt;GetType()) {<text:span text:style-name="T7"/></text:p>
        <text:p text:style-name="P86"><text:s text:c="4"/>case CharType:<text:span text:style-name="T7"/></text:p>
        <text:p text:style-name="P86"><text:s text:c="4"/>case BooleanType:<text:span text:style-name="T7"/></text:p>
        <text:p text:style-name="P86"><text:s text:c="8"/>size -= 7; <text:s text:c="5"/>// offset + 1 - 8<text:span text:style-name="T7"/></text:p>
        <text:p text:style-name="P86"><text:s text:c="8"/>break;<text:span text:style-name="T7"/></text:p>
        <text:p text:style-name="P86"><text:s text:c="4"/>case StringType:<text:span text:style-name="T7"/></text:p>
        <text:p text:style-name="P86"><text:s text:c="8"/>size += 8; <text:s text:c="5"/>// offset + 16 - 8<text:span text:style-name="T7"/></text:p>
        <text:p text:style-name="P86"><text:s text:c="8"/>break;<text:span text:style-name="T7"/></text:p>
        <text:p text:style-name="P86"><text:s text:c="4"/>case IntegerType:<text:span text:style-name="T7"/></text:p>
        <text:p text:style-name="P86"><text:s text:c="8"/>size -= 6; <text:s text:c="5"/>// offset + 2 - 8<text:span text:style-name="T7"/></text:p>
        <text:p text:style-name="P86"><text:s text:c="4"/>}<text:span text:style-name="T7"/></text:p>
        <text:p text:style-name="P86"/>
        <text:p text:style-name="P86"><text:s text:c="2"/>return size;<text:span text:style-name="T7"/></text:p>
        <text:p text:style-name="P86"/>
        <text:p text:style-name="P86">/*<text:span text:style-name="T7"/></text:p>
        <text:p text:style-name="P86"><text:s text:c="2"/>return Arguments-&gt;GetOffset() +<text:span text:style-name="T7"/></text:p>
        <text:p text:style-name="P86"><text:s text:c="8"/>(Arguments-&gt;GetType() == StringType) ? 8 : -6;<text:span text:style-name="T7"/></text:p>
        <text:p text:style-name="P86"><text:s text:c="40"/>// <text:s text:c="3"/>16-8 <text:s/>2-8<text:span text:style-name="T7"/></text:p>
        <text:p text:style-name="P86">*/<text:span text:style-name="T7"/></text:p>
        <text:p text:style-name="P86">/*<text:span text:style-name="T7"/></text:p>
        <text:p text:style-name="P86"><text:s text:c="2"/>return Arguments-&gt;GetOffset() - 6; // this is Offset - 8 + 2<text:span text:style-name="T7"/></text:p>
        <text:p text:style-name="P86"><text:tab/><text:tab/><text:tab/><text:tab/> <text:s text:c="5"/><text:tab/> // 8 is the offset of the last parameter,<text:span text:style-name="T7"/></text:p>
        <text:p text:style-name="P86"><text:tab/><text:tab/><text:tab/><text:tab/> <text:s text:c="12"/>// 2 is the size of the first<text:span text:style-name="T7"/></text:p>
        <text:p text:style-name="P86">*/<text:span text:style-name="T7"/></text:p>
        <text:p text:style-name="P86"><text:soft-page-break/>}<text:span text:style-name="T7"/></text:p>
        <text:p text:style-name="P86">//********************************************************<text:span text:style-name="T7"/></text:p>
        <text:p text:style-name="P86">int FunctionEntry::GetTotalArguments(void)<text:span text:style-name="T7"/></text:p>
        <text:p text:style-name="P86">{<text:span text:style-name="T7"/></text:p>
        <text:p text:style-name="P86"><text:s text:c="2"/>int index=0;<text:span text:style-name="T7"/></text:p>
        <text:p text:style-name="P86"><text:s text:c="2"/>ParameterEntry *tmp = Arguments;<text:span text:style-name="T7"/></text:p>
        <text:p text:style-name="P86"/>
        <text:p text:style-name="P86"><text:s text:c="2"/>while (tmp != NULL)<text:span text:style-name="T7"/></text:p>
        <text:p text:style-name="P86"><text:s text:c="4"/>index++, tmp=tmp-&gt;GetNextPar();<text:span text:style-name="T7"/></text:p>
        <text:p text:style-name="P86"/>
        <text:p text:style-name="P86"><text:s text:c="2"/>return index;<text:span text:style-name="T7"/></text:p>
        <text:p text:style-name="P86">}<text:span text:style-name="T7"/></text:p>
        <text:p text:style-name="P86">//********************************************************<text:span text:style-name="T7"/></text:p>
        <text:p text:style-name="P86">int FunctionEntry::CompareArgumentsToThatOf(FunctionEntry *entry)<text:span text:style-name="T7"/></text:p>
        <text:p text:style-name="P86">{<text:span text:style-name="T7"/></text:p>
        <text:p text:style-name="P86"><text:s text:c="2"/>int result=0;<text:span text:style-name="T7"/></text:p>
        <text:p text:style-name="P86"><text:s text:c="2"/>ParameterEntry *p1=Arguments, *p2=entry-&gt;Arguments;<text:span text:style-name="T7"/></text:p>
        <text:p text:style-name="P86"/>
        <text:p text:style-name="P86"><text:s text:c="2"/>for (;;){<text:span text:style-name="T7"/></text:p>
        <text:p text:style-name="P86"><text:s text:c="4"/>if ((p1 == NULL) &amp;&amp; (p2 == NULL))<text:span text:style-name="T7"/></text:p>
        <text:p text:style-name="P86"><text:s text:c="6"/>return 0;<text:span text:style-name="T7"/></text:p>
        <text:p text:style-name="P86"><text:s text:c="4"/>else if (p1 == NULL)<text:span text:style-name="T7"/></text:p>
        <text:p text:style-name="P86"><text:s text:c="6"/>return result + 1001;<text:span text:style-name="T7"/></text:p>
        <text:p text:style-name="P86"><text:s text:c="4"/>else if (p2 == NULL)<text:span text:style-name="T7"/></text:p>
        <text:p text:style-name="P86"><text:s text:c="6"/>return result + 2001;<text:span text:style-name="T7"/></text:p>
        <text:p text:style-name="P86"><text:s text:c="4"/>else if ((strcmp(p1-&gt;GetName(), p2-&gt;GetName())!=0) ||<text:span text:style-name="T7"/></text:p>
        <text:p text:style-name="P86"><text:s text:c="13"/>(p1-&gt;GetType() != p2-&gt;GetType()) ||<text:span text:style-name="T7"/></text:p>
        <text:p text:style-name="P86"><text:tab/> <text:s text:c="6"/>(p1-&gt;GetMode() != p2-&gt;GetMode()))<text:span text:style-name="T7"/></text:p>
        <text:p text:style-name="P86"><text:s text:c="6"/>return result+1;<text:span text:style-name="T7"/></text:p>
        <text:p text:style-name="P86"><text:s text:c="4"/>else {<text:span text:style-name="T7"/></text:p>
        <text:p text:style-name="P86"><text:s text:c="6"/>result++;<text:span text:style-name="T7"/></text:p>
        <text:p text:style-name="P86"><text:soft-page-break/><text:s text:c="6"/>p1 = p1-&gt;GetNextPar();<text:span text:style-name="T7"/></text:p>
        <text:p text:style-name="P86"><text:s text:c="6"/>p2 = p2-&gt;GetNextPar();<text:span text:style-name="T7"/></text:p>
        <text:p text:style-name="P86"><text:s text:c="4"/>}<text:span text:style-name="T7"/></text:p>
        <text:p text:style-name="P86"><text:s text:c="2"/>}<text:span text:style-name="T7"/></text:p>
        <text:p text:style-name="P86">}<text:span text:style-name="T7"/></text:p>
        <text:p text:style-name="P86">//********************************************************<text:span text:style-name="T7"/></text:p>
        <text:p text:style-name="P86">void FunctionEntry::AddParameter(ParameterEntry* param)<text:span text:style-name="T7"/></text:p>
        <text:p text:style-name="P86">{<text:span text:style-name="T7"/></text:p>
        <text:p text:style-name="P86"><text:s text:c="3"/>ParameterEntry *paramlist = Arguments, *last = NULL;<text:span text:style-name="T7"/></text:p>
        <text:p text:style-name="P86"/>
        <text:p text:style-name="P86"><text:s text:c="3"/>while (paramlist != NULL)<text:span text:style-name="T7"/></text:p>
        <text:p text:style-name="P86"><text:s text:c="3"/>{ <text:s text:c="43"/>////&lt;&lt;&lt;&lt;<text:span text:style-name="T7"/></text:p>
        <text:p text:style-name="P86"><text:s text:c="8"/>if ((param-&gt;GetType() == CharType || param-&gt;GetType() == BooleanType)<text:span text:style-name="T7"/></text:p>
        <text:p text:style-name="P86"><text:s text:c="16"/>&amp;&amp; param-&gt;GetMode() == ByValue)<text:span text:style-name="T7"/></text:p>
        <text:p text:style-name="P86"><text:tab/> <text:s/>paramlist-&gt;MoveUp(1);<text:span text:style-name="T7"/></text:p>
        <text:p text:style-name="P86"><text:s text:c="8"/>else if (param-&gt;GetType() == StringType &amp;&amp; param-&gt;GetMode() == ByValue)<text:span text:style-name="T7"/></text:p>
        <text:p text:style-name="P86"><text:s text:c="10"/>paramlist-&gt;MoveUp(16); <text:s text:c="11"/>////&lt;&lt;&lt;&lt;<text:span text:style-name="T7"/></text:p>
        <text:p text:style-name="P86"><text:s text:c="8"/>else<text:span text:style-name="T7"/></text:p>
        <text:p text:style-name="P86"><text:tab/> <text:s/>paramlist-&gt;MoveUp(2);<text:span text:style-name="T7"/></text:p>
        <text:p text:style-name="P86"/>
        <text:p text:style-name="P86"><text:tab/>last = paramlist;<text:span text:style-name="T7"/></text:p>
        <text:p text:style-name="P86"><text:tab/>paramlist = paramlist-&gt;GetNextPar();<text:span text:style-name="T7"/></text:p>
        <text:p text:style-name="P86"><text:s text:c="3"/>}<text:span text:style-name="T7"/></text:p>
        <text:p text:style-name="P86"/>
        <text:p text:style-name="P86"><text:s text:c="3"/>if (last == NULL)<text:span text:style-name="T7"/></text:p>
        <text:p text:style-name="P86"><text:s text:c="6"/>Arguments = param;<text:span text:style-name="T7"/></text:p>
        <text:p text:style-name="P86"><text:s text:c="3"/>else<text:span text:style-name="T7"/></text:p>
        <text:p text:style-name="P86"><text:s text:c="6"/>last-&gt;AddAfter(param);<text:span text:style-name="T7"/></text:p>
        <text:p text:style-name="P86">}<text:span text:style-name="T7"/></text:p>
        <text:p text:style-name="P86"/>
        <text:p text:style-name="P86"><text:soft-page-break/>//********************************************************<text:span text:style-name="T7"/></text:p>
        <text:p text:style-name="P86">// Methods for class VariableEntry<text:span text:style-name="T7"/></text:p>
        <text:p text:style-name="P86">//********************************************************<text:span text:style-name="T7"/></text:p>
        <text:p text:style-name="P86">VariableEntry::VariableEntry(char *name, VarTypes type, Scope *current,<text:span text:style-name="T7"/></text:p>
        <text:p text:style-name="P86"><text:s text:c="29"/>unsigned int dim, int isParam) :<text:span text:style-name="T7"/></text:p>
        <text:p text:style-name="P86"><text:s text:c="3"/>SymbolTableEntry(name)<text:span text:style-name="T7"/></text:p>
        <text:p text:style-name="P86">{<text:span text:style-name="T7"/></text:p>
        <text:p text:style-name="P86"><text:s text:c="2"/>Type = type;<text:span text:style-name="T7"/></text:p>
        <text:p text:style-name="P86"><text:s text:c="2"/>Dimension = dim;<text:span text:style-name="T7"/></text:p>
        <text:p text:style-name="P86"/>
        <text:p text:style-name="P86"><text:s text:c="2"/>if (!isParam) { <text:s text:c="30"/>////&lt;&lt;&lt;&lt;<text:span text:style-name="T7"/></text:p>
        <text:p text:style-name="P86"><text:s text:c="4"/>int sizeForOne = (type == CharType || type == BooleanType) ? 1 : 2;<text:span text:style-name="T7"/></text:p>
        <text:p text:style-name="P86"/>
        <text:p text:style-name="P86"><text:s text:c="4"/>if (type==StringType) sizeForOne = 16; <text:s text:c="5"/>////&lt;&lt;&lt;&lt;<text:span text:style-name="T7"/></text:p>
        <text:p text:style-name="P86"/>
        <text:p text:style-name="P86"><text:s text:c="4"/>if (Dimension == 0)<text:span text:style-name="T7"/></text:p>
        <text:p text:style-name="P86"><text:s text:c="8"/>Offset = current-&gt;GetNegOffset(sizeForOne);<text:span text:style-name="T7"/></text:p>
        <text:p text:style-name="P86"><text:s text:c="4"/>else<text:span text:style-name="T7"/></text:p>
        <text:p text:style-name="P86"><text:s text:c="8"/>Offset = current-&gt;GetNegOffset(sizeForOne * Dimension);<text:span text:style-name="T7"/></text:p>
        <text:p text:style-name="P86"><text:s text:c="2"/>}<text:span text:style-name="T7"/></text:p>
        <text:p text:style-name="P86">}<text:span text:style-name="T7"/></text:p>
        <text:p text:style-name="P86"/>
        <text:p text:style-name="P86">//**************************************************<text:span text:style-name="T7"/></text:p>
        <text:p text:style-name="P86">// Methods for class ParameterEntry<text:span text:style-name="T7"/></text:p>
        <text:p text:style-name="P86">//**************************************************<text:span text:style-name="T7"/></text:p>
        <text:p text:style-name="P86">ParameterEntry::ParameterEntry(char *name, PassModes mode, VarTypes type,<text:span text:style-name="T7"/></text:p>
        <text:p text:style-name="P86"><text:tab/><text:tab/><text:tab/> <text:s text:c="12"/>FunctionEntry* unit, Scope *current,<text:span text:style-name="T7"/></text:p>
        <text:p text:style-name="P86"><text:soft-page-break/><text:s text:c="37"/>int isarray) :<text:span text:style-name="T7"/></text:p>
        <text:p text:style-name="P86"><text:s text:c="3"/>VariableEntry(name, type, current, (isarray != 0 ? 1 : 0), TRUE)<text:span text:style-name="T7"/></text:p>
        <text:p text:style-name="P86">{<text:span text:style-name="T7"/></text:p>
        <text:p text:style-name="P86"><text:s text:c="2"/>PassMode = mode;<text:span text:style-name="T7"/></text:p>
        <text:p text:style-name="P86"><text:s text:c="2"/>NextParameter = NULL;<text:span text:style-name="T7"/></text:p>
        <text:p text:style-name="P86"><text:s text:c="32"/>////VVVV<text:span text:style-name="T7"/></text:p>
        <text:p text:style-name="P86"><text:s text:c="2"/>Offset = 8;<text:span text:style-name="T7"/></text:p>
        <text:p text:style-name="P86"><text:s text:c="2"/>//Offset = (((type==StringType) &amp;&amp; (mode==ByValue)) ? 23 : <text:s text:c="5"/>// = 8+16-1<text:span text:style-name="T7"/></text:p>
        <text:p text:style-name="P86"><text:s text:c="2"/>// <text:s text:c="13"/>(((type==CharType) &amp;&amp; (mode==ByValue)) ? 8 : <text:s text:c="3"/>// = 8+1-1<text:span text:style-name="T7"/></text:p>
        <text:p text:style-name="P86"><text:s text:c="2"/>// <text:s text:c="13"/>9)); <text:s text:c="43"/>// = 8+2-1<text:span text:style-name="T7"/></text:p>
        <text:p text:style-name="P86"><text:s text:c="2"/>unit-&gt;AddParameter(this);<text:span text:style-name="T7"/></text:p>
        <text:p text:style-name="P86">}<text:span text:style-name="T7"/></text:p>
        <text:p text:style-name="P86"/>
        <text:p text:style-name="P86">//**************************************************<text:span text:style-name="T7"/></text:p>
        <text:p text:style-name="P86">// Methods for class ConstantEntry<text:span text:style-name="T7"/></text:p>
        <text:p text:style-name="P86">//**************************************************<text:span text:style-name="T7"/></text:p>
        <text:p text:style-name="P86">int ConstantEntry::Counter = 1;<text:span text:style-name="T7"/></text:p>
        <text:p text:style-name="P86">//**************************************************<text:span text:style-name="T7"/></text:p>
        <text:p text:style-name="P86">ConstantEntry::ConstantEntry(int val, Scope *current) :<text:span text:style-name="T7"/></text:p>
        <text:p text:style-name="P86"><text:s text:c="15"/>VariableEntry("", IntegerType, current)<text:span text:style-name="T7"/></text:p>
        <text:p text:style-name="P86">{<text:span text:style-name="T7"/></text:p>
        <text:p text:style-name="P86"><text:s text:c="2"/>char szTmp[80];<text:span text:style-name="T7"/></text:p>
        <text:p text:style-name="P86"><text:s text:c="2"/>sprintf(szTmp, "%d", val);<text:span text:style-name="T7"/></text:p>
        <text:p text:style-name="P86"><text:s text:c="2"/>SetName(szTmp);<text:span text:style-name="T7"/></text:p>
        <text:p text:style-name="P86"><text:s text:c="2"/>Value.i = val;<text:span text:style-name="T7"/></text:p>
        <text:p text:style-name="P86"><text:s text:c="2"/>Offset = current-&gt;GetNegOffset(-2);<text:span text:style-name="T7"/></text:p>
        <text:p text:style-name="P86">} <text:span text:style-name="T7"/></text:p>
        <text:p text:style-name="P86">//**************************************************<text:span text:style-name="T7"/></text:p>
        <text:p text:style-name="P86">ConstantEntry::ConstantEntry(char ch, Scope *current) :<text:span text:style-name="T7"/></text:p>
        <text:p text:style-name="P86"><text:soft-page-break/><text:s text:c="15"/>VariableEntry("", CharType, current)<text:span text:style-name="T7"/></text:p>
        <text:p text:style-name="P86">{<text:span text:style-name="T7"/></text:p>
        <text:p text:style-name="P86"><text:s text:c="2"/>char szTmp[80];<text:span text:style-name="T7"/></text:p>
        <text:p text:style-name="P86"><text:s text:c="2"/>sprintf(szTmp, "@CHAR_%d", (int)ch);<text:span text:style-name="T7"/></text:p>
        <text:p text:style-name="P86"><text:s text:c="2"/>SetName(szTmp);<text:span text:style-name="T7"/></text:p>
        <text:p text:style-name="P86"><text:s text:c="2"/>Value.ch = ch;<text:span text:style-name="T7"/></text:p>
        <text:p text:style-name="P86"><text:s text:c="2"/>Offset = current-&gt;GetNegOffset(-1);<text:span text:style-name="T7"/></text:p>
        <text:p text:style-name="P86">}<text:span text:style-name="T7"/></text:p>
        <text:p text:style-name="P86">//**************************************************<text:span text:style-name="T7"/></text:p>
        <text:p text:style-name="P86">ConstantEntry::ConstantEntry(char *str, Scope *current) :<text:span text:style-name="T7"/></text:p>
        <text:p text:style-name="P86"><text:tab/> <text:s text:c="8"/>VariableEntry("", CharType, current, strlen(str)+1)<text:span text:style-name="T7"/></text:p>
        <text:p text:style-name="P86">{<text:span text:style-name="T7"/></text:p>
        <text:p text:style-name="P86"><text:s text:c="2"/>char szTmp[80];<text:span text:style-name="T7"/></text:p>
        <text:p text:style-name="P86"><text:s text:c="2"/>sprintf(szTmp, "@STRING_%d", Counter++);<text:span text:style-name="T7"/></text:p>
        <text:p text:style-name="P86"><text:s text:c="2"/>SetName(szTmp);<text:span text:style-name="T7"/></text:p>
        <text:p text:style-name="P86"><text:s text:c="2"/>Value.str = str;<text:span text:style-name="T7"/></text:p>
        <text:p text:style-name="P86"><text:s text:c="2"/>Offset = current-&gt;GetNegOffset(-strlen(str)-1);<text:span text:style-name="T7"/></text:p>
        <text:p text:style-name="P86">}<text:span text:style-name="T7"/></text:p>
        <text:p text:style-name="P86">ConstantEntry::ConstantEntry(MBOOL b, Scope *current) : <text:s text:c="9"/>////&lt;&lt;&lt;&lt;<text:span text:style-name="T7"/></text:p>
        <text:p text:style-name="P86"><text:s text:c="17"/>VariableEntry("", BooleanType, current, 1)<text:span text:style-name="T7"/></text:p>
        <text:p text:style-name="P86">{<text:span text:style-name="T7"/></text:p>
        <text:p text:style-name="P86"><text:s text:c="2"/>char szTmp[80];<text:span text:style-name="T7"/></text:p>
        <text:p text:style-name="P86"><text:s text:c="2"/>sprintf(szTmp, "@MBOOL_%d", Counter++);<text:span text:style-name="T7"/></text:p>
        <text:p text:style-name="P86"><text:s text:c="2"/>SetName(szTmp);<text:span text:style-name="T7"/></text:p>
        <text:p text:style-name="P86"><text:s text:c="2"/>Value.mbool = b;<text:span text:style-name="T7"/></text:p>
        <text:p text:style-name="P86"><text:s text:c="2"/>Offset = current-&gt;GetNegOffset(-1);<text:span text:style-name="T7"/></text:p>
        <text:p text:style-name="P86">}<text:span text:style-name="T7"/></text:p>
        <text:p text:style-name="P86"/>
        <text:p text:style-name="P86">//**************************************************<text:span text:style-name="T7"/></text:p>
        <text:p text:style-name="P86">// Methods for class TemporaryEntry<text:span text:style-name="T7"/></text:p>
        <text:p text:style-name="P86"><text:soft-page-break/>//**************************************************<text:span text:style-name="T7"/></text:p>
        <text:p text:style-name="P86"/>
        <text:p text:style-name="P86">int TemporaryEntry::Counter = 1;<text:span text:style-name="T7"/></text:p>
        <text:p text:style-name="P86"/>
        <text:p text:style-name="P86">//**************************************************<text:span text:style-name="T7"/></text:p>
        <text:p text:style-name="P86">TemporaryEntry::TemporaryEntry (Scope *current, VarTypes TempType) :<text:span text:style-name="T7"/></text:p>
        <text:p text:style-name="P86"><text:tab/><text:tab/> <text:s text:c="3"/>VariableEntry("", TempType, current)<text:span text:style-name="T7"/></text:p>
        <text:p text:style-name="P86">{<text:span text:style-name="T7"/></text:p>
        <text:p text:style-name="P86"><text:s text:c="3"/>char sztmp[10];<text:span text:style-name="T7"/></text:p>
        <text:p text:style-name="P86"><text:s text:c="3"/>sprintf(sztmp, "$%d", Counter);<text:span text:style-name="T7"/></text:p>
        <text:p text:style-name="P86"><text:s text:c="3"/>SetName(sztmp);<text:span text:style-name="T7"/></text:p>
        <text:p text:style-name="P86"><text:s text:c="3"/>Number = Counter++;<text:span text:style-name="T7"/></text:p>
        <text:p text:style-name="P86">}<text:span text:style-name="T7"/></text:p>
        <text:p text:style-name="P86">//**************************************************<text:span text:style-name="T7"/></text:p>
        <text:p text:style-name="P86">// And now all print functions ...<text:span text:style-name="T7"/></text:p>
        <text:p text:style-name="P86">//**************************************************<text:span text:style-name="T7"/></text:p>
        <text:p text:style-name="P86">#ifdef DEBUGGING<text:span text:style-name="T7"/></text:p>
        <text:p text:style-name="P86">void SymbolTableEntry::Print(ostream &amp;str, char *)<text:span text:style-name="T7"/></text:p>
        <text:p text:style-name="P86">{<text:span text:style-name="T7"/></text:p>
        <text:p text:style-name="P86"><text:s text:c="2"/>str &lt;&lt; EntryName;<text:span text:style-name="T7"/></text:p>
        <text:p text:style-name="P86">}<text:span text:style-name="T7"/></text:p>
        <text:p text:style-name="P86">//--------------------------------------------------<text:span text:style-name="T7"/></text:p>
        <text:p text:style-name="P86">void FunctionEntry::Print(ostream &amp;str, char *leader)<text:span text:style-name="T7"/></text:p>
        <text:p text:style-name="P86">{<text:span text:style-name="T7"/></text:p>
        <text:p text:style-name="P86"><text:s text:c="2"/>str &lt;&lt; leader<text:span text:style-name="T7"/></text:p>
        <text:p text:style-name="P86"><text:s text:c="6"/>&lt;&lt; (ReturnType == VoidRet <text:s text:c="3"/>? "void " :<text:span text:style-name="T7"/></text:p>
        <text:p text:style-name="P86"><text:s text:c="10"/>ReturnType == IntegerRet ? "integer " :<text:span text:style-name="T7"/></text:p>
        <text:p text:style-name="P86"><text:s text:c="10"/>ReturnType == BooleanRet ? "boolean ":<text:span text:style-name="T7"/></text:p>
        <text:p text:style-name="P86"><text:s text:c="10"/>ReturnType == CharRet ? "char " :<text:span text:style-name="T7"/></text:p>
        <text:p text:style-name="P86"><text:s text:c="37"/>"string");<text:span text:style-name="T7"/></text:p>
        <text:p text:style-name="P86"><text:s text:c="2"/>SymbolTableEntry::Print(str, "");<text:span text:style-name="T7"/></text:p>
        <text:p text:style-name="P86"><text:soft-page-break/><text:s text:c="2"/>str &lt;&lt; "(\n";<text:span text:style-name="T7"/></text:p>
        <text:p text:style-name="P86"><text:s text:c="2"/>ParameterEntry *pars = Arguments;<text:span text:style-name="T7"/></text:p>
        <text:p text:style-name="P86"><text:s text:c="2"/>while (pars != NULL) {<text:span text:style-name="T7"/></text:p>
        <text:p text:style-name="P86"><text:s text:c="4"/>str &lt;&lt; " <text:s text:c="3"/>";<text:span text:style-name="T7"/></text:p>
        <text:p text:style-name="P86"><text:s text:c="4"/>pars-&gt;Print(str, leader);<text:span text:style-name="T7"/></text:p>
        <text:p text:style-name="P86"><text:s text:c="4"/>pars = pars-&gt;GetNextPar();<text:span text:style-name="T7"/></text:p>
        <text:p text:style-name="P86"><text:s text:c="2"/>}<text:span text:style-name="T7"/></text:p>
        <text:p text:style-name="P86"><text:s text:c="2"/>str &lt;&lt; leader &lt;&lt; ")\n";<text:span text:style-name="T7"/></text:p>
        <text:p text:style-name="P86">}<text:span text:style-name="T7"/></text:p>
        <text:p text:style-name="P86">//--------------------------------------------------<text:span text:style-name="T7"/></text:p>
        <text:p text:style-name="P86">void VariableEntry::Print(ostream &amp;str, char *leader)<text:span text:style-name="T7"/></text:p>
        <text:p text:style-name="P86">{<text:span text:style-name="T7"/></text:p>
        <text:p text:style-name="P86"><text:s text:c="2"/>str &lt;&lt; leader<text:span text:style-name="T7"/></text:p>
        <text:p text:style-name="P86"><text:s text:c="6"/>&lt;&lt; (Type == IntegerType ? "integer " :<text:span text:style-name="T7"/></text:p>
        <text:p text:style-name="P86"><text:s text:c="10"/>Type == BooleanType ? "boolean " :<text:span text:style-name="T7"/></text:p>
        <text:p text:style-name="P86"><text:s text:c="10"/>Type == CharType ? "char " :<text:span text:style-name="T7"/></text:p>
        <text:p text:style-name="P86"><text:s text:c="32"/>"string");<text:span text:style-name="T7"/></text:p>
        <text:p text:style-name="P86"><text:s text:c="2"/>SymbolTableEntry::Print(str, "");<text:span text:style-name="T7"/></text:p>
        <text:p text:style-name="P86"><text:s text:c="2"/>if (Dimension != 0)<text:span text:style-name="T7"/></text:p>
        <text:p text:style-name="P86"><text:s text:c="4"/>str &lt;&lt; '[' &lt;&lt; Dimension &lt;&lt; ']';<text:span text:style-name="T7"/></text:p>
        <text:p text:style-name="P86"><text:s text:c="2"/>str &lt;&lt; '\n';<text:span text:style-name="T7"/></text:p>
        <text:p text:style-name="P86">}<text:span text:style-name="T7"/></text:p>
        <text:p text:style-name="P86">//--------------------------------------------------<text:span text:style-name="T7"/></text:p>
        <text:p text:style-name="P86">void ConstantEntry::Print(ostream &amp;str, char *leader)<text:span text:style-name="T7"/></text:p>
        <text:p text:style-name="P86">{<text:span text:style-name="T7"/></text:p>
        <text:p text:style-name="P86"><text:s text:c="2"/>if (Type == IntegerType)<text:span text:style-name="T7"/></text:p>
        <text:p text:style-name="P86"><text:s text:c="4"/>str &lt;&lt; leader &lt;&lt; "INTEGER CONSTANT : " &lt;&lt; Value.i &lt;&lt; '\n';<text:span text:style-name="T7"/></text:p>
        <text:p text:style-name="P86"><text:s text:c="2"/>else if (Type == CharType &amp;&amp; Dimension) {<text:span text:style-name="T7"/></text:p>
        <text:p text:style-name="P86"><text:s text:c="4"/>str &lt;&lt; leader &lt;&lt; "STRING CONSTANT : ";<text:span text:style-name="T7"/></text:p>
        <text:p text:style-name="P86"><text:s text:c="4"/>for (char *p = Value.str; *p; p++) {<text:span text:style-name="T7"/></text:p>
        <text:p text:style-name="P86"><text:s text:c="6"/>if (isascii(*p) &amp;&amp; isprint(*p))<text:span text:style-name="T7"/></text:p>
        <text:p text:style-name="P86"><text:soft-page-break/><text:s text:c="8"/>str &lt;&lt; *p;<text:span text:style-name="T7"/></text:p>
        <text:p text:style-name="P86"><text:s text:c="6"/>else<text:span text:style-name="T7"/></text:p>
        <text:p text:style-name="P86"><text:s text:c="8"/>str &lt;&lt; '\\' &lt;&lt; (int)(*p) &lt;&lt; '\\';<text:span text:style-name="T7"/></text:p>
        <text:p text:style-name="P86"><text:s text:c="4"/>}<text:span text:style-name="T7"/></text:p>
        <text:p text:style-name="P86"><text:s text:c="4"/>str &lt;&lt; '\n';<text:span text:style-name="T7"/></text:p>
        <text:p text:style-name="P86"><text:s text:c="2"/>}<text:span text:style-name="T7"/></text:p>
        <text:p text:style-name="P86"><text:s text:c="2"/>else<text:span text:style-name="T7"/></text:p>
        <text:p text:style-name="P86"><text:s text:c="4"/>if (isascii(Value.ch) &amp;&amp; isprint(Value.ch))<text:span text:style-name="T7"/></text:p>
        <text:p text:style-name="P86"><text:s text:c="6"/>str &lt;&lt; Value.ch;<text:span text:style-name="T7"/></text:p>
        <text:p text:style-name="P86"><text:s text:c="4"/>else<text:span text:style-name="T7"/></text:p>
        <text:p text:style-name="P86"><text:s text:c="6"/>str &lt;&lt; '\\' &lt;&lt; (int)(Value.ch) &lt;&lt; '\\\n';<text:span text:style-name="T7"/></text:p>
        <text:p text:style-name="P86">}<text:span text:style-name="T7"/></text:p>
        <text:p text:style-name="P86">//--------------------------------------------------<text:span text:style-name="T7"/></text:p>
        <text:p text:style-name="P86">void TemporaryEntry::Print(ostream &amp;str, char *leader)<text:span text:style-name="T7"/></text:p>
        <text:p text:style-name="P86">{<text:span text:style-name="T7"/></text:p>
        <text:p text:style-name="P86"><text:s text:c="2"/>str &lt;&lt; leader<text:span text:style-name="T7"/></text:p>
        <text:p text:style-name="P86"><text:s text:c="6"/>&lt;&lt; '$' &lt;&lt; Number &lt;&lt; '\n';<text:span text:style-name="T7"/></text:p>
        <text:p text:style-name="P86">}<text:span text:style-name="T7"/></text:p>
        <text:p text:style-name="P86">//--------------------------------------------------<text:span text:style-name="T7"/></text:p>
        <text:p text:style-name="P86">void ParameterEntry::Print(ostream &amp;str, char *leader)<text:span text:style-name="T7"/></text:p>
        <text:p text:style-name="P86">{<text:span text:style-name="T7"/></text:p>
        <text:p text:style-name="P86"><text:s text:c="2"/>str &lt;&lt; leader<text:span text:style-name="T7"/></text:p>
        <text:p text:style-name="P86"><text:s text:c="6"/>&lt;&lt; (Type == IntegerType ? "integer " :<text:span text:style-name="T7"/></text:p>
        <text:p text:style-name="P86"><text:s text:c="10"/>Type == BooleanType ? "boolean " :<text:span text:style-name="T7"/></text:p>
        <text:p text:style-name="P86"><text:s text:c="10"/>Type == CharType ? "char " :<text:span text:style-name="T7"/></text:p>
        <text:p text:style-name="P86"><text:s text:c="32"/>"string");<text:span text:style-name="T7"/></text:p>
        <text:p text:style-name="P86"><text:s text:c="2"/>if (PassMode == ByReference)<text:span text:style-name="T7"/></text:p>
        <text:p text:style-name="P86"><text:s text:c="4"/>str &lt;&lt; '&amp;';<text:span text:style-name="T7"/></text:p>
        <text:p text:style-name="P86"><text:s text:c="2"/>SymbolTableEntry::Print(str, "");<text:span text:style-name="T7"/></text:p>
        <text:p text:style-name="P86"><text:s text:c="2"/>if (Dimension != 0)<text:span text:style-name="T7"/></text:p>
        <text:p text:style-name="P86"><text:s text:c="4"/>str &lt;&lt; "[]";<text:span text:style-name="T7"/></text:p>
        <text:p text:style-name="P86"><text:s text:c="2"/>str &lt;&lt; '\n';<text:span text:style-name="T7"/></text:p>
        <text:p text:style-name="P86"><text:soft-page-break/>}<text:span text:style-name="T7"/></text:p>
        <text:p text:style-name="P86">//--------------------------------------------------<text:span text:style-name="T7"/></text:p>
        <text:p text:style-name="P86">void Scope::Print(ostream &amp;str)<text:span text:style-name="T7"/></text:p>
        <text:p text:style-name="P86">{<text:span text:style-name="T7"/></text:p>
        <text:p text:style-name="P86"><text:s text:c="2"/>char szTmp[80], *p=szTmp;<text:span text:style-name="T7"/></text:p>
        <text:p text:style-name="P86"><text:s text:c="2"/>for (int i=0; i&lt;NestingLevel; i++)<text:span text:style-name="T7"/></text:p>
        <text:p text:style-name="P86"><text:s text:c="4"/>*(p++) = ' ', *(p++) = ' ', *(p++) = ' ', *(p++) = ' ';<text:span text:style-name="T7"/></text:p>
        <text:p text:style-name="P86"><text:s text:c="2"/>*p = 0;<text:span text:style-name="T7"/></text:p>
        <text:p text:style-name="P86"/>
        <text:p text:style-name="P86"><text:s text:c="2"/>str &lt;&lt; szTmp &lt;&lt; "SCOPE : " &lt;&lt; ScopeName &lt;&lt; '\n';<text:span text:style-name="T7"/></text:p>
        <text:p text:style-name="P86"><text:s text:c="2"/>SymbolTableEntry *Entries = Entity;<text:span text:style-name="T7"/></text:p>
        <text:p text:style-name="P86"><text:s text:c="2"/>while (Entries != NULL) {<text:span text:style-name="T7"/></text:p>
        <text:p text:style-name="P86"><text:s text:c="4"/>if (Entries-&gt;WhatIs() != ParameterEnt)<text:span text:style-name="T7"/></text:p>
        <text:p text:style-name="P86"><text:s text:c="6"/>Entries-&gt;Print(str, szTmp);<text:span text:style-name="T7"/></text:p>
        <text:p text:style-name="P86"><text:s text:c="4"/>Entries = Entries-&gt;GetNext();<text:span text:style-name="T7"/></text:p>
        <text:p text:style-name="P86"><text:s text:c="2"/>}<text:span text:style-name="T7"/></text:p>
        <text:p text:style-name="P86">}<text:span text:style-name="T7"/></text:p>
        <text:p text:style-name="P86">//--------------------------------------------------<text:span text:style-name="T7"/></text:p>
        <text:p text:style-name="P86">void SymbolTableClass::Print(ostream &amp;str)<text:span text:style-name="T7"/></text:p>
        <text:p text:style-name="P86">{<text:span text:style-name="T7"/></text:p>
        <text:p text:style-name="P86"><text:s text:c="2"/>Scope *sc = CurrentScope;<text:span text:style-name="T7"/></text:p>
        <text:p text:style-name="P86"><text:s text:c="2"/>while (sc != NULL) {<text:span text:style-name="T7"/></text:p>
        <text:p text:style-name="P86"><text:s text:c="4"/>sc-&gt;Print(str);<text:span text:style-name="T7"/></text:p>
        <text:p text:style-name="P86"><text:s text:c="4"/>sc = sc-&gt;GetEnclosing();<text:span text:style-name="T7"/></text:p>
        <text:p text:style-name="P86"><text:s text:c="2"/>}<text:span text:style-name="T7"/></text:p>
        <text:p text:style-name="P86">}<text:span text:style-name="T7"/></text:p>
        <text:p text:style-name="P86">#endif<text:span text:style-name="T7"/></text:p>
        <text:p text:style-name="P87"/>
        <text:p text:style-name="IntermCode"/>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5">ΠΑΡΑΡΤΗΜΑ<text:span text:style-name="T7"/></text:p>
        <text:p text:style-name="P45"/>
        <text:p text:style-name="P45">MAKEFILE<text:span text:style-name="T7"/></text:p>
        <text:p text:style-name="P42">Για τη δημιουργία του εκτελέσιμου αρχείου του μεταγλωττιστή και την ενημέρωση αυτού χρησιμοποιήσαμε την εντολή make με το ακόλουθο makefile:<text:span text:style-name="T7"/></text:p>
        <text:p text:style-name="Standard"/>
        <text:p text:style-name="P83"/>
        <text:p text:style-name="P86">all: russel<text:span text:style-name="T7"/></text:p>
        <text:p text:style-name="P86"><text:tab/><text:span text:style-name="T7"/></text:p>
        <text:p text:style-name="P86">lex.yy.c: russellex.l russel.tab.h<text:span text:style-name="T7"/></text:p>
        <text:p text:style-name="P86"><text:tab/> <text:s/>@echo "Running flex...\c"<text:span text:style-name="T7"/></text:p>
        <text:p text:style-name="P86"><text:tab/> <text:s/>@echo " <text:s text:c="15"/>flex russellex.l"<text:span text:style-name="T7"/></text:p>
        <text:p text:style-name="P86"><text:tab/> <text:s/>@flex russellex.l<text:span text:style-name="T7"/></text:p>
        <text:p text:style-name="P86"/>
        <text:p text:style-name="P86">russel.tab.h: russel.y<text:span text:style-name="T7"/></text:p>
        <text:p text:style-name="P86"><text:tab/> <text:s/>@echo "Running bison...\.c"<text:span text:style-name="T7"/></text:p>
        <text:p text:style-name="P86"><text:tab/> <text:s/>@echo " <text:s text:c="13"/>bison -d -v russel.y"<text:span text:style-name="T7"/></text:p>
        <text:p text:style-name="P86"><text:tab/> <text:s/>@bison -d -v russel.y<text:span text:style-name="T7"/></text:p>
        <text:p text:style-name="P86"/>
        <text:p text:style-name="P86">bison: russel.tab.c<text:span text:style-name="T7"/></text:p>
        <text:p text:style-name="P86"/>
        <text:p text:style-name="P86">flex: lex.yy.c<text:span text:style-name="T7"/></text:p>
        <text:p text:style-name="P86"/>
        <text:p text:style-name="P86">russel.tab.c: russel.y<text:span text:style-name="T7"/></text:p>
        <text:p text:style-name="P86"><text:tab/> <text:s/>@echo "Running bison...\c"<text:span text:style-name="T7"/></text:p>
        <text:p text:style-name="P86"><text:tab/> <text:s/>@echo " <text:s text:c="14"/>bison -d -v russel.y"<text:span text:style-name="T7"/></text:p>
        <text:p text:style-name="P86"><text:tab/> <text:s/>@bison -d -v russel.y<text:span text:style-name="T7"/></text:p>
        <text:p text:style-name="P86"/>
        <text:p text:style-name="P86">russel.tab.o: russel.tab.c<text:span text:style-name="T7"/></text:p>
        <text:p text:style-name="P86"><text:tab/> @echo "Compiling bison output... <text:s/>\c"<text:span text:style-name="T7"/></text:p>
        <text:p text:style-name="P86"><text:tab/> @echo " <text:s text:c="3"/>gcc -c -o russel.tab.o russel.tab.c"<text:span text:style-name="T7"/></text:p>
        <text:p text:style-name="P86"><text:tab/> @gcc -c -o russel.tab.o russel.tab.c<text:span text:style-name="T7"/></text:p>
        <text:p text:style-name="P86"/>
        <text:p text:style-name="P86">lex.yy.o: lex.yy.c<text:span text:style-name="T7"/></text:p>
        <text:p text:style-name="P86"><text:tab/> @echo "Compiling flex output...\c"<text:span text:style-name="T7"/></text:p>
        <text:p text:style-name="P86"><text:soft-page-break/><text:tab/> @echo " <text:s text:c="6"/>gcc -c -o lex.yy.o lex.yy.c"<text:span text:style-name="T7"/></text:p>
        <text:p text:style-name="P86"><text:tab/> @gcc -c -o lex.yy.o lex.yy.c<text:span text:style-name="T7"/></text:p>
        <text:p text:style-name="P86"/>
        <text:p text:style-name="P86">russel: inter.o russel.tab.o lex.yy.o symbolc.o symbol.o<text:span text:style-name="T7"/></text:p>
        <text:p text:style-name="P86"><text:tab/> <text:s/>@echo "Linking objects... <text:s text:c="12"/>\c"<text:span text:style-name="T7"/></text:p>
        <text:p text:style-name="P86"><text:tab/> <text:s/>@echo "inter.o russel.tab.o lex.yy.o symbolc.o symbol.o -lfl"<text:span text:style-name="T7"/></text:p>
        <text:p text:style-name="P86"><text:tab/> <text:s/>@gcc -o russel inter.o russel.tab.o lex.yy.o symbolc.o symbol.o -lfl<text:span text:style-name="T7"/></text:p>
        <text:p text:style-name="P86"><text:tab/> <text:s/>@echo ""<text:span text:style-name="T7"/></text:p>
        <text:p text:style-name="P86"><text:tab/> <text:s/>@echo "Complete!"<text:span text:style-name="T7"/></text:p>
        <text:p text:style-name="P86"><text:tab/><text:span text:style-name="T7"/></text:p>
        <text:p text:style-name="P86">inter.o: inter.c inter.h<text:span text:style-name="T7"/></text:p>
        <text:p text:style-name="P86"><text:tab/>@echo "Compiling inter.c..\c"<text:span text:style-name="T7"/></text:p>
        <text:p text:style-name="P86"><text:tab/>@echo " <text:s text:c="11"/>gcc -c -o inter.o inter.c<text:span text:style-name="T7"/></text:p>
        <text:p text:style-name="P86"><text:tab/>@gcc -c -o inter.o inter.c<text:span text:style-name="T7"/></text:p>
        <text:p text:style-name="P86"/>
        <text:p text:style-name="P86">symbolc.o: symbolc.cpp<text:span text:style-name="T7"/></text:p>
        <text:p text:style-name="P86"><text:tab/>@echo "Compiling symbol table decl.\c"<text:span text:style-name="T7"/></text:p>
        <text:p text:style-name="P86"><text:tab/>@echo " <text:s text:c="2"/>g++ -c -o symbolc.o symbolc.cpp"<text:span text:style-name="T7"/></text:p>
        <text:p text:style-name="P86"><text:tab/>@g++ -c -o symbolc.o symbolc.cpp<text:span text:style-name="T7"/></text:p>
        <text:p text:style-name="P86"/>
        <text:p text:style-name="P86">symbol.o: symbol.cpp<text:span text:style-name="T7"/></text:p>
        <text:p text:style-name="P86"><text:tab/>@echo "Compiling symbol table...\c"<text:span text:style-name="T7"/></text:p>
        <text:p text:style-name="P86"><text:tab/>@echo " <text:s text:c="5"/>g++ -c -o symbol.o symbol.cpp"<text:span text:style-name="T7"/></text:p>
        <text:p text:style-name="P86"><text:tab/>@g++ -c -o symbol.o symbol.cpp<text:span text:style-name="T7"/></text:p>
        <text:p text:style-name="P86"/>
        <text:p text:style-name="P86">clean:<text:span text:style-name="T7"/></text:p>
        <text:p text:style-name="P86"><text:tab/>rm -f lex.yy.c russel.tab.h russel.tab.c russel.output core<text:span text:style-name="T7"/></text:p>
        <text:p text:style-name="P86"><text:tab/>rm -f inter.o lex.yy.o russel.tab.o <text:span text:style-name="T7"/></text:p>
        <text:p text:style-name="P86"/>
        <text:p text:style-name="P86">cleanall: clean<text:span text:style-name="T7"/></text:p>
        <text:p text:style-name="P86"><text:soft-page-break/><text:tab/>rm -f symbolc.o symbol.o <text:span text:style-name="T7"/></text:p>
        <text:p text:style-name="P86"/>
        <text:p text:style-name="P83"/>
        <text:p text:style-name="P83"/>
        <text:p text:style-name="Standard">H make έδινε το ακόλουθο output<text:span text:style-name="T7"/></text:p>
        <text:p text:style-name="P83"/>
        <text:p text:style-name="P86">Compiling inter.c.. <text:s text:c="11"/>gcc -c -o inter.o inter.c<text:span text:style-name="T7"/></text:p>
        <text:p text:style-name="P86">Running bison... <text:s text:c="14"/>bison -d -v russel.y<text:span text:style-name="T7"/></text:p>
        <text:p text:style-name="P86">Compiling bison output... <text:s text:c="5"/>gcc -c -o russel.tab.o russel.tab.c<text:span text:style-name="T7"/></text:p>
        <text:p text:style-name="P86">Running flex... <text:s text:c="15"/>flex russellex.l<text:span text:style-name="T7"/></text:p>
        <text:p text:style-name="P86">Compiling flex output... <text:s text:c="6"/>gcc -c -o lex.yy.o lex.yy.c<text:span text:style-name="T7"/></text:p>
        <text:p text:style-name="P86">Compiling symbol table decl. <text:s text:c="2"/>g++ -c -o symbolc.o symbolc.cpp<text:span text:style-name="T7"/></text:p>
        <text:p text:style-name="P86">Compiling symbol table... <text:s text:c="5"/>g++ -c -o symbol.o symbol.cpp<text:span text:style-name="T7"/></text:p>
        <text:p text:style-name="P86">Linking objects... <text:s text:c="12"/>inter.o russel.tab.o lex.yy.o symbolc.o symbol.o -lfl<text:span text:style-name="T7"/></text:p>
        <text:p text:style-name="P87"/>
        <text:p text:style-name="P87">Complete!<text:span text:style-name="T7"/></text:p>
        <text:p text:style-name="P87"/>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Greek" svg:font-family="'Arial Greek'"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urier" svg:font-family="Courier" style:font-family-generic="modern"/>
    <style:font-face style:name="Courier New" svg:font-family="'Courier New'" style:font-family-generic="modern"/>
    <style:font-face style:name="Courier New Greek" svg:font-family="'Courier New Greek'" style:font-family-generic="modern"/>
    <style:font-face style:name="HellasArial" svg:font-family="HellasArial" style:font-family-generic="swiss" style:font-pitch="variable"/>
    <style:font-face style:name="HellasSouv" svg:font-family="HellasSouv"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gCourier" svg:font-family="MgCourier"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imes New Roman" svg:font-family="'Times New Roman'" style:font-family-generic="roman" style:font-pitch="variable"/>
    <style:font-face style:name="Times New Roman Greek" svg:font-family="'Times New Roman Greek'"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style:line-height-at-least="0.222in" fo:text-align="justify" style:justify-single-word="false" fo:orphans="2" fo:widows="2" style:writing-mode="lr-tb"/>
      <style:text-properties style:use-window-font-color="true" loext:opacity="0%" style:font-name="Times New Roman Greek" fo:font-family="'Times New Roman Greek'" style:font-family-generic="roman" style:font-pitch="variable" fo:font-size="12pt" fo:language="en" fo:country="GB" style:font-name-asian="Times New Roman Greek" style:font-family-asian="'Times New Roman Greek'" style:font-family-generic-asian="roman" style:font-pitch-asian="variable" style:font-size-asian="12pt" style:font-name-complex="Times New Roman Greek" style:font-family-complex="'Times New Roman Greek'"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5in" fo:margin-bottom="0in" style:contextual-spacing="false" fo:text-align="start" style:justify-single-word="false" fo:keep-together="always" fo:keep-with-next="always">
        <style:tab-stops>
          <style:tab-stop style:position="0.2957in"/>
        </style:tab-stops>
      </style:paragraph-properties>
      <style:text-properties style:font-name="Arial Greek" fo:font-family="'Arial Greek'" style:font-family-generic="swiss" style:font-pitch="variable" fo:font-size="14pt" fo:font-weight="bold" style:font-name-asian="Arial Greek" style:font-family-asian="'Arial Greek'" style:font-family-generic-asian="swiss" style:font-pitch-asian="variable" style:font-size-asian="14pt" style:font-weight-asian="bold" style:font-name-complex="Arial Greek" style:font-family-complex="'Arial Greek'"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335in" fo:margin-bottom="0in" style:contextual-spacing="false" fo:text-align="start" style:justify-single-word="false" fo:keep-together="always" fo:keep-with-next="always"/>
      <style:text-properties style:font-name="Arial Greek" fo:font-family="'Arial Greek'" style:font-family-generic="swiss" style:font-pitch="variable" fo:font-style="italic" fo:font-weight="bold" style:font-name-asian="Arial Greek" style:font-family-asian="'Arial Greek'" style:font-family-generic-asian="swiss" style:font-pitch-asian="variable" style:font-style-asian="italic" style:font-weight-asian="bold" style:font-name-complex="Arial Greek" style:font-family-complex="'Arial Greek'"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in" style:contextual-spacing="false" fo:text-align="start" style:justify-single-word="false" fo:keep-with-next="always"/>
      <style:text-properties style:font-name="Arial Greek" fo:font-family="'Arial Greek'" style:font-family-generic="swiss" style:font-pitch="variable" fo:font-size="10pt" fo:font-style="italic" fo:font-weight="bold" style:font-name-asian="Arial Greek" style:font-family-asian="'Arial Greek'" style:font-family-generic-asian="swiss" style:font-pitch-asian="variable" style:font-size-asian="10pt" style:font-style-asian="italic" style:font-weight-asian="bold" style:font-name-complex="Arial Greek" style:font-family-complex="'Arial Greek'" style:font-family-generic-complex="swiss" style:font-pitch-complex="variable" style:font-size-complex="10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style:text-properties style:font-name="HellasSouv" fo:font-family="HellasSouv" style:font-family-generic="roman" style:font-pitch="variable" fo:font-size="10pt" fo:font-weight="bold" style:font-name-asian="HellasSouv" style:font-family-asian="HellasSouv" style:font-family-generic-asian="roman" style:font-pitch-asian="variable" style:font-size-asian="10pt" style:font-weight-asian="bold" style:font-name-complex="HellasSouv" style:font-family-complex="HellasSouv" style:font-family-generic-complex="roman" style:font-pitch-complex="variable" style:font-size-complex="10pt" style:font-weight-complex="bold"/>
    </style:style>
    <style:style style:name="Normal_20_Indent" style:display-name="Normal Indent" style:family="paragraph" style:parent-style-name="Standard">
      <style:paragraph-properties fo:margin-left="0.5in" fo:margin-right="0in" fo:text-indent="0in" style:auto-text-indent="false"/>
    </style:style>
    <style:style style:name="FirstTitle" style:family="paragraph" style:parent-style-name="Standard">
      <style:paragraph-properties fo:margin-top="0in" fo:margin-bottom="0.0835in" style:contextual-spacing="false"/>
      <style:text-properties style:font-name="Arial Greek" fo:font-family="'Arial Greek'" style:font-family-generic="swiss" style:font-pitch="variable" fo:font-size="16pt" fo:font-style="italic" fo:font-weight="bold" style:font-name-asian="Arial Greek" style:font-family-asian="'Arial Greek'" style:font-family-generic-asian="swiss" style:font-pitch-asian="variable" style:font-size-asian="16pt" style:font-style-asian="italic" style:font-weight-asian="bold" style:font-name-complex="Arial Greek" style:font-family-complex="'Arial Greek'" style:font-family-generic-complex="swiss" style:font-pitch-complex="variable" style:font-size-complex="16pt" style:font-style-complex="italic" style:font-weight-complex="bold"/>
    </style:style>
    <style:style style:name="Code" style:family="paragraph" style:parent-style-name="Standard">
      <style:paragraph-properties fo:margin-left="0.3937in" fo:margin-right="0in" fo:margin-top="0in" fo:margin-bottom="0in" style:contextual-spacing="false" fo:line-height="100%" fo:text-align="start" style:justify-single-word="false" fo:text-indent="0in" style:auto-text-indent="false"/>
      <style:text-properties style:font-name="Courier New Greek" fo:font-family="'Courier New Greek'" style:font-family-generic="modern" fo:font-size="10pt" style:font-name-asian="Courier New Greek" style:font-family-asian="'Courier New Greek'" style:font-family-generic-asian="modern" style:font-size-asian="10pt" style:font-name-complex="Courier New Greek" style:font-family-complex="'Courier New Greek'" style:font-family-generic-complex="modern" style:font-size-complex="10pt"/>
    </style:style>
    <style:style style:name="Table" style:family="paragraph" style:parent-style-name="Standard" style:class="extra">
      <style:paragraph-properties fo:margin-top="0in" fo:margin-bottom="0in" style:contextual-spacing="false" fo:text-align="start" style:justify-single-word="false" fo:keep-with-next="always"/>
    </style:style>
    <style:style style:name="PseudoCode" style:family="paragraph" style:parent-style-name="Standard">
      <style:paragraph-properties fo:margin-left="0.1972in" fo:margin-right="0in" fo:margin-top="0in" fo:margin-bottom="0in" style:contextual-spacing="false" fo:line-height="100%" fo:text-indent="0in" style:auto-text-indent="false">
        <style:tab-stops>
          <style:tab-stop style:position="0.3945in"/>
          <style:tab-stop style:position="0.5909in"/>
          <style:tab-stop style:position="0.7874in"/>
          <style:tab-stop style:position="0.9846in"/>
        </style:tab-stops>
      </style:paragraph-properties>
      <style:text-properties style:font-name="Arial Greek" fo:font-family="'Arial Greek'" style:font-family-generic="swiss" style:font-pitch="variable" fo:font-size="10pt" style:font-name-asian="Arial Greek" style:font-family-asian="'Arial Greek'" style:font-family-generic-asian="swiss" style:font-pitch-asian="variable" style:font-size-asian="10pt" style:font-name-complex="Arial Greek" style:font-family-complex="'Arial Greek'" style:font-family-generic-complex="swiss" style:font-pitch-complex="variable" style:font-size-complex="10pt"/>
    </style:style>
    <style:style style:name="PseudoÔitle" style:family="paragraph" style:parent-style-name="PseudoCode">
      <style:paragraph-properties fo:margin-left="0in" fo:margin-right="0in" fo:margin-top="0.1665in" fo:margin-bottom="0.0835in" style:contextual-spacing="false" fo:text-indent="0in" style:auto-text-indent="false"/>
      <style:text-properties style:font-name="Arial Greek" fo:font-family="'Arial Greek'" style:font-family-generic="swiss" style:font-pitch="variable" fo:font-style="italic" fo:font-weight="bold" style:font-name-asian="Arial Greek" style:font-family-asian="'Arial Greek'" style:font-family-generic-asian="swiss" style:font-pitch-asian="variable" style:font-style-asian="italic" style:font-weight-asian="bold" style:font-name-complex="Arial Greek" style:font-family-complex="'Arial Greek'" style:font-family-generic-complex="swiss" style:font-pitch-complex="variable" style:font-style-complex="italic" style:font-weight-complex="bold"/>
    </style:style>
    <style:style style:name="IntermCode" style:family="paragraph" style:parent-style-name="Code">
      <style:paragraph-properties fo:margin-left="0in" fo:margin-right="0in" fo:text-indent="0in" style:auto-text-indent="false">
        <style:tab-stops>
          <style:tab-stop style:position="0.3937in"/>
        </style:tab-stops>
      </style:paragraph-properties>
    </style:style>
    <style:style style:name="FinalCode" style:family="paragraph" style:parent-style-name="IntermCode">
      <style:paragraph-properties fo:text-align="start" style:justify-single-word="false">
        <style:tab-stops>
          <style:tab-stop style:position="0.6898in"/>
          <style:tab-stop style:position="1.0835in"/>
        </style:tab-stops>
      </style:paragraph-properties>
      <style:text-properties fo:font-size="8pt" style:font-size-asian="8pt" style:font-size-complex="8pt"/>
    </style:style>
    <style:style style:name="Figure" style:family="paragraph" style:parent-style-name="Standard" style:class="extra">
      <style:paragraph-properties fo:margin-top="0in" fo:margin-bottom="0.1665in" style:contextual-spacing="false" fo:text-align="center" style:justify-single-word="false" fo:keep-together="always" fo:keep-with-next="always"/>
    </style:style>
    <style:style style:name="Legend" style:family="paragraph" style:parent-style-name="Figure">
      <style:paragraph-properties fo:margin-top="0in" fo:margin-bottom="0in" style:contextual-spacing="false"/>
      <style:text-properties fo:font-size="10pt" fo:font-weight="bold" style:font-size-asian="10pt" style:font-weight-asian="bold" style:font-size-complex="10pt" style:font-weight-complex="bold"/>
    </style:style>
    <style:style style:name="Grammar" style:family="paragraph" style:parent-style-name="Standard">
      <style:paragraph-properties fo:margin-left="0.1972in" fo:margin-right="0in" fo:margin-top="0.111in" fo:margin-bottom="0in" style:contextual-spacing="false" fo:line-height="100%" fo:text-align="start" style:justify-single-word="false" fo:text-indent="0in" style:auto-text-indent="false">
        <style:tab-stops>
          <style:tab-stop style:position="1.772in"/>
          <style:tab-stop style:position="1.8709in"/>
          <style:tab-stop style:position="2.1661in"/>
          <style:tab-stop style:position="2.5598in"/>
          <style:tab-stop style:position="2.9535in"/>
        </style:tab-stops>
      </style:paragraph-properties>
      <style:text-properties style:font-name="Courier New Greek" fo:font-family="'Courier New Greek'" style:font-family-generic="modern" fo:font-size="10pt" style:font-name-asian="Courier New Greek" style:font-family-asian="'Courier New Greek'" style:font-family-generic-asian="modern" style:font-size-asian="10pt" style:font-name-complex="Courier New Greek" style:font-family-complex="'Courier New Greek'" style:font-family-generic-complex="modern" style:font-size-complex="10pt"/>
    </style:style>
    <style:style style:name="Footnote" style:family="paragraph" style:parent-style-name="Standard" style:class="extra">
      <style:paragraph-properties fo:margin-left="0.1972in" fo:margin-right="0in" fo:margin-top="0in" fo:margin-bottom="0in" style:contextual-spacing="false" fo:line-height="100%" fo:text-indent="-0.1972in" style:auto-text-indent="false"/>
      <style:text-properties fo:font-size="10pt" style:font-size-asian="10pt" style:font-size-complex="10pt"/>
    </style:style>
    <style:style style:name="Points" style:family="paragraph" style:parent-style-name="Standard" style:list-style-name="WW8StyleNum">
      <style:paragraph-properties fo:margin-left="0.3945in" fo:margin-right="0in" fo:margin-top="0in" fo:margin-bottom="0in" style:contextual-spacing="false" fo:text-align="start" style:justify-single-word="false" fo:text-indent="-0.1972in" style:auto-text-indent="false"/>
    </style:style>
    <style:style style:name="Example_20_Code" style:display-name="Example Code" style:family="paragraph" style:parent-style-name="Standard">
      <style:paragraph-properties fo:margin-left="0.3937in" fo:margin-right="0in" fo:text-align="start" style:justify-single-word="false" fo:text-indent="0in" style:auto-text-indent="false"/>
      <style:text-properties style:font-name="Courier New Greek" fo:font-family="'Courier New Greek'" style:font-family-generic="modern" style:font-name-asian="Courier New Greek" style:font-family-asian="'Courier New Greek'" style:font-family-generic-asian="modern" style:font-name-complex="Courier New Greek" style:font-family-complex="'Courier New Greek'" style:font-family-generic-complex="modern"/>
    </style:style>
    <style:style style:name="Function_20_Title" style:display-name="Function Title" style:family="paragraph" style:parent-style-name="Example_20_Code">
      <style:paragraph-properties fo:margin-left="1.8709in" fo:margin-right="0in" fo:margin-top="0.1665in" fo:margin-bottom="0in" style:contextual-spacing="false" fo:text-align="start" style:justify-single-word="false" fo:text-indent="-1.8709in" style:auto-text-indent="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weight="bold" style:font-weight-asian="bold" style:font-weight-complex="bold"/>
    </style:style>
    <style:style style:name="Inserted_20_Code" style:display-name="Inserted Code" style:family="text" style:parent-style-name="Default_20_Paragraph_20_Font">
      <style:text-properties style:font-name="Courier New Greek" fo:font-family="'Courier New Greek'" style:font-family-generic="modern" fo:font-size="12pt" fo:font-weight="bold" style:font-name-asian="Courier New Greek" style:font-family-asian="'Courier New Greek'" style:font-family-generic-asian="modern" style:font-size-asian="12pt" style:font-weight-asian="bold" style:font-name-complex="Courier New Greek" style:font-family-complex="'Courier New Greek'" style:font-family-generic-complex="modern" style:font-size-complex="12pt"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outline-level-style>
      <text:outline-level-style text:level="5" loext:num-list-format="%1%.%2%.%3%.%4%.%5%" style:num-format="1" text:display-levels="5">
        <style:list-level-properties/>
      </text:outline-level-style>
      <text:outline-level-style text:level="6" loext:num-list-format="%1%.%2%.%3%.%4%.%5%.%6%" style:num-format="1" text:display-levels="6">
        <style:list-level-properties/>
      </text:outline-level-style>
      <text:outline-level-style text:level="7" loext:num-list-format="%1%.%2%.%3%.%4%.%5%.%6%.%7%" style:num-format="1" text:display-levels="7">
        <style:list-level-properties/>
      </text:outline-level-style>
      <text:outline-level-style text:level="8" loext:num-list-format="%1%.%2%.%3%.%4%.%5%.%6%.%7%.%8%" style:num-format="1" text:display-levels="8">
        <style:list-level-properties/>
      </text:outline-level-style>
      <text:outline-level-style text:level="9" loext:num-list-format="%1%.%2%.%3%.%4%.%5%.%6%.%7%.%8%.%9%" style:num-format="1" text:display-levels="9">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bullet text:level="1" loext:num-list-format="·%1%" style:num-prefix="·" text:bullet-char="·">
        <style:list-level-properties text:min-label-width="0.196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text-properties fo:font-weight="normal" style:font-weight-asian="normal" style:font-weight-complex="normal"/>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7874in" fo:margin-bottom="0.5in" fo:margin-left="1.1811in" fo:margin-right="0.9846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top="0.9846in" fo:margin-bottom="0.9846in" fo:margin-left="1.1811in" fo:margin-right="1.181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08in" draw:z-index="16"><draw:text-box fo:min-height="0.0228in" fo:min-width="0in"><text:p text:style-name="Footer"><text:span text:style-name="Page_20_Number"><text:page-number text:select-page="current">16</text:page-number></text:span></text:p></draw:text-box></draw:frame></text:p>
      </style:footer>
    </style:master-page>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Νέο θέμα, για την ώρα</dc:title>
    <dc:subject>Θέμα μεταγλωττιστών 1993</dc:subject>
    <meta:keyword>ΕΜΠ</meta:keyword>
    <meta:keyword>compilers</meta:keyword>
    <meta:keyword>μεταγλωττιστές</meta:keyword>
    <meta:keyword>θέμα</meta:keyword>
    <meta:initial-creator>Chip</meta:initial-creator>
    <meta:creation-date>1997-09-15T19:28:00</meta:creation-date>
    <dc:creator>Spiros</dc:creator>
    <dc:date>1997-09-15T19:48:00</dc:date>
    <meta:editing-cycles>6</meta:editing-cycles>
    <meta:editing-duration>PT18M</meta:editing-duration>
    <meta:document-statistic meta:table-count="15" meta:image-count="0" meta:object-count="3" meta:page-count="158" meta:paragraph-count="4395" meta:word-count="15020" meta:character-count="131457" meta:non-whitespace-character-count="108369"/>
    <meta:generator>LibreOffice/7.5.3.2$MacOSX_AARCH64 LibreOffice_project/9f56dff12ba03b9acd7730a5a481eea045e468f3</meta:generator>
  </office:meta>
</office:document-meta>
</file>